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5.99cm"/>
    </style:style>
    <style:style style:name="co9" style:family="table-column">
      <style:table-column-properties fo:break-before="auto" style:column-width="4.265cm"/>
    </style:style>
    <style:style style:name="co10" style:family="table-column">
      <style:table-column-properties fo:break-before="auto" style:column-width="9.984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3.993cm"/>
    </style:style>
    <style:style style:name="co13" style:family="table-column">
      <style:table-column-properties fo:break-before="auto" style:column-width="1.951cm"/>
    </style:style>
    <style:style style:name="co14" style:family="table-column">
      <style:table-column-properties fo:break-before="auto" style:column-width="5.537cm"/>
    </style:style>
    <style:style style:name="co16" style:family="table-column">
      <style:table-column-properties fo:break-before="auto" style:column-width="5.009cm"/>
    </style:style>
    <style:style style:name="co17" style:family="table-column">
      <style:table-column-properties fo:break-before="auto" style:column-width="7.006cm"/>
    </style:style>
    <style:style style:name="co18" style:family="table-column">
      <style:table-column-properties fo:break-before="auto" style:column-width="2.505cm"/>
    </style:style>
    <style:style style:name="co19" style:family="table-column">
      <style:table-column-properties fo:break-before="auto" style:column-width="9.994cm"/>
    </style:style>
    <style:style style:name="co20" style:family="table-column">
      <style:table-column-properties fo:break-before="auto" style:column-width="3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7" style:family="table-cell" style:parent-style-name="Default">
      <style:text-properties style:font-name="Arial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57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35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81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70" style:family="table-cell" style:parent-style-name="Default">
      <style:table-cell-properties fo:background-color="#ffd74c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ffd74c" style:text-align-source="fix" style:repeat-content="false" fo:border="0.74pt ridg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#fc5c00" fo:border="0.74pt ridge #000000"/>
      <style:text-properties style:use-window-font-color="true" style:font-name="Arial" fo:font-size="12pt" style:font-size-asian="12pt" style:font-size-complex="12pt"/>
    </style:style>
    <style:style style:name="ce51" style:family="table-cell" style:parent-style-name="Default">
      <style:table-cell-properties fo:background-color="#63bbee" fo:border="0.74pt ridge #000000"/>
      <style:text-properties style:font-name="Arial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46" style:family="table-cell" style:parent-style-name="Default">
      <style:table-cell-properties fo:border="0.74pt ridge #000000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ackground-color="#ffd74c"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gr1" style:family="graphic" style:parent-style-name="Note">
      <style:graphic-properties fo:min-height="3.556cm" loext:decorative="false"/>
      <style:paragraph-properties style:writing-mode="lr-tb"/>
    </style:style>
    <style:style style:name="gr2" style:family="graphic" style:parent-style-name="Note">
      <style:graphic-properties fo:min-height="5.136cm" loext:decorative="false"/>
      <style:paragraph-properties style:writing-mode="lr-tb"/>
    </style:style>
    <style:style style:name="gr3" style:family="graphic" style:parent-style-name="Note">
      <style:graphic-properties fo:min-height="4.741cm" loext:decorative="false"/>
      <style:paragraph-properties style:writing-mode="lr-tb"/>
    </style:style>
    <style:style style:name="gr4" style:family="graphic" style:parent-style-name="Note">
      <style:graphic-properties fo:min-height="3.951cm" loext:decorative="false"/>
      <style:paragraph-properties style:writing-mode="lr-tb"/>
    </style:style>
    <style:style style:name="gr5" style:family="graphic" style:parent-style-name="Note">
      <style:graphic-properties fo:min-height="8.691cm" loext:decorative="false"/>
      <style:paragraph-properties style:writing-mode="lr-tb"/>
    </style:style>
    <style:style style:name="gr6" style:family="graphic" style:parent-style-name="Note">
      <style:graphic-properties fo:min-height="9.086cm" loext:decorative="false"/>
      <style:paragraph-properties style:writing-mode="lr-tb"/>
    </style:style>
    <style:style style:name="gr7" style:family="graphic" style:parent-style-name="Note">
      <style:graphic-properties fo:min-height="9.876cm" loext:decorative="false"/>
      <style:paragraph-properties style:writing-mode="lr-tb"/>
    </style:style>
    <style:style style:name="gr8" style:family="graphic" style:parent-style-name="Note">
      <style:graphic-properties fo:min-height="10.271cm" loext:decorative="false"/>
      <style:paragraph-properties style:writing-mode="lr-tb"/>
    </style:style>
    <style:style style:name="gr9" style:family="graphic" style:parent-style-name="Note">
      <style:graphic-properties fo:min-height="11.061cm" loext:decorative="false"/>
      <style:paragraph-properties style:writing-mode="lr-tb"/>
    </style:style>
    <style:style style:name="gr10" style:family="graphic" style:parent-style-name="Note">
      <style:graphic-properties fo:min-height="4.346cm" loext:decorative="false"/>
      <style:paragraph-properties style:writing-mode="lr-tb"/>
    </style:style>
    <style:style style:name="gr11" style:family="graphic" style:parent-style-name="Note">
      <style:graphic-properties fo:min-height="7.901cm" loext:decorative="false"/>
      <style:paragraph-properties style:writing-mode="lr-tb"/>
    </style:style>
    <style:style style:name="gr12" style:family="graphic" style:parent-style-name="Note">
      <style:graphic-properties fo:min-height="8.296cm" loext:decorative="false"/>
      <style:paragraph-properties style:writing-mode="lr-tb"/>
    </style:style>
    <style:style style:name="gr13" style:family="graphic" style:parent-style-name="Note">
      <style:graphic-properties fo:min-height="9.481cm" loext:decorative="false"/>
      <style:paragraph-properties style:writing-mode="lr-tb"/>
    </style:style>
    <style:style style:name="T1" style:family="text">
      <style:text-properties style:font-name="Liberation Sans" fo:font-size="10pt" style:font-name-asian="Microsoft YaHei" style:font-size-asian="10pt" style:font-name-complex="Mangal" style:font-size-complex="1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isa.$AG$35:.$AG$50])" table:allow-empty-cell="true" table:display-list="unsorted" table:base-cell-address="isa.C16">
          <table:error-message table:message-type="stop" table:display="true"/>
        </table:content-validation>
        <table:content-validation table:name="val2" table:condition="of:cell-content-is-in-list([$isa.$AJ$35:.$AJ$50])" table:allow-empty-cell="true" table:display-list="unsorted" table:base-cell-address="isa.D16">
          <table:error-message table:message-type="stop" table:display="true"/>
        </table:content-validation>
        <table:content-validation table:name="val3" table:condition="of:cell-content-is-in-list([$isa.$AM$35:.$AM$50])" table:allow-empty-cell="true" table:display-list="unsorted" table:base-cell-address="isa.E16">
          <table:error-message table:message-type="stop" table:display="true"/>
        </table:content-validation>
        <table:content-validation table:name="val4" table:condition="of:cell-content-is-in-list([$isa.$U$3:.$U$5])" table:allow-empty-cell="true" table:display-list="unsorted" table:base-cell-address="isa.F8">
          <table:error-message table:message-type="stop" table:display="true"/>
        </table:content-validation>
        <table:content-validation table:name="val5" table:condition="of:cell-content-is-in-list([$isa.$AA$3:.$AA$5])" table:allow-empty-cell="true" table:display-list="unsorted" table:base-cell-address="isa.F9">
          <table:error-message table:message-type="stop" table:display="true"/>
        </table:content-validation>
        <table:content-validation table:name="val6" table:condition="of:cell-content-is-in-list([$isa.$U$8:.$U$13])" table:allow-empty-cell="true" table:display-list="unsorted" table:base-cell-address="isa.F10">
          <table:error-message table:message-type="stop" table:display="true"/>
        </table:content-validation>
        <table:content-validation table:name="val7" table:condition="of:cell-content-is-in-list([$isa.$U$16:.$U$21])" table:allow-empty-cell="true" table:display-list="unsorted" table:base-cell-address="isa.F11">
          <table:error-message table:message-type="stop" table:display="true"/>
        </table:content-validation>
        <table:content-validation table:name="val8" table:condition="of:cell-content-is-in-list([$isa.$U$24:.$U$29])" table:allow-empty-cell="true" table:display-list="unsorted" table:base-cell-address="isa.F12">
          <table:error-message table:message-type="stop" table:display="true"/>
        </table:content-validation>
        <table:content-validation table:name="val9" table:condition="of:cell-content-is-in-list([$isa.$U$32:.$U$37])" table:allow-empty-cell="true" table:display-list="unsorted" table:base-cell-address="isa.F13">
          <table:error-message table:message-type="stop" table:display="true"/>
        </table:content-validation>
        <table:content-validation table:name="val10" table:condition="of:cell-content-is-in-list([$isa.$U$40:.$U$45])" table:allow-empty-cell="true" table:display-list="unsorted" table:base-cell-address="isa.F14">
          <table:error-message table:message-type="stop" table:display="true"/>
        </table:content-validation>
        <table:content-validation table:name="val11" table:condition="of:cell-content-is-in-list([$isa.$U$48:.$U$53])" table:allow-empty-cell="true" table:display-list="unsorted" table:base-cell-address="isa.F15">
          <table:error-message table:message-type="stop" table:display="true"/>
        </table:content-validation>
        <table:content-validation table:name="val12" table:condition="of:cell-content-is-in-list([$isa.$AP$35:.$AP$50])" table:allow-empty-cell="true" table:display-list="unsorted" table:base-cell-address="isa.F16">
          <table:error-message table:message-type="stop" table:display="true"/>
        </table:content-validation>
        <table:content-validation table:name="val13" table:condition="of:cell-content-is-in-list([$isa.$AM$21:.$AM$26])" table:allow-empty-cell="true" table:display-list="unsorted" table:base-cell-address="isa.F18">
          <table:error-message table:message-type="stop" table:display="true"/>
        </table:content-validation>
        <table:content-validation table:name="val14" table:condition="of:cell-content-is-in-list([$isa.$AG$3:.$AG$18])" table:allow-empty-cell="true" table:display-list="unsorted" table:base-cell-address="isa.G7">
          <table:error-message table:message-type="stop" table:display="true"/>
        </table:content-validation>
        <table:content-validation table:name="val15" table:condition="of:cell-content-is-in-list([$isa.$AJ$3:.$AJ$18])" table:allow-empty-cell="true" table:display-list="unsorted" table:base-cell-address="isa.H7">
          <table:error-message table:message-type="stop" table:display="true"/>
        </table:content-validation>
        <table:content-validation table:name="val16" table:condition="of:cell-content-is-in-list([$isa.$AM$3:.$AM$18])" table:allow-empty-cell="true" table:display-list="unsorted" table:base-cell-address="isa.I7">
          <table:error-message table:message-type="stop" table:display="true"/>
        </table:content-validation>
        <table:content-validation table:name="val17" table:condition="of:cell-content-is-in-list([$isa.$X$3:.$X$5])" table:allow-empty-cell="true" table:display-list="unsorted" table:base-cell-address="isa.J8">
          <table:error-message table:message-type="stop" table:display="true"/>
        </table:content-validation>
        <table:content-validation table:name="val18" table:condition="of:cell-content-is-in-list([$isa.$X$8:.$X$10])" table:allow-empty-cell="true" table:display-list="unsorted" table:base-cell-address="isa.J10">
          <table:error-message table:message-type="stop" table:display="true"/>
        </table:content-validation>
        <table:content-validation table:name="val19" table:condition="of:cell-content-is-in-list([$isa.$X$16:.$X$21])" table:allow-empty-cell="true" table:display-list="unsorted" table:base-cell-address="isa.J11">
          <table:error-message table:message-type="stop" table:display="true"/>
        </table:content-validation>
        <table:content-validation table:name="val20" table:condition="of:cell-content-is-in-list([$isa.$X$40:.$X$45])" table:allow-empty-cell="true" table:display-list="unsorted" table:base-cell-address="isa.J14">
          <table:error-message table:message-type="stop" table:display="true"/>
        </table:content-validation>
        <table:content-validation table:name="val21" table:condition="of:cell-content-is-in-list([$isa.$X$48:.$X$53])" table:allow-empty-cell="true" table:display-list="unsorted" table:base-cell-address="isa.J15">
          <table:error-message table:message-type="stop" table:display="true"/>
        </table:content-validation>
        <table:content-validation table:name="val22" table:condition="of:cell-content-is-in-list([$isa.$AS$35:.$AS$50])" table:allow-empty-cell="true" table:display-list="unsorted" table:base-cell-address="isa.J16">
          <table:error-message table:message-type="stop" table:display="true"/>
        </table:content-validation>
        <table:content-validation table:name="val23" table:condition="of:cell-content-is-in-list([$isa.$AP$21:.$AP$26])" table:allow-empty-cell="true" table:display-list="unsorted" table:base-cell-address="isa.J18">
          <table:error-message table:message-type="stop" table:display="true"/>
        </table:content-validation>
        <table:content-validation table:name="val24" table:condition="of:cell-content-is-in-list([$isa.$X$32:.$X$37])" table:allow-empty-cell="true" table:display-list="unsorted" table:base-cell-address="isa.J13">
          <table:error-message table:message-type="stop" table:display="true"/>
        </table:content-validation>
        <table:content-validation table:name="val25" table:condition="of:cell-content-is-in-list([$isa.$AA$24:.$AA$31])" table:allow-empty-cell="true" table:display-list="unsorted" table:base-cell-address="isa.K6">
          <table:error-message table:message-type="stop" table:display="true"/>
        </table:content-validation>
        <table:content-validation table:name="val26" table:condition="of:cell-content-is-in-list([$isa.$X$24:.$X$26])" table:allow-empty-cell="true" table:display-list="unsorted" table:base-cell-address="isa.L6">
          <table:error-message table:message-type="stop" table:display="true"/>
        </table:content-validation>
        <table:content-validation table:name="val27" table:condition="of:cell-content-is-in-list([$isa.$AD$3:.$AD$5])" table:allow-empty-cell="true" table:display-list="unsorted" table:base-cell-address="isa.N9">
          <table:error-message table:message-type="stop" table:display="true"/>
        </table:content-validation>
        <table:content-validation table:name="val28" table:condition="of:cell-content-is-in-list([$isa.$AA$8:.$AA$10])" table:allow-empty-cell="true" table:display-list="unsorted" table:base-cell-address="isa.N10">
          <table:error-message table:message-type="stop" table:display="true"/>
        </table:content-validation>
        <table:content-validation table:name="val29" table:condition="of:cell-content-is-in-list([$isa.$AA$16:.$AA$21])" table:allow-empty-cell="true" table:display-list="unsorted" table:base-cell-address="isa.N11">
          <table:error-message table:message-type="stop" table:display="true"/>
        </table:content-validation>
        <table:content-validation table:name="val30" table:condition="of:cell-content-is-in-list([$isa.$AD$24:.$AD$29])" table:allow-empty-cell="true" table:display-list="unsorted" table:base-cell-address="isa.R12">
          <table:error-message table:message-type="stop" table:display="true"/>
        </table:content-validation>
        <table:content-validation table:name="val31" table:condition="of:cell-content-is-in-list([$isa.$AA$40:.$AA$45])" table:allow-empty-cell="true" table:display-list="unsorted" table:base-cell-address="isa.N14">
          <table:error-message table:message-type="stop" table:display="true"/>
        </table:content-validation>
        <table:content-validation table:name="val32" table:condition="of:cell-content-is-in-list([$isa.$AA$48:.$AA$53])" table:allow-empty-cell="true" table:display-list="unsorted" table:base-cell-address="isa.N15">
          <table:error-message table:message-type="stop" table:display="true"/>
        </table:content-validation>
        <table:content-validation table:name="val33" table:condition="of:cell-content-is-in-list([$isa.$AG$21:.$AG$29])" table:allow-empty-cell="true" table:display-list="unsorted" table:base-cell-address="isa.Q14">
          <table:error-message table:message-type="stop" table:display="true"/>
        </table:content-validation>
        <table:content-validation table:name="val34" table:condition="of:cell-content-is-in-list([$isa.$AP$3:.$AP$18])" table:allow-empty-cell="true" table:display-list="unsorted" table:base-cell-address="isa.R7">
          <table:error-message table:message-type="stop" table:display="true"/>
        </table:content-validation>
        <table:content-validation table:name="val35" table:condition="of:cell-content-is-in-list([$isa.$AD$16:.$AD$21])" table:allow-empty-cell="true" table:display-list="unsorted" table:base-cell-address="isa.R11">
          <table:error-message table:message-type="stop" table:display="true"/>
        </table:content-validation>
        <table:content-validation table:name="val36" table:condition="of:cell-content-is-in-list([$isa.$AJ$21:.$AJ$32])" table:allow-empty-cell="true" table:display-list="unsorted" table:base-cell-address="isa.R14">
          <table:error-message table:message-type="stop" table:display="true"/>
        </table:content-validation>
        <table:content-validation table:name="val37" table:condition="of:cell-content-is-in-list([$isa.$AD$48:.$AD$53])" table:allow-empty-cell="true" table:display-list="unsorted" table:base-cell-address="isa.R15">
          <table:error-message table:message-type="stop" table:display="true"/>
        </table:content-validation>
      </table:content-validations>
      <table:table table:name="specs" table:style-name="ta1">
        <table:table-column table:style-name="co1" table:number-columns-repeated="6" table:default-cell-style-name="ce12"/>
        <table:table-column table:style-name="co16" table:default-cell-style-name="ce12"/>
        <table:table-column table:style-name="co1" table:number-columns-repeated="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number-columns-repeated="9" table:default-cell-style-name="ce12"/>
        <table:table-column table:style-name="co17" table:default-cell-style-name="ce12"/>
        <table:table-column table:style-name="co1" table:number-columns-repeated="2" table:default-cell-style-name="ce12"/>
        <table:table-column table:style-name="co18" table:default-cell-style-name="ce12"/>
        <table:table-column table:style-name="co19" table:default-cell-style-name="ce12"/>
        <table:table-column table:style-name="co1" table:number-columns-repeated="16357" table:default-cell-style-name="ce12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5" table:number-rows-spanned="1">
            <text:p>General purpose registers</text:p>
          </table:table-cell>
          <table:covered-table-cell table:number-columns-repeated="4" table:style-name="ce16"/>
          <table:table-cell/>
          <table:table-cell table:style-name="ce13" office:value-type="string" calcext:value-type="string" table:number-columns-spanned="2" table:number-rows-spanned="1">
            <text:p>Master registers</text:p>
          </table:table-cell>
          <table:covered-table-cell table:style-name="ce16"/>
          <table:table-cell/>
          <table:table-cell table:style-name="ce13" office:value-type="string" calcext:value-type="string" table:number-columns-spanned="2" table:number-rows-spanned="1">
            <text:p>Segment Registers</text:p>
          </table:table-cell>
          <table:covered-table-cell table:style-name="ce16"/>
          <table:table-cell/>
          <table:table-cell table:style-name="ce13" office:value-type="string" calcext:value-type="string" table:number-columns-spanned="5" table:number-rows-spanned="1">
            <text:p>Segment Register Structure</text:p>
          </table:table-cell>
          <table:covered-table-cell table:style-name="ce13"/>
          <table:covered-table-cell table:number-columns-repeated="3" table:style-name="ce16"/>
          <table:table-cell/>
          <table:table-cell table:style-name="ce13" office:value-type="string" calcext:value-type="string" table:number-columns-spanned="3" table:number-rows-spanned="1">
            <text:p>Program Flags</text:p>
          </table:table-cell>
          <table:covered-table-cell table:number-columns-repeated="2" table:style-name="ce16"/>
          <table:table-cell/>
          <table:table-cell table:style-name="ce13" office:value-type="string" calcext:value-type="string" table:number-columns-spanned="3" table:number-rows-spanned="1">
            <text:p>Interruption Table</text:p>
          </table:table-cell>
          <table:covered-table-cell table:number-columns-repeated="2" table:style-name="ce13"/>
          <table:table-cell table:number-columns-repeated="16357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16-bit</text:p>
          </table:table-cell>
          <table:table-cell table:style-name="ce13" office:value-type="string" calcext:value-type="string">
            <text:p>8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36" office:value-type="string" calcext:value-type="string">
            <text:p>Selector 8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37" office:value-type="string" calcext:value-type="string">
            <text:p>-</text:p>
          </table:table-cell>
          <table:table-cell table:style-name="ce39" office:value-type="string" calcext:value-type="string">
            <text:p>Selector</text:p>
          </table:table-cell>
          <table:table-cell table:style-name="ce13" office:value-type="string" calcext:value-type="string">
            <text:p>Flags</text:p>
          </table:table-cell>
          <table:table-cell table:style-name="ce13" office:value-type="string" calcext:value-type="string">
            <text:p>Base</text:p>
          </table:table-cell>
          <table:table-cell table:style-name="ce13" office:value-type="string" calcext:value-type="string">
            <text:p>Limit</text:p>
          </table:table-cell>
          <table:table-cell/>
          <table:table-cell table:style-name="ce13" office:value-type="string" calcext:value-type="string">
            <text:p>Bit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3" office:value-type="string" calcext:value-type="string">
            <text:p>Entry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Caus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EAX</text:p>
          </table:table-cell>
          <table:table-cell table:style-name="ce14" office:value-type="string" calcext:value-type="string">
            <text:p>AX</text:p>
          </table:table-cell>
          <table:table-cell table:style-name="ce14" office:value-type="string" calcext:value-type="string">
            <text:p>AL</text:p>
          </table:table-cell>
          <table:table-cell table:style-name="ce17" office:value-type="string" calcext:value-type="string">
            <text:p>Acumulator</text:p>
          </table:table-cell>
          <table:table-cell/>
          <table:table-cell table:style-name="ce14" office:value-type="string" calcext:value-type="string">
            <text:p>PC</text:p>
          </table:table-cell>
          <table:table-cell table:style-name="ce17" office:value-type="string" calcext:value-type="string">
            <text:p>Program Counter</text:p>
          </table:table-cell>
          <table:table-cell table:style-name="ce35"/>
          <table:table-cell table:style-name="ce14" office:value-type="string" calcext:value-type="string">
            <text:p>S0</text:p>
          </table:table-cell>
          <table:table-cell table:style-name="ce17" office:value-type="string" calcext:value-type="string">
            <text:p>Segment 0..1</text:p>
          </table:table-cell>
          <table:table-cell/>
          <table:table-cell table:style-name="ce13" office:value-type="string" calcext:value-type="string">
            <text:p>Register</text:p>
          </table:table-cell>
          <table:table-cell table:number-columns-repeated="2" table:style-name="ce13" office:value-type="string" calcext:value-type="string">
            <text:p>8-bit</text:p>
          </table:table-cell>
          <table:table-cell table:number-columns-repeated="2" table:style-name="ce13" office:value-type="string" calcext:value-type="string">
            <text:p>32-bit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CF</text:p>
          </table:table-cell>
          <table:table-cell table:style-name="ce54" office:value-type="string" calcext:value-type="string">
            <text:p>Carry Flag</text:p>
          </table:table-cell>
          <table:table-cell/>
          <table:table-cell table:style-name="ce43" office:value-type="string" calcext:value-type="string">
            <text:p>0x0</text:p>
          </table:table-cell>
          <table:table-cell table:style-name="ce14" office:value-type="string" calcext:value-type="string">
            <text:p>BRANCH</text:p>
          </table:table-cell>
          <table:table-cell table:style-name="ce54" office:value-type="string" calcext:value-type="string">
            <text:p>- Reserved, for no any interruption request -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DX</text:p>
          </table:table-cell>
          <table:table-cell table:style-name="ce14" office:value-type="string" calcext:value-type="string">
            <text:p>DX</text:p>
          </table:table-cell>
          <table:table-cell table:style-name="ce14" office:value-type="string" calcext:value-type="string">
            <text:p>DL</text:p>
          </table:table-cell>
          <table:table-cell table:style-name="ce17" office:value-type="string" calcext:value-type="string">
            <text:p>Data</text:p>
          </table:table-cell>
          <table:table-cell/>
          <table:table-cell table:style-name="ce15" office:value-type="string" calcext:value-type="string">
            <text:p>ST</text:p>
          </table:table-cell>
          <table:table-cell table:style-name="ce18" office:value-type="string" calcext:value-type="string">
            <text:p>Program Status</text:p>
          </table:table-cell>
          <table:table-cell/>
          <table:table-cell table:style-name="ce14" office:value-type="string" calcext:value-type="string">
            <text:p>S1</text:p>
          </table:table-cell>
          <table:table-cell table:style-name="ce17" office:value-type="string" calcext:value-type="string">
            <text:p>Segment 2..3</text:p>
          </table:table-cell>
          <table:table-cell/>
          <table:table-cell table:style-name="ce13" office:value-type="string" calcext:value-type="string">
            <text:p>Stored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32-bit</text:p>
          </table:table-cell>
          <table:table-cell table:number-columns-repeated="2" table:style-name="ce13" office:value-type="string" calcext:value-type="string">
            <text:p>16-bit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F</text:p>
          </table:table-cell>
          <table:table-cell table:style-name="ce17" office:value-type="string" calcext:value-type="string">
            <text:p>Borrow Flag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Violation of system protection by softwar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CX</text:p>
          </table:table-cell>
          <table:table-cell table:style-name="ce14" office:value-type="string" calcext:value-type="string">
            <text:p>CX</text:p>
          </table:table-cell>
          <table:table-cell table:style-name="ce14" office:value-type="string" calcext:value-type="string">
            <text:p>CL</text:p>
          </table:table-cell>
          <table:table-cell table:style-name="ce17" office:value-type="string" calcext:value-type="string">
            <text:p>Counter</text:p>
          </table:table-cell>
          <table:table-cell table:number-columns-repeated="4"/>
          <table:table-cell table:style-name="ce14" office:value-type="string" calcext:value-type="string">
            <text:p>S2</text:p>
          </table:table-cell>
          <table:table-cell table:style-name="ce17" office:value-type="string" calcext:value-type="string">
            <text:p>Segment 4..5</text:p>
          </table:table-cell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VF</text:p>
          </table:table-cell>
          <table:table-cell table:style-name="ce17" office:value-type="string" calcext:value-type="string">
            <text:p>Overflow Flag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FAULT</text:p>
          </table:table-cell>
          <table:table-cell table:style-name="ce17"/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EBX</text:p>
          </table:table-cell>
          <table:table-cell table:style-name="ce14" office:value-type="string" calcext:value-type="string">
            <text:p>BX</text:p>
          </table:table-cell>
          <table:table-cell table:style-name="ce14" office:value-type="string" calcext:value-type="string">
            <text:p>BL</text:p>
          </table:table-cell>
          <table:table-cell table:style-name="ce17" office:value-type="string" calcext:value-type="string">
            <text:p>Base</text:p>
          </table:table-cell>
          <table:table-cell table:number-columns-repeated="4"/>
          <table:table-cell table:style-name="ce14" office:value-type="string" calcext:value-type="string">
            <text:p>S3</text:p>
          </table:table-cell>
          <table:table-cell table:style-name="ce17" office:value-type="string" calcext:value-type="string">
            <text:p>Segment 6..7</text:p>
          </table:table-cell>
          <table:table-cell/>
          <table:table-cell table:style-name="ce13" office:value-type="string" calcext:value-type="string" table:number-columns-spanned="5" table:number-rows-spanned="1">
            <text:p>Segment Flags</text:p>
          </table:table-cell>
          <table:covered-table-cell table:style-name="ce13"/>
          <table:covered-table-cell table:number-columns-repeated="3" table:style-name="ce16"/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NF</text:p>
          </table:table-cell>
          <table:table-cell table:style-name="ce17" office:value-type="string" calcext:value-type="string">
            <text:p>Negative Flag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Page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EEX</text:p>
          </table:table-cell>
          <table:table-cell table:style-name="ce14" office:value-type="string" calcext:value-type="string">
            <text:p>EX</text:p>
          </table:table-cell>
          <table:table-cell table:style-name="ce14" office:value-type="string" calcext:value-type="string">
            <text:p>EL</text:p>
          </table:table-cell>
          <table:table-cell table:style-name="ce17" office:value-type="string" calcext:value-type="string">
            <text:p>Register E</text:p>
          </table:table-cell>
          <table:table-cell/>
          <table:table-cell table:style-name="ce13" office:value-type="string" calcext:value-type="string" table:number-columns-spanned="2" table:number-rows-spanned="1">
            <text:p>Control Registers</text:p>
          </table:table-cell>
          <table:covered-table-cell table:style-name="ce16"/>
          <table:table-cell/>
          <table:table-cell table:style-name="ce14" office:value-type="string" calcext:value-type="string">
            <text:p>S4</text:p>
          </table:table-cell>
          <table:table-cell table:style-name="ce17" office:value-type="string" calcext:value-type="string">
            <text:p>Segment 8..9</text:p>
          </table:table-cell>
          <table:table-cell/>
          <table:table-cell table:style-name="ce13" office:value-type="string" calcext:value-type="string">
            <text:p>Bit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13"/>
          <table:table-cell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ZF</text:p>
          </table:table-cell>
          <table:table-cell table:style-name="ce17" office:value-type="string" calcext:value-type="string">
            <text:p>Zero Flag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Segment Not Presen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EHX</text:p>
          </table:table-cell>
          <table:table-cell table:style-name="ce14" office:value-type="string" calcext:value-type="string">
            <text:p>HX</text:p>
          </table:table-cell>
          <table:table-cell table:style-name="ce14" office:value-type="string" calcext:value-type="string">
            <text:p>HL</text:p>
          </table:table-cell>
          <table:table-cell table:style-name="ce17" office:value-type="string" calcext:value-type="string">
            <text:p>Register H</text:p>
          </table:table-cell>
          <table:table-cell/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4" office:value-type="string" calcext:value-type="string">
            <text:p>S5</text:p>
          </table:table-cell>
          <table:table-cell table:style-name="ce17" office:value-type="string" calcext:value-type="string">
            <text:p>Segment 10..11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E</text:p>
          </table:table-cell>
          <table:table-cell table:style-name="ce54" office:value-type="string" calcext:value-type="string" table:number-columns-spanned="3" table:number-rows-spanned="1">
            <text:p>Enabled</text:p>
          </table:table-cell>
          <table:covered-table-cell table:number-columns-repeated="2" table:style-name="ce54"/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OF</text:p>
          </table:table-cell>
          <table:table-cell table:style-name="ce17" office:value-type="string" calcext:value-type="string">
            <text:p>Odd Flag</text:p>
          </table:table-cell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Directory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EGX</text:p>
          </table:table-cell>
          <table:table-cell table:style-name="ce14" office:value-type="string" calcext:value-type="string">
            <text:p>GX</text:p>
          </table:table-cell>
          <table:table-cell table:style-name="ce14" office:value-type="string" calcext:value-type="string">
            <text:p>GL</text:p>
          </table:table-cell>
          <table:table-cell table:style-name="ce17" office:value-type="string" calcext:value-type="string">
            <text:p>Register G</text:p>
          </table:table-cell>
          <table:table-cell/>
          <table:table-cell table:style-name="ce14" office:value-type="string" calcext:value-type="string">
            <text:p>STD</text:p>
          </table:table-cell>
          <table:table-cell table:style-name="ce17" office:value-type="string" calcext:value-type="string">
            <text:p>Segment Table Address</text:p>
          </table:table-cell>
          <table:table-cell/>
          <table:table-cell table:style-name="ce14" office:value-type="string" calcext:value-type="string">
            <text:p>S6</text:p>
          </table:table-cell>
          <table:table-cell table:style-name="ce17" office:value-type="string" calcext:value-type="string">
            <text:p>Segment 12..13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</text:p>
          </table:table-cell>
          <table:table-cell table:style-name="ce17" office:value-type="string" calcext:value-type="string" table:number-columns-spanned="3" table:number-rows-spanned="1">
            <text:p>Readable</text:p>
          </table:table-cell>
          <table:covered-table-cell table:number-columns-repeated="2" table:style-name="ce17"/>
          <table:table-cell/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M</text:p>
          </table:table-cell>
          <table:table-cell table:style-name="ce17" office:value-type="string" calcext:value-type="string">
            <text:p>Protected Mode</text:p>
          </table:table-cell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nied Memory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EFX</text:p>
          </table:table-cell>
          <table:table-cell table:style-name="ce14" office:value-type="string" calcext:value-type="string">
            <text:p>FX</text:p>
          </table:table-cell>
          <table:table-cell table:style-name="ce14" office:value-type="string" calcext:value-type="string">
            <text:p>FL</text:p>
          </table:table-cell>
          <table:table-cell table:style-name="ce17" office:value-type="string" calcext:value-type="string">
            <text:p>Register F</text:p>
          </table:table-cell>
          <table:table-cell/>
          <table:table-cell table:style-name="ce14" office:value-type="string" calcext:value-type="string">
            <text:p>PTD</text:p>
          </table:table-cell>
          <table:table-cell table:style-name="ce17" office:value-type="string" calcext:value-type="string">
            <text:p>Pagining Table Address</text:p>
          </table:table-cell>
          <table:table-cell/>
          <table:table-cell table:style-name="ce15" office:value-type="string" calcext:value-type="string">
            <text:p>S7</text:p>
          </table:table-cell>
          <table:table-cell table:style-name="ce18" office:value-type="string" calcext:value-type="string">
            <text:p>Segment 14..15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</text:p>
          </table:table-cell>
          <table:table-cell table:style-name="ce17" office:value-type="string" calcext:value-type="string" table:number-columns-spanned="3" table:number-rows-spanned="1">
            <text:p>Writeable</text:p>
          </table:table-cell>
          <table:covered-table-cell table:number-columns-repeated="2" table:style-name="ce17"/>
          <table:table-cell/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SE</text:p>
          </table:table-cell>
          <table:table-cell table:style-name="ce17" office:value-type="string" calcext:value-type="string">
            <text:p>Segment Enabled</text:p>
          </table:table-cell>
          <table:table-cell/>
          <table:table-cell table:style-name="ce14" office:value-type="string" calcext:value-type="string">
            <text:p>0x7</text:p>
          </table:table-cell>
          <table:table-cell table:style-name="ce52" office:value-type="string" calcext:value-type="string">
            <text:p>BRANCH</text:p>
          </table:table-cell>
          <table:table-cell table:style-name="ce17" office:value-type="string" calcext:value-type="string">
            <text:p>Denied Code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EX0</text:p>
          </table:table-cell>
          <table:table-cell table:style-name="ce14" office:value-type="string" calcext:value-type="string">
            <text:p>X0</text:p>
          </table:table-cell>
          <table:table-cell table:style-name="ce14" office:value-type="string" calcext:value-type="string">
            <text:p>L0</text:p>
          </table:table-cell>
          <table:table-cell table:style-name="ce17" office:value-type="string" calcext:value-type="string">
            <text:p>Extra Register 0</text:p>
          </table:table-cell>
          <table:table-cell/>
          <table:table-cell table:style-name="ce15" office:value-type="string" calcext:value-type="string">
            <text:p>ITD</text:p>
          </table:table-cell>
          <table:table-cell table:style-name="ce18" office:value-type="string" calcext:value-type="string">
            <text:p>Interruption Table Adress</text:p>
          </table:table-cell>
          <table:table-cell table:number-columns-repeated="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string" calcext:value-type="string" table:number-columns-spanned="3" table:number-rows-spanned="1">
            <text:p>Executable</text:p>
          </table:table-cell>
          <table:covered-table-cell table:number-columns-repeated="2" table:style-name="ce17"/>
          <table:table-cell/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PE</text:p>
          </table:table-cell>
          <table:table-cell table:style-name="ce17" office:value-type="string" calcext:value-type="string">
            <text:p>Pagining Enabled</text:p>
          </table:table-cell>
          <table:table-cell/>
          <table:table-cell table:style-name="ce14" office:value-type="string" calcext:value-type="string">
            <text:p>0x8</text:p>
          </table:table-cell>
          <table:table-cell table:style-name="ce52" office:value-type="string" calcext:value-type="string">
            <text:p>BRANCH</text:p>
          </table:table-cell>
          <table:table-cell table:style-name="ce17"/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EX1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L1</text:p>
          </table:table-cell>
          <table:table-cell table:style-name="ce17" office:value-type="string" calcext:value-type="string">
            <text:p>Extra Register 1</text:p>
          </table:table-cell>
          <table:table-cell table:number-columns-repeated="7"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U</text:p>
          </table:table-cell>
          <table:table-cell table:style-name="ce17" office:value-type="string" calcext:value-type="string" table:number-columns-spanned="3" table:number-rows-spanned="1">
            <text:p>Upscale Limit</text:p>
          </table:table-cell>
          <table:covered-table-cell table:number-columns-repeated="2" table:style-name="ce17"/>
          <table:table-cell/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IE</text:p>
          </table:table-cell>
          <table:table-cell table:style-name="ce18" office:value-type="string" calcext:value-type="string">
            <text:p>External Interruptions Enabled</text:p>
          </table:table-cell>
          <table:table-cell/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Invalid Opcod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X2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L2</text:p>
          </table:table-cell>
          <table:table-cell table:style-name="ce17" office:value-type="string" calcext:value-type="string">
            <text:p>Extra Register 2</text:p>
          </table:table-cell>
          <table:table-cell table:number-columns-repeated="7"/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A</text:p>
          </table:table-cell>
          <table:table-cell table:style-name="ce18" office:value-type="string" calcext:value-type="string" table:number-columns-spanned="3" table:number-rows-spanned="1">
            <text:p>Append Limit to Base</text:p>
          </table:table-cell>
          <table:covered-table-cell table:number-columns-repeated="2" table:style-name="ce18"/>
          <table:table-cell table:number-columns-repeated="5"/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ivision by zero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EX3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L3</text:p>
          </table:table-cell>
          <table:table-cell table:style-name="ce17" office:value-type="string" calcext:value-type="string">
            <text:p>Extra Register 3</text:p>
          </table:table-cell>
          <table:table-cell table:number-columns-repeated="17"/>
          <table:table-cell table:style-name="ce14" office:value-type="string" calcext:value-type="string">
            <text:p>0xB</text:p>
          </table:table-cell>
          <table:table-cell table:style-name="ce14" office:value-type="string" calcext:value-type="string">
            <text:p>BRANCH</text:p>
          </table:table-cell>
          <table:table-cell table:style-name="ce17"/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EDS</text:p>
          </table:table-cell>
          <table:table-cell table:style-name="ce14" office:value-type="string" calcext:value-type="string">
            <text:p>DS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ream Source</text:p>
          </table:table-cell>
          <table:table-cell table:number-columns-repeated="17"/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bugger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ESD</text:p>
          </table:table-cell>
          <table:table-cell table:style-name="ce14" office:value-type="string" calcext:value-type="string">
            <text:p>SD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ream Destination</text:p>
          </table:table-cell>
          <table:table-cell table:number-columns-repeated="17"/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vice not availabl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ESP</text:p>
          </table:table-cell>
          <table:table-cell table:style-name="ce14" office:value-type="string" calcext:value-type="string">
            <text:p>SP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ack Pointer</text:p>
          </table:table-cell>
          <table:table-cell table:number-columns-repeated="17"/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Software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EFP</text:p>
          </table:table-cell>
          <table:table-cell table:style-name="ce15" office:value-type="string" calcext:value-type="string">
            <text:p>FP</text:p>
          </table:table-cell>
          <table:table-cell table:style-name="ce15" office:value-type="string" calcext:value-type="string">
            <text:p>-</text:p>
          </table:table-cell>
          <table:table-cell table:style-name="ce18" office:value-type="string" calcext:value-type="string">
            <text:p>Frame Pointer</text:p>
          </table:table-cell>
          <table:table-cell table:number-columns-repeated="17"/>
          <table:table-cell table:style-name="ce15" office:value-type="string" calcext:value-type="string">
            <text:p>0xF</text:p>
          </table:table-cell>
          <table:table-cell table:style-name="ce15" office:value-type="string" calcext:value-type="string">
            <text:p>BRANCH</text:p>
          </table:table-cell>
          <table:table-cell table:style-name="ce18" office:value-type="string" calcext:value-type="string">
            <text:p>Hardware interruption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5" table:number-rows-spanned="1">
            <text:p>Floating Pointer Registers</text:p>
          </table:table-cell>
          <table:covered-table-cell table:number-columns-repeated="4" table:style-name="ce16"/>
          <table:table-cell table:number-columns-repeated="17"/>
          <table:table-cell table:style-name="ce56" office:value-type="string" calcext:value-type="string" table:number-columns-spanned="3" table:number-rows-spanned="1">
            <text:p>Interruptions Types</text:p>
          </table:table-cell>
          <table:covered-table-cell table:number-columns-repeated="2" table:style-name="ce13"/>
          <table:table-cell table:style-name="ce16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13" office:value-type="string" calcext:value-type="string" table:number-columns-spanned="3" table:number-rows-spanned="1">
            <text:p>64-bit</text:p>
          </table:table-cell>
          <table:covered-table-cell table:number-columns-repeated="2" table:style-name="ce16"/>
          <table:table-cell table:style-name="ce13" office:value-type="string" calcext:value-type="string">
            <text:p>Description</text:p>
          </table:table-cell>
          <table:table-cell table:number-columns-repeated="17"/>
          <table:table-cell table:style-name="ce56" office:value-type="string" calcext:value-type="string" table:number-columns-spanned="2" table:number-rows-spanned="1">
            <text:p>Name</text:p>
          </table:table-cell>
          <table:covered-table-cell table:style-name="ce13"/>
          <table:table-cell table:style-name="ce13" office:value-type="string" calcext:value-type="string">
            <text:p>Description</text:p>
          </table:table-cell>
          <table:table-cell table:style-name="ce16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0..15</text:p>
          </table:table-cell>
          <table:table-cell table:style-name="ce13" office:value-type="string" calcext:value-type="string" table:number-columns-spanned="3" table:number-rows-spanned="1">
            <text:p>F0..F15</text:p>
          </table:table-cell>
          <table:covered-table-cell table:number-columns-repeated="2" table:style-name="ce16"/>
          <table:table-cell table:style-name="ce34" office:value-type="string" calcext:value-type="string">
            <text:p>FP Registers</text:p>
          </table:table-cell>
          <table:table-cell table:number-columns-repeated="17"/>
          <table:table-cell table:style-name="ce49" office:value-type="string" calcext:value-type="string" table:number-columns-spanned="2" table:number-rows-spanned="1">
            <text:p>BRANCH</text:p>
          </table:table-cell>
          <table:covered-table-cell table:style-name="ce43"/>
          <table:table-cell table:style-name="ce54" office:value-type="string" calcext:value-type="string">
            <text:p>System saves ST and next instruction PC</text:p>
          </table:table-cell>
          <table:table-cell table:style-name="ce55"/>
          <table:table-cell table:style-name="Default"/>
          <table:table-cell table:number-columns-repeated="16355"/>
        </table:table-row>
        <table:table-row table:style-name="ro1">
          <table:table-cell table:number-columns-repeated="24"/>
          <table:table-cell table:style-name="ce50" office:value-type="string" calcext:value-type="string" table:number-columns-spanned="2" table:number-rows-spanned="1">
            <text:p>FAULT</text:p>
          </table:table-cell>
          <table:covered-table-cell table:style-name="ce15"/>
          <table:table-cell table:style-name="ce18" office:value-type="string" calcext:value-type="string">
            <text:p>System saves ST and current instruction PC</text:p>
          </table:table-cell>
          <table:table-cell table:style-name="ce55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5" table:number-rows-spanned="1">
            <text:p>Interruption Pointer Registers</text:p>
          </table:table-cell>
          <table:covered-table-cell table:number-columns-repeated="4" table:style-name="ce16"/>
          <table:table-cell table:number-columns-repeated="20"/>
          <table:table-cell table:style-name="ce55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13" office:value-type="string" calcext:value-type="string" table:number-columns-spanned="3" table:number-rows-spanned="1">
            <text:p>32-bit</text:p>
          </table:table-cell>
          <table:covered-table-cell table:number-columns-repeated="2" table:style-name="ce16"/>
          <table:table-cell table:style-name="ce13" office:value-type="string" calcext:value-type="string">
            <text:p>Description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3" office:value-type="string" calcext:value-type="string">
            <text:p>0..7</text:p>
          </table:table-cell>
          <table:table-cell table:style-name="ce13" office:value-type="string" calcext:value-type="string" table:number-columns-spanned="3" table:number-rows-spanned="1">
            <text:p>I0..I7</text:p>
          </table:table-cell>
          <table:covered-table-cell table:number-columns-repeated="2" table:style-name="ce16"/>
          <table:table-cell table:style-name="ce34" office:value-type="string" calcext:value-type="string">
            <text:p>Interruption Registers</text:p>
          </table:table-cell>
          <table:table-cell table:number-columns-repeated="16377"/>
        </table:table-row>
        <table:table-row table:style-name="ro1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nstructions" table:style-name="ta1">
        <table:table-column table:style-name="co1" table:number-columns-repeated="2" table:default-cell-style-name="ce12"/>
        <table:table-column table:style-name="co8" table:default-cell-style-name="ce12"/>
        <table:table-column table:style-name="co3" table:default-cell-style-name="ce12"/>
        <table:table-column table:style-name="co1" table:number-columns-repeated="4" table:default-cell-style-name="ce12"/>
        <table:table-column table:style-name="co9" table:default-cell-style-name="ce12"/>
        <table:table-column table:style-name="co10" table:default-cell-style-name="ce12"/>
        <table:table-column table:style-name="co1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4" table:default-cell-style-name="ce12"/>
        <table:table-column table:style-name="co1" table:default-cell-style-name="ce12"/>
        <table:table-column table:style-name="co13" table:default-cell-style-name="ce12"/>
        <table:table-column table:style-name="co14" table:default-cell-style-name="ce12"/>
        <table:table-column table:style-name="co4" table:default-cell-style-name="ce12"/>
        <table:table-column table:style-name="co1" table:number-columns-repeated="16365" table:default-cell-style-name="ce12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Instruction Encoding</text:p>
          </table:table-cell>
          <table:covered-table-cell table:number-columns-repeated="3" table:style-name="ce13"/>
          <table:table-cell table:style-name="ce16"/>
          <table:table-cell table:style-name="ce13" office:value-type="string" calcext:value-type="string" table:number-columns-spanned="3" table:number-rows-spanned="1">
            <text:p>Addressing Mode</text:p>
          </table:table-cell>
          <table:covered-table-cell table:number-columns-repeated="2" table:style-name="ce13"/>
          <table:table-cell/>
          <table:table-cell table:style-name="ce13" office:value-type="string" calcext:value-type="string" table:number-columns-spanned="8" table:number-rows-spanned="1">
            <text:p>After CMP Instruction</text:p>
          </table:table-cell>
          <table:covered-table-cell table:number-columns-repeated="7" table:style-name="ce13"/>
          <table:table-cell table:number-columns-repeated="16365"/>
        </table:table-row>
        <table:table-row table:style-name="ro1">
          <table:table-cell table:number-columns-repeated="2"/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Count</text:p>
          </table:table-cell>
          <table:table-cell table:style-name="ce16"/>
          <table:table-cell table:style-name="ce13" office:value-type="string" calcext:value-type="string">
            <text:p>Code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Syntax</text:p>
          </table:table-cell>
          <table:table-cell/>
          <table:table-cell table:style-name="ce13" office:value-type="string" calcext:value-type="string">
            <text:p>Code</text:p>
          </table:table-cell>
          <table:table-cell table:style-name="ce13" office:value-type="string" calcext:value-type="string">
            <text:p>Sufix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Test</text:p>
          </table:table-cell>
          <table:table-cell table:style-name="ce13" office:value-type="string" calcext:value-type="string">
            <text:p>Code</text:p>
          </table:table-cell>
          <table:table-cell table:style-name="ce13" office:value-type="string" calcext:value-type="string">
            <text:p>Sufix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3" office:value-type="string" calcext:value-type="string">
            <text:p>OB</text:p>
          </table:table-cell>
          <table:table-cell table:style-name="ce54" office:value-type="string" calcext:value-type="string">
            <text:p>Opcode Base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1 or 2</text:p>
          </table:table-cell>
          <table:table-cell table:style-name="ce16"/>
          <table:table-cell table:style-name="ce43" office:value-type="string" calcext:value-type="string">
            <text:p>0x0</text:p>
          </table:table-cell>
          <table:table-cell table:style-name="ce54" office:value-type="string" calcext:value-type="string">
            <text:p>Absolute</text:p>
          </table:table-cell>
          <table:table-cell table:style-name="ce54" office:value-type="string" calcext:value-type="string">
            <text:p>[NV:u8]</text:p>
          </table:table-cell>
          <table:table-cell/>
          <table:table-cell table:style-name="ce43" office:value-type="string" calcext:value-type="string">
            <text:p>0x0</text:p>
          </table:table-cell>
          <table:table-cell table:style-name="ce43" office:value-type="string" calcext:value-type="string">
            <text:p>EQ</text:p>
          </table:table-cell>
          <table:table-cell table:style-name="ce54" office:value-type="string" calcext:value-type="string">
            <text:p>Is Equal</text:p>
          </table:table-cell>
          <table:table-cell table:style-name="ce43" office:value-type="string" calcext:value-type="string">
            <text:p>ZF</text:p>
          </table:table-cell>
          <table:table-cell table:style-name="ce43" office:value-type="string" calcext:value-type="string">
            <text:p>0x8</text:p>
          </table:table-cell>
          <table:table-cell table:style-name="ce43" office:value-type="string" calcext:value-type="string">
            <text:p>AE</text:p>
          </table:table-cell>
          <table:table-cell table:style-name="ce54" office:value-type="string" calcext:value-type="string">
            <text:p>Is Above or Equal</text:p>
          </table:table-cell>
          <table:table-cell table:style-name="ce43" office:value-type="string" calcext:value-type="string">
            <text:p>!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OS</text:p>
          </table:table-cell>
          <table:table-cell table:style-name="ce17" office:value-type="string" calcext:value-type="string">
            <text:p>Operand Specifi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N</text:p>
          </table:table-cell>
          <table:table-cell table:style-name="ce16"/>
          <table:table-cell table:style-name="ce14" office:value-type="string" calcext:value-type="string">
            <text:p>0x1</text:p>
          </table:table-cell>
          <table:table-cell table:style-name="ce17" office:value-type="string" calcext:value-type="string">
            <text:p>Absolute</text:p>
          </table:table-cell>
          <table:table-cell table:style-name="ce17" office:value-type="string" calcext:value-type="string">
            <text:p>[NV:u16]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NE</text:p>
          </table:table-cell>
          <table:table-cell table:style-name="ce17" office:value-type="string" calcext:value-type="string">
            <text:p>Is not Equal</text:p>
          </table:table-cell>
          <table:table-cell table:style-name="ce14" office:value-type="string" calcext:value-type="string">
            <text:p>!ZF</text:p>
          </table:table-cell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E</text:p>
          </table:table-cell>
          <table:table-cell table:style-name="ce17" office:value-type="string" calcext:value-type="string">
            <text:p>Is Below or Equal</text:p>
          </table:table-cell>
          <table:table-cell table:style-name="ce14" office:value-type="string" calcext:value-type="string">
            <text:p>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S</text:p>
          </table:table-cell>
          <table:table-cell table:style-name="ce17" office:value-type="string" calcext:value-type="string">
            <text:p>Index Specifi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1</text:p>
          </table:table-cell>
          <table:table-cell table:style-name="ce16"/>
          <table:table-cell table:style-name="ce14" office:value-type="string" calcext:value-type="string">
            <text:p>0x2</text:p>
          </table:table-cell>
          <table:table-cell table:style-name="ce17" office:value-type="string" calcext:value-type="string">
            <text:p>Absolute</text:p>
          </table:table-cell>
          <table:table-cell table:style-name="ce17" office:value-type="string" calcext:value-type="string">
            <text:p>[NV:u32]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GT</text:p>
          </table:table-cell>
          <table:table-cell table:style-name="ce17" office:value-type="string" calcext:value-type="string">
            <text:p>Is Greater</text:p>
          </table:table-cell>
          <table:table-cell table:style-name="ce14" office:value-type="string" calcext:value-type="string">
            <text:p>!VF &amp;&amp; !ZF</text:p>
          </table:table-cell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CS</text:p>
          </table:table-cell>
          <table:table-cell table:style-name="ce17" office:value-type="string" calcext:value-type="string">
            <text:p>Is Carry</text:p>
          </table:table-cell>
          <table:table-cell table:style-name="ce14" office:value-type="string" calcext:value-type="string">
            <text:p>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A</text:p>
          </table:table-cell>
          <table:table-cell table:style-name="ce17" office:value-type="string" calcext:value-type="string">
            <text:p>Index Additiona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1</text:p>
          </table:table-cell>
          <table:table-cell table:style-name="ce16"/>
          <table:table-cell table:style-name="ce14" office:value-type="string" calcext:value-type="string">
            <text:p>0x3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[regi:u32]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LT</text:p>
          </table:table-cell>
          <table:table-cell table:style-name="ce17" office:value-type="string" calcext:value-type="string">
            <text:p>Is Lesser</text:p>
          </table:table-cell>
          <table:table-cell table:style-name="ce14" office:value-type="string" calcext:value-type="string">
            <text:p>VF &amp;&amp; !ZF</text:p>
          </table:table-cell>
          <table:table-cell table:style-name="ce14" office:value-type="string" calcext:value-type="string">
            <text:p>0xB</text:p>
          </table:table-cell>
          <table:table-cell table:style-name="ce14" office:value-type="string" calcext:value-type="string">
            <text:p>CC</text:p>
          </table:table-cell>
          <table:table-cell table:style-name="ce17" office:value-type="string" calcext:value-type="string">
            <text:p>Is not Carry</text:p>
          </table:table-cell>
          <table:table-cell table:style-name="ce14" office:value-type="string" calcext:value-type="string">
            <text:p>!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V</text:p>
          </table:table-cell>
          <table:table-cell table:style-name="ce17" office:value-type="string" calcext:value-type="string">
            <text:p>Index Value</text:p>
          </table:table-cell>
          <table:table-cell table:style-name="ce14" office:value-type="string" calcext:value-type="string">
            <text:p>1, 2 or 4</text:p>
          </table:table-cell>
          <table:table-cell table:style-name="ce14" office:value-type="string" calcext:value-type="string">
            <text:p>0 or 1</text:p>
          </table:table-cell>
          <table:table-cell table:style-name="ce16"/>
          <table:table-cell table:style-name="ce14" office:value-type="string" calcext:value-type="string">
            <text:p>0x4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8]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GE</text:p>
          </table:table-cell>
          <table:table-cell table:style-name="ce17" office:value-type="string" calcext:value-type="string">
            <text:p>Is Greater or Equal</text:p>
          </table:table-cell>
          <table:table-cell table:style-name="ce14" office:value-type="string" calcext:value-type="string">
            <text:p>!VF || ZF</text:p>
          </table:table-cell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NS</text:p>
          </table:table-cell>
          <table:table-cell table:style-name="ce17" office:value-type="string" calcext:value-type="string">
            <text:p>Is Negative</text:p>
          </table:table-cell>
          <table:table-cell table:style-name="ce14" office:value-type="string" calcext:value-type="string">
            <text:p>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5" office:value-type="string" calcext:value-type="string">
            <text:p>MV</text:p>
          </table:table-cell>
          <table:table-cell table:style-name="ce18" office:value-type="string" calcext:value-type="string">
            <text:p>Immediate Value</text:p>
          </table:table-cell>
          <table:table-cell table:style-name="ce15" office:value-type="string" calcext:value-type="string">
            <text:p>1, 2 or 4</text:p>
          </table:table-cell>
          <table:table-cell table:style-name="ce15" office:value-type="string" calcext:value-type="string">
            <text:p>0 or N</text:p>
          </table:table-cell>
          <table:table-cell table:style-name="ce16"/>
          <table:table-cell table:style-name="ce14" office:value-type="string" calcext:value-type="string">
            <text:p>0x5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16]</text:p>
          </table:table-cell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LE</text:p>
          </table:table-cell>
          <table:table-cell table:style-name="ce17" office:value-type="string" calcext:value-type="string">
            <text:p>Is Lesser or Equal</text:p>
          </table:table-cell>
          <table:table-cell table:style-name="ce14" office:value-type="string" calcext:value-type="string">
            <text:p>VF || ZF</text:p>
          </table:table-cell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OS</text:p>
          </table:table-cell>
          <table:table-cell table:style-name="ce17" office:value-type="string" calcext:value-type="string">
            <text:p>Is Odd</text:p>
          </table:table-cell>
          <table:table-cell table:style-name="ce14" office:value-type="string" calcext:value-type="string">
            <text:p>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6" table:number-columns-repeated="5"/>
          <table:table-cell table:style-name="ce14" office:value-type="string" calcext:value-type="string">
            <text:p>0x6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32]</text:p>
          </table:table-cell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AB</text:p>
          </table:table-cell>
          <table:table-cell table:style-name="ce17" office:value-type="string" calcext:value-type="string">
            <text:p>Is Above</text:p>
          </table:table-cell>
          <table:table-cell table:style-name="ce14" office:value-type="string" calcext:value-type="string">
            <text:p>!BF &amp;&amp; !ZF</text:p>
          </table:table-cell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VS</text:p>
          </table:table-cell>
          <table:table-cell table:style-name="ce17" office:value-type="string" calcext:value-type="string">
            <text:p>Is Overflow</text:p>
          </table:table-cell>
          <table:table-cell table:style-name="ce14" office:value-type="string" calcext:value-type="string">
            <text:p>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OS Structure</text:p>
          </table:table-cell>
          <table:covered-table-cell table:number-columns-repeated="3" table:style-name="ce13"/>
          <table:table-cell table:style-name="ce16"/>
          <table:table-cell table:style-name="ce14" office:value-type="string" calcext:value-type="string">
            <text:p>0x7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]</text:p>
          </table:table-cell>
          <table:table-cell/>
          <table:table-cell table:style-name="ce15" office:value-type="string" calcext:value-type="string">
            <text:p>0x7</text:p>
          </table:table-cell>
          <table:table-cell table:style-name="ce15" office:value-type="string" calcext:value-type="string">
            <text:p>BL</text:p>
          </table:table-cell>
          <table:table-cell table:style-name="ce18" office:value-type="string" calcext:value-type="string">
            <text:p>Is Below</text:p>
          </table:table-cell>
          <table:table-cell table:style-name="ce15" office:value-type="string" calcext:value-type="string">
            <text:p>BF &amp;&amp; !ZF</text:p>
          </table:table-cell>
          <table:table-cell table:style-name="ce15" office:value-type="string" calcext:value-type="string">
            <text:p>0xF</text:p>
          </table:table-cell>
          <table:table-cell table:style-name="ce15" office:value-type="string" calcext:value-type="string">
            <text:p>VC</text:p>
          </table:table-cell>
          <table:table-cell table:style-name="ce18" office:value-type="string" calcext:value-type="string">
            <text:p>Is not Overflow</text:p>
          </table:table-cell>
          <table:table-cell table:style-name="ce15" office:value-type="string" calcext:value-type="string">
            <text:p>!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 table:number-columns-spanned="2" table:number-rows-spanned="1">
            <text:p>Description</text:p>
          </table:table-cell>
          <table:covered-table-cell table:style-name="ce13"/>
          <table:table-cell table:style-name="ce13" office:value-type="string" calcext:value-type="string">
            <text:p>Position</text:p>
          </table:table-cell>
          <table:table-cell table:style-name="ce16"/>
          <table:table-cell table:style-name="ce14" office:value-type="string" calcext:value-type="string">
            <text:p>0x8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8]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43" office:value-type="string" calcext:value-type="string">
            <text:p>regm</text:p>
          </table:table-cell>
          <table:table-cell table:style-name="ce54" office:value-type="string" calcext:value-type="string" table:number-columns-spanned="2" table:number-rows-spanned="1">
            <text:p>The main operand register</text:p>
          </table:table-cell>
          <table:covered-table-cell table:style-name="ce43"/>
          <table:table-cell table:style-name="ce43" office:value-type="string" calcext:value-type="string">
            <text:p>0..3</text:p>
          </table:table-cell>
          <table:table-cell table:style-name="ce16"/>
          <table:table-cell table:style-name="ce14" office:value-type="string" calcext:value-type="string">
            <text:p>0x9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16]</text:p>
          </table:table-cell>
          <table:table-cell/>
          <table:table-cell table:style-name="ce13" office:value-type="string" calcext:value-type="string" table:number-columns-spanned="8" table:number-rows-spanned="1">
            <text:p>With base operand</text:p>
          </table:table-cell>
          <table:covered-table-cell table:number-columns-repeated="7" table:style-name="ce16"/>
          <table:table-cell table:number-columns-repeated="16365"/>
        </table:table-row>
        <table:table-row table:style-name="ro1">
          <table:table-cell table:number-columns-repeated="2"/>
          <table:table-cell table:style-name="ce64" office:value-type="string" calcext:value-type="string">
            <text:p>rego/desc</text:p>
          </table:table-cell>
          <table:table-cell table:style-name="ce18" office:value-type="string" calcext:value-type="string" table:number-columns-spanned="2" table:number-rows-spanned="1">
            <text:p>Second register or descriptor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16"/>
          <table:table-cell table:style-name="ce14" office:value-type="string" calcext:value-type="string">
            <text:p>0xA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32]</text:p>
          </table:table-cell>
          <table:table-cell/>
          <table:table-cell table:style-name="ce13" office:value-type="string" calcext:value-type="string">
            <text:p>Code</text:p>
          </table:table-cell>
          <table:table-cell table:style-name="ce13" office:value-type="string" calcext:value-type="string">
            <text:p>Sufix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Test</text:p>
          </table:table-cell>
          <table:table-cell table:style-name="ce13" office:value-type="string" calcext:value-type="string">
            <text:p>Code</text:p>
          </table:table-cell>
          <table:table-cell table:style-name="ce13" office:value-type="string" calcext:value-type="string">
            <text:p>Sufix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6" table:number-columns-repeated="5"/>
          <table:table-cell table:style-name="ce14" office:value-type="string" calcext:value-type="string">
            <text:p>0xB</text:p>
          </table:table-cell>
          <table:table-cell table:style-name="ce17" office:value-type="string" calcext:value-type="string">
            <text:p>Dynamic</text:p>
          </table:table-cell>
          <table:table-cell table:style-name="ce17" office:value-type="string" calcext:value-type="string">
            <text:p>[regi:u32 + reg1:s32 * reg2:u32]</text:p>
          </table:table-cell>
          <table:table-cell/>
          <table:table-cell table:style-name="ce43" office:value-type="string" calcext:value-type="string">
            <text:p>0x0</text:p>
          </table:table-cell>
          <table:table-cell table:style-name="ce43" office:value-type="string" calcext:value-type="string">
            <text:p>EQZ</text:p>
          </table:table-cell>
          <table:table-cell table:style-name="ce54" office:value-type="string" calcext:value-type="string">
            <text:p>Is Equal Zero</text:p>
          </table:table-cell>
          <table:table-cell table:style-name="ce43" office:value-type="string" calcext:value-type="string">
            <text:p>regm == 0</text:p>
          </table:table-cell>
          <table:table-cell table:style-name="ce43" office:value-type="string" calcext:value-type="string">
            <text:p>0x8</text:p>
          </table:table-cell>
          <table:table-cell table:style-name="ce43" office:value-type="string" calcext:value-type="string">
            <text:p>AEZ</text:p>
          </table:table-cell>
          <table:table-cell table:style-name="ce54" office:value-type="string" calcext:value-type="string">
            <text:p>Is Above or Equal Zero</text:p>
          </table:table-cell>
          <table:table-cell table:style-name="ce43" office:value-type="string" calcext:value-type="string">
            <text:p>regm &g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NS Structure</text:p>
          </table:table-cell>
          <table:covered-table-cell table:number-columns-repeated="3" table:style-name="ce13"/>
          <table:table-cell table:style-name="ce16"/>
          <table:table-cell table:style-name="ce14" office:value-type="string" calcext:value-type="string">
            <text:p>0xC</text:p>
          </table:table-cell>
          <table:table-cell table:style-name="ce17" office:value-type="string" calcext:value-type="string">
            <text:p>Dynamic Indexed</text:p>
          </table:table-cell>
          <table:table-cell table:style-name="ce17" office:value-type="string" calcext:value-type="string">
            <text:p>[regi:u32 + reg1:s32 * reg2:u32 + NV:s16]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NEZ</text:p>
          </table:table-cell>
          <table:table-cell table:style-name="ce17" office:value-type="string" calcext:value-type="string">
            <text:p>Is not Equal Zero</text:p>
          </table:table-cell>
          <table:table-cell table:style-name="ce14" office:value-type="string" calcext:value-type="string">
            <text:p>regm != 0</text:p>
          </table:table-cell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EZ</text:p>
          </table:table-cell>
          <table:table-cell table:style-name="ce17" office:value-type="string" calcext:value-type="string">
            <text:p>Is Below or Equal Zero</text:p>
          </table:table-cell>
          <table:table-cell table:style-name="ce14" office:value-type="string" calcext:value-type="string">
            <text:p>regm &l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 table:number-columns-spanned="2" table:number-rows-spanned="1">
            <text:p>Description</text:p>
          </table:table-cell>
          <table:covered-table-cell table:style-name="ce13"/>
          <table:table-cell table:style-name="ce13" office:value-type="string" calcext:value-type="string">
            <text:p>Position</text:p>
          </table:table-cell>
          <table:table-cell table:style-name="ce16"/>
          <table:table-cell table:style-name="ce14" office:value-type="string" calcext:value-type="string">
            <text:p>0xD</text:p>
          </table:table-cell>
          <table:table-cell table:style-name="ce17" office:value-type="string" calcext:value-type="string">
            <text:p>Struct</text:p>
          </table:table-cell>
          <table:table-cell table:style-name="ce17" office:value-type="string" calcext:value-type="string">
            <text:p>[regi:u32 + reg1:s32 * NV:u8]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GTZ</text:p>
          </table:table-cell>
          <table:table-cell table:style-name="ce17" office:value-type="string" calcext:value-type="string">
            <text:p>Is Greater than Zero</text:p>
          </table:table-cell>
          <table:table-cell table:style-name="ce14" office:value-type="string" calcext:value-type="string">
            <text:p>(s32)regm &gt; 0</text:p>
          </table:table-cell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LC</text:p>
          </table:table-cell>
          <table:table-cell table:style-name="ce17" office:value-type="string" calcext:value-type="string">
            <text:p>Is likely Carry</text:p>
          </table:table-cell>
          <table:table-cell table:style-name="ce14" office:value-type="string" calcext:value-type="string">
            <text:p>!!regm =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3" office:value-type="string" calcext:value-type="string">
            <text:p>regi</text:p>
          </table:table-cell>
          <table:table-cell table:style-name="ce54" office:value-type="string" calcext:value-type="string" table:number-columns-spanned="2" table:number-rows-spanned="1">
            <text:p>Base Index register</text:p>
          </table:table-cell>
          <table:covered-table-cell table:style-name="ce43"/>
          <table:table-cell table:style-name="ce43" office:value-type="string" calcext:value-type="string">
            <text:p>0..3</text:p>
          </table:table-cell>
          <table:table-cell table:style-name="ce16"/>
          <table:table-cell table:style-name="ce14" office:value-type="string" calcext:value-type="string">
            <text:p>0xE</text:p>
          </table:table-cell>
          <table:table-cell table:style-name="ce17" office:value-type="string" calcext:value-type="string">
            <text:p>Struct</text:p>
          </table:table-cell>
          <table:table-cell table:style-name="ce17" office:value-type="string" calcext:value-type="string">
            <text:p>[regi:u32 + reg1:s32 * NV:u16]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LTZ</text:p>
          </table:table-cell>
          <table:table-cell table:style-name="ce17" office:value-type="string" calcext:value-type="string">
            <text:p>Is Lesser than Zero</text:p>
          </table:table-cell>
          <table:table-cell table:style-name="ce14" office:value-type="string" calcext:value-type="string">
            <text:p>(s32)regm &lt; 0</text:p>
          </table:table-cell>
          <table:table-cell table:style-name="ce14" office:value-type="string" calcext:value-type="string">
            <text:p>0xB</text:p>
          </table:table-cell>
          <table:table-cell table:style-name="ce14" office:value-type="string" calcext:value-type="string">
            <text:p>NLC</text:p>
          </table:table-cell>
          <table:table-cell table:style-name="ce17" office:value-type="string" calcext:value-type="string">
            <text:p>Is not likely Carry</text:p>
          </table:table-cell>
          <table:table-cell table:style-name="ce14" office:value-type="string" calcext:value-type="string">
            <text:p>!!regm !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4" office:value-type="string" calcext:value-type="string">
            <text:p>adrm</text:p>
          </table:table-cell>
          <table:table-cell table:style-name="ce18" office:value-type="string" calcext:value-type="string" table:number-columns-spanned="2" table:number-rows-spanned="1">
            <text:p>Specifier for addressing mode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16"/>
          <table:table-cell table:style-name="ce15" office:value-type="string" calcext:value-type="string">
            <text:p>0xF</text:p>
          </table:table-cell>
          <table:table-cell table:style-name="ce18" office:value-type="string" calcext:value-type="string">
            <text:p>Struct</text:p>
          </table:table-cell>
          <table:table-cell table:style-name="ce18" office:value-type="string" calcext:value-type="string">
            <text:p>[regi:u32 + reg1:s32 * NV:u32]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GEZ</text:p>
          </table:table-cell>
          <table:table-cell table:style-name="ce17" office:value-type="string" calcext:value-type="string">
            <text:p>Is Greater or Equal Zero</text:p>
          </table:table-cell>
          <table:table-cell table:style-name="ce14" office:value-type="string" calcext:value-type="string">
            <text:p>(s32)regm &gt;= 0</text:p>
          </table:table-cell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LN</text:p>
          </table:table-cell>
          <table:table-cell table:style-name="ce17" office:value-type="string" calcext:value-type="string">
            <text:p>Is likely Negative</text:p>
          </table:table-cell>
          <table:table-cell table:style-name="ce14" office:value-type="string" calcext:value-type="string">
            <text:p>!!regm == 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6" table:number-columns-repeated="8"/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LEZ</text:p>
          </table:table-cell>
          <table:table-cell table:style-name="ce17" office:value-type="string" calcext:value-type="string">
            <text:p>Is Lesser or Equal Zero</text:p>
          </table:table-cell>
          <table:table-cell table:style-name="ce14" office:value-type="string" calcext:value-type="string">
            <text:p>(s32)regm &lt;= 0</text:p>
          </table:table-cell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LO</text:p>
          </table:table-cell>
          <table:table-cell table:style-name="ce17" office:value-type="string" calcext:value-type="string">
            <text:p>Is likely Odd</text:p>
          </table:table-cell>
          <table:table-cell table:style-name="ce14" office:value-type="string" calcext:value-type="string">
            <text:p>!!regm == 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NA Structure</text:p>
          </table:table-cell>
          <table:covered-table-cell table:number-columns-repeated="3" table:style-name="ce13"/>
          <table:table-cell table:style-name="ce16" table:number-columns-repeated="4"/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ABZ</text:p>
          </table:table-cell>
          <table:table-cell table:style-name="ce17" office:value-type="string" calcext:value-type="string">
            <text:p>Is Above Zero</text:p>
          </table:table-cell>
          <table:table-cell table:style-name="ce14" office:value-type="string" calcext:value-type="string">
            <text:p>regm &gt; 0</text:p>
          </table:table-cell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LV</text:p>
          </table:table-cell>
          <table:table-cell table:style-name="ce17" office:value-type="string" calcext:value-type="string">
            <text:p>Is likely Overflow</text:p>
          </table:table-cell>
          <table:table-cell table:style-name="ce14" office:value-type="string" calcext:value-type="string">
            <text:p>!!regm =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 table:number-columns-spanned="2" table:number-rows-spanned="1">
            <text:p>Description</text:p>
          </table:table-cell>
          <table:covered-table-cell table:style-name="ce13"/>
          <table:table-cell table:style-name="ce13" office:value-type="string" calcext:value-type="string">
            <text:p>Position</text:p>
          </table:table-cell>
          <table:table-cell table:style-name="ce16" table:number-columns-repeated="4"/>
          <table:table-cell/>
          <table:table-cell table:style-name="ce15" office:value-type="string" calcext:value-type="string">
            <text:p>0x7</text:p>
          </table:table-cell>
          <table:table-cell table:style-name="ce15" office:value-type="string" calcext:value-type="string">
            <text:p>BLZ</text:p>
          </table:table-cell>
          <table:table-cell table:style-name="ce18" office:value-type="string" calcext:value-type="string">
            <text:p>Is Below Zero</text:p>
          </table:table-cell>
          <table:table-cell table:style-name="ce15" office:value-type="string" calcext:value-type="string">
            <text:p>regm &lt; 0</text:p>
          </table:table-cell>
          <table:table-cell table:style-name="ce15" office:value-type="string" calcext:value-type="string">
            <text:p>0xF</text:p>
          </table:table-cell>
          <table:table-cell table:style-name="ce65" office:value-type="string" calcext:value-type="string">
            <text:p>NLV</text:p>
          </table:table-cell>
          <table:table-cell table:style-name="ce18" office:value-type="string" calcext:value-type="string">
            <text:p>Is not likely Overflow</text:p>
          </table:table-cell>
          <table:table-cell table:style-name="ce15" office:value-type="string" calcext:value-type="string">
            <text:p>!!regm !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3" office:value-type="string" calcext:value-type="string">
            <text:p>reg1</text:p>
          </table:table-cell>
          <table:table-cell table:style-name="ce54" office:value-type="string" calcext:value-type="string" table:number-columns-spanned="2" table:number-rows-spanned="1">
            <text:p>Register 1 for addressing mode</text:p>
          </table:table-cell>
          <table:covered-table-cell table:style-name="ce43"/>
          <table:table-cell table:style-name="ce43" office:value-type="string" calcext:value-type="string">
            <text:p>0..3</text:p>
          </table:table-cell>
          <table:table-cell table:style-name="ce16" table:number-columns-repeated="4"/>
          <table:table-cell table:number-columns-repeated="16374"/>
        </table:table-row>
        <table:table-row table:style-name="ro1">
          <table:table-cell table:number-columns-repeated="2"/>
          <table:table-cell table:style-name="ce64" office:value-type="string" calcext:value-type="string">
            <text:p>reg2</text:p>
          </table:table-cell>
          <table:table-cell table:style-name="ce18" office:value-type="string" calcext:value-type="string" table:number-columns-spanned="2" table:number-rows-spanned="1">
            <text:p>Register 2 for addressing mode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16" table:number-columns-repeated="4"/>
          <table:table-cell table:number-columns-repeated="16374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sa" table:style-name="ta1">
        <table:table-column table:style-name="co20" table:number-columns-repeated="16384" table:default-cell-style-name="ce12"/>
        <table:table-row table:style-name="ro3">
          <table:table-cell table:number-columns-repeated="16384"/>
        </table:table-row>
        <table:table-row table:style-name="ro3">
          <table:table-cell/>
          <table:table-cell table:style-name="ce19"/>
          <table:table-cell table:style-name="ce20" office:value-type="string" calcext:value-type="string">
            <text:p>0x00</text:p>
          </table:table-cell>
          <table:table-cell table:style-name="ce20" office:value-type="string" calcext:value-type="string">
            <text:p>0x01</text:p>
          </table:table-cell>
          <table:table-cell table:style-name="ce20" office:value-type="string" calcext:value-type="string">
            <text:p>0x02</text:p>
          </table:table-cell>
          <table:table-cell table:style-name="ce20" office:value-type="string" calcext:value-type="string">
            <text:p>0x03</text:p>
          </table:table-cell>
          <table:table-cell table:style-name="ce20" office:value-type="string" calcext:value-type="string">
            <text:p>0x04</text:p>
          </table:table-cell>
          <table:table-cell table:style-name="ce20" office:value-type="string" calcext:value-type="string">
            <text:p>0x05</text:p>
          </table:table-cell>
          <table:table-cell table:style-name="ce20" office:value-type="string" calcext:value-type="string">
            <text:p>0x06</text:p>
          </table:table-cell>
          <table:table-cell table:style-name="ce20" office:value-type="string" calcext:value-type="string">
            <text:p>0x07</text:p>
          </table:table-cell>
          <table:table-cell table:style-name="ce20" office:value-type="string" calcext:value-type="string">
            <text:p>0x08</text:p>
          </table:table-cell>
          <table:table-cell table:style-name="ce20" office:value-type="string" calcext:value-type="string">
            <text:p>0x09</text:p>
          </table:table-cell>
          <table:table-cell table:style-name="ce20" office:value-type="string" calcext:value-type="string">
            <text:p>0x0A</text:p>
          </table:table-cell>
          <table:table-cell table:style-name="ce20" office:value-type="string" calcext:value-type="string">
            <text:p>0x0B</text:p>
          </table:table-cell>
          <table:table-cell table:style-name="ce20" office:value-type="string" calcext:value-type="string">
            <text:p>0x0C</text:p>
          </table:table-cell>
          <table:table-cell table:style-name="ce20" office:value-type="string" calcext:value-type="string">
            <text:p>0x0D</text:p>
          </table:table-cell>
          <table:table-cell table:style-name="ce20" office:value-type="string" calcext:value-type="string">
            <text:p>0x0E</text:p>
          </table:table-cell>
          <table:table-cell table:style-name="ce20" office:value-type="string" calcext:value-type="string">
            <text:p>0x0F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4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5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00</text:p>
          </table:table-cell>
          <table:table-cell table:style-name="ce39" office:value-type="string" calcext:value-type="string">
            <office:annotation draw:style-name="gr1" svg:width="2.899cm" svg:height="3.756cm" svg:x="9.601cm" svg:y="1.499cm" draw:caption-point-x="-0.61cm" draw:caption-point-y="1.51cm">
              <dc:creator>Autor desconhecido</dc:creator>
              <dc:date>2023-09-05T00:00:00</dc:date>
              <text:p>instruction: nop</text:p>
              <text:p>format: OB(00)</text:p>
              <text:p>cycles: 1</text:p>
              <text:p>assign: -</text:p>
              <text:p>flags: -</text:p>
              <text:p>desc: Don't do any operation</text:p>
              <text:p>Alg: -</text:p>
              <text:p>Inter: -</text:p>
            </office:annotation>
            <text:p>nop</text:p>
          </table:table-cell>
          <table:table-cell table:style-name="ce39" office:value-type="string" calcext:value-type="string">
            <text:p>pnop</text:p>
          </table:table-cell>
          <table:table-cell table:style-name="ce39" office:value-type="string" calcext:value-type="string">
            <text:p>debug</text:p>
          </table:table-cell>
          <table:table-cell table:style-name="ce39"/>
          <table:table-cell table:style-name="ce39" office:value-type="string" calcext:value-type="string">
            <office:annotation draw:style-name="gr2" svg:width="2.899cm" svg:height="5.336cm" svg:x="21.603cm" svg:y="1.499cm" draw:caption-point-x="-0.61cm" draw:caption-point-y="1.51cm">
              <dc:creator>Autor desconhecido</dc:creator>
              <dc:date>2023-09-05T00:00:00</dc:date>
              <text:p>instruction: jaes dest:imm32</text:p>
              <text:p>format: OB(04).MV32</text:p>
              <text:p><text:span text:style-name="T1">assign: (dest:MV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imm32</text:p>
          </table:table-cell>
          <table:table-cell table:style-name="ce39" office:value-type="string" calcext:value-type="string">
            <office:annotation draw:style-name="gr2" svg:width="2.899cm" svg:height="5.336cm" svg:x="24.603cm" svg:y="1.499cm" draw:caption-point-x="-0.61cm" draw:caption-point-y="1.51cm">
              <dc:creator>Autor desconhecido</dc:creator>
              <dc:date>2023-09-05T00:00:00</dc:date>
              <text:p>instruction: jaes dest:r32</text:p>
              <text:p>format: OB(05).OS</text:p>
              <text:p><text:span text:style-name="T1">assign: (dest:regm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r32</text:p>
          </table:table-cell>
          <table:table-cell table:style-name="ce39" office:value-type="string" calcext:value-type="string">
            <office:annotation draw:style-name="gr2" svg:width="2.899cm" svg:height="5.336cm" svg:x="27.603cm" svg:y="1.499cm" draw:caption-point-x="-0.61cm" draw:caption-point-y="1.51cm">
              <dc:creator>Autor desconhecido</dc:creator>
              <dc:date>2023-09-05T00:00:00</dc:date>
              <text:p>instruction: jads dest:imm32</text:p>
              <text:p>format: OB(06).MV32</text:p>
              <text:p><text:span text:style-name="T1">assign: (dest:MV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imm32</text:p>
          </table:table-cell>
          <table:table-cell table:style-name="ce39" office:value-type="string" calcext:value-type="string">
            <office:annotation draw:style-name="gr2" svg:width="2.899cm" svg:height="5.336cm" svg:x="30.604cm" svg:y="1.499cm" draw:caption-point-x="-0.61cm" draw:caption-point-y="1.51cm">
              <dc:creator>Autor desconhecido</dc:creator>
              <dc:date>2023-09-05T00:00:00</dc:date>
              <text:p>instruction: jads dest:r32</text:p>
              <text:p>format: OB(07).OS</text:p>
              <text:p><text:span text:style-name="T1">assign: (dest:regm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r32</text:p>
          </table:table-cell>
          <table:table-cell table:style-name="ce39" office:value-type="string" calcext:value-type="string">
            <office:annotation draw:style-name="gr3" svg:width="2.899cm" svg:height="4.941cm" svg:x="33.604cm" svg:y="1.499cm" draw:caption-point-x="-0.61cm" draw:caption-point-y="1.51cm">
              <dc:creator>Autor desconhecido</dc:creator>
              <dc:date>2023-09-05T00:00:00</dc:date>
              <text:p>instruction: jaep dest:imm32</text:p>
              <text:p>format: OB(08).MV32</text:p>
              <text:p><text:span text:style-name="T1">assign: (dest:MV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imm32</text:p>
          </table:table-cell>
          <table:table-cell table:style-name="ce39" office:value-type="string" calcext:value-type="string">
            <office:annotation draw:style-name="gr3" svg:width="2.899cm" svg:height="4.941cm" svg:x="36.605cm" svg:y="1.499cm" draw:caption-point-x="-0.61cm" draw:caption-point-y="1.51cm">
              <dc:creator>Autor desconhecido</dc:creator>
              <dc:date>2023-09-05T00:00:00</dc:date>
              <text:p>instruction: jaep dest:r32</text:p>
              <text:p>format: OB(09).OS</text:p>
              <text:p><text:span text:style-name="T1">assign: (dest:regm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r32</text:p>
          </table:table-cell>
          <table:table-cell table:style-name="ce39" office:value-type="string" calcext:value-type="string">
            <office:annotation draw:style-name="gr3" svg:width="2.899cm" svg:height="4.941cm" svg:x="39.605cm" svg:y="1.499cm" draw:caption-point-x="-0.61cm" draw:caption-point-y="1.51cm">
              <dc:creator>Autor desconhecido</dc:creator>
              <dc:date>2023-09-05T00:00:00</dc:date>
              <text:p>instruction: jadp dest:imm32</text:p>
              <text:p>format: OB(0A).MV32</text:p>
              <text:p><text:span text:style-name="T1">assign: (dest:MV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imm32</text:p>
          </table:table-cell>
          <table:table-cell table:style-name="ce39" office:value-type="string" calcext:value-type="string">
            <office:annotation draw:style-name="gr3" svg:width="2.899cm" svg:height="4.941cm" svg:x="42.605cm" svg:y="1.499cm" draw:caption-point-x="-0.61cm" draw:caption-point-y="1.51cm">
              <dc:creator>Autor desconhecido</dc:creator>
              <dc:date>2023-09-05T00:00:00</dc:date>
              <text:p>instruction: jadp dest:r32</text:p>
              <text:p>format: OB(0B).OS</text:p>
              <text:p><text:span text:style-name="T1">assign: (dest:regm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r32</text:p>
          </table:table-cell>
          <table:table-cell table:style-name="ce39" office:value-type="string" calcext:value-type="string">
            <office:annotation draw:style-name="gr2" svg:width="2.899cm" svg:height="5.336cm" svg:x="45.606cm" svg:y="1.499cm" draw:caption-point-x="-0.61cm" draw:caption-point-y="1.51cm">
              <dc:creator>Autor desconhecido</dc:creator>
              <dc:date>2023-09-05T00:00:00</dc:date>
              <text:p>instruction: jasp dest:imm32</text:p>
              <text:p>format: OB(0C).MV32</text:p>
              <text:p><text:span text:style-name="T1">assign: (dest:MV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imm32</text:p>
          </table:table-cell>
          <table:table-cell table:style-name="ce39" office:value-type="string" calcext:value-type="string">
            <office:annotation draw:style-name="gr2" svg:width="2.899cm" svg:height="5.336cm" svg:x="48.606cm" svg:y="1.499cm" draw:caption-point-x="-0.61cm" draw:caption-point-y="1.51cm">
              <dc:creator>Autor desconhecido</dc:creator>
              <dc:date>2023-09-05T00:00:00</dc:date>
              <text:p>instruction: jasp dest:r32</text:p>
              <text:p>format: OB(0D).OS</text:p>
              <text:p><text:span text:style-name="T1">assign: (dest:regm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r32</text:p>
          </table:table-cell>
          <table:table-cell table:style-name="ce39" office:value-type="string" calcext:value-type="string">
            <office:annotation draw:style-name="gr4" svg:width="2.899cm" svg:height="4.151cm" svg:x="51.606cm" svg:y="1.499cm" draw:caption-point-x="-0.61cm" draw:caption-point-y="1.51cm">
              <dc:creator>Autor desconhecido</dc:creator>
              <dc:date>2023-09-05T00:00:00</dc:date>
              <text:p>instruction: seti</text:p>
              <text:p>format: OB(0E)</text:p>
              <text:p>cycles: 1</text:p>
              <text:p><text:span text:style-name="T1">assign: -</text:span></text:p>
              <text:p>flags: IE(1)</text:p>
              <text:p>desc: Enable external interruptions</text:p>
              <text:p><text:span text:style-name="T1">Alg: -</text:span></text:p>
              <text:p>Inter: -</text:p>
            </office:annotation>
            <text:p>seti</text:p>
          </table:table-cell>
          <table:table-cell table:style-name="ce39" office:value-type="string" calcext:value-type="string">
            <office:annotation draw:style-name="gr4" svg:width="2.899cm" svg:height="4.151cm" svg:x="54.607cm" svg:y="1.499cm" draw:caption-point-x="-0.61cm" draw:caption-point-y="1.51cm">
              <dc:creator>Autor desconhecido</dc:creator>
              <dc:date>2023-09-05T00:00:00</dc:date>
              <text:p>instruction: clri</text:p>
              <text:p>format: OB(0F)</text:p>
              <text:p>cycles: 1</text:p>
              <text:p><text:span text:style-name="T1">assign: -</text:span></text:p>
              <text:p>flags: IE(0)</text:p>
              <text:p>desc: Disable external interruptions</text:p>
              <text:p><text:span text:style-name="T1">Alg: -</text:span></text:p>
              <text:p>Inter: -</text:p>
            </office:annotation>
            <text:p>clri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13" office:value-type="string" calcext:value-type="string">
            <text:p>pop mem8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13" office:value-type="string" calcext:value-type="string">
            <text:p>psh mem8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office:annotation draw:style-name="gr5" svg:width="2.899cm" svg:height="8.891cm" svg:x="81.61cm" svg:y="1.499cm" draw:caption-point-x="-0.61cm" draw:caption-point-y="1.51cm">
              <dc:creator>Autor desconhecido</dc:creator>
              <dc:date>2023-09-05T00:00:00</dc:date>
              <text:p>instruction: lea dest:r8, base:mem32</text:p>
              <text:p>format: OB(63).OS(0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mem32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office:annotation draw:style-name="gr5" svg:width="2.899cm" svg:height="8.891cm" svg:x="90.611cm" svg:y="1.499cm" draw:caption-point-x="-0.61cm" draw:caption-point-y="1.51cm">
              <dc:creator>Autor desconhecido</dc:creator>
              <dc:date>2023-09-05T00:00:00</dc:date>
              <text:p>instruction: sea base:mem32, src:r8</text:p>
              <text:p>format: OB(6B).OS(0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8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office:annotation draw:style-name="gr6" svg:width="2.899cm" svg:height="9.286cm" svg:x="99.612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8, data:imm8</text:p>
              <text:p>format: OB(44).OS1(0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8, imm8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office:annotation draw:style-name="gr6" svg:width="2.899cm" svg:height="9.286cm" svg:x="108.614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16, data:imm16</text:p>
              <text:p>format: OB(45).OS1(0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16, imm16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office:annotation draw:style-name="gr6" svg:width="2.899cm" svg:height="9.286cm" svg:x="117.615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32, data:imm32</text:p>
              <text:p>format: OB(46).OS1(0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32, imm32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office:annotation draw:style-name="gr7" svg:width="2.899cm" svg:height="10.076cm" svg:x="126.616cm" svg:y="1.499cm" draw:caption-point-x="-0.61cm" draw:caption-point-y="1.51cm">
              <dc:creator>Autor desconhecido</dc:creator>
              <dc:date>2023-09-05T00:00:00</dc:date>
              <text:p><text:span text:style-name="T1">instruction: steq v1:r32, </text:span>v2:r32, dest:r32</text:p>
              <text:p>format: OB(47).OS1(0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equal, otherwise, move zero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10</text:p>
          </table:table-cell>
          <table:table-cell table:style-name="ce39" office:value-type="string" calcext:value-type="string">
            <text:p>setc</text:p>
          </table:table-cell>
          <table:table-cell table:style-name="ce39" office:value-type="string" calcext:value-type="string">
            <text:p>clrc</text:p>
          </table:table-cell>
          <table:table-cell table:style-name="ce39" office:value-type="string" calcext:value-type="string">
            <text:p>setb</text:p>
          </table:table-cell>
          <table:table-cell table:style-name="ce39" office:value-type="string" calcext:value-type="string">
            <text:p>clrb</text:p>
          </table:table-cell>
          <table:table-cell table:style-name="ce39" office:value-type="string" calcext:value-type="string">
            <text:p>setv</text:p>
          </table:table-cell>
          <table:table-cell table:style-name="ce39" office:value-type="string" calcext:value-type="string">
            <text:p>clrv</text:p>
          </table:table-cell>
          <table:table-cell table:style-name="ce39" office:value-type="string" calcext:value-type="string">
            <text:p>setn</text:p>
          </table:table-cell>
          <table:table-cell table:style-name="ce39" office:value-type="string" calcext:value-type="string">
            <text:p>clrn</text:p>
          </table:table-cell>
          <table:table-cell table:style-name="ce39" office:value-type="string" calcext:value-type="string">
            <text:p>setz</text:p>
          </table:table-cell>
          <table:table-cell table:style-name="ce39" office:value-type="string" calcext:value-type="string">
            <text:p>clrz</text:p>
          </table:table-cell>
          <table:table-cell table:style-name="ce39" office:value-type="string" calcext:value-type="string">
            <text:p>seto</text:p>
          </table:table-cell>
          <table:table-cell table:style-name="ce39" office:value-type="string" calcext:value-type="string">
            <text:p>clro</text:p>
          </table:table-cell>
          <table:table-cell table:style-name="ce39" office:value-type="string" calcext:value-type="string">
            <text:p>togc</text:p>
          </table:table-cell>
          <table:table-cell table:style-name="ce39" office:value-type="string" calcext:value-type="string">
            <text:p>togn</text:p>
          </table:table-cell>
          <table:table-cell table:style-name="ce39" office:value-type="string" calcext:value-type="string">
            <text:p>togz</text:p>
          </table:table-cell>
          <table:table-cell table:style-name="ce39" office:value-type="string" calcext:value-type="string">
            <text:p>togo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13" office:value-type="string" calcext:value-type="string">
            <text:p>pop mem16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13" office:value-type="string" calcext:value-type="string">
            <text:p>psh mem16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office:annotation draw:style-name="gr5" svg:width="2.899cm" svg:height="8.891cm" svg:x="81.61cm" svg:y="2.998cm" draw:caption-point-x="-0.61cm" draw:caption-point-y="1.51cm">
              <dc:creator>Autor desconhecido</dc:creator>
              <dc:date>2023-09-05T00:00:00</dc:date>
              <text:p>instruction: lea dest:r16, base:mem32</text:p>
              <text:p>format: OB(63).OS(1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mem32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office:annotation draw:style-name="gr5" svg:width="2.899cm" svg:height="8.891cm" svg:x="90.611cm" svg:y="2.998cm" draw:caption-point-x="-0.61cm" draw:caption-point-y="1.51cm">
              <dc:creator>Autor desconhecido</dc:creator>
              <dc:date>2023-09-05T00:00:00</dc:date>
              <text:p>instruction: sea base:mem32, src:r16</text:p>
              <text:p>format: OB(6B).OS(1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16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office:annotation draw:style-name="gr6" svg:width="2.899cm" svg:height="9.286cm" svg:x="99.612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8, data:imm8</text:p>
              <text:p>format: OB(44).OS1(1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8, imm8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office:annotation draw:style-name="gr6" svg:width="2.899cm" svg:height="9.286cm" svg:x="108.614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16, data:imm16</text:p>
              <text:p>format: OB(45).OS1(1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16, imm16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office:annotation draw:style-name="gr6" svg:width="2.899cm" svg:height="9.286cm" svg:x="117.615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32, data:imm32</text:p>
              <text:p>format: OB(46).OS1(1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32, imm32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office:annotation draw:style-name="gr8" svg:width="2.899cm" svg:height="10.471cm" svg:x="126.616cm" svg:y="2.998cm" draw:caption-point-x="-0.61cm" draw:caption-point-y="1.51cm">
              <dc:creator>Autor desconhecido</dc:creator>
              <dc:date>2023-09-05T00:00:00</dc:date>
              <text:p><text:span text:style-name="T1">instruction: stne v1:r32, </text:span>v2:r32, dest:r32</text:p>
              <text:p>format: OB(47).OS1(1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not equal, otherwise, move zero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20</text:p>
          </table:table-cell>
          <table:table-cell table:style-name="ce39" office:value-type="string" calcext:value-type="string">
            <text:p>jr imm16</text:p>
          </table:table-cell>
          <table:table-cell table:style-name="ce39" office:value-type="string" calcext:value-type="string">
            <text:p>jr.cc imm16</text:p>
          </table:table-cell>
          <table:table-cell table:style-name="ce39" office:value-type="string" calcext:value-type="string">
            <text:p>jr.cc r32, imm16</text:p>
          </table:table-cell>
          <table:table-cell table:style-name="ce39" office:value-type="string" calcext:value-type="string">
            <text:p>ja r32</text:p>
          </table:table-cell>
          <table:table-cell table:style-name="ce39" office:value-type="string" calcext:value-type="string">
            <text:p>ja imm32</text:p>
          </table:table-cell>
          <table:table-cell table:style-name="ce39" office:value-type="string" calcext:value-type="string">
            <text:p>ja.cc imm32</text:p>
          </table:table-cell>
          <table:table-cell table:style-name="ce39" office:value-type="string" calcext:value-type="string">
            <text:p>ja.cc r32, imm32</text:p>
          </table:table-cell>
          <table:table-cell table:style-name="ce39" office:value-type="string" calcext:value-type="string">
            <text:p>xjmp r32</text:p>
          </table:table-cell>
          <table:table-cell table:style-name="ce39" office:value-type="string" calcext:value-type="string">
            <text:p>br imm16</text:p>
          </table:table-cell>
          <table:table-cell table:style-name="ce39" office:value-type="string" calcext:value-type="string">
            <text:p>br.cc imm16</text:p>
          </table:table-cell>
          <table:table-cell table:style-name="ce39" office:value-type="string" calcext:value-type="string">
            <text:p>br.cc r32, imm16</text:p>
          </table:table-cell>
          <table:table-cell table:style-name="ce39" office:value-type="string" calcext:value-type="string">
            <text:p>ba r32</text:p>
          </table:table-cell>
          <table:table-cell table:style-name="ce39" office:value-type="string" calcext:value-type="string">
            <text:p>ba imm32</text:p>
          </table:table-cell>
          <table:table-cell table:style-name="ce39" office:value-type="string" calcext:value-type="string">
            <text:p>ba.cc imm32</text:p>
          </table:table-cell>
          <table:table-cell table:style-name="ce39" office:value-type="string" calcext:value-type="string">
            <text:p>ba.cc r32, imm32</text:p>
          </table:table-cell>
          <table:table-cell table:style-name="ce39" office:value-type="string" calcext:value-type="string">
            <text:p>xbch r32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13" office:value-type="string" calcext:value-type="string">
            <text:p>pop mem32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13" office:value-type="string" calcext:value-type="string">
            <text:p>psh mem32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office:annotation draw:style-name="gr5" svg:width="2.899cm" svg:height="8.891cm" svg:x="81.61cm" svg:y="4.497cm" draw:caption-point-x="-0.61cm" draw:caption-point-y="1.51cm">
              <dc:creator>Autor desconhecido</dc:creator>
              <dc:date>2023-09-05T00:00:00</dc:date>
              <text:p>instruction: lea dest:r32, base:mem32</text:p>
              <text:p>format: OB(63).OS(2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mem32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office:annotation draw:style-name="gr5" svg:width="2.899cm" svg:height="8.891cm" svg:x="90.611cm" svg:y="4.497cm" draw:caption-point-x="-0.61cm" draw:caption-point-y="1.51cm">
              <dc:creator>Autor desconhecido</dc:creator>
              <dc:date>2023-09-05T00:00:00</dc:date>
              <text:p>instruction: sea base:mem32, src:r32</text:p>
              <text:p>format: OB(6B).OS(2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32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office:annotation draw:style-name="gr7" svg:width="2.899cm" svg:height="10.076cm" svg:x="99.612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8, data:imm8</text:p>
              <text:p>format: OB(44).OS1(2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8, imm8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office:annotation draw:style-name="gr7" svg:width="2.899cm" svg:height="10.076cm" svg:x="108.614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16, data:imm16</text:p>
              <text:p>format: OB(45).OS1(2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16, imm16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office:annotation draw:style-name="gr7" svg:width="2.899cm" svg:height="10.076cm" svg:x="117.615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32, data:imm32</text:p>
              <text:p>format: OB(46).OS1(2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32, imm32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office:annotation draw:style-name="gr9" svg:width="2.899cm" svg:height="11.261cm" svg:x="126.616cm" svg:y="4.497cm" draw:caption-point-x="-0.61cm" draw:caption-point-y="1.51cm">
              <dc:creator>Autor desconhecido</dc:creator>
              <dc:date>2023-09-05T00:00:00</dc:date>
              <text:p><text:span text:style-name="T1">instruction: stgt v1:r32, </text:span>v2:r32, dest:r32</text:p>
              <text:p>format: OB(47).OS1(2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g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30</text:p>
          </table:table-cell>
          <table:table-cell table:style-name="ce39" office:value-type="string" calcext:value-type="string">
            <text:p>ret</text:p>
          </table:table-cell>
          <table:table-cell table:style-name="ce39" office:value-type="string" calcext:value-type="string">
            <text:p>iret</text:p>
          </table:table-cell>
          <table:table-cell table:style-name="ce39" office:value-type="string" calcext:value-type="string">
            <text:p>int</text:p>
          </table:table-cell>
          <table:table-cell table:style-name="ce39"/>
          <table:table-cell table:style-name="ce39" office:value-type="string" calcext:value-type="string">
            <text:p>enter</text:p>
          </table:table-cell>
          <table:table-cell table:style-name="ce39" office:value-type="string" calcext:value-type="string">
            <text:p>enter imm16</text:p>
          </table:table-cell>
          <table:table-cell table:style-name="ce39" office:value-type="string" calcext:value-type="string">
            <text:p>enter r16</text:p>
          </table:table-cell>
          <table:table-cell table:style-name="ce39" office:value-type="string" calcext:value-type="string">
            <text:p>leave</text:p>
          </table:table-cell>
          <table:table-cell table:style-name="ce39" table:content-validation-name="val25" office:value-type="string" calcext:value-type="string">
            <text:p>mvtcs r16</text:p>
          </table:table-cell>
          <table:table-cell table:style-name="ce39" table:content-validation-name="val26" office:value-type="string" calcext:value-type="string">
            <text:p>mvtstd r32</text:p>
          </table:table-cell>
          <table:table-cell table:style-name="ce39" office:value-type="string" calcext:value-type="string">
            <text:p>mvfir r32, ir32</text:p>
          </table:table-cell>
          <table:table-cell table:style-name="ce39"/>
          <table:table-cell table:style-name="ce39" office:value-type="string" calcext:value-type="string">
            <text:p>mvfisp r32</text:p>
          </table:table-cell>
          <table:table-cell table:style-name="ce39" office:value-type="string" calcext:value-type="string">
            <text:p>mvtisp r32</text:p>
          </table:table-cell>
          <table:table-cell table:style-name="ce39" table:number-columns-repeated="2"/>
          <table:table-cell table:number-columns-repeated="13"/>
          <table:table-cell table:style-name="ce13" office:value-type="string" calcext:value-type="string">
            <text:p>0x3</text:p>
          </table:table-cell>
          <table:table-cell table:style-name="ce39" office:value-type="string" calcext:value-type="string">
            <office:annotation draw:style-name="gr7" svg:width="2.899cm" svg:height="10.076cm" svg:x="99.612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8, data:imm8</text:p>
              <text:p>format: OB(44).OS1(3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8, imm8</text:p>
          </table:table-cell>
          <table:table-cell/>
          <table:table-cell table:style-name="ce13" office:value-type="string" calcext:value-type="string">
            <text:p>0x3</text:p>
          </table:table-cell>
          <table:table-cell table:style-name="ce39" office:value-type="string" calcext:value-type="string">
            <office:annotation draw:style-name="gr7" svg:width="2.899cm" svg:height="10.076cm" svg:x="108.614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16, data:imm16</text:p>
              <text:p>format: OB(45).OS1(3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16, imm16</text:p>
          </table:table-cell>
          <table:table-cell/>
          <table:table-cell table:style-name="ce13" office:value-type="string" calcext:value-type="string">
            <text:p>0x3</text:p>
          </table:table-cell>
          <table:table-cell table:style-name="ce39" office:value-type="string" calcext:value-type="string">
            <office:annotation draw:style-name="gr7" svg:width="2.899cm" svg:height="10.076cm" svg:x="117.615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32, data:imm32</text:p>
              <text:p>format: OB(46).OS1(3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32, imm32</text:p>
          </table:table-cell>
          <table:table-cell/>
          <table:table-cell table:style-name="ce13" office:value-type="string" calcext:value-type="string">
            <text:p>0x3</text:p>
          </table:table-cell>
          <table:table-cell table:style-name="ce39" office:value-type="string" calcext:value-type="string">
            <office:annotation draw:style-name="gr9" svg:width="2.899cm" svg:height="11.261cm" svg:x="126.616cm" svg:y="5.997cm" draw:caption-point-x="-0.61cm" draw:caption-point-y="1.51cm">
              <dc:creator>Autor desconhecido</dc:creator>
              <dc:date>2023-09-05T00:00:00</dc:date>
              <text:p><text:span text:style-name="T1">instruction: stlt v1:r32, </text:span>v2:r32, dest:r32</text:p>
              <text:p>format: OB(47).OS1(3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l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40</text:p>
          </table:table-cell>
          <table:table-cell table:style-name="ce39" table:number-columns-repeated="4"/>
          <table:table-cell table:style-name="ce39" table:content-validation-name="val14" office:value-type="string" calcext:value-type="string">
            <text:p>mveq r32, r32, r8, imm8</text:p>
          </table:table-cell>
          <table:table-cell table:style-name="ce39" table:content-validation-name="val15" office:value-type="string" calcext:value-type="string">
            <text:p>mveq r32, r32, r16, imm16</text:p>
          </table:table-cell>
          <table:table-cell table:style-name="ce39" table:content-validation-name="val16" office:value-type="string" calcext:value-type="string">
            <text:p>mveq r32, r32, r32, imm32</text:p>
          </table:table-cell>
          <table:table-cell table:style-name="ce39"/>
          <table:table-cell table:style-name="ce39" office:value-type="string" calcext:value-type="string">
            <text:p>cvbtw r32, r8</text:p>
          </table:table-cell>
          <table:table-cell table:style-name="ce39" office:value-type="string" calcext:value-type="string">
            <text:p>cvbtw r32, d8</text:p>
          </table:table-cell>
          <table:table-cell table:style-name="ce39" office:value-type="string" calcext:value-type="string">
            <text:p>cvhtw r32, r16</text:p>
          </table:table-cell>
          <table:table-cell table:style-name="ce39" office:value-type="string" calcext:value-type="string">
            <text:p>cvhtw r32, d16</text:p>
          </table:table-cell>
          <table:table-cell table:style-name="ce39" office:value-type="string" calcext:value-type="string">
            <text:p>cvbth r16, r8</text:p>
          </table:table-cell>
          <table:table-cell table:style-name="ce39" office:value-type="string" calcext:value-type="string">
            <text:p>cvbth r16, d8</text:p>
          </table:table-cell>
          <table:table-cell table:style-name="ce39"/>
          <table:table-cell table:style-name="ce39" table:content-validation-name="val34" office:value-type="string" calcext:value-type="string">
            <text:p>steq r32, r32, r3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B</text:p>
          </table:table-cell>
          <table:table-cell table:number-columns-repeated="4"/>
          <table:table-cell table:style-name="ce13" office:value-type="string" calcext:value-type="string">
            <text:p>0x4</text:p>
          </table:table-cell>
          <table:table-cell table:style-name="ce39" office:value-type="string" calcext:value-type="string">
            <office:annotation draw:style-name="gr8" svg:width="2.899cm" svg:height="10.471cm" svg:x="99.612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8, data:imm8</text:p>
              <text:p>format: OB(44).OS1(4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8, imm8</text:p>
          </table:table-cell>
          <table:table-cell/>
          <table:table-cell table:style-name="ce13" office:value-type="string" calcext:value-type="string">
            <text:p>0x4</text:p>
          </table:table-cell>
          <table:table-cell table:style-name="ce39" office:value-type="string" calcext:value-type="string">
            <office:annotation draw:style-name="gr8" svg:width="2.899cm" svg:height="10.471cm" svg:x="108.614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16, data:imm16</text:p>
              <text:p>format: OB(45).OS1(4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16, imm16</text:p>
          </table:table-cell>
          <table:table-cell/>
          <table:table-cell table:style-name="ce13" office:value-type="string" calcext:value-type="string">
            <text:p>0x4</text:p>
          </table:table-cell>
          <table:table-cell table:style-name="ce39" office:value-type="string" calcext:value-type="string">
            <office:annotation draw:style-name="gr8" svg:width="2.899cm" svg:height="10.471cm" svg:x="117.615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32, data:imm32</text:p>
              <text:p>format: OB(46).OS1(4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32, imm32</text:p>
          </table:table-cell>
          <table:table-cell/>
          <table:table-cell table:style-name="ce13" office:value-type="string" calcext:value-type="string">
            <text:p>0x4</text:p>
          </table:table-cell>
          <table:table-cell table:style-name="ce39" office:value-type="string" calcext:value-type="string">
            <office:annotation draw:style-name="gr9" svg:width="2.899cm" svg:height="11.261cm" svg:x="126.616cm" svg:y="7.496cm" draw:caption-point-x="-0.61cm" draw:caption-point-y="1.51cm">
              <dc:creator>Autor desconhecido</dc:creator>
              <dc:date>2023-09-05T00:00:00</dc:date>
              <text:p><text:span text:style-name="T1">instruction: stge v1:r32, </text:span>v2:r32, dest:r32</text:p>
              <text:p>format: OB(47).OS1(4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 or equal, otherwise, move zero.</text:p>
              <text:p>alg:</text:p>
              <text:p><text:span text:style-name="T1"><text:tab/></text:span><text:span text:style-name="T1">if (u32(v1)&g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50</text:p>
          </table:table-cell>
          <table:table-cell table:style-name="ce39" office:value-type="string" calcext:value-type="string">
            <text:p>pop r8</text:p>
          </table:table-cell>
          <table:table-cell table:style-name="ce39" office:value-type="string" calcext:value-type="string">
            <text:p>pop r16</text:p>
          </table:table-cell>
          <table:table-cell table:style-name="ce39" office:value-type="string" calcext:value-type="string">
            <text:p>pop r32</text:p>
          </table:table-cell>
          <table:table-cell table:style-name="ce39" table:content-validation-name="val4" office:value-type="string" calcext:value-type="string">
            <text:p>pop mem8</text:p>
          </table:table-cell>
          <table:table-cell table:style-name="ce39" office:value-type="string" calcext:value-type="string">
            <text:p>psh r8</text:p>
          </table:table-cell>
          <table:table-cell table:style-name="ce39" office:value-type="string" calcext:value-type="string">
            <text:p>psh r16</text:p>
          </table:table-cell>
          <table:table-cell table:style-name="ce39" office:value-type="string" calcext:value-type="string">
            <text:p>psh r32</text:p>
          </table:table-cell>
          <table:table-cell table:style-name="ce39" table:content-validation-name="val17" office:value-type="string" calcext:value-type="string">
            <text:p>psh mem8</text:p>
          </table:table-cell>
          <table:table-cell table:style-name="ce39" office:value-type="string" calcext:value-type="string">
            <text:p>psh imm8</text:p>
          </table:table-cell>
          <table:table-cell table:style-name="ce39" office:value-type="string" calcext:value-type="string">
            <text:p>psh imm16</text:p>
          </table:table-cell>
          <table:table-cell table:style-name="ce39" office:value-type="string" calcext:value-type="string">
            <text:p>psh imm32</text:p>
          </table:table-cell>
          <table:table-cell table:style-name="ce39" office:value-type="string" calcext:value-type="string">
            <office:annotation draw:style-name="gr10" svg:width="2.899cm" svg:height="4.546cm" svg:x="42.605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lower half of ST</text:p>
              <text:p><text:span text:style-name="T1">Alg: -</text:span></text:p>
              <text:p>Inter: -</text:p>
            </office:annotation>
            <text:p>poplst</text:p>
          </table:table-cell>
          <table:table-cell table:style-name="ce39" office:value-type="string" calcext:value-type="string">
            <office:annotation draw:style-name="gr4" svg:width="2.899cm" svg:height="4.151cm" svg:x="45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ST</text:p>
              <text:p><text:span text:style-name="T1">Alg: -</text:span></text:p>
              <text:p>Inter: -</text:p>
            </office:annotation>
            <text:p>popst</text:p>
          </table:table-cell>
          <table:table-cell table:style-name="ce39" office:value-type="string" calcext:value-type="string">
            <office:annotation draw:style-name="gr10" svg:width="2.899cm" svg:height="4.546cm" svg:x="48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lower half of ST</text:p>
              <text:p><text:span text:style-name="T1">Alg: -</text:span></text:p>
              <text:p>Inter: -</text:p>
            </office:annotation>
            <text:p>pshlst</text:p>
          </table:table-cell>
          <table:table-cell table:style-name="ce39" office:value-type="string" calcext:value-type="string">
            <office:annotation draw:style-name="gr10" svg:width="2.899cm" svg:height="4.546cm" svg:x="51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ST value</text:p>
              <text:p><text:span text:style-name="T1">Alg: -</text:span></text:p>
              <text:p>Inter: -</text:p>
            </office:annotation>
            <text:p>pshst</text:p>
          </table:table-cell>
          <table:table-cell table:style-name="ce39" office:value-type="string" calcext:value-type="string">
            <text:p>updfp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text:p>mov r8, imm8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text:p>mov mem8, reg8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text:p>xchg reg8, mem8</text:p>
          </table:table-cell>
          <table:table-cell table:number-columns-repeated="4"/>
          <table:table-cell table:style-name="ce13" office:value-type="string" calcext:value-type="string">
            <text:p>0x5</text:p>
          </table:table-cell>
          <table:table-cell table:style-name="ce39" office:value-type="string" calcext:value-type="string">
            <office:annotation draw:style-name="gr8" svg:width="2.899cm" svg:height="10.471cm" svg:x="99.612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8, data:imm8</text:p>
              <text:p>format: OB(44).OS1(5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8, imm8</text:p>
          </table:table-cell>
          <table:table-cell/>
          <table:table-cell table:style-name="ce13" office:value-type="string" calcext:value-type="string">
            <text:p>0x5</text:p>
          </table:table-cell>
          <table:table-cell table:style-name="ce39" office:value-type="string" calcext:value-type="string">
            <office:annotation draw:style-name="gr8" svg:width="2.899cm" svg:height="10.471cm" svg:x="108.614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16, data:imm16</text:p>
              <text:p>format: OB(45).OS1(5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16, imm16</text:p>
          </table:table-cell>
          <table:table-cell/>
          <table:table-cell table:style-name="ce13" office:value-type="string" calcext:value-type="string">
            <text:p>0x5</text:p>
          </table:table-cell>
          <table:table-cell table:style-name="ce39" office:value-type="string" calcext:value-type="string">
            <office:annotation draw:style-name="gr8" svg:width="2.899cm" svg:height="10.471cm" svg:x="117.615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32, data:imm32</text:p>
              <text:p>format: OB(46).OS1(5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32, imm32</text:p>
          </table:table-cell>
          <table:table-cell/>
          <table:table-cell table:style-name="ce13" office:value-type="string" calcext:value-type="string">
            <text:p>0x5</text:p>
          </table:table-cell>
          <table:table-cell table:style-name="ce39" office:value-type="string" calcext:value-type="string">
            <office:annotation draw:style-name="gr9" svg:width="2.899cm" svg:height="11.261cm" svg:x="126.616cm" svg:y="8.995cm" draw:caption-point-x="-0.61cm" draw:caption-point-y="1.51cm">
              <dc:creator>Autor desconhecido</dc:creator>
              <dc:date>2023-09-05T00:00:00</dc:date>
              <text:p><text:span text:style-name="T1">instruction: stle v1:r32, </text:span>v2:r32, dest:r32</text:p>
              <text:p>format: OB(47).OS1(5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lesser or equal, otherwise, move zero.</text:p>
              <text:p>alg:</text:p>
              <text:p><text:span text:style-name="T1"><text:tab/></text:span><text:span text:style-name="T1">if (u32(v1)&l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60</text:p>
          </table:table-cell>
          <table:table-cell table:style-name="ce39" office:value-type="string" calcext:value-type="string">
            <office:annotation draw:style-name="gr11" svg:width="2.899cm" svg:height="8.101cm" svg:x="9.601cm" svg:y="10.494cm" draw:caption-point-x="-0.61cm" draw:caption-point-y="1.51cm">
              <dc:creator>Autor desconhecido</dc:creator>
              <dc:date>2023-09-05T00:00:00</dc:date>
              <text:p>instruction: lea dest:r8, base:r32</text:p>
              <text:p>format: OB(60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r32</text:p>
          </table:table-cell>
          <table:table-cell table:style-name="ce39" office:value-type="string" calcext:value-type="string">
            <office:annotation draw:style-name="gr12" svg:width="2.899cm" svg:height="8.496cm" svg:x="12.602cm" svg:y="10.494cm" draw:caption-point-x="-0.61cm" draw:caption-point-y="1.51cm">
              <dc:creator>Autor desconhecido</dc:creator>
              <dc:date>2023-09-05T00:00:00</dc:date>
              <text:p>instruction: lea dest:r16, base:r32</text:p>
              <text:p>format: OB(61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r32</text:p>
          </table:table-cell>
          <table:table-cell table:style-name="ce39" office:value-type="string" calcext:value-type="string">
            <office:annotation draw:style-name="gr12" svg:width="2.899cm" svg:height="8.496cm" svg:x="15.602cm" svg:y="10.494cm" draw:caption-point-x="-0.61cm" draw:caption-point-y="1.51cm">
              <dc:creator>Autor desconhecido</dc:creator>
              <dc:date>2023-09-05T00:00:00</dc:date>
              <text:p>instruction: lea dest:r32, base:r32</text:p>
              <text:p>format: OB(62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r32</text:p>
          </table:table-cell>
          <table:table-cell table:style-name="ce39" table:content-validation-name="val5" office:value-type="string" calcext:value-type="string">
            <text:p>lea r8, mem32</text:p>
          </table:table-cell>
          <table:table-cell table:style-name="ce39" office:value-type="string" calcext:value-type="string">
            <office:annotation draw:style-name="gr13" svg:width="2.899cm" svg:height="9.681cm" svg:x="21.603cm" svg:y="10.494cm" draw:caption-point-x="-0.61cm" draw:caption-point-y="1.51cm">
              <dc:creator>Autor desconhecido</dc:creator>
              <dc:date>2023-09-05T00:00:00</dc:date>
              <text:p>instruction: lea dest:r8, base:r32, offs:imm16</text:p>
              <text:p>format: OB(64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8, r32, imm16</text:p>
          </table:table-cell>
          <table:table-cell table:style-name="ce39" office:value-type="string" calcext:value-type="string">
            <office:annotation draw:style-name="gr13" svg:width="2.899cm" svg:height="9.681cm" svg:x="24.603cm" svg:y="10.494cm" draw:caption-point-x="-0.61cm" draw:caption-point-y="1.51cm">
              <dc:creator>Autor desconhecido</dc:creator>
              <dc:date>2023-09-05T00:00:00</dc:date>
              <text:p>instruction: lea dest:r16, base:r32, offs:imm16</text:p>
              <text:p>format: OB(65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16, r32, imm16</text:p>
          </table:table-cell>
          <table:table-cell table:style-name="ce39" office:value-type="string" calcext:value-type="string">
            <office:annotation draw:style-name="gr13" svg:width="2.899cm" svg:height="9.681cm" svg:x="27.603cm" svg:y="10.494cm" draw:caption-point-x="-0.61cm" draw:caption-point-y="1.51cm">
              <dc:creator>Autor desconhecido</dc:creator>
              <dc:date>2023-09-05T00:00:00</dc:date>
              <text:p>instruction: lea dest:r32, base:r32, offs:imm16</text:p>
              <text:p>format: OB(66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32, r32, imm16</text:p>
          </table:table-cell>
          <table:table-cell table:style-name="ce39" office:value-type="string" calcext:value-type="string">
            <office:annotation draw:style-name="gr13" svg:width="2.899cm" svg:height="9.681cm" svg:x="30.604cm" svg:y="10.494cm" draw:caption-point-x="-0.61cm" draw:caption-point-y="1.51cm">
              <dc:creator>Autor desconhecido</dc:creator>
              <dc:date>2023-09-05T00:00:00</dc:date>
              <text:p>instruction: lea dest:r32, base:r32, offs:imm32</text:p>
              <text:p>format: OB(67).OS.MV32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offs]]</text:span></text:p>
              <text:p>Inter: -</text:p>
            </office:annotation>
            <text:p>lea r32, 32, imm32</text:p>
          </table:table-cell>
          <table:table-cell table:style-name="ce39" office:value-type="string" calcext:value-type="string">
            <office:annotation draw:style-name="gr11" svg:width="2.899cm" svg:height="8.101cm" svg:x="33.604cm" svg:y="10.494cm" draw:caption-point-x="-0.61cm" draw:caption-point-y="1.51cm">
              <dc:creator>Autor desconhecido</dc:creator>
              <dc:date>2023-09-05T00:00:00</dc:date>
              <text:p>instruction: sea base:r32, src:r8</text:p>
              <text:p>format: OB(68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8</text:p>
          </table:table-cell>
          <table:table-cell table:style-name="ce39" office:value-type="string" calcext:value-type="string">
            <office:annotation draw:style-name="gr11" svg:width="2.899cm" svg:height="8.101cm" svg:x="36.605cm" svg:y="10.494cm" draw:caption-point-x="-0.61cm" draw:caption-point-y="1.51cm">
              <dc:creator>Autor desconhecido</dc:creator>
              <dc:date>2023-09-05T00:00:00</dc:date>
              <text:p>instruction: sea base:r32, src:r16</text:p>
              <text:p>format: OB(69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16</text:p>
          </table:table-cell>
          <table:table-cell table:style-name="ce39" office:value-type="string" calcext:value-type="string">
            <office:annotation draw:style-name="gr11" svg:width="2.899cm" svg:height="8.101cm" svg:x="39.605cm" svg:y="10.494cm" draw:caption-point-x="-0.61cm" draw:caption-point-y="1.51cm">
              <dc:creator>Autor desconhecido</dc:creator>
              <dc:date>2023-09-05T00:00:00</dc:date>
              <text:p>instruction: sea base:r32, src:r32</text:p>
              <text:p>format: OB(6A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32</text:p>
          </table:table-cell>
          <table:table-cell table:style-name="ce39" table:content-validation-name="val27" office:value-type="string" calcext:value-type="string">
            <text:p>sea mem32, r8</text:p>
          </table:table-cell>
          <table:table-cell table:style-name="ce39" office:value-type="string" calcext:value-type="string">
            <office:annotation draw:style-name="gr7" svg:width="2.899cm" svg:height="10.076cm" svg:x="45.606cm" svg:y="10.494cm" draw:caption-point-x="-0.61cm" draw:caption-point-y="1.51cm">
              <dc:creator>Autor desconhecido</dc:creator>
              <dc:date>2023-09-05T00:00:00</dc:date>
              <text:p>instruction: sea base:r32, offs:imm16, src:r8</text:p>
              <text:p>format: OB(6C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8</text:p>
          </table:table-cell>
          <table:table-cell table:style-name="ce39" office:value-type="string" calcext:value-type="string">
            <office:annotation draw:style-name="gr7" svg:width="2.899cm" svg:height="10.076cm" svg:x="48.606cm" svg:y="10.494cm" draw:caption-point-x="-0.61cm" draw:caption-point-y="1.51cm">
              <dc:creator>Autor desconhecido</dc:creator>
              <dc:date>2023-09-05T00:00:00</dc:date>
              <text:p>instruction: sea base:r32, offs:imm16, src:r16</text:p>
              <text:p>format: OB(6D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16</text:p>
          </table:table-cell>
          <table:table-cell table:style-name="ce39" office:value-type="string" calcext:value-type="string">
            <office:annotation draw:style-name="gr7" svg:width="2.899cm" svg:height="10.076cm" svg:x="51.606cm" svg:y="10.494cm" draw:caption-point-x="-0.61cm" draw:caption-point-y="1.51cm">
              <dc:creator>Autor desconhecido</dc:creator>
              <dc:date>2023-09-05T00:00:00</dc:date>
              <text:p>instruction: sea base:r32, offs:imm32, src:r32</text:p>
              <text:p>format: OB(6E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32</text:p>
          </table:table-cell>
          <table:table-cell table:style-name="ce39" office:value-type="string" calcext:value-type="string">
            <office:annotation draw:style-name="gr13" svg:width="2.899cm" svg:height="9.681cm" svg:x="54.607cm" svg:y="10.494cm" draw:caption-point-x="-0.61cm" draw:caption-point-y="1.51cm">
              <dc:creator>Autor desconhecido</dc:creator>
              <dc:date>2023-09-05T00:00:00</dc:date>
              <text:p>instruction: sea base:r32, offs:imm32, src:r32</text:p>
              <text:p>format: OB(6F).OS.MV32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offs]] &lt;- src</text:span></text:p>
              <text:p>Inter: -</text:p>
            </office:annotation>
            <text:p>sea r32, imm32, r32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text:p>mov r16, imm16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text:p>mov mem16, reg16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text:p>xchg reg16, mem16</text:p>
          </table:table-cell>
          <table:table-cell table:number-columns-repeated="4"/>
          <table:table-cell table:style-name="ce13" office:value-type="string" calcext:value-type="string">
            <text:p>0x6</text:p>
          </table:table-cell>
          <table:table-cell table:style-name="ce39" office:value-type="string" calcext:value-type="string">
            <office:annotation draw:style-name="gr6" svg:width="2.899cm" svg:height="9.286cm" svg:x="99.612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8, imm8</text:p>
          </table:table-cell>
          <table:table-cell/>
          <table:table-cell table:style-name="ce13" office:value-type="string" calcext:value-type="string">
            <text:p>0x6</text:p>
          </table:table-cell>
          <table:table-cell table:style-name="ce39" office:value-type="string" calcext:value-type="string">
            <office:annotation draw:style-name="gr6" svg:width="2.899cm" svg:height="9.286cm" svg:x="108.614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16, imm16</text:p>
          </table:table-cell>
          <table:table-cell/>
          <table:table-cell table:style-name="ce13" office:value-type="string" calcext:value-type="string">
            <text:p>0x6</text:p>
          </table:table-cell>
          <table:table-cell table:style-name="ce39" office:value-type="string" calcext:value-type="string">
            <office:annotation draw:style-name="gr6" svg:width="2.899cm" svg:height="9.286cm" svg:x="117.615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32, imm32</text:p>
          </table:table-cell>
          <table:table-cell/>
          <table:table-cell table:style-name="ce13" office:value-type="string" calcext:value-type="string">
            <text:p>0x6</text:p>
          </table:table-cell>
          <table:table-cell table:style-name="ce39" office:value-type="string" calcext:value-type="string">
            <office:annotation draw:style-name="gr8" svg:width="2.899cm" svg:height="10.471cm" svg:x="126.616cm" svg:y="10.494cm" draw:caption-point-x="-0.61cm" draw:caption-point-y="1.51cm">
              <dc:creator>Autor desconhecido</dc:creator>
              <dc:date>2023-09-05T00:00:00</dc:date>
              <text:p><text:span text:style-name="T1">instruction: stab v1:r32, </text:span>v2:r32, dest:r32</text:p>
              <text:p>format: OB(47).OS1(6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, otherwise, move zero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70</text:p>
          </table:table-cell>
          <table:table-cell table:style-name="ce39" office:value-type="string" calcext:value-type="string">
            <text:p>mov r8, r8</text:p>
          </table:table-cell>
          <table:table-cell table:style-name="ce39" office:value-type="string" calcext:value-type="string">
            <text:p>mov r16, r16</text:p>
          </table:table-cell>
          <table:table-cell table:style-name="ce39" office:value-type="string" calcext:value-type="string">
            <text:p>mov r32, r32</text:p>
          </table:table-cell>
          <table:table-cell table:style-name="ce39" table:content-validation-name="val6" office:value-type="string" calcext:value-type="string">
            <text:p>mov r8, imm8</text:p>
          </table:table-cell>
          <table:table-cell table:style-name="ce39" office:value-type="string" calcext:value-type="string">
            <text:p>mov mem8, imm8</text:p>
          </table:table-cell>
          <table:table-cell table:style-name="ce39" office:value-type="string" calcext:value-type="string">
            <text:p>mov mem16, imm16</text:p>
          </table:table-cell>
          <table:table-cell table:style-name="ce39" office:value-type="string" calcext:value-type="string">
            <text:p>mov mem32, imm32</text:p>
          </table:table-cell>
          <table:table-cell table:style-name="ce39" table:content-validation-name="val18" office:value-type="string" calcext:value-type="string">
            <text:p>mov mem8, reg8</text:p>
          </table:table-cell>
          <table:table-cell table:style-name="ce39" office:value-type="string" calcext:value-type="string">
            <text:p>xchg r8, r8</text:p>
          </table:table-cell>
          <table:table-cell table:style-name="ce39" office:value-type="string" calcext:value-type="string">
            <text:p>xchg r16, r16</text:p>
          </table:table-cell>
          <table:table-cell table:style-name="ce39" office:value-type="string" calcext:value-type="string">
            <text:p>xchg r32, r32</text:p>
          </table:table-cell>
          <table:table-cell table:style-name="ce39" table:content-validation-name="val28" office:value-type="string" calcext:value-type="string">
            <text:p>xchg reg8, mem8</text:p>
          </table:table-cell>
          <table:table-cell table:style-name="ce39" table:number-columns-repeated="4"/>
          <table:table-cell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text:p>mov r32, imm32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text:p>mov mem32, reg32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text:p>xchg reg32, mem32</text:p>
          </table:table-cell>
          <table:table-cell table:number-columns-repeated="4"/>
          <table:table-cell table:style-name="ce13" office:value-type="string" calcext:value-type="string">
            <text:p>0x7</text:p>
          </table:table-cell>
          <table:table-cell table:style-name="ce39" office:value-type="string" calcext:value-type="string">
            <office:annotation draw:style-name="gr6" svg:width="2.899cm" svg:height="9.286cm" svg:x="99.612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8, data:imm8</text:p>
              <text:p>format: OB(44).OS1(7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8, imm8</text:p>
          </table:table-cell>
          <table:table-cell/>
          <table:table-cell table:style-name="ce13" office:value-type="string" calcext:value-type="string">
            <text:p>0x7</text:p>
          </table:table-cell>
          <table:table-cell table:style-name="ce39" office:value-type="string" calcext:value-type="string">
            <office:annotation draw:style-name="gr6" svg:width="2.899cm" svg:height="9.286cm" svg:x="108.614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16, data:imm16</text:p>
              <text:p>format: OB(45).OS1(7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16, imm16</text:p>
          </table:table-cell>
          <table:table-cell/>
          <table:table-cell table:style-name="ce13" office:value-type="string" calcext:value-type="string">
            <text:p>0x7</text:p>
          </table:table-cell>
          <table:table-cell table:style-name="ce39" office:value-type="string" calcext:value-type="string">
            <office:annotation draw:style-name="gr6" svg:width="2.899cm" svg:height="9.286cm" svg:x="117.615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32, data:imm32</text:p>
              <text:p>format: OB(46).OS1(7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32, imm32</text:p>
          </table:table-cell>
          <table:table-cell/>
          <table:table-cell table:style-name="ce13" office:value-type="string" calcext:value-type="string">
            <text:p>0x7</text:p>
          </table:table-cell>
          <table:table-cell table:style-name="ce39" office:value-type="string" calcext:value-type="string">
            <office:annotation draw:style-name="gr8" svg:width="2.899cm" svg:height="10.471cm" svg:x="126.616cm" svg:y="11.994cm" draw:caption-point-x="-0.61cm" draw:caption-point-y="1.51cm">
              <dc:creator>Autor desconhecido</dc:creator>
              <dc:date>2023-09-05T00:00:00</dc:date>
              <text:p><text:span text:style-name="T1">instruction: stbl v1:r32, </text:span>v2:r32, dest:r32</text:p>
              <text:p>format: OB(47).OS1(7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80</text:p>
          </table:table-cell>
          <table:table-cell table:style-name="ce39" office:value-type="string" calcext:value-type="string">
            <text:p>adc r8, r8</text:p>
          </table:table-cell>
          <table:table-cell table:style-name="ce39" office:value-type="string" calcext:value-type="string">
            <text:p>adc r16, r16</text:p>
          </table:table-cell>
          <table:table-cell table:style-name="ce39" office:value-type="string" calcext:value-type="string">
            <text:p>adc r32, r32</text:p>
          </table:table-cell>
          <table:table-cell table:style-name="ce39" table:content-validation-name="val7" office:value-type="string" calcext:value-type="string">
            <text:p>adc r8, imm8</text:p>
          </table:table-cell>
          <table:table-cell table:style-name="ce39" office:value-type="string" calcext:value-type="string">
            <text:p>add r8, r8</text:p>
          </table:table-cell>
          <table:table-cell table:style-name="ce39" office:value-type="string" calcext:value-type="string">
            <text:p>add r16, r16</text:p>
          </table:table-cell>
          <table:table-cell table:style-name="ce39" office:value-type="string" calcext:value-type="string">
            <text:p>add r32, r32</text:p>
          </table:table-cell>
          <table:table-cell table:style-name="ce39" table:content-validation-name="val19" office:value-type="string" calcext:value-type="string">
            <text:p>add r8, imm8</text:p>
          </table:table-cell>
          <table:table-cell table:style-name="ce39" office:value-type="string" calcext:value-type="string">
            <text:p>sbb r8, r8</text:p>
          </table:table-cell>
          <table:table-cell table:style-name="ce39" office:value-type="string" calcext:value-type="string">
            <text:p>sbb r16, r16</text:p>
          </table:table-cell>
          <table:table-cell table:style-name="ce39" office:value-type="string" calcext:value-type="string">
            <text:p>sbb r32, r32</text:p>
          </table:table-cell>
          <table:table-cell table:style-name="ce39" table:content-validation-name="val29" office:value-type="string" calcext:value-type="string">
            <text:p>sbb r8, imm8</text:p>
          </table:table-cell>
          <table:table-cell table:style-name="ce39" office:value-type="string" calcext:value-type="string">
            <text:p>sub r8, r8</text:p>
          </table:table-cell>
          <table:table-cell table:style-name="ce39" office:value-type="string" calcext:value-type="string">
            <text:p>sub r16, r16</text:p>
          </table:table-cell>
          <table:table-cell table:style-name="ce39" office:value-type="string" calcext:value-type="string">
            <text:p>sub r32, r32</text:p>
          </table:table-cell>
          <table:table-cell table:style-name="ce39" table:content-validation-name="val35" office:value-type="string" calcext:value-type="string">
            <text:p>sub r8, imm8</text:p>
          </table:table-cell>
          <table:table-cell/>
          <table:table-cell table:style-name="ce13" office:value-type="string" calcext:value-type="string">
            <text:p>0x3</text:p>
          </table:table-cell>
          <table:table-cell table:style-name="ce39" office:value-type="string" calcext:value-type="string">
            <text:p>mov r8, mem8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13" office:value-type="string" calcext:value-type="string">
            <text:p>0x8</text:p>
          </table:table-cell>
          <table:table-cell table:style-name="ce39" office:value-type="string" calcext:value-type="string">
            <office:annotation draw:style-name="gr13" svg:width="2.899cm" svg:height="9.681cm" svg:x="99.612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8, data:imm8</text:p>
              <text:p>format: OB(44).OS1(8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8, imm8</text:p>
          </table:table-cell>
          <table:table-cell/>
          <table:table-cell table:style-name="ce13" office:value-type="string" calcext:value-type="string">
            <text:p>0x8</text:p>
          </table:table-cell>
          <table:table-cell table:style-name="ce39" office:value-type="string" calcext:value-type="string">
            <office:annotation draw:style-name="gr13" svg:width="2.899cm" svg:height="9.681cm" svg:x="108.614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16, data:imm16</text:p>
              <text:p>format: OB(45).OS1(8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16, imm16</text:p>
          </table:table-cell>
          <table:table-cell/>
          <table:table-cell table:style-name="ce13" office:value-type="string" calcext:value-type="string">
            <text:p>0x8</text:p>
          </table:table-cell>
          <table:table-cell table:style-name="ce39" office:value-type="string" calcext:value-type="string">
            <office:annotation draw:style-name="gr13" svg:width="2.899cm" svg:height="9.681cm" svg:x="117.615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32, data:imm32</text:p>
              <text:p>format: OB(46).OS1(8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32, imm32</text:p>
          </table:table-cell>
          <table:table-cell/>
          <table:table-cell table:style-name="ce13" office:value-type="string" calcext:value-type="string">
            <text:p>0x8</text:p>
          </table:table-cell>
          <table:table-cell table:style-name="ce39" office:value-type="string" calcext:value-type="string">
            <office:annotation draw:style-name="gr8" svg:width="2.899cm" svg:height="10.471cm" svg:x="126.616cm" svg:y="13.493cm" draw:caption-point-x="-0.61cm" draw:caption-point-y="1.51cm">
              <dc:creator>Autor desconhecido</dc:creator>
              <dc:date>2023-09-05T00:00:00</dc:date>
              <text:p><text:span text:style-name="T1">instruction: stab v1:r32, </text:span>v2:r32, dest:r32</text:p>
              <text:p>format: OB(47).OS1(8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 or equal, otherwise, move zero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90</text:p>
          </table:table-cell>
          <table:table-cell table:style-name="ce39" office:value-type="string" calcext:value-type="string">
            <text:p>mul r8, r8</text:p>
          </table:table-cell>
          <table:table-cell table:style-name="ce39" office:value-type="string" calcext:value-type="string">
            <text:p>mul r16, r16</text:p>
          </table:table-cell>
          <table:table-cell table:style-name="ce39" office:value-type="string" calcext:value-type="string">
            <text:p>mul r32, r32</text:p>
          </table:table-cell>
          <table:table-cell table:style-name="ce39" table:content-validation-name="val8" office:value-type="string" calcext:value-type="string">
            <text:p>mul r8, imm8</text:p>
          </table:table-cell>
          <table:table-cell table:style-name="ce39" office:value-type="string" calcext:value-type="string">
            <text:p>hmul r32, r32, r32</text:p>
          </table:table-cell>
          <table:table-cell table:style-name="ce39" office:value-type="string" calcext:value-type="string">
            <text:p>hmul r32, r32, mem32</text:p>
          </table:table-cell>
          <table:table-cell table:style-name="ce39" office:value-type="string" calcext:value-type="string">
            <text:p>hsmul r32, r32, r32</text:p>
          </table:table-cell>
          <table:table-cell table:style-name="ce39" office:value-type="string" calcext:value-type="string">
            <text:p>hsmul r32, r32, mem32</text:p>
          </table:table-cell>
          <table:table-cell table:style-name="ce39" office:value-type="string" calcext:value-type="string">
            <text:p>div r8, r8</text:p>
          </table:table-cell>
          <table:table-cell table:style-name="ce39" office:value-type="string" calcext:value-type="string">
            <text:p>div r16, r16</text:p>
          </table:table-cell>
          <table:table-cell table:style-name="ce39" office:value-type="string" calcext:value-type="string">
            <text:p>div r32, r32</text:p>
          </table:table-cell>
          <table:table-cell table:style-name="ce39" table:content-validation-name="val30" office:value-type="string" calcext:value-type="string">
            <text:p>div r8, imm8</text:p>
          </table:table-cell>
          <table:table-cell table:style-name="ce39" office:value-type="string" calcext:value-type="string">
            <text:p>sdiv r8, r8</text:p>
          </table:table-cell>
          <table:table-cell table:style-name="ce39" office:value-type="string" calcext:value-type="string">
            <text:p>sdiv r16, r16</text:p>
          </table:table-cell>
          <table:table-cell table:style-name="ce39" office:value-type="string" calcext:value-type="string">
            <text:p>sdiv r32, r32</text:p>
          </table:table-cell>
          <table:table-cell table:style-name="ce39" table:content-validation-name="val30" office:value-type="string" calcext:value-type="string">
            <text:p>div r8, imm8</text:p>
          </table:table-cell>
          <table:table-cell/>
          <table:table-cell table:style-name="ce13" office:value-type="string" calcext:value-type="string">
            <text:p>0x4</text:p>
          </table:table-cell>
          <table:table-cell table:style-name="ce39" office:value-type="string" calcext:value-type="string">
            <text:p>mov r16, mem16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13" office:value-type="string" calcext:value-type="string">
            <text:p>0x9</text:p>
          </table:table-cell>
          <table:table-cell table:style-name="ce39" office:value-type="string" calcext:value-type="string">
            <office:annotation draw:style-name="gr13" svg:width="2.899cm" svg:height="9.681cm" svg:x="99.612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8, imm8</text:p>
          </table:table-cell>
          <table:table-cell/>
          <table:table-cell table:style-name="ce13" office:value-type="string" calcext:value-type="string">
            <text:p>0x9</text:p>
          </table:table-cell>
          <table:table-cell table:style-name="ce39" office:value-type="string" calcext:value-type="string">
            <office:annotation draw:style-name="gr13" svg:width="2.899cm" svg:height="9.681cm" svg:x="108.614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16, imm16</text:p>
          </table:table-cell>
          <table:table-cell/>
          <table:table-cell table:style-name="ce13" office:value-type="string" calcext:value-type="string">
            <text:p>0x9</text:p>
          </table:table-cell>
          <table:table-cell table:style-name="ce39" office:value-type="string" calcext:value-type="string">
            <office:annotation draw:style-name="gr13" svg:width="2.899cm" svg:height="9.681cm" svg:x="117.615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32, imm32</text:p>
          </table:table-cell>
          <table:table-cell/>
          <table:table-cell table:style-name="ce13" office:value-type="string" calcext:value-type="string">
            <text:p>0x9</text:p>
          </table:table-cell>
          <table:table-cell table:style-name="ce39" office:value-type="string" calcext:value-type="string">
            <office:annotation draw:style-name="gr8" svg:width="2.899cm" svg:height="10.471cm" svg:x="126.616cm" svg:y="14.992cm" draw:caption-point-x="-0.61cm" draw:caption-point-y="1.51cm">
              <dc:creator>Autor desconhecido</dc:creator>
              <dc:date>2023-09-05T00:00:00</dc:date>
              <text:p><text:span text:style-name="T1">instruction: stbe v1:r32, </text:span>v2:r32, dest:r32</text:p>
              <text:p>format: OB(47).OS1(9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A0</text:p>
          </table:table-cell>
          <table:table-cell table:style-name="ce39" office:value-type="string" calcext:value-type="string">
            <text:p>mod r8, r8</text:p>
          </table:table-cell>
          <table:table-cell table:style-name="ce39" office:value-type="string" calcext:value-type="string">
            <text:p>mod r16, r16</text:p>
          </table:table-cell>
          <table:table-cell table:style-name="ce39" office:value-type="string" calcext:value-type="string">
            <text:p>mod r32, r32</text:p>
          </table:table-cell>
          <table:table-cell table:style-name="ce39" table:content-validation-name="val9" office:value-type="string" calcext:value-type="string">
            <text:p>mod r8, imm8</text:p>
          </table:table-cell>
          <table:table-cell table:style-name="ce39" office:value-type="string" calcext:value-type="string">
            <text:p>smod r8, r8</text:p>
          </table:table-cell>
          <table:table-cell table:style-name="ce39" office:value-type="string" calcext:value-type="string">
            <text:p>smod r16, r16</text:p>
          </table:table-cell>
          <table:table-cell table:style-name="ce39" office:value-type="string" calcext:value-type="string">
            <text:p>smod r32, r32</text:p>
          </table:table-cell>
          <table:table-cell table:style-name="ce39" table:content-validation-name="val9" office:value-type="string" calcext:value-type="string">
            <text:p>mod r8, imm8</text:p>
          </table:table-cell>
          <table:table-cell table:style-name="ce39" office:value-type="string" calcext:value-type="string">
            <text:p>cmp r8, r8</text:p>
          </table:table-cell>
          <table:table-cell table:style-name="ce39" office:value-type="string" calcext:value-type="string">
            <text:p>cmp r16, r16</text:p>
          </table:table-cell>
          <table:table-cell table:style-name="ce39" office:value-type="string" calcext:value-type="string">
            <text:p>cmp r32, r32</text:p>
          </table:table-cell>
          <table:table-cell table:style-name="ce39" table:content-validation-name="val24" office:value-type="string" calcext:value-type="string">
            <text:p>cmp r8, imm8</text:p>
          </table:table-cell>
          <table:table-cell table:style-name="ce39" table:number-columns-repeated="4"/>
          <table:table-cell/>
          <table:table-cell table:style-name="ce13" office:value-type="string" calcext:value-type="string">
            <text:p>0x5</text:p>
          </table:table-cell>
          <table:table-cell table:style-name="ce39" office:value-type="string" calcext:value-type="string">
            <text:p>mov r32, mem32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13" office:value-type="string" calcext:value-type="string">
            <text:p>0xA</text:p>
          </table:table-cell>
          <table:table-cell table:style-name="ce39" office:value-type="string" calcext:value-type="string">
            <office:annotation draw:style-name="gr11" svg:width="2.899cm" svg:height="8.101cm" svg:x="99.612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8, data:imm8</text:p>
              <text:p>format: OB(44).OS1(A..).OS2.MV8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8, imm8</text:p>
          </table:table-cell>
          <table:table-cell/>
          <table:table-cell table:style-name="ce13" office:value-type="string" calcext:value-type="string">
            <text:p>0xA</text:p>
          </table:table-cell>
          <table:table-cell table:style-name="ce39" office:value-type="string" calcext:value-type="string">
            <office:annotation draw:style-name="gr11" svg:width="2.899cm" svg:height="8.101cm" svg:x="108.614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16, data:imm16</text:p>
              <text:p>format: OB(45).OS1(A..).OS2.MV16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16, imm16</text:p>
          </table:table-cell>
          <table:table-cell/>
          <table:table-cell table:style-name="ce13" office:value-type="string" calcext:value-type="string">
            <text:p>0xA</text:p>
          </table:table-cell>
          <table:table-cell table:style-name="ce39" office:value-type="string" calcext:value-type="string">
            <office:annotation draw:style-name="gr11" svg:width="2.899cm" svg:height="8.101cm" svg:x="117.615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32, data:imm32</text:p>
              <text:p>format: OB(46).OS1(A..).OS2.MV32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32, imm32</text:p>
          </table:table-cell>
          <table:table-cell/>
          <table:table-cell table:style-name="ce13" office:value-type="string" calcext:value-type="string">
            <text:p>0xA</text:p>
          </table:table-cell>
          <table:table-cell table:style-name="ce39" office:value-type="string" calcext:value-type="string">
            <office:annotation draw:style-name="gr6" svg:width="2.899cm" svg:height="9.286cm" svg:x="126.616cm" svg:y="16.492cm" draw:caption-point-x="-0.61cm" draw:caption-point-y="1.51cm">
              <dc:creator>Autor desconhecido</dc:creator>
              <dc:date>2023-09-05T00:00:00</dc:date>
              <text:p><text:span text:style-name="T1">instruction: steqz v:r32,</text:span> dest:r32</text:p>
              <text:p>format: OB(47).OS1(A..).OS2</text:p>
              <text:p><text:span text:style-name="T1">assign: (v:regm2; dest:regm1)</text:span></text:p>
              <text:p>flags: -</text:p>
              <text:p>cycles: &gt;1</text:p>
              <text:p>desc: If v is equal to zero move 1 to dest, otherwise, move zero.</text:p>
              <text:p>alg:</text:p>
              <text:p><text:span text:style-name="T1"><text:tab/></text:span><text:span text:style-name="T1">if (v=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B0</text:p>
          </table:table-cell>
          <table:table-cell table:style-name="ce39" office:value-type="string" calcext:value-type="string">
            <text:p>and r8, r8</text:p>
          </table:table-cell>
          <table:table-cell table:style-name="ce39" office:value-type="string" calcext:value-type="string">
            <text:p>and r16, r16</text:p>
          </table:table-cell>
          <table:table-cell table:style-name="ce39" office:value-type="string" calcext:value-type="string">
            <text:p>and r32, r32</text:p>
          </table:table-cell>
          <table:table-cell table:style-name="ce39" table:content-validation-name="val10" office:value-type="string" calcext:value-type="string">
            <text:p>and r8, imm8</text:p>
          </table:table-cell>
          <table:table-cell table:style-name="ce39" office:value-type="string" calcext:value-type="string">
            <text:p>or r8, r8</text:p>
          </table:table-cell>
          <table:table-cell table:style-name="ce39" office:value-type="string" calcext:value-type="string">
            <text:p>or r16, r16</text:p>
          </table:table-cell>
          <table:table-cell table:style-name="ce39" office:value-type="string" calcext:value-type="string">
            <text:p>or r32, r32</text:p>
          </table:table-cell>
          <table:table-cell table:style-name="ce39" table:content-validation-name="val20" office:value-type="string" calcext:value-type="string">
            <text:p>or r8, imm8</text:p>
          </table:table-cell>
          <table:table-cell table:style-name="ce39" office:value-type="string" calcext:value-type="string">
            <text:p>xor r8, r8</text:p>
          </table:table-cell>
          <table:table-cell table:style-name="ce39" office:value-type="string" calcext:value-type="string">
            <text:p>xor r16, r16</text:p>
          </table:table-cell>
          <table:table-cell table:style-name="ce39" office:value-type="string" calcext:value-type="string">
            <text:p>xor r32, r32</text:p>
          </table:table-cell>
          <table:table-cell table:style-name="ce39" table:content-validation-name="val31" office:value-type="string" calcext:value-type="string">
            <text:p>xor r8, imm8</text:p>
          </table:table-cell>
          <table:table-cell table:style-name="ce39" table:number-columns-repeated="2"/>
          <table:table-cell table:style-name="ce39" table:content-validation-name="val33" office:value-type="string" calcext:value-type="string">
            <text:p>bt r8</text:p>
          </table:table-cell>
          <table:table-cell table:style-name="ce39" table:content-validation-name="val36" office:value-type="string" calcext:value-type="string">
            <text:p>bsf r8</text:p>
          </table:table-cell>
          <table:table-cell/>
          <table:table-cell table:style-name="ce22"/>
          <table:table-cell table:style-name="ce23"/>
          <table:table-cell table:number-columns-repeated="10"/>
          <table:table-cell table:style-name="ce13" office:value-type="string" calcext:value-type="string">
            <text:p>0xB</text:p>
          </table:table-cell>
          <table:table-cell table:style-name="ce39" office:value-type="string" calcext:value-type="string">
            <office:annotation draw:style-name="gr11" svg:width="2.899cm" svg:height="8.101cm" svg:x="99.612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8, data:imm8</text:p>
              <text:p>format: OB(44).OS1(B..).OS2.MV8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8, imm8</text:p>
          </table:table-cell>
          <table:table-cell/>
          <table:table-cell table:style-name="ce13" office:value-type="string" calcext:value-type="string">
            <text:p>0xB</text:p>
          </table:table-cell>
          <table:table-cell table:style-name="ce39" office:value-type="string" calcext:value-type="string">
            <office:annotation draw:style-name="gr11" svg:width="2.899cm" svg:height="8.101cm" svg:x="108.614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16, data:imm16</text:p>
              <text:p>format: OB(45).OS1(B..).OS2.MV16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16, imm16</text:p>
          </table:table-cell>
          <table:table-cell/>
          <table:table-cell table:style-name="ce13" office:value-type="string" calcext:value-type="string">
            <text:p>0xB</text:p>
          </table:table-cell>
          <table:table-cell table:style-name="ce39" office:value-type="string" calcext:value-type="string">
            <office:annotation draw:style-name="gr11" svg:width="2.899cm" svg:height="8.101cm" svg:x="117.615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32, data:imm16</text:p>
              <text:p>format: OB(46).OS1(B..).OS2.MV32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32, imm32</text:p>
          </table:table-cell>
          <table:table-cell/>
          <table:table-cell table:style-name="ce13" office:value-type="string" calcext:value-type="string">
            <text:p>0xB</text:p>
          </table:table-cell>
          <table:table-cell table:style-name="ce39" office:value-type="string" calcext:value-type="string">
            <office:annotation draw:style-name="gr6" svg:width="2.899cm" svg:height="9.286cm" svg:x="126.616cm" svg:y="17.991cm" draw:caption-point-x="-0.61cm" draw:caption-point-y="1.51cm">
              <dc:creator>Autor desconhecido</dc:creator>
              <dc:date>2023-09-05T00:00:00</dc:date>
              <text:p><text:span text:style-name="T1">instruction: stnez v:r32,</text:span> dest:r32</text:p>
              <text:p>format: OB(47).OS1(B..).OS2</text:p>
              <text:p><text:span text:style-name="T1">assign: (v:regm2; dest:regm1)</text:span></text:p>
              <text:p>flags: -</text:p>
              <text:p>cycles: &gt;1</text:p>
              <text:p>desc: If v is not equal to zero move 1 to dest, otherwise, move zero.</text:p>
              <text:p>alg:</text:p>
              <text:p><text:span text:style-name="T1"><text:tab/></text:span><text:span text:style-name="T1">if (v!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C0</text:p>
          </table:table-cell>
          <table:table-cell table:style-name="ce39" office:value-type="string" calcext:value-type="string">
            <text:p>lsh r8, r8</text:p>
          </table:table-cell>
          <table:table-cell table:style-name="ce39" office:value-type="string" calcext:value-type="string">
            <text:p>lsh r16, r16</text:p>
          </table:table-cell>
          <table:table-cell table:style-name="ce39" office:value-type="string" calcext:value-type="string">
            <text:p>lsh r32, r32</text:p>
          </table:table-cell>
          <table:table-cell table:style-name="ce39" table:content-validation-name="val11" office:value-type="string" calcext:value-type="string">
            <text:p>lsh r8, imm8</text:p>
          </table:table-cell>
          <table:table-cell table:style-name="ce39" office:value-type="string" calcext:value-type="string">
            <text:p>rsh r8, r8</text:p>
          </table:table-cell>
          <table:table-cell table:style-name="ce39" office:value-type="string" calcext:value-type="string">
            <text:p>rsh r16, r16</text:p>
          </table:table-cell>
          <table:table-cell table:style-name="ce39" office:value-type="string" calcext:value-type="string">
            <text:p>rsh r32, r32</text:p>
          </table:table-cell>
          <table:table-cell table:style-name="ce39" table:content-validation-name="val21" office:value-type="string" calcext:value-type="string">
            <text:p>rsh r8, imm8</text:p>
          </table:table-cell>
          <table:table-cell table:style-name="ce39" office:value-type="string" calcext:value-type="string">
            <text:p>lrot r8, r8</text:p>
          </table:table-cell>
          <table:table-cell table:style-name="ce39" office:value-type="string" calcext:value-type="string">
            <text:p>lrot r16, r16</text:p>
          </table:table-cell>
          <table:table-cell table:style-name="ce39" office:value-type="string" calcext:value-type="string">
            <text:p>lrot r32, r32</text:p>
          </table:table-cell>
          <table:table-cell table:style-name="ce39" table:content-validation-name="val32" office:value-type="string" calcext:value-type="string">
            <text:p>lrot r8, imm8</text:p>
          </table:table-cell>
          <table:table-cell table:style-name="ce39" office:value-type="string" calcext:value-type="string">
            <text:p>rrot r8, r8</text:p>
          </table:table-cell>
          <table:table-cell table:style-name="ce39" office:value-type="string" calcext:value-type="string">
            <text:p>rrot r16, r16</text:p>
          </table:table-cell>
          <table:table-cell table:style-name="ce39" office:value-type="string" calcext:value-type="string">
            <text:p>rrot r32, r32</text:p>
          </table:table-cell>
          <table:table-cell table:style-name="ce39" table:content-validation-name="val37" office:value-type="string" calcext:value-type="string">
            <text:p>rrot r8, imm8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F</text:p>
          </table:table-cell>
          <table:table-cell/>
          <table:table-cell table:style-name="ce13" office:value-type="string" calcext:value-type="string">
            <text:p>0xC</text:p>
          </table:table-cell>
          <table:table-cell table:style-name="ce39" office:value-type="string" calcext:value-type="string">
            <office:annotation draw:style-name="gr5" svg:width="2.899cm" svg:height="8.891cm" svg:x="99.612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8, data:imm8</text:p>
              <text:p>format: OB(44).OS1(C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8, imm8</text:p>
          </table:table-cell>
          <table:table-cell/>
          <table:table-cell table:style-name="ce13" office:value-type="string" calcext:value-type="string">
            <text:p>0xC</text:p>
          </table:table-cell>
          <table:table-cell table:style-name="ce39" office:value-type="string" calcext:value-type="string">
            <office:annotation draw:style-name="gr5" svg:width="2.899cm" svg:height="8.891cm" svg:x="108.614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16, data:imm16</text:p>
              <text:p>format: OB(45).OS1(C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16, imm16</text:p>
          </table:table-cell>
          <table:table-cell/>
          <table:table-cell table:style-name="ce13" office:value-type="string" calcext:value-type="string">
            <text:p>0xC</text:p>
          </table:table-cell>
          <table:table-cell table:style-name="ce39" office:value-type="string" calcext:value-type="string">
            <office:annotation draw:style-name="gr5" svg:width="2.899cm" svg:height="8.891cm" svg:x="117.615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32, data:imm32</text:p>
              <text:p>format: OB(46).OS1(C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32, imm32</text:p>
          </table:table-cell>
          <table:table-cell/>
          <table:table-cell table:style-name="ce13" office:value-type="string" calcext:value-type="string">
            <text:p>0xC</text:p>
          </table:table-cell>
          <table:table-cell table:style-name="ce39" office:value-type="string" calcext:value-type="string">
            <office:annotation draw:style-name="gr13" svg:width="2.899cm" svg:height="9.681cm" svg:x="126.616cm" svg:y="19.49cm" draw:caption-point-x="-0.61cm" draw:caption-point-y="1.51cm">
              <dc:creator>Autor desconhecido</dc:creator>
              <dc:date>2023-09-05T00:00:00</dc:date>
              <text:p><text:span text:style-name="T1">instruction: stgtz v:r32,</text:span> dest:r32</text:p>
              <text:p>format: OB(47).OS1(C..).OS2</text:p>
              <text:p><text:span text:style-name="T1">assign: (v:regm2; dest:regm1)</text:span></text:p>
              <text:p>flags: -</text:p>
              <text:p>cycles: &gt;1</text:p>
              <text:p>desc: If v is greater than zero move 1 to dest, otherwise, move zero.</text:p>
              <text:p>alg:</text:p>
              <text:p><text:span text:style-name="T1"><text:tab/></text:span><text:span text:style-name="T1">if (s32(v)&g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D0</text:p>
          </table:table-cell>
          <table:table-cell table:style-name="ce39" table:content-validation-name="val1" office:value-type="string" calcext:value-type="string">
            <text:p>fmvs r32, fpr</text:p>
          </table:table-cell>
          <table:table-cell table:style-name="ce39" table:content-validation-name="val2" office:value-type="string" calcext:value-type="string">
            <text:p>fadc fpr, fpr, fpr</text:p>
          </table:table-cell>
          <table:table-cell table:style-name="ce39" table:content-validation-name="val3" office:value-type="string" calcext:value-type="string">
            <text:p>fcmp r32, fpr, fpr</text:p>
          </table:table-cell>
          <table:table-cell table:style-name="ce39" table:content-validation-name="val12" office:value-type="string" calcext:value-type="string">
            <text:p>ffloor fpr, fpr</text:p>
          </table:table-cell>
          <table:table-cell table:style-name="ce39" table:number-columns-repeated="3"/>
          <table:table-cell table:style-name="ce39" table:content-validation-name="val22" office:value-type="string" calcext:value-type="string">
            <text:p>fsteq r32, fpr, fpr</text:p>
          </table:table-cell>
          <table:table-cell table:style-name="ce39" table:number-columns-repeated="5"/>
          <table:table-cell table:style-name="ce39" office:value-type="string" calcext:value-type="string">
            <text:p>bswap r16</text:p>
          </table:table-cell>
          <table:table-cell table:style-name="ce39" office:value-type="string" calcext:value-type="string">
            <text:p>bswap r32</text:p>
          </table:table-cell>
          <table:table-cell table:style-name="ce39"/>
          <table:table-cell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text:p>adc r8, imm8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text:p>add r8, imm8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text:p>sbb r8, imm8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text:p>sub r8, imm8</text:p>
          </table:table-cell>
          <table:table-cell/>
          <table:table-cell table:style-name="ce13" office:value-type="string" calcext:value-type="string">
            <text:p>0xD</text:p>
          </table:table-cell>
          <table:table-cell table:style-name="ce39" office:value-type="string" calcext:value-type="string">
            <office:annotation draw:style-name="gr11" svg:width="2.899cm" svg:height="8.101cm" svg:x="99.612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8, data:imm8</text:p>
              <text:p>format: OB(44).OS1(D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8, imm8</text:p>
          </table:table-cell>
          <table:table-cell/>
          <table:table-cell table:style-name="ce13" office:value-type="string" calcext:value-type="string">
            <text:p>0xD</text:p>
          </table:table-cell>
          <table:table-cell table:style-name="ce39" office:value-type="string" calcext:value-type="string">
            <office:annotation draw:style-name="gr11" svg:width="2.899cm" svg:height="8.101cm" svg:x="108.614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16, data:imm16</text:p>
              <text:p>format: OB(45).OS1(D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16, imm16</text:p>
          </table:table-cell>
          <table:table-cell/>
          <table:table-cell table:style-name="ce13" office:value-type="string" calcext:value-type="string">
            <text:p>0xD</text:p>
          </table:table-cell>
          <table:table-cell table:style-name="ce39" office:value-type="string" calcext:value-type="string">
            <office:annotation draw:style-name="gr11" svg:width="2.899cm" svg:height="8.101cm" svg:x="117.615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32, data:imm32</text:p>
              <text:p>format: OB(46).OS1(D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32, imm32</text:p>
          </table:table-cell>
          <table:table-cell/>
          <table:table-cell table:style-name="ce13" office:value-type="string" calcext:value-type="string">
            <text:p>0xD</text:p>
          </table:table-cell>
          <table:table-cell table:style-name="ce39" office:value-type="string" calcext:value-type="string">
            <office:annotation draw:style-name="gr13" svg:width="2.899cm" svg:height="9.681cm" svg:x="126.616cm" svg:y="20.99cm" draw:caption-point-x="-0.61cm" draw:caption-point-y="1.51cm">
              <dc:creator>Autor desconhecido</dc:creator>
              <dc:date>2023-09-05T00:00:00</dc:date>
              <text:p><text:span text:style-name="T1">instruction: stltz v:r32,</text:span> dest:r32</text:p>
              <text:p>format: OB(47).OS1(D..).OS2</text:p>
              <text:p><text:span text:style-name="T1">assign: (v:regm2; dest:regm1)</text:span></text:p>
              <text:p>flags: -</text:p>
              <text:p>cycles: &gt;1</text:p>
              <text:p>desc: If v is lesser than zero move 1 to dest, otherwise, move zero.</text:p>
              <text:p>alg:</text:p>
              <text:p><text:span text:style-name="T1"><text:tab/></text:span><text:span text:style-name="T1">if (s32(v)&l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office:value-type="string" calcext:value-type="string">
            <text:p>0xE0</text:p>
          </table:table-cell>
          <table:table-cell table:style-name="ce39" office:value-type="string" calcext:value-type="string">
            <text:p>inc r8</text:p>
          </table:table-cell>
          <table:table-cell table:style-name="ce39" office:value-type="string" calcext:value-type="string">
            <text:p>inc r16</text:p>
          </table:table-cell>
          <table:table-cell table:style-name="ce39" office:value-type="string" calcext:value-type="string">
            <text:p>inc r32</text:p>
          </table:table-cell>
          <table:table-cell table:style-name="ce39"/>
          <table:table-cell table:style-name="ce39" office:value-type="string" calcext:value-type="string">
            <text:p>dec r8</text:p>
          </table:table-cell>
          <table:table-cell table:style-name="ce39" office:value-type="string" calcext:value-type="string">
            <text:p>dec r16</text:p>
          </table:table-cell>
          <table:table-cell table:style-name="ce39" office:value-type="string" calcext:value-type="string">
            <text:p>dec r32</text:p>
          </table:table-cell>
          <table:table-cell table:style-name="ce39"/>
          <table:table-cell table:style-name="ce39" office:value-type="string" calcext:value-type="string">
            <text:p>neg r8</text:p>
          </table:table-cell>
          <table:table-cell table:style-name="ce39" office:value-type="string" calcext:value-type="string">
            <text:p>neg r16</text:p>
          </table:table-cell>
          <table:table-cell table:style-name="ce39" office:value-type="string" calcext:value-type="string">
            <text:p>neg r32</text:p>
          </table:table-cell>
          <table:table-cell table:style-name="ce39" office:value-type="string" calcext:value-type="string">
            <text:p>[PREFIX CS]</text:p>
          </table:table-cell>
          <table:table-cell table:style-name="ce39" office:value-type="string" calcext:value-type="string">
            <text:p>not r8</text:p>
          </table:table-cell>
          <table:table-cell table:style-name="ce39" office:value-type="string" calcext:value-type="string">
            <text:p>not r16</text:p>
          </table:table-cell>
          <table:table-cell table:style-name="ce39" office:value-type="string" calcext:value-type="string">
            <text:p>not r32</text:p>
          </table:table-cell>
          <table:table-cell table:style-name="ce39" office:value-type="string" calcext:value-type="string">
            <text:p>[PREFIX SS]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text:p>adc r16, imm16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text:p>add r16, imm16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text:p>sbb r16, imm16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text:p>sub r16, imm16</text:p>
          </table:table-cell>
          <table:table-cell/>
          <table:table-cell table:style-name="ce13" office:value-type="string" calcext:value-type="string">
            <text:p>0xE</text:p>
          </table:table-cell>
          <table:table-cell table:style-name="ce39" office:value-type="string" calcext:value-type="string">
            <office:annotation draw:style-name="gr5" svg:width="2.899cm" svg:height="8.891cm" svg:x="99.612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8, data:imm8</text:p>
              <text:p>format: OB(44).OS1(E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8, imm8</text:p>
          </table:table-cell>
          <table:table-cell/>
          <table:table-cell table:style-name="ce13" office:value-type="string" calcext:value-type="string">
            <text:p>0xE</text:p>
          </table:table-cell>
          <table:table-cell table:style-name="ce39" office:value-type="string" calcext:value-type="string">
            <office:annotation draw:style-name="gr5" svg:width="2.899cm" svg:height="8.891cm" svg:x="108.614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16, data:imm16</text:p>
              <text:p>format: OB(45).OS1(E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16, imm16</text:p>
          </table:table-cell>
          <table:table-cell/>
          <table:table-cell table:style-name="ce13" office:value-type="string" calcext:value-type="string">
            <text:p>0xE</text:p>
          </table:table-cell>
          <table:table-cell table:style-name="ce39" office:value-type="string" calcext:value-type="string">
            <office:annotation draw:style-name="gr5" svg:width="2.899cm" svg:height="8.891cm" svg:x="117.615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32, data:imm32</text:p>
              <text:p>format: OB(46).OS1(E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32, imm32</text:p>
          </table:table-cell>
          <table:table-cell/>
          <table:table-cell table:style-name="ce13" office:value-type="string" calcext:value-type="string">
            <text:p>0xE</text:p>
          </table:table-cell>
          <table:table-cell table:style-name="ce39" office:value-type="string" calcext:value-type="string">
            <office:annotation draw:style-name="gr7" svg:width="2.899cm" svg:height="10.076cm" svg:x="126.616cm" svg:y="22.489cm" draw:caption-point-x="-0.61cm" draw:caption-point-y="1.51cm">
              <dc:creator>Autor desconhecido</dc:creator>
              <dc:date>2023-09-05T00:00:00</dc:date>
              <text:p><text:span text:style-name="T1">instruction: stgez v:r32,</text:span> dest:r32</text:p>
              <text:p>format: OB(47).OS1(E..).OS2</text:p>
              <text:p><text:span text:style-name="T1">assign: (v:regm2; dest:regm1)</text:span></text:p>
              <text:p>flags: -</text:p>
              <text:p>cycles: &gt;1</text:p>
              <text:p>desc: If v is greater or equal to zero move 1 to dest, otherwise, move zero.</text:p>
              <text:p>alg:</text:p>
              <text:p><text:span text:style-name="T1"><text:tab/></text:span><text:span text:style-name="T1">if (s32(v)&g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F0</text:p>
          </table:table-cell>
          <table:table-cell table:style-name="ce39" office:value-type="string" calcext:value-type="string">
            <text:p>in r8, r16</text:p>
          </table:table-cell>
          <table:table-cell table:style-name="ce39" office:value-type="string" calcext:value-type="string">
            <text:p>in r16, r16</text:p>
          </table:table-cell>
          <table:table-cell table:style-name="ce39" office:value-type="string" calcext:value-type="string">
            <text:p>in r32, r16</text:p>
          </table:table-cell>
          <table:table-cell table:style-name="ce39" table:content-validation-name="val13" office:value-type="string" calcext:value-type="string">
            <text:p>in r8, imm8</text:p>
          </table:table-cell>
          <table:table-cell table:style-name="ce39" office:value-type="string" calcext:value-type="string">
            <text:p>out r16, r8</text:p>
          </table:table-cell>
          <table:table-cell table:style-name="ce39" office:value-type="string" calcext:value-type="string">
            <text:p>out r16, r16</text:p>
          </table:table-cell>
          <table:table-cell table:style-name="ce39" office:value-type="string" calcext:value-type="string">
            <text:p>out r16, r32</text:p>
          </table:table-cell>
          <table:table-cell table:style-name="ce39" table:content-validation-name="val23" office:value-type="string" calcext:value-type="string">
            <text:p>in imm8, r8</text:p>
          </table:table-cell>
          <table:table-cell table:style-name="ce39" office:value-type="string" calcext:value-type="string">
            <text:p>halt</text:p>
          </table:table-cell>
          <table:table-cell table:style-name="ce39" office:value-type="string" calcext:value-type="string">
            <text:p>wait</text:p>
          </table:table-cell>
          <table:table-cell table:style-name="ce39" office:value-type="string" calcext:value-type="string">
            <text:p>stop</text:p>
          </table:table-cell>
          <table:table-cell table:style-name="ce39" office:value-type="string" calcext:value-type="string">
            <text:p>[PREFIX AS]</text:p>
          </table:table-cell>
          <table:table-cell table:style-name="ce39" office:value-type="string" calcext:value-type="string">
            <text:p>[PREFIX BS]</text:p>
          </table:table-cell>
          <table:table-cell table:style-name="ce39" office:value-type="string" calcext:value-type="string">
            <text:p>[PREFIX ES]</text:p>
          </table:table-cell>
          <table:table-cell table:style-name="ce39" office:value-type="string" calcext:value-type="string">
            <text:p>[PREFIX FS]</text:p>
          </table:table-cell>
          <table:table-cell table:style-name="ce39" office:value-type="string" calcext:value-type="string">
            <text:p>[PREFIX GS]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text:p>adc r32, imm32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text:p>add r32, imm32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text:p>sbb r32, imm32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text:p>sub r32, imm32</text:p>
          </table:table-cell>
          <table:table-cell/>
          <table:table-cell table:style-name="ce13" office:value-type="string" calcext:value-type="string">
            <text:p>0xF</text:p>
          </table:table-cell>
          <table:table-cell table:style-name="ce39" office:value-type="string" calcext:value-type="string">
            <office:annotation draw:style-name="gr5" svg:width="2.899cm" svg:height="8.891cm" svg:x="99.612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8, data:imm8</text:p>
              <text:p>format: OB(44).OS1(F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8, imm8</text:p>
          </table:table-cell>
          <table:table-cell/>
          <table:table-cell table:style-name="ce13" office:value-type="string" calcext:value-type="string">
            <text:p>0xF</text:p>
          </table:table-cell>
          <table:table-cell table:style-name="ce39" office:value-type="string" calcext:value-type="string">
            <office:annotation draw:style-name="gr5" svg:width="2.899cm" svg:height="8.891cm" svg:x="108.614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16, data:imm16</text:p>
              <text:p>format: OB(45).OS1(F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16, imm16</text:p>
          </table:table-cell>
          <table:table-cell/>
          <table:table-cell table:style-name="ce13" office:value-type="string" calcext:value-type="string">
            <text:p>0xF</text:p>
          </table:table-cell>
          <table:table-cell table:style-name="ce39" office:value-type="string" calcext:value-type="string">
            <office:annotation draw:style-name="gr5" svg:width="2.899cm" svg:height="8.891cm" svg:x="117.615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32, data:imm32</text:p>
              <text:p>format: OB(46).OS1(F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32, imm32</text:p>
          </table:table-cell>
          <table:table-cell/>
          <table:table-cell table:style-name="ce13" office:value-type="string" calcext:value-type="string">
            <text:p>0xF</text:p>
          </table:table-cell>
          <table:table-cell table:style-name="ce39" office:value-type="string" calcext:value-type="string">
            <office:annotation draw:style-name="gr7" svg:width="2.899cm" svg:height="10.076cm" svg:x="126.616cm" svg:y="23.988cm" draw:caption-point-x="-0.61cm" draw:caption-point-y="1.51cm">
              <dc:creator>Autor desconhecido</dc:creator>
              <dc:date>2023-09-05T00:00:00</dc:date>
              <text:p><text:span text:style-name="T1">instruction: stltz v:r32,</text:span> dest:r32</text:p>
              <text:p>format: OB(47).OS1(F..).OS2</text:p>
              <text:p><text:span text:style-name="T1">assign: (v:regm2; dest:regm1)</text:span></text:p>
              <text:p>flags: -</text:p>
              <text:p>cycles: &gt;1</text:p>
              <text:p>desc: If v is lesser or equal to zero move 1 to dest, otherwise, move zero.</text:p>
              <text:p>alg:</text:p>
              <text:p><text:span text:style-name="T1"><text:tab/></text:span><text:span text:style-name="T1">if (s32(v)&l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16" table:number-columns-repeated="16"/>
          <table:table-cell table:style-name="ce41"/>
          <table:table-cell/>
          <table:table-cell table:style-name="ce13" office:value-type="string" calcext:value-type="string">
            <text:p>0x3</text:p>
          </table:table-cell>
          <table:table-cell table:style-name="ce39" office:value-type="string" calcext:value-type="string">
            <text:p>adc r8, mem8</text:p>
          </table:table-cell>
          <table:table-cell/>
          <table:table-cell table:style-name="ce13" office:value-type="string" calcext:value-type="string">
            <text:p>0x3</text:p>
          </table:table-cell>
          <table:table-cell table:style-name="ce39" office:value-type="string" calcext:value-type="string">
            <text:p>add r8, mem8</text:p>
          </table:table-cell>
          <table:table-cell/>
          <table:table-cell table:style-name="ce13" office:value-type="string" calcext:value-type="string">
            <text:p>0x3</text:p>
          </table:table-cell>
          <table:table-cell table:style-name="ce39" office:value-type="string" calcext:value-type="string">
            <text:p>sbb r8, mem8</text:p>
          </table:table-cell>
          <table:table-cell/>
          <table:table-cell table:style-name="ce13" office:value-type="string" calcext:value-type="string">
            <text:p>0x3</text:p>
          </table:table-cell>
          <table:table-cell table:style-name="ce39" office:value-type="string" calcext:value-type="string">
            <text:p>sub r8, mem8</text:p>
          </table:table-cell>
          <table:table-cell table:number-columns-repeated="16354"/>
        </table:table-row>
        <table:table-row table:style-name="ro3">
          <table:table-cell/>
          <table:table-cell table:style-name="ce16" table:number-columns-repeated="17"/>
          <table:table-cell/>
          <table:table-cell table:style-name="ce13" office:value-type="string" calcext:value-type="string">
            <text:p>0x4</text:p>
          </table:table-cell>
          <table:table-cell table:style-name="ce39" office:value-type="string" calcext:value-type="string">
            <text:p>adc r16, mem16</text:p>
          </table:table-cell>
          <table:table-cell/>
          <table:table-cell table:style-name="ce13" office:value-type="string" calcext:value-type="string">
            <text:p>0x4</text:p>
          </table:table-cell>
          <table:table-cell table:style-name="ce39" office:value-type="string" calcext:value-type="string">
            <text:p>add r16, mem16</text:p>
          </table:table-cell>
          <table:table-cell/>
          <table:table-cell table:style-name="ce13" office:value-type="string" calcext:value-type="string">
            <text:p>0x4</text:p>
          </table:table-cell>
          <table:table-cell table:style-name="ce39" office:value-type="string" calcext:value-type="string">
            <text:p>sbb r16, mem16</text:p>
          </table:table-cell>
          <table:table-cell/>
          <table:table-cell table:style-name="ce13" office:value-type="string" calcext:value-type="string">
            <text:p>0x4</text:p>
          </table:table-cell>
          <table:table-cell table:style-name="ce39" office:value-type="string" calcext:value-type="string">
            <text:p>sub r16, mem1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E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F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F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F7</text:p>
          </table:table-cell>
          <table:table-cell table:number-columns-repeated="16342"/>
        </table:table-row>
        <table:table-row table:style-name="ro3">
          <table:table-cell/>
          <table:table-cell table:style-name="ce16" table:number-columns-repeated="17"/>
          <table:table-cell/>
          <table:table-cell table:style-name="ce13" office:value-type="string" calcext:value-type="string">
            <text:p>0x5</text:p>
          </table:table-cell>
          <table:table-cell table:style-name="ce39" office:value-type="string" calcext:value-type="string">
            <text:p>adc r32, mem32</text:p>
          </table:table-cell>
          <table:table-cell/>
          <table:table-cell table:style-name="ce13" office:value-type="string" calcext:value-type="string">
            <text:p>0x5</text:p>
          </table:table-cell>
          <table:table-cell table:style-name="ce39" office:value-type="string" calcext:value-type="string">
            <text:p>add r32, mem32</text:p>
          </table:table-cell>
          <table:table-cell/>
          <table:table-cell table:style-name="ce13" office:value-type="string" calcext:value-type="string">
            <text:p>0x5</text:p>
          </table:table-cell>
          <table:table-cell table:style-name="ce39" office:value-type="string" calcext:value-type="string">
            <text:p>sbb r32, mem32</text:p>
          </table:table-cell>
          <table:table-cell/>
          <table:table-cell table:style-name="ce13" office:value-type="string" calcext:value-type="string">
            <text:p>0x5</text:p>
          </table:table-cell>
          <table:table-cell table:style-name="ce39" office:value-type="string" calcext:value-type="string">
            <text:p>sub r32, mem32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text:p>bt r8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text:p>bsf r32, r8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text:p>in r8, imm8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text:p>out imm8, r8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2"/>
          <table:table-cell table:style-name="ce23"/>
          <table:table-cell table:number-columns-repeated="10"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text:p>bt r16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text:p>bsf r32, r16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text:p>in r16, imm8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text:p>out imm8, r16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39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38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F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text:p>bt r32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text:p>bsf r32, r32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text:p>in r32, imm8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text:p>out imm8, r32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text:p>mul r8, imm8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text:p>mvtstd r32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text:p>mvtcs r8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text:p>div r8, imm8</text:p>
          </table:table-cell>
          <table:table-cell/>
          <table:table-cell table:style-name="ce13" office:value-type="string" calcext:value-type="string">
            <text:p>0x3</text:p>
          </table:table-cell>
          <table:table-cell table:style-name="ce39" office:value-type="string" calcext:value-type="string">
            <text:p>bt mem8</text:p>
          </table:table-cell>
          <table:table-cell/>
          <table:table-cell table:style-name="ce13" office:value-type="string" calcext:value-type="string">
            <text:p>0x3</text:p>
          </table:table-cell>
          <table:table-cell table:style-name="ce39" office:value-type="string" calcext:value-type="string">
            <text:p>bsf r32, mem8</text:p>
          </table:table-cell>
          <table:table-cell/>
          <table:table-cell table:style-name="ce13" office:value-type="string" calcext:value-type="string">
            <text:p>0x3</text:p>
          </table:table-cell>
          <table:table-cell table:style-name="ce39" office:value-type="string" calcext:value-type="string">
            <text:p>in r8, imm16</text:p>
          </table:table-cell>
          <table:table-cell/>
          <table:table-cell table:style-name="ce13" office:value-type="string" calcext:value-type="string">
            <text:p>0x3</text:p>
          </table:table-cell>
          <table:table-cell table:style-name="ce39" office:value-type="string" calcext:value-type="string">
            <text:p>out imm16, r8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text:p>mul r16, imm16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text:p>mvtptd r32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text:p>mvtss r8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text:p>div r16, imm16</text:p>
          </table:table-cell>
          <table:table-cell/>
          <table:table-cell table:style-name="ce13" office:value-type="string" calcext:value-type="string">
            <text:p>0x4</text:p>
          </table:table-cell>
          <table:table-cell table:style-name="ce39" office:value-type="string" calcext:value-type="string">
            <text:p>bt mem16</text:p>
          </table:table-cell>
          <table:table-cell/>
          <table:table-cell table:style-name="ce13" office:value-type="string" calcext:value-type="string">
            <text:p>0x4</text:p>
          </table:table-cell>
          <table:table-cell table:style-name="ce39" office:value-type="string" calcext:value-type="string">
            <text:p>bsf r32, mem16</text:p>
          </table:table-cell>
          <table:table-cell/>
          <table:table-cell table:style-name="ce13" office:value-type="string" calcext:value-type="string">
            <text:p>0x4</text:p>
          </table:table-cell>
          <table:table-cell table:style-name="ce39" office:value-type="string" calcext:value-type="string">
            <text:p>in r16, imm16</text:p>
          </table:table-cell>
          <table:table-cell/>
          <table:table-cell table:style-name="ce13" office:value-type="string" calcext:value-type="string">
            <text:p>0x4</text:p>
          </table:table-cell>
          <table:table-cell table:style-name="ce39" office:value-type="string" calcext:value-type="string">
            <text:p>out imm16, r16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text:p>mul r32, imm32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text:p>mvtitd r32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text:p>mvtds r8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text:p>div r32, imm32</text:p>
          </table:table-cell>
          <table:table-cell/>
          <table:table-cell table:style-name="ce13" office:value-type="string" calcext:value-type="string">
            <text:p>0x5</text:p>
          </table:table-cell>
          <table:table-cell table:style-name="ce39" office:value-type="string" calcext:value-type="string">
            <text:p>bt mem32</text:p>
          </table:table-cell>
          <table:table-cell/>
          <table:table-cell table:style-name="ce13" office:value-type="string" calcext:value-type="string">
            <text:p>0x5</text:p>
          </table:table-cell>
          <table:table-cell table:style-name="ce39" office:value-type="string" calcext:value-type="string">
            <text:p>bsf r32, mem32</text:p>
          </table:table-cell>
          <table:table-cell/>
          <table:table-cell table:style-name="ce13" office:value-type="string" calcext:value-type="string">
            <text:p>0x5</text:p>
          </table:table-cell>
          <table:table-cell table:style-name="ce39" office:value-type="string" calcext:value-type="string">
            <text:p>in r32, imm16</text:p>
          </table:table-cell>
          <table:table-cell/>
          <table:table-cell table:style-name="ce13" office:value-type="string" calcext:value-type="string">
            <text:p>0x5</text:p>
          </table:table-cell>
          <table:table-cell table:style-name="ce39" office:value-type="string" calcext:value-type="string">
            <text:p>out imm16, r32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13" office:value-type="string" calcext:value-type="string">
            <text:p>0x3</text:p>
          </table:table-cell>
          <table:table-cell table:style-name="ce39" office:value-type="string" calcext:value-type="string">
            <text:p>mul r8, mem8</text:p>
          </table:table-cell>
          <table:table-cell table:number-columns-repeated="4"/>
          <table:table-cell table:style-name="ce13" office:value-type="string" calcext:value-type="string">
            <text:p>0x3</text:p>
          </table:table-cell>
          <table:table-cell table:style-name="ce39" office:value-type="string" calcext:value-type="string">
            <text:p>mvtas r8</text:p>
          </table:table-cell>
          <table:table-cell/>
          <table:table-cell table:style-name="ce13" office:value-type="string" calcext:value-type="string">
            <text:p>0x3</text:p>
          </table:table-cell>
          <table:table-cell table:style-name="ce39" office:value-type="string" calcext:value-type="string">
            <text:p>div r8, mem8</text:p>
          </table:table-cell>
          <table:table-cell/>
          <table:table-cell table:style-name="ce13" office:value-type="string" calcext:value-type="string">
            <text:p>0x6</text:p>
          </table:table-cell>
          <table:table-cell table:style-name="ce39" office:value-type="string" calcext:value-type="string">
            <text:p>bts r32, imm8</text:p>
          </table:table-cell>
          <table:table-cell/>
          <table:table-cell table:style-name="ce13" office:value-type="string" calcext:value-type="string">
            <text:p>0x6</text:p>
          </table:table-cell>
          <table:table-cell table:style-name="ce39" office:value-type="string" calcext:value-type="string">
            <text:p>bsb r32, r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13" office:value-type="string" calcext:value-type="string">
            <text:p>0x4</text:p>
          </table:table-cell>
          <table:table-cell table:style-name="ce39" office:value-type="string" calcext:value-type="string">
            <text:p>mul r16, mem16</text:p>
          </table:table-cell>
          <table:table-cell table:number-columns-repeated="4"/>
          <table:table-cell table:style-name="ce13" office:value-type="string" calcext:value-type="string">
            <text:p>0x4</text:p>
          </table:table-cell>
          <table:table-cell table:style-name="ce39" office:value-type="string" calcext:value-type="string">
            <text:p>mvtbs r8</text:p>
          </table:table-cell>
          <table:table-cell/>
          <table:table-cell table:style-name="ce13" office:value-type="string" calcext:value-type="string">
            <text:p>0x4</text:p>
          </table:table-cell>
          <table:table-cell table:style-name="ce39" office:value-type="string" calcext:value-type="string">
            <text:p>div r16, mem16</text:p>
          </table:table-cell>
          <table:table-cell/>
          <table:table-cell table:style-name="ce13" office:value-type="string" calcext:value-type="string">
            <text:p>0x7</text:p>
          </table:table-cell>
          <table:table-cell table:style-name="ce39" office:value-type="string" calcext:value-type="string">
            <text:p>btc r32, imm8</text:p>
          </table:table-cell>
          <table:table-cell/>
          <table:table-cell table:style-name="ce13" office:value-type="string" calcext:value-type="string">
            <text:p>0x7</text:p>
          </table:table-cell>
          <table:table-cell table:style-name="ce39" office:value-type="string" calcext:value-type="string">
            <text:p>bsb r32, r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13" office:value-type="string" calcext:value-type="string">
            <text:p>0x5</text:p>
          </table:table-cell>
          <table:table-cell table:style-name="ce39" office:value-type="string" calcext:value-type="string">
            <text:p>mul r32, mem32</text:p>
          </table:table-cell>
          <table:table-cell table:number-columns-repeated="4"/>
          <table:table-cell table:style-name="ce13" office:value-type="string" calcext:value-type="string">
            <text:p>0x5</text:p>
          </table:table-cell>
          <table:table-cell table:style-name="ce39" office:value-type="string" calcext:value-type="string">
            <text:p>mvtes r8</text:p>
          </table:table-cell>
          <table:table-cell/>
          <table:table-cell table:style-name="ce13" office:value-type="string" calcext:value-type="string">
            <text:p>0x5</text:p>
          </table:table-cell>
          <table:table-cell table:style-name="ce39" office:value-type="string" calcext:value-type="string">
            <text:p>div r32, mem32</text:p>
          </table:table-cell>
          <table:table-cell/>
          <table:table-cell table:style-name="ce13" office:value-type="string" calcext:value-type="string">
            <text:p>0x8</text:p>
          </table:table-cell>
          <table:table-cell table:style-name="ce39" office:value-type="string" calcext:value-type="string">
            <text:p>btt r32, imm8</text:p>
          </table:table-cell>
          <table:table-cell/>
          <table:table-cell table:style-name="ce13" office:value-type="string" calcext:value-type="string">
            <text:p>0x8</text:p>
          </table:table-cell>
          <table:table-cell table:style-name="ce39" office:value-type="string" calcext:value-type="string">
            <text:p>bsb r32, r32</text:p>
          </table:table-cell>
          <table:table-cell table:number-columns-repeated="16348"/>
        </table:table-row>
        <table:table-row table:style-name="ro3">
          <table:table-cell table:number-columns-repeated="25"/>
          <table:table-cell table:style-name="ce13" office:value-type="string" calcext:value-type="string">
            <text:p>0x6</text:p>
          </table:table-cell>
          <table:table-cell table:style-name="ce39" office:value-type="string" calcext:value-type="string">
            <text:p>mvtfs r8</text:p>
          </table:table-cell>
          <table:table-cell table:number-columns-repeated="7"/>
          <table:table-cell table:style-name="ce13" office:value-type="string" calcext:value-type="string">
            <text:p>0x9</text:p>
          </table:table-cell>
          <table:table-cell table:style-name="ce39" office:value-type="string" calcext:value-type="string">
            <text:p>bsb r32, mem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7</text:p>
          </table:table-cell>
          <table:table-cell/>
          <table:table-cell table:style-name="ce13" office:value-type="string" calcext:value-type="string">
            <text:p>0x7</text:p>
          </table:table-cell>
          <table:table-cell table:style-name="ce39" office:value-type="string" calcext:value-type="string">
            <text:p>mvtgs r8</text:p>
          </table:table-cell>
          <table:table-cell table:number-columns-repeated="7"/>
          <table:table-cell table:style-name="ce13" office:value-type="string" calcext:value-type="string">
            <text:p>0xA</text:p>
          </table:table-cell>
          <table:table-cell table:style-name="ce39" office:value-type="string" calcext:value-type="string">
            <text:p>bsb r32, mem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text:p>mod r8, imm8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text:p>cmp r8, imm8</text:p>
          </table:table-cell>
          <table:table-cell table:number-columns-repeated="10"/>
          <table:table-cell table:style-name="ce13" office:value-type="string" calcext:value-type="string">
            <text:p>0xB</text:p>
          </table:table-cell>
          <table:table-cell table:style-name="ce39" office:value-type="string" calcext:value-type="string">
            <text:p>bsb r32, mem32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text:p>mod r16, imm16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text:p>cmp r16, imm16</text:p>
          </table:table-cell>
          <table:table-cell table:number-columns-repeated="16360"/>
        </table:table-row>
        <table:table-row table:style-name="ro3">
          <table:table-cell table:number-columns-repeated="19"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text:p>mod r32, imm32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text:p>cmp r32, imm32</text:p>
          </table:table-cell>
          <table:table-cell table:number-columns-repeated="7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0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1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7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13" office:value-type="string" calcext:value-type="string">
            <text:p>0x3</text:p>
          </table:table-cell>
          <table:table-cell table:style-name="ce39" office:value-type="string" calcext:value-type="string">
            <text:p>mod r8, mem8</text:p>
          </table:table-cell>
          <table:table-cell/>
          <table:table-cell table:style-name="ce13" office:value-type="string" calcext:value-type="string">
            <text:p>0x3</text:p>
          </table:table-cell>
          <table:table-cell table:style-name="ce39" office:value-type="string" calcext:value-type="string">
            <text:p>cmp r8, mem8</text:p>
          </table:table-cell>
          <table:table-cell table:number-columns-repeated="7"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text:p>fmvs r32, fpr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text:p>fadc fpr, fpr, fpr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text:p>fcmp r32, fpr, fpr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text:p>ffloor fpr, fpr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text:p>fsteq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13" office:value-type="string" calcext:value-type="string">
            <text:p>0x4</text:p>
          </table:table-cell>
          <table:table-cell table:style-name="ce39" office:value-type="string" calcext:value-type="string">
            <text:p>mod r16, mem16</text:p>
          </table:table-cell>
          <table:table-cell/>
          <table:table-cell table:style-name="ce13" office:value-type="string" calcext:value-type="string">
            <text:p>0x4</text:p>
          </table:table-cell>
          <table:table-cell table:style-name="ce39" office:value-type="string" calcext:value-type="string">
            <text:p>cmp r16, mem16</text:p>
          </table:table-cell>
          <table:table-cell table:number-columns-repeated="7"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text:p>fmvs fpr, r32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text:p>fadd fpr, fpr, fpr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text:p>fcmpi r32, fpr, r32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text:p>fceil fpr, fpr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text:p>fstn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13" office:value-type="string" calcext:value-type="string">
            <text:p>0x5</text:p>
          </table:table-cell>
          <table:table-cell table:style-name="ce39" office:value-type="string" calcext:value-type="string">
            <text:p>mod r32, mem32</text:p>
          </table:table-cell>
          <table:table-cell/>
          <table:table-cell table:style-name="ce13" office:value-type="string" calcext:value-type="string">
            <text:p>0x5</text:p>
          </table:table-cell>
          <table:table-cell table:style-name="ce39" office:value-type="string" calcext:value-type="string">
            <text:p>cmp r32, mem32</text:p>
          </table:table-cell>
          <table:table-cell table:number-columns-repeated="7"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text:p>fmvs fpr, imm32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text:p>faddi fpr, fpr, r32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text:p>fxam r32, fpr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text:p>fround fpr, fpr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text:p>fstgt r32, fpr, fpr</text:p>
          </table:table-cell>
          <table:table-cell table:number-columns-repeated="16339"/>
        </table:table-row>
        <table:table-row table:style-name="ro3">
          <table:table-cell table:number-columns-repeated="31"/>
          <table:table-cell table:style-name="ce13" office:value-type="string" calcext:value-type="string">
            <text:p>0x3</text:p>
          </table:table-cell>
          <table:table-cell table:style-name="ce39" office:value-type="string" calcext:value-type="string">
            <text:p>fmvs mem32, fpr</text:p>
          </table:table-cell>
          <table:table-cell/>
          <table:table-cell table:style-name="ce13" office:value-type="string" calcext:value-type="string">
            <text:p>0x3</text:p>
          </table:table-cell>
          <table:table-cell table:style-name="ce39" office:value-type="string" calcext:value-type="string">
            <text:p>fsbb fpr, fpr, fpr</text:p>
          </table:table-cell>
          <table:table-cell/>
          <table:table-cell table:style-name="ce13" office:value-type="string" calcext:value-type="string">
            <text:p>0x3</text:p>
          </table:table-cell>
          <table:table-cell table:style-name="ce39" office:value-type="string" calcext:value-type="string">
            <text:p>fsin fpr, fpr</text:p>
          </table:table-cell>
          <table:table-cell/>
          <table:table-cell table:style-name="ce13" office:value-type="string" calcext:value-type="string">
            <text:p>0x3</text:p>
          </table:table-cell>
          <table:table-cell table:style-name="ce39" office:value-type="string" calcext:value-type="string">
            <text:p>fcvtb r8, fpr</text:p>
          </table:table-cell>
          <table:table-cell/>
          <table:table-cell table:style-name="ce13" office:value-type="string" calcext:value-type="string">
            <text:p>0x3</text:p>
          </table:table-cell>
          <table:table-cell table:style-name="ce39" office:value-type="string" calcext:value-type="string">
            <text:p>fstlt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B</text:p>
          </table:table-cell>
          <table:table-cell table:number-columns-repeated="4"/>
          <table:table-cell table:style-name="ce13" office:value-type="string" calcext:value-type="string">
            <text:p>0x4</text:p>
          </table:table-cell>
          <table:table-cell table:style-name="ce39" office:value-type="string" calcext:value-type="string">
            <text:p>fmvs fpr, mem32</text:p>
          </table:table-cell>
          <table:table-cell/>
          <table:table-cell table:style-name="ce13" office:value-type="string" calcext:value-type="string">
            <text:p>0x4</text:p>
          </table:table-cell>
          <table:table-cell table:style-name="ce39" office:value-type="string" calcext:value-type="string">
            <text:p>fsub fpr, fpr, fpr</text:p>
          </table:table-cell>
          <table:table-cell/>
          <table:table-cell table:style-name="ce13" office:value-type="string" calcext:value-type="string">
            <text:p>0x4</text:p>
          </table:table-cell>
          <table:table-cell table:style-name="ce39" office:value-type="string" calcext:value-type="string">
            <text:p>fcos fpr, fpr</text:p>
          </table:table-cell>
          <table:table-cell/>
          <table:table-cell table:style-name="ce13" office:value-type="string" calcext:value-type="string">
            <text:p>0x4</text:p>
          </table:table-cell>
          <table:table-cell table:style-name="ce39" office:value-type="string" calcext:value-type="string">
            <text:p>fcvth r16, fpr</text:p>
          </table:table-cell>
          <table:table-cell/>
          <table:table-cell table:style-name="ce13" office:value-type="string" calcext:value-type="string">
            <text:p>0x4</text:p>
          </table:table-cell>
          <table:table-cell table:style-name="ce39" office:value-type="string" calcext:value-type="string">
            <text:p>fstg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text:p>and r8, imm8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text:p>or r8, imm8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text:p>xor r8, imm8</text:p>
          </table:table-cell>
          <table:table-cell table:number-columns-repeated="4"/>
          <table:table-cell table:style-name="ce13" office:value-type="string" calcext:value-type="string">
            <text:p>0x5</text:p>
          </table:table-cell>
          <table:table-cell table:style-name="ce39" office:value-type="string" calcext:value-type="string">
            <text:p>fmvd r32, r32, fpr</text:p>
          </table:table-cell>
          <table:table-cell/>
          <table:table-cell table:style-name="ce13" office:value-type="string" calcext:value-type="string">
            <text:p>0x5</text:p>
          </table:table-cell>
          <table:table-cell table:style-name="ce39" office:value-type="string" calcext:value-type="string">
            <text:p>fsubi fpr, fpr, r32</text:p>
          </table:table-cell>
          <table:table-cell/>
          <table:table-cell table:style-name="ce13" office:value-type="string" calcext:value-type="string">
            <text:p>0x5</text:p>
          </table:table-cell>
          <table:table-cell table:style-name="ce39" office:value-type="string" calcext:value-type="string">
            <text:p>ftan fpr, fpr</text:p>
          </table:table-cell>
          <table:table-cell/>
          <table:table-cell table:style-name="ce13" office:value-type="string" calcext:value-type="string">
            <text:p>0x5</text:p>
          </table:table-cell>
          <table:table-cell table:style-name="ce39" office:value-type="string" calcext:value-type="string">
            <text:p>fcvtw r32, fpr</text:p>
          </table:table-cell>
          <table:table-cell/>
          <table:table-cell table:style-name="ce13" office:value-type="string" calcext:value-type="string">
            <text:p>0x5</text:p>
          </table:table-cell>
          <table:table-cell table:style-name="ce39" office:value-type="string" calcext:value-type="string">
            <text:p>fstl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text:p>and r16, imm16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text:p>or r16, imm16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text:p>xor r16, imm16</text:p>
          </table:table-cell>
          <table:table-cell table:number-columns-repeated="4"/>
          <table:table-cell table:style-name="ce13" office:value-type="string" calcext:value-type="string">
            <text:p>0x6</text:p>
          </table:table-cell>
          <table:table-cell table:style-name="ce39" office:value-type="string" calcext:value-type="string">
            <text:p>fmvd fpr, r32, r32</text:p>
          </table:table-cell>
          <table:table-cell/>
          <table:table-cell table:style-name="ce13" office:value-type="string" calcext:value-type="string">
            <text:p>0x6</text:p>
          </table:table-cell>
          <table:table-cell table:style-name="ce39" office:value-type="string" calcext:value-type="string">
            <text:p>fmul fpr, fpr, fpr</text:p>
          </table:table-cell>
          <table:table-cell/>
          <table:table-cell table:style-name="ce13" office:value-type="string" calcext:value-type="string">
            <text:p>0x6</text:p>
          </table:table-cell>
          <table:table-cell table:style-name="ce39" office:value-type="string" calcext:value-type="string">
            <text:p>fasin fpr, fpr</text:p>
          </table:table-cell>
          <table:table-cell/>
          <table:table-cell table:style-name="ce13" office:value-type="string" calcext:value-type="string">
            <text:p>0x6</text:p>
          </table:table-cell>
          <table:table-cell table:style-name="ce39" office:value-type="string" calcext:value-type="string">
            <text:p>fcvtsb r8, fpr</text:p>
          </table:table-cell>
          <table:table-cell/>
          <table:table-cell table:style-name="ce13" office:value-type="string" calcext:value-type="string">
            <text:p>0x6</text:p>
          </table:table-cell>
          <table:table-cell table:style-name="ce39" office:value-type="string" calcext:value-type="string">
            <text:p>fsteq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text:p>and r32, imm32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text:p>or r32, imm32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text:p>xor r32, imm32</text:p>
          </table:table-cell>
          <table:table-cell table:number-columns-repeated="4"/>
          <table:table-cell table:style-name="ce13" office:value-type="string" calcext:value-type="string">
            <text:p>0x7</text:p>
          </table:table-cell>
          <table:table-cell table:style-name="ce39" office:value-type="string" calcext:value-type="string">
            <text:p>fmvd mem64, fpr</text:p>
          </table:table-cell>
          <table:table-cell/>
          <table:table-cell table:style-name="ce13" office:value-type="string" calcext:value-type="string">
            <text:p>0x7</text:p>
          </table:table-cell>
          <table:table-cell table:style-name="ce39" office:value-type="string" calcext:value-type="string">
            <text:p>fmadc fpr, fpr, fpr, fpr</text:p>
          </table:table-cell>
          <table:table-cell/>
          <table:table-cell table:style-name="ce13" office:value-type="string" calcext:value-type="string">
            <text:p>0x7</text:p>
          </table:table-cell>
          <table:table-cell table:style-name="ce39" office:value-type="string" calcext:value-type="string">
            <text:p>facos fpr, fpr</text:p>
          </table:table-cell>
          <table:table-cell/>
          <table:table-cell table:style-name="ce13" office:value-type="string" calcext:value-type="string">
            <text:p>0x7</text:p>
          </table:table-cell>
          <table:table-cell table:style-name="ce39" office:value-type="string" calcext:value-type="string">
            <text:p>fcvtsh r16, fpr</text:p>
          </table:table-cell>
          <table:table-cell/>
          <table:table-cell table:style-name="ce13" office:value-type="string" calcext:value-type="string">
            <text:p>0x7</text:p>
          </table:table-cell>
          <table:table-cell table:style-name="ce39" office:value-type="string" calcext:value-type="string">
            <text:p>fstreqz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13" office:value-type="string" calcext:value-type="string">
            <text:p>0x3</text:p>
          </table:table-cell>
          <table:table-cell table:style-name="ce39" office:value-type="string" calcext:value-type="string">
            <text:p>and r8, mem8</text:p>
          </table:table-cell>
          <table:table-cell/>
          <table:table-cell table:style-name="ce13" office:value-type="string" calcext:value-type="string">
            <text:p>0x3</text:p>
          </table:table-cell>
          <table:table-cell table:style-name="ce39" office:value-type="string" calcext:value-type="string">
            <text:p>or r8, mem8</text:p>
          </table:table-cell>
          <table:table-cell/>
          <table:table-cell table:style-name="ce13" office:value-type="string" calcext:value-type="string">
            <text:p>0x3</text:p>
          </table:table-cell>
          <table:table-cell table:style-name="ce39" office:value-type="string" calcext:value-type="string">
            <text:p>xor r8, mem8</text:p>
          </table:table-cell>
          <table:table-cell table:number-columns-repeated="4"/>
          <table:table-cell table:style-name="ce13" office:value-type="string" calcext:value-type="string">
            <text:p>0x8</text:p>
          </table:table-cell>
          <table:table-cell table:style-name="ce39" office:value-type="string" calcext:value-type="string">
            <text:p>fmvd fpr, mem64</text:p>
          </table:table-cell>
          <table:table-cell/>
          <table:table-cell table:style-name="ce13" office:value-type="string" calcext:value-type="string">
            <text:p>0x8</text:p>
          </table:table-cell>
          <table:table-cell table:style-name="ce39" office:value-type="string" calcext:value-type="string">
            <text:p>fmadd fpr, fpr, fpr, fpr</text:p>
          </table:table-cell>
          <table:table-cell/>
          <table:table-cell table:style-name="ce13" office:value-type="string" calcext:value-type="string">
            <text:p>0x8</text:p>
          </table:table-cell>
          <table:table-cell table:style-name="ce39" office:value-type="string" calcext:value-type="string">
            <text:p>fatan fpr, fpr</text:p>
          </table:table-cell>
          <table:table-cell/>
          <table:table-cell table:style-name="ce13" office:value-type="string" calcext:value-type="string">
            <text:p>0x8</text:p>
          </table:table-cell>
          <table:table-cell table:style-name="ce39" office:value-type="string" calcext:value-type="string">
            <text:p>fcvtsw r32, fpr</text:p>
          </table:table-cell>
          <table:table-cell/>
          <table:table-cell table:style-name="ce13" office:value-type="string" calcext:value-type="string">
            <text:p>0x8</text:p>
          </table:table-cell>
          <table:table-cell table:style-name="ce39" office:value-type="string" calcext:value-type="string">
            <text:p>fstn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13" office:value-type="string" calcext:value-type="string">
            <text:p>0x4</text:p>
          </table:table-cell>
          <table:table-cell table:style-name="ce39" office:value-type="string" calcext:value-type="string">
            <text:p>and r16, mem16</text:p>
          </table:table-cell>
          <table:table-cell/>
          <table:table-cell table:style-name="ce13" office:value-type="string" calcext:value-type="string">
            <text:p>0x4</text:p>
          </table:table-cell>
          <table:table-cell table:style-name="ce39" office:value-type="string" calcext:value-type="string">
            <text:p>or r16, mem16</text:p>
          </table:table-cell>
          <table:table-cell/>
          <table:table-cell table:style-name="ce13" office:value-type="string" calcext:value-type="string">
            <text:p>0x4</text:p>
          </table:table-cell>
          <table:table-cell table:style-name="ce39" office:value-type="string" calcext:value-type="string">
            <text:p>xor r16, mem16</text:p>
          </table:table-cell>
          <table:table-cell table:number-columns-repeated="4"/>
          <table:table-cell table:style-name="ce13" office:value-type="string" calcext:value-type="string">
            <text:p>0x9</text:p>
          </table:table-cell>
          <table:table-cell table:style-name="ce39" office:value-type="string" calcext:value-type="string">
            <text:p>fpops fpr</text:p>
          </table:table-cell>
          <table:table-cell/>
          <table:table-cell table:style-name="ce13" office:value-type="string" calcext:value-type="string">
            <text:p>0x9</text:p>
          </table:table-cell>
          <table:table-cell table:style-name="ce39" office:value-type="string" calcext:value-type="string">
            <text:p>fdiv fpr, fpr, fpr</text:p>
          </table:table-cell>
          <table:table-cell/>
          <table:table-cell table:style-name="ce13" office:value-type="string" calcext:value-type="string">
            <text:p>0x9</text:p>
          </table:table-cell>
          <table:table-cell table:style-name="ce39" office:value-type="string" calcext:value-type="string">
            <text:p>fatan2 fpr, fpr</text:p>
          </table:table-cell>
          <table:table-cell/>
          <table:table-cell table:style-name="ce13" office:value-type="string" calcext:value-type="string">
            <text:p>0x9</text:p>
          </table:table-cell>
          <table:table-cell table:style-name="ce39" office:value-type="string" calcext:value-type="string">
            <text:p>fcvfb fpr, r8</text:p>
          </table:table-cell>
          <table:table-cell/>
          <table:table-cell table:style-name="ce13" office:value-type="string" calcext:value-type="string">
            <text:p>0x9</text:p>
          </table:table-cell>
          <table:table-cell table:style-name="ce39" office:value-type="string" calcext:value-type="string">
            <text:p>fstrnez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13" office:value-type="string" calcext:value-type="string">
            <text:p>0x5</text:p>
          </table:table-cell>
          <table:table-cell table:style-name="ce39" office:value-type="string" calcext:value-type="string">
            <text:p>and r32, mem32</text:p>
          </table:table-cell>
          <table:table-cell/>
          <table:table-cell table:style-name="ce13" office:value-type="string" calcext:value-type="string">
            <text:p>0x5</text:p>
          </table:table-cell>
          <table:table-cell table:style-name="ce39" office:value-type="string" calcext:value-type="string">
            <text:p>or r32, mem32</text:p>
          </table:table-cell>
          <table:table-cell/>
          <table:table-cell table:style-name="ce13" office:value-type="string" calcext:value-type="string">
            <text:p>0x5</text:p>
          </table:table-cell>
          <table:table-cell table:style-name="ce39" office:value-type="string" calcext:value-type="string">
            <text:p>xor r32, mem32</text:p>
          </table:table-cell>
          <table:table-cell table:number-columns-repeated="4"/>
          <table:table-cell table:style-name="ce13" office:value-type="string" calcext:value-type="string">
            <text:p>0xA</text:p>
          </table:table-cell>
          <table:table-cell table:style-name="ce39" office:value-type="string" calcext:value-type="string">
            <text:p>fpopd fpr</text:p>
          </table:table-cell>
          <table:table-cell/>
          <table:table-cell table:style-name="ce13" office:value-type="string" calcext:value-type="string">
            <text:p>0xA</text:p>
          </table:table-cell>
          <table:table-cell table:style-name="ce39" office:value-type="string" calcext:value-type="string">
            <text:p>fdsbb fpr, fpr, fpr, fpr</text:p>
          </table:table-cell>
          <table:table-cell/>
          <table:table-cell table:style-name="ce13" office:value-type="string" calcext:value-type="string">
            <text:p>0xA</text:p>
          </table:table-cell>
          <table:table-cell table:style-name="ce39" office:value-type="string" calcext:value-type="string">
            <text:p>fsqrt fpr, fpr</text:p>
          </table:table-cell>
          <table:table-cell/>
          <table:table-cell table:style-name="ce13" office:value-type="string" calcext:value-type="string">
            <text:p>0xA</text:p>
          </table:table-cell>
          <table:table-cell table:style-name="ce39" office:value-type="string" calcext:value-type="string">
            <text:p>fcvfh fpr, r16</text:p>
          </table:table-cell>
          <table:table-cell/>
          <table:table-cell table:style-name="ce13" office:value-type="string" calcext:value-type="string">
            <text:p>0xA</text:p>
          </table:table-cell>
          <table:table-cell table:style-name="ce39" office:value-type="string" calcext:value-type="string">
            <text:p>fstgtz r32, fpr</text:p>
          </table:table-cell>
          <table:table-cell table:number-columns-repeated="16339"/>
        </table:table-row>
        <table:table-row table:style-name="ro3">
          <table:table-cell table:number-columns-repeated="31"/>
          <table:table-cell table:style-name="ce13" office:value-type="string" calcext:value-type="string">
            <text:p>0xB</text:p>
          </table:table-cell>
          <table:table-cell table:style-name="ce39" office:value-type="string" calcext:value-type="string">
            <text:p>fpshs fpr</text:p>
          </table:table-cell>
          <table:table-cell/>
          <table:table-cell table:style-name="ce13" office:value-type="string" calcext:value-type="string">
            <text:p>0xB</text:p>
          </table:table-cell>
          <table:table-cell table:style-name="ce39" office:value-type="string" calcext:value-type="string">
            <text:p>fdsub fpr, fpr, fpr, fpr</text:p>
          </table:table-cell>
          <table:table-cell/>
          <table:table-cell table:style-name="ce13" office:value-type="string" calcext:value-type="string">
            <text:p>0xB</text:p>
          </table:table-cell>
          <table:table-cell table:style-name="ce39" office:value-type="string" calcext:value-type="string">
            <text:p>fcbrt fpr, fpr</text:p>
          </table:table-cell>
          <table:table-cell/>
          <table:table-cell table:style-name="ce13" office:value-type="string" calcext:value-type="string">
            <text:p>0xB</text:p>
          </table:table-cell>
          <table:table-cell table:style-name="ce39" office:value-type="string" calcext:value-type="string">
            <text:p>fcvfw fpr, r32</text:p>
          </table:table-cell>
          <table:table-cell/>
          <table:table-cell table:style-name="ce13" office:value-type="string" calcext:value-type="string">
            <text:p>0xB</text:p>
          </table:table-cell>
          <table:table-cell table:style-name="ce39" office:value-type="string" calcext:value-type="string">
            <text:p>fstlt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F</text:p>
          </table:table-cell>
          <table:table-cell/>
          <table:table-cell table:style-name="ce13" office:value-type="string" calcext:value-type="string">
            <text:p>0xC</text:p>
          </table:table-cell>
          <table:table-cell table:style-name="ce39" office:value-type="string" calcext:value-type="string">
            <text:p>fpshd fpr</text:p>
          </table:table-cell>
          <table:table-cell/>
          <table:table-cell table:style-name="ce13" office:value-type="string" calcext:value-type="string">
            <text:p>0xC</text:p>
          </table:table-cell>
          <table:table-cell table:style-name="ce39" office:value-type="string" calcext:value-type="string">
            <text:p>fmod fpr, fpr, fpr</text:p>
          </table:table-cell>
          <table:table-cell/>
          <table:table-cell table:style-name="ce13" office:value-type="string" calcext:value-type="string">
            <text:p>0xC</text:p>
          </table:table-cell>
          <table:table-cell table:style-name="ce39" office:value-type="string" calcext:value-type="string">
            <text:p>f2xm1 fpr, fpr</text:p>
          </table:table-cell>
          <table:table-cell/>
          <table:table-cell table:style-name="ce13" office:value-type="string" calcext:value-type="string">
            <text:p>0xC</text:p>
          </table:table-cell>
          <table:table-cell table:style-name="ce39" office:value-type="string" calcext:value-type="string">
            <text:p>fcvfsb fpr, r8</text:p>
          </table:table-cell>
          <table:table-cell/>
          <table:table-cell table:style-name="ce13" office:value-type="string" calcext:value-type="string">
            <text:p>0xC</text:p>
          </table:table-cell>
          <table:table-cell table:style-name="ce39" office:value-type="string" calcext:value-type="string">
            <text:p>fstg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text:p>lsh r8, imm8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text:p>rsh r8, imm8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text:p>lrot r8, imm8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39" office:value-type="string" calcext:value-type="string">
            <text:p>rrot r8, imm8</text:p>
          </table:table-cell>
          <table:table-cell/>
          <table:table-cell table:style-name="ce13" office:value-type="string" calcext:value-type="string">
            <text:p>0xD</text:p>
          </table:table-cell>
          <table:table-cell table:style-name="ce39" office:value-type="string" calcext:value-type="string">
            <text:p>fxchg fpr, fpr</text:p>
          </table:table-cell>
          <table:table-cell/>
          <table:table-cell table:style-name="ce13" office:value-type="string" calcext:value-type="string">
            <text:p>0xD</text:p>
          </table:table-cell>
          <table:table-cell table:style-name="ce39" office:value-type="string" calcext:value-type="string">
            <text:p>finc fpr</text:p>
          </table:table-cell>
          <table:table-cell/>
          <table:table-cell table:style-name="ce13" office:value-type="string" calcext:value-type="string">
            <text:p>0xD</text:p>
          </table:table-cell>
          <table:table-cell table:style-name="ce39" office:value-type="string" calcext:value-type="string">
            <text:p>flog fpr, fpr</text:p>
          </table:table-cell>
          <table:table-cell/>
          <table:table-cell table:style-name="ce13" office:value-type="string" calcext:value-type="string">
            <text:p>0xD</text:p>
          </table:table-cell>
          <table:table-cell table:style-name="ce39" office:value-type="string" calcext:value-type="string">
            <text:p>fcvfsh fpr, r16</text:p>
          </table:table-cell>
          <table:table-cell/>
          <table:table-cell table:style-name="ce13" office:value-type="string" calcext:value-type="string">
            <text:p>0xD</text:p>
          </table:table-cell>
          <table:table-cell table:style-name="ce39" office:value-type="string" calcext:value-type="string">
            <text:p>fstl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text:p>lsh r16, imm8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text:p>rsh r16, imm8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text:p>lrot r16, imm8</text:p>
          </table:table-cell>
          <table:table-cell/>
          <table:table-cell table:style-name="ce13" office:value-type="string" calcext:value-type="string">
            <text:p>0x1</text:p>
          </table:table-cell>
          <table:table-cell table:style-name="ce39" office:value-type="string" calcext:value-type="string">
            <text:p>rrot r16, imm8</text:p>
          </table:table-cell>
          <table:table-cell table:number-columns-repeated="4"/>
          <table:table-cell table:style-name="ce13" office:value-type="string" calcext:value-type="string">
            <text:p>0xE</text:p>
          </table:table-cell>
          <table:table-cell table:style-name="ce39" office:value-type="string" calcext:value-type="string">
            <text:p>fdec fpr</text:p>
          </table:table-cell>
          <table:table-cell/>
          <table:table-cell table:style-name="ce13" office:value-type="string" calcext:value-type="string">
            <text:p>0xE</text:p>
          </table:table-cell>
          <table:table-cell table:style-name="ce39" office:value-type="string" calcext:value-type="string">
            <text:p>flog2 fpr, fpr</text:p>
          </table:table-cell>
          <table:table-cell/>
          <table:table-cell table:style-name="ce13" office:value-type="string" calcext:value-type="string">
            <text:p>0xE</text:p>
          </table:table-cell>
          <table:table-cell table:style-name="ce39" office:value-type="string" calcext:value-type="string">
            <text:p>fcvfsw fpr, r32</text:p>
          </table:table-cell>
          <table:table-cell table:style-name="ce35"/>
          <table:table-cell table:style-name="ce13" office:value-type="string" calcext:value-type="string">
            <text:p>0xE</text:p>
          </table:table-cell>
          <table:table-cell table:style-name="ce39" office:value-type="string" calcext:value-type="string">
            <text:p>fstes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text:p>lsh r32, imm8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text:p>rsh r32, imm8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text:p>lrot r32, imm8</text:p>
          </table:table-cell>
          <table:table-cell/>
          <table:table-cell table:style-name="ce13" office:value-type="string" calcext:value-type="string">
            <text:p>0x2</text:p>
          </table:table-cell>
          <table:table-cell table:style-name="ce39" office:value-type="string" calcext:value-type="string">
            <text:p>rrot r32, imm8</text:p>
          </table:table-cell>
          <table:table-cell table:number-columns-repeated="4"/>
          <table:table-cell table:style-name="ce13" office:value-type="string" calcext:value-type="string">
            <text:p>0xF</text:p>
          </table:table-cell>
          <table:table-cell table:style-name="ce39" office:value-type="string" calcext:value-type="string">
            <text:p>fneg fpr</text:p>
          </table:table-cell>
          <table:table-cell/>
          <table:table-cell table:style-name="ce13" office:value-type="string" calcext:value-type="string">
            <text:p>0xF</text:p>
          </table:table-cell>
          <table:table-cell table:style-name="ce39" office:value-type="string" calcext:value-type="string">
            <text:p>flog2x fpr, fpr, fpr</text:p>
          </table:table-cell>
          <table:table-cell/>
          <table:table-cell table:style-name="ce13" office:value-type="string" calcext:value-type="string">
            <text:p>0xF</text:p>
          </table:table-cell>
          <table:table-cell table:style-name="ce39" office:value-type="string" calcext:value-type="string">
            <text:p>fdbtsg fpr, fpr</text:p>
          </table:table-cell>
          <table:table-cell/>
          <table:table-cell table:style-name="ce13" office:value-type="string" calcext:value-type="string">
            <text:p>0xF</text:p>
          </table:table-cell>
          <table:table-cell table:style-name="ce39" office:value-type="string" calcext:value-type="string">
            <text:p>fstns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13" office:value-type="string" calcext:value-type="string">
            <text:p>0x3</text:p>
          </table:table-cell>
          <table:table-cell table:style-name="ce39" office:value-type="string" calcext:value-type="string">
            <text:p>lsh r8, mem8</text:p>
          </table:table-cell>
          <table:table-cell/>
          <table:table-cell table:style-name="ce13" office:value-type="string" calcext:value-type="string">
            <text:p>0x3</text:p>
          </table:table-cell>
          <table:table-cell table:style-name="ce39" office:value-type="string" calcext:value-type="string">
            <text:p>rsh r8, mem8</text:p>
          </table:table-cell>
          <table:table-cell/>
          <table:table-cell table:style-name="ce13" office:value-type="string" calcext:value-type="string">
            <text:p>0x3</text:p>
          </table:table-cell>
          <table:table-cell table:style-name="ce39" office:value-type="string" calcext:value-type="string">
            <text:p>lrot r8, mem8</text:p>
          </table:table-cell>
          <table:table-cell/>
          <table:table-cell table:style-name="ce13" office:value-type="string" calcext:value-type="string">
            <text:p>0x3</text:p>
          </table:table-cell>
          <table:table-cell table:style-name="ce39" office:value-type="string" calcext:value-type="string">
            <text:p>rrot r8, mem8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13" office:value-type="string" calcext:value-type="string">
            <text:p>0x4</text:p>
          </table:table-cell>
          <table:table-cell table:style-name="ce39" office:value-type="string" calcext:value-type="string">
            <text:p>lsh r16, mem16</text:p>
          </table:table-cell>
          <table:table-cell/>
          <table:table-cell table:style-name="ce13" office:value-type="string" calcext:value-type="string">
            <text:p>0x4</text:p>
          </table:table-cell>
          <table:table-cell table:style-name="ce39" office:value-type="string" calcext:value-type="string">
            <text:p>rsh r16, mem16</text:p>
          </table:table-cell>
          <table:table-cell/>
          <table:table-cell table:style-name="ce13" office:value-type="string" calcext:value-type="string">
            <text:p>0x4</text:p>
          </table:table-cell>
          <table:table-cell table:style-name="ce39" office:value-type="string" calcext:value-type="string">
            <text:p>lrot r16, mem16</text:p>
          </table:table-cell>
          <table:table-cell/>
          <table:table-cell table:style-name="ce13" office:value-type="string" calcext:value-type="string">
            <text:p>0x4</text:p>
          </table:table-cell>
          <table:table-cell table:style-name="ce39" office:value-type="string" calcext:value-type="string">
            <text:p>rrot r16, mem16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13" office:value-type="string" calcext:value-type="string">
            <text:p>0x5</text:p>
          </table:table-cell>
          <table:table-cell table:style-name="ce39" office:value-type="string" calcext:value-type="string">
            <text:p>lsh r32, mem32</text:p>
          </table:table-cell>
          <table:table-cell/>
          <table:table-cell table:style-name="ce13" office:value-type="string" calcext:value-type="string">
            <text:p>0x5</text:p>
          </table:table-cell>
          <table:table-cell table:style-name="ce39" office:value-type="string" calcext:value-type="string">
            <text:p>rsh r32, mem32</text:p>
          </table:table-cell>
          <table:table-cell/>
          <table:table-cell table:style-name="ce13" office:value-type="string" calcext:value-type="string">
            <text:p>0x5</text:p>
          </table:table-cell>
          <table:table-cell table:style-name="ce39" office:value-type="string" calcext:value-type="string">
            <text:p>lrot r32, mem32</text:p>
          </table:table-cell>
          <table:table-cell/>
          <table:table-cell table:style-name="ce13" office:value-type="string" calcext:value-type="string">
            <text:p>0x5</text:p>
          </table:table-cell>
          <table:table-cell table:style-name="ce39" office:value-type="string" calcext:value-type="string">
            <text:p>rrot r32, mem32</text:p>
          </table:table-cell>
          <table:table-cell table:number-columns-repeated="16354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/>
          <table:table-cell table:style-name="ce19" table:formula="of:=CONCATENATE([.B2])">
            <text:p/>
          </table:table-cell>
          <table:table-cell table:style-name="ce20" table:formula="of:=CONCATENATE([.C2])" office:value-type="string" office:string-value="0x00" calcext:value-type="string">
            <text:p>0x00</text:p>
          </table:table-cell>
          <table:table-cell table:style-name="ce20" table:formula="of:=CONCATENATE([.D2])" office:value-type="string" office:string-value="0x01" calcext:value-type="string">
            <text:p>0x01</text:p>
          </table:table-cell>
          <table:table-cell table:style-name="ce20" table:formula="of:=CONCATENATE([.E2])" office:value-type="string" office:string-value="0x02" calcext:value-type="string">
            <text:p>0x02</text:p>
          </table:table-cell>
          <table:table-cell table:style-name="ce20" table:formula="of:=CONCATENATE([.F2])" office:value-type="string" office:string-value="0x03" calcext:value-type="string">
            <text:p>0x03</text:p>
          </table:table-cell>
          <table:table-cell table:style-name="ce20" table:formula="of:=CONCATENATE([.G2])" office:value-type="string" office:string-value="0x04" calcext:value-type="string">
            <text:p>0x04</text:p>
          </table:table-cell>
          <table:table-cell table:style-name="ce20" table:formula="of:=CONCATENATE([.H2])" office:value-type="string" office:string-value="0x05" calcext:value-type="string">
            <text:p>0x05</text:p>
          </table:table-cell>
          <table:table-cell table:style-name="ce20" table:formula="of:=CONCATENATE([.I2])" office:value-type="string" office:string-value="0x06" calcext:value-type="string">
            <text:p>0x06</text:p>
          </table:table-cell>
          <table:table-cell table:style-name="ce20" table:formula="of:=CONCATENATE([.J2])" office:value-type="string" office:string-value="0x07" calcext:value-type="string">
            <text:p>0x07</text:p>
          </table:table-cell>
          <table:table-cell table:style-name="ce20" table:formula="of:=CONCATENATE([.K2])" office:value-type="string" office:string-value="0x08" calcext:value-type="string">
            <text:p>0x08</text:p>
          </table:table-cell>
          <table:table-cell table:style-name="ce20" table:formula="of:=CONCATENATE([.L2])" office:value-type="string" office:string-value="0x09" calcext:value-type="string">
            <text:p>0x09</text:p>
          </table:table-cell>
          <table:table-cell table:style-name="ce20" table:formula="of:=CONCATENATE([.M2])" office:value-type="string" office:string-value="0x0A" calcext:value-type="string">
            <text:p>0x0A</text:p>
          </table:table-cell>
          <table:table-cell table:style-name="ce20" table:formula="of:=CONCATENATE([.N2])" office:value-type="string" office:string-value="0x0B" calcext:value-type="string">
            <text:p>0x0B</text:p>
          </table:table-cell>
          <table:table-cell table:style-name="ce20" table:formula="of:=CONCATENATE([.O2])" office:value-type="string" office:string-value="0x0C" calcext:value-type="string">
            <text:p>0x0C</text:p>
          </table:table-cell>
          <table:table-cell table:style-name="ce20" table:formula="of:=CONCATENATE([.P2])" office:value-type="string" office:string-value="0x0D" calcext:value-type="string">
            <text:p>0x0D</text:p>
          </table:table-cell>
          <table:table-cell table:style-name="ce20" table:formula="of:=CONCATENATE([.Q2])" office:value-type="string" office:string-value="0x0E" calcext:value-type="string">
            <text:p>0x0E</text:p>
          </table:table-cell>
          <table:table-cell table:style-name="ce20" table:formula="of:=CONCATENATE([.R2])" office:value-type="string" office:string-value="0x0F" calcext:value-type="string">
            <text:p>0x0F</text:p>
          </table:table-cell>
          <table:table-cell table:formula="of:=CONCATENATE([.S2])">
            <text:p/>
          </table:table-cell>
          <table:table-cell table:style-name="ce20" table:formula="of:=CONCATENATE([.T2])" office:value-type="string" office:string-value="desc" calcext:value-type="string">
            <text:p>desc</text:p>
          </table:table-cell>
          <table:table-cell table:style-name="ce20" table:formula="of:=CONCATENATE([.U2])" office:value-type="string" office:string-value="0x53" calcext:value-type="string">
            <text:p>0x53</text:p>
          </table:table-cell>
          <table:table-cell table:formula="of:=CONCATENATE([.V2])">
            <text:p/>
          </table:table-cell>
          <table:table-cell table:style-name="ce20" table:formula="of:=CONCATENATE([.W2])" office:value-type="string" office:string-value="desc" calcext:value-type="string">
            <text:p>desc</text:p>
          </table:table-cell>
          <table:table-cell table:style-name="ce20" table:formula="of:=CONCATENATE([.X2])" office:value-type="string" office:string-value="0x57" calcext:value-type="string">
            <text:p>0x57</text:p>
          </table:table-cell>
          <table:table-cell table:formula="of:=CONCATENATE([.Y2])">
            <text:p/>
          </table:table-cell>
          <table:table-cell table:style-name="ce20" table:formula="of:=CONCATENATE([.Z2])" office:value-type="string" office:string-value="desc" calcext:value-type="string">
            <text:p>desc</text:p>
          </table:table-cell>
          <table:table-cell table:style-name="ce20" table:formula="of:=CONCATENATE([.AA2])" office:value-type="string" office:string-value="0x63" calcext:value-type="string">
            <text:p>0x63</text:p>
          </table:table-cell>
          <table:table-cell table:formula="of:=CONCATENATE([.AB2])">
            <text:p/>
          </table:table-cell>
          <table:table-cell table:style-name="ce20" table:formula="of:=CONCATENATE([.AC2])" office:value-type="string" office:string-value="desc" calcext:value-type="string">
            <text:p>desc</text:p>
          </table:table-cell>
          <table:table-cell table:style-name="ce20" table:formula="of:=CONCATENATE([.AD2])" office:value-type="string" office:string-value="0x6B" calcext:value-type="string">
            <text:p>0x6B</text:p>
          </table:table-cell>
          <table:table-cell table:formula="of:=CONCATENATE([.AE2])">
            <text:p/>
          </table:table-cell>
          <table:table-cell table:style-name="ce20" table:formula="of:=CONCATENATE([.AF2])" office:value-type="string" office:string-value="desc" calcext:value-type="string">
            <text:p>desc</text:p>
          </table:table-cell>
          <table:table-cell table:style-name="ce20" table:formula="of:=CONCATENATE([.AG2])" office:value-type="string" office:string-value="0x44" calcext:value-type="string">
            <text:p>0x44</text:p>
          </table:table-cell>
          <table:table-cell table:formula="of:=CONCATENATE([.AH2])">
            <text:p/>
          </table:table-cell>
          <table:table-cell table:style-name="ce20" table:formula="of:=CONCATENATE([.AI2])" office:value-type="string" office:string-value="desc" calcext:value-type="string">
            <text:p>desc</text:p>
          </table:table-cell>
          <table:table-cell table:style-name="ce20" table:formula="of:=CONCATENATE([.AJ2])" office:value-type="string" office:string-value="0x45" calcext:value-type="string">
            <text:p>0x45</text:p>
          </table:table-cell>
          <table:table-cell table:formula="of:=CONCATENATE([.AK2])">
            <text:p/>
          </table:table-cell>
          <table:table-cell table:style-name="ce20" table:formula="of:=CONCATENATE([.AL2])" office:value-type="string" office:string-value="desc" calcext:value-type="string">
            <text:p>desc</text:p>
          </table:table-cell>
          <table:table-cell table:style-name="ce20" table:formula="of:=CONCATENATE([.AM2])" office:value-type="string" office:string-value="0x46" calcext:value-type="string">
            <text:p>0x46</text:p>
          </table:table-cell>
          <table:table-cell table:formula="of:=CONCATENATE([.AN2])">
            <text:p/>
          </table:table-cell>
          <table:table-cell table:style-name="ce20" table:formula="of:=CONCATENATE([.AO2])" office:value-type="string" office:string-value="desc" calcext:value-type="string">
            <text:p>desc</text:p>
          </table:table-cell>
          <table:table-cell table:style-name="ce20" table:formula="of:=CONCATENATE([.AP2])" office:value-type="string" office:string-value="0x4F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3])" office:value-type="string" office:string-value="0x00" calcext:value-type="string">
            <text:p>0x00</text:p>
          </table:table-cell>
          <table:table-cell table:style-name="ce44" table:formula="of:=CONCATENATE([.C3])" office:value-type="string" office:string-value="nop" calcext:value-type="string">
            <text:p>nop</text:p>
          </table:table-cell>
          <table:table-cell table:style-name="ce70" table:formula="of:=CONCATENATE([.D3])" office:value-type="string" office:string-value="pnop" calcext:value-type="string">
            <text:p>pnop</text:p>
          </table:table-cell>
          <table:table-cell table:style-name="ce70" table:formula="of:=CONCATENATE([.E3])" office:value-type="string" office:string-value="debug" calcext:value-type="string">
            <text:p>debug</text:p>
          </table:table-cell>
          <table:table-cell table:style-name="ce39" table:formula="of:=CONCATENATE([.F3])">
            <text:p/>
          </table:table-cell>
          <table:table-cell table:style-name="ce70" table:formula="of:=CONCATENATE([.G3])" office:value-type="string" office:string-value="jaes imm32" calcext:value-type="string">
            <text:p>jaes imm32</text:p>
          </table:table-cell>
          <table:table-cell table:style-name="ce70" table:formula="of:=CONCATENATE([.H3])" office:value-type="string" office:string-value="jaes r32" calcext:value-type="string">
            <text:p>jaes r32</text:p>
          </table:table-cell>
          <table:table-cell table:style-name="ce70" table:formula="of:=CONCATENATE([.I3])" office:value-type="string" office:string-value="jads imm32" calcext:value-type="string">
            <text:p>jads imm32</text:p>
          </table:table-cell>
          <table:table-cell table:style-name="ce70" table:formula="of:=CONCATENATE([.J3])" office:value-type="string" office:string-value="jads r32" calcext:value-type="string">
            <text:p>jads r32</text:p>
          </table:table-cell>
          <table:table-cell table:style-name="ce70" table:formula="of:=CONCATENATE([.K3])" office:value-type="string" office:string-value="jaep imm32" calcext:value-type="string">
            <text:p>jaep imm32</text:p>
          </table:table-cell>
          <table:table-cell table:style-name="ce70" table:formula="of:=CONCATENATE([.L3])" office:value-type="string" office:string-value="jaep r32" calcext:value-type="string">
            <text:p>jaep r32</text:p>
          </table:table-cell>
          <table:table-cell table:style-name="ce70" table:formula="of:=CONCATENATE([.M3])" office:value-type="string" office:string-value="jadp imm32" calcext:value-type="string">
            <text:p>jadp imm32</text:p>
          </table:table-cell>
          <table:table-cell table:style-name="ce70" table:formula="of:=CONCATENATE([.N3])" office:value-type="string" office:string-value="jadp r32" calcext:value-type="string">
            <text:p>jadp r32</text:p>
          </table:table-cell>
          <table:table-cell table:style-name="ce70" table:formula="of:=CONCATENATE([.O3])" office:value-type="string" office:string-value="jasp imm32" calcext:value-type="string">
            <text:p>jasp imm32</text:p>
          </table:table-cell>
          <table:table-cell table:style-name="ce70" table:formula="of:=CONCATENATE([.P3])" office:value-type="string" office:string-value="jasp r32" calcext:value-type="string">
            <text:p>jasp r32</text:p>
          </table:table-cell>
          <table:table-cell table:style-name="ce70" table:formula="of:=CONCATENATE([.Q3])" office:value-type="string" office:string-value="seti" calcext:value-type="string">
            <text:p>seti</text:p>
          </table:table-cell>
          <table:table-cell table:style-name="ce70" table:formula="of:=CONCATENATE([.R3])" office:value-type="string" office:string-value="clri" calcext:value-type="string">
            <text:p>clri</text:p>
          </table:table-cell>
          <table:table-cell table:formula="of:=CONCATENATE([.S3])">
            <text:p/>
          </table:table-cell>
          <table:table-cell table:style-name="ce13" table:formula="of:=CONCATENATE([.T3])" office:value-type="string" office:string-value="0x0" calcext:value-type="string">
            <text:p>0x0</text:p>
          </table:table-cell>
          <table:table-cell table:style-name="ce61" table:formula="of:=CONCATENATE([.U3])" office:value-type="string" office:string-value="pop mem8" calcext:value-type="string">
            <text:p>pop mem8</text:p>
          </table:table-cell>
          <table:table-cell table:formula="of:=CONCATENATE([.V3])">
            <text:p/>
          </table:table-cell>
          <table:table-cell table:style-name="ce13" table:formula="of:=CONCATENATE([.W3])" office:value-type="string" office:string-value="0x0" calcext:value-type="string">
            <text:p>0x0</text:p>
          </table:table-cell>
          <table:table-cell table:style-name="ce61" table:formula="of:=CONCATENATE([.X3])" office:value-type="string" office:string-value="psh mem8" calcext:value-type="string">
            <text:p>psh mem8</text:p>
          </table:table-cell>
          <table:table-cell table:formula="of:=CONCATENATE([.Y3])">
            <text:p/>
          </table:table-cell>
          <table:table-cell table:style-name="ce13" table:formula="of:=CONCATENATE([.Z3])" office:value-type="string" office:string-value="0x0" calcext:value-type="string">
            <text:p>0x0</text:p>
          </table:table-cell>
          <table:table-cell table:style-name="ce70" table:formula="of:=CONCATENATE([.AA3])" office:value-type="string" office:string-value="lea r8, mem32" calcext:value-type="string">
            <text:p>lea r8, mem32</text:p>
          </table:table-cell>
          <table:table-cell table:formula="of:=CONCATENATE([.AB3])">
            <text:p/>
          </table:table-cell>
          <table:table-cell table:style-name="ce13" table:formula="of:=CONCATENATE([.AC3])" office:value-type="string" office:string-value="0x0" calcext:value-type="string">
            <text:p>0x0</text:p>
          </table:table-cell>
          <table:table-cell table:style-name="ce70" table:formula="of:=CONCATENATE([.AD3])" office:value-type="string" office:string-value="sea mem32, r8" calcext:value-type="string">
            <text:p>sea mem32, r8</text:p>
          </table:table-cell>
          <table:table-cell table:formula="of:=CONCATENATE([.AE3])">
            <text:p/>
          </table:table-cell>
          <table:table-cell table:style-name="ce13" table:formula="of:=CONCATENATE([.AF3])" office:value-type="string" office:string-value="0x0" calcext:value-type="string">
            <text:p>0x0</text:p>
          </table:table-cell>
          <table:table-cell table:style-name="ce70" table:formula="of:=CONCATENATE([.AG3])" office:value-type="string" office:string-value="mveq r32, r32, r8, imm8" calcext:value-type="string">
            <text:p>mveq r32, r32, r8, imm8</text:p>
          </table:table-cell>
          <table:table-cell table:formula="of:=CONCATENATE([.AH3])">
            <text:p/>
          </table:table-cell>
          <table:table-cell table:style-name="ce13" table:formula="of:=CONCATENATE([.AI3])" office:value-type="string" office:string-value="0x0" calcext:value-type="string">
            <text:p>0x0</text:p>
          </table:table-cell>
          <table:table-cell table:style-name="ce70" table:formula="of:=CONCATENATE([.AJ3])" office:value-type="string" office:string-value="mveq r32, r32, r16, imm16" calcext:value-type="string">
            <text:p>mveq r32, r32, r16, imm16</text:p>
          </table:table-cell>
          <table:table-cell table:formula="of:=CONCATENATE([.AK3])">
            <text:p/>
          </table:table-cell>
          <table:table-cell table:style-name="ce13" table:formula="of:=CONCATENATE([.AL3])" office:value-type="string" office:string-value="0x0" calcext:value-type="string">
            <text:p>0x0</text:p>
          </table:table-cell>
          <table:table-cell table:style-name="ce70" table:formula="of:=CONCATENATE([.AM3])" office:value-type="string" office:string-value="mveq r32, r32, r32, imm32" calcext:value-type="string">
            <text:p>mveq r32, r32, r32, imm32</text:p>
          </table:table-cell>
          <table:table-cell table:formula="of:=CONCATENATE([.AN3])">
            <text:p/>
          </table:table-cell>
          <table:table-cell table:style-name="ce13" table:formula="of:=CONCATENATE([.AO3])" office:value-type="string" office:string-value="0x0" calcext:value-type="string">
            <text:p>0x0</text:p>
          </table:table-cell>
          <table:table-cell table:style-name="ce70" table:formula="of:=CONCATENATE([.AP3])" office:value-type="string" office:string-value="steq r32, r32, r32" calcext:value-type="string"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4])" office:value-type="string" office:string-value="0x10" calcext:value-type="string">
            <text:p>0x10</text:p>
          </table:table-cell>
          <table:table-cell table:style-name="ce70" table:formula="of:=CONCATENATE([.C4])" office:value-type="string" office:string-value="setc" calcext:value-type="string">
            <text:p>setc</text:p>
          </table:table-cell>
          <table:table-cell table:style-name="ce70" table:formula="of:=CONCATENATE([.D4])" office:value-type="string" office:string-value="clrc" calcext:value-type="string">
            <text:p>clrc</text:p>
          </table:table-cell>
          <table:table-cell table:style-name="ce70" table:formula="of:=CONCATENATE([.E4])" office:value-type="string" office:string-value="setb" calcext:value-type="string">
            <text:p>setb</text:p>
          </table:table-cell>
          <table:table-cell table:style-name="ce70" table:formula="of:=CONCATENATE([.F4])" office:value-type="string" office:string-value="clrb" calcext:value-type="string">
            <text:p>clrb</text:p>
          </table:table-cell>
          <table:table-cell table:style-name="ce70" table:formula="of:=CONCATENATE([.G4])" office:value-type="string" office:string-value="setv" calcext:value-type="string">
            <text:p>setv</text:p>
          </table:table-cell>
          <table:table-cell table:style-name="ce70" table:formula="of:=CONCATENATE([.H4])" office:value-type="string" office:string-value="clrv" calcext:value-type="string">
            <text:p>clrv</text:p>
          </table:table-cell>
          <table:table-cell table:style-name="ce70" table:formula="of:=CONCATENATE([.I4])" office:value-type="string" office:string-value="setn" calcext:value-type="string">
            <text:p>setn</text:p>
          </table:table-cell>
          <table:table-cell table:style-name="ce70" table:formula="of:=CONCATENATE([.J4])" office:value-type="string" office:string-value="clrn" calcext:value-type="string">
            <text:p>clrn</text:p>
          </table:table-cell>
          <table:table-cell table:style-name="ce70" table:formula="of:=CONCATENATE([.K4])" office:value-type="string" office:string-value="setz" calcext:value-type="string">
            <text:p>setz</text:p>
          </table:table-cell>
          <table:table-cell table:style-name="ce70" table:formula="of:=CONCATENATE([.L4])" office:value-type="string" office:string-value="clrz" calcext:value-type="string">
            <text:p>clrz</text:p>
          </table:table-cell>
          <table:table-cell table:style-name="ce70" table:formula="of:=CONCATENATE([.M4])" office:value-type="string" office:string-value="seto" calcext:value-type="string">
            <text:p>seto</text:p>
          </table:table-cell>
          <table:table-cell table:style-name="ce70" table:formula="of:=CONCATENATE([.N4])" office:value-type="string" office:string-value="clro" calcext:value-type="string">
            <text:p>clro</text:p>
          </table:table-cell>
          <table:table-cell table:style-name="ce70" table:formula="of:=CONCATENATE([.O4])" office:value-type="string" office:string-value="togc" calcext:value-type="string">
            <text:p>togc</text:p>
          </table:table-cell>
          <table:table-cell table:style-name="ce70" table:formula="of:=CONCATENATE([.P4])" office:value-type="string" office:string-value="togn" calcext:value-type="string">
            <text:p>togn</text:p>
          </table:table-cell>
          <table:table-cell table:style-name="ce70" table:formula="of:=CONCATENATE([.Q4])" office:value-type="string" office:string-value="togz" calcext:value-type="string">
            <text:p>togz</text:p>
          </table:table-cell>
          <table:table-cell table:style-name="ce70" table:formula="of:=CONCATENATE([.R4])" office:value-type="string" office:string-value="togo" calcext:value-type="string">
            <text:p>togo</text:p>
          </table:table-cell>
          <table:table-cell table:formula="of:=CONCATENATE([.S4])">
            <text:p/>
          </table:table-cell>
          <table:table-cell table:style-name="ce13" table:formula="of:=CONCATENATE([.T4])" office:value-type="string" office:string-value="0x1" calcext:value-type="string">
            <text:p>0x1</text:p>
          </table:table-cell>
          <table:table-cell table:style-name="ce61" table:formula="of:=CONCATENATE([.U4])" office:value-type="string" office:string-value="pop mem16" calcext:value-type="string">
            <text:p>pop mem16</text:p>
          </table:table-cell>
          <table:table-cell table:formula="of:=CONCATENATE([.V4])">
            <text:p/>
          </table:table-cell>
          <table:table-cell table:style-name="ce13" table:formula="of:=CONCATENATE([.W4])" office:value-type="string" office:string-value="0x1" calcext:value-type="string">
            <text:p>0x1</text:p>
          </table:table-cell>
          <table:table-cell table:style-name="ce61" table:formula="of:=CONCATENATE([.X4])" office:value-type="string" office:string-value="psh mem16" calcext:value-type="string">
            <text:p>psh mem16</text:p>
          </table:table-cell>
          <table:table-cell table:formula="of:=CONCATENATE([.Y4])">
            <text:p/>
          </table:table-cell>
          <table:table-cell table:style-name="ce13" table:formula="of:=CONCATENATE([.Z4])" office:value-type="string" office:string-value="0x1" calcext:value-type="string">
            <text:p>0x1</text:p>
          </table:table-cell>
          <table:table-cell table:style-name="ce70" table:formula="of:=CONCATENATE([.AA4])" office:value-type="string" office:string-value="lea r16, mem32" calcext:value-type="string">
            <text:p>lea r16, mem32</text:p>
          </table:table-cell>
          <table:table-cell table:formula="of:=CONCATENATE([.AB4])">
            <text:p/>
          </table:table-cell>
          <table:table-cell table:style-name="ce13" table:formula="of:=CONCATENATE([.AC4])" office:value-type="string" office:string-value="0x1" calcext:value-type="string">
            <text:p>0x1</text:p>
          </table:table-cell>
          <table:table-cell table:style-name="ce70" table:formula="of:=CONCATENATE([.AD4])" office:value-type="string" office:string-value="sea mem32, r16" calcext:value-type="string">
            <text:p>sea mem32, r16</text:p>
          </table:table-cell>
          <table:table-cell table:formula="of:=CONCATENATE([.AE4])">
            <text:p/>
          </table:table-cell>
          <table:table-cell table:style-name="ce13" table:formula="of:=CONCATENATE([.AF4])" office:value-type="string" office:string-value="0x1" calcext:value-type="string">
            <text:p>0x1</text:p>
          </table:table-cell>
          <table:table-cell table:style-name="ce70" table:formula="of:=CONCATENATE([.AG4])" office:value-type="string" office:string-value="mvne r32, r32, r8, imm8" calcext:value-type="string">
            <text:p>mvne r32, r32, r8, imm8</text:p>
          </table:table-cell>
          <table:table-cell table:formula="of:=CONCATENATE([.AH4])">
            <text:p/>
          </table:table-cell>
          <table:table-cell table:style-name="ce13" table:formula="of:=CONCATENATE([.AI4])" office:value-type="string" office:string-value="0x1" calcext:value-type="string">
            <text:p>0x1</text:p>
          </table:table-cell>
          <table:table-cell table:style-name="ce70" table:formula="of:=CONCATENATE([.AJ4])" office:value-type="string" office:string-value="mvne r32, r32, r16, imm16" calcext:value-type="string">
            <text:p>mvne r32, r32, r16, imm16</text:p>
          </table:table-cell>
          <table:table-cell table:formula="of:=CONCATENATE([.AK4])">
            <text:p/>
          </table:table-cell>
          <table:table-cell table:style-name="ce13" table:formula="of:=CONCATENATE([.AL4])" office:value-type="string" office:string-value="0x1" calcext:value-type="string">
            <text:p>0x1</text:p>
          </table:table-cell>
          <table:table-cell table:style-name="ce70" table:formula="of:=CONCATENATE([.AM4])" office:value-type="string" office:string-value="mvne r32, r32, r32, imm32" calcext:value-type="string">
            <text:p>mvne r32, r32, r32, imm32</text:p>
          </table:table-cell>
          <table:table-cell table:formula="of:=CONCATENATE([.AN4])">
            <text:p/>
          </table:table-cell>
          <table:table-cell table:style-name="ce13" table:formula="of:=CONCATENATE([.AO4])" office:value-type="string" office:string-value="0x1" calcext:value-type="string">
            <text:p>0x1</text:p>
          </table:table-cell>
          <table:table-cell table:style-name="ce70" table:formula="of:=CONCATENATE([.AP4])" office:value-type="string" office:string-value="stne r32, r32, r32" calcext:value-type="string"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5])" office:value-type="string" office:string-value="0x20" calcext:value-type="string">
            <text:p>0x20</text:p>
          </table:table-cell>
          <table:table-cell table:style-name="ce70" table:formula="of:=CONCATENATE([.C5])" office:value-type="string" office:string-value="jr imm16" calcext:value-type="string">
            <text:p>jr imm16</text:p>
          </table:table-cell>
          <table:table-cell table:style-name="ce70" table:formula="of:=CONCATENATE([.D5])" office:value-type="string" office:string-value="jr.cc imm16" calcext:value-type="string">
            <text:p>jr.cc imm16</text:p>
          </table:table-cell>
          <table:table-cell table:style-name="ce70" table:formula="of:=CONCATENATE([.E5])" office:value-type="string" office:string-value="jr.cc r32, imm16" calcext:value-type="string">
            <text:p>jr.cc r32, imm16</text:p>
          </table:table-cell>
          <table:table-cell table:style-name="ce70" table:formula="of:=CONCATENATE([.F5])" office:value-type="string" office:string-value="ja r32" calcext:value-type="string">
            <text:p>ja r32</text:p>
          </table:table-cell>
          <table:table-cell table:style-name="ce70" table:formula="of:=CONCATENATE([.G5])" office:value-type="string" office:string-value="ja imm32" calcext:value-type="string">
            <text:p>ja imm32</text:p>
          </table:table-cell>
          <table:table-cell table:style-name="ce70" table:formula="of:=CONCATENATE([.H5])" office:value-type="string" office:string-value="ja.cc imm32" calcext:value-type="string">
            <text:p>ja.cc imm32</text:p>
          </table:table-cell>
          <table:table-cell table:style-name="ce70" table:formula="of:=CONCATENATE([.I5])" office:value-type="string" office:string-value="ja.cc r32, imm32" calcext:value-type="string">
            <text:p>ja.cc r32, imm32</text:p>
          </table:table-cell>
          <table:table-cell table:style-name="ce70" table:formula="of:=CONCATENATE([.J5])" office:value-type="string" office:string-value="xjmp r32" calcext:value-type="string">
            <text:p>xjmp r32</text:p>
          </table:table-cell>
          <table:table-cell table:style-name="ce70" table:formula="of:=CONCATENATE([.K5])" office:value-type="string" office:string-value="br imm16" calcext:value-type="string">
            <text:p>br imm16</text:p>
          </table:table-cell>
          <table:table-cell table:style-name="ce70" table:formula="of:=CONCATENATE([.L5])" office:value-type="string" office:string-value="br.cc imm16" calcext:value-type="string">
            <text:p>br.cc imm16</text:p>
          </table:table-cell>
          <table:table-cell table:style-name="ce70" table:formula="of:=CONCATENATE([.M5])" office:value-type="string" office:string-value="br.cc r32, imm16" calcext:value-type="string">
            <text:p>br.cc r32, imm16</text:p>
          </table:table-cell>
          <table:table-cell table:style-name="ce70" table:formula="of:=CONCATENATE([.N5])" office:value-type="string" office:string-value="ba r32" calcext:value-type="string">
            <text:p>ba r32</text:p>
          </table:table-cell>
          <table:table-cell table:style-name="ce70" table:formula="of:=CONCATENATE([.O5])" office:value-type="string" office:string-value="ba imm32" calcext:value-type="string">
            <text:p>ba imm32</text:p>
          </table:table-cell>
          <table:table-cell table:style-name="ce70" table:formula="of:=CONCATENATE([.P5])" office:value-type="string" office:string-value="ba.cc imm32" calcext:value-type="string">
            <text:p>ba.cc imm32</text:p>
          </table:table-cell>
          <table:table-cell table:style-name="ce70" table:formula="of:=CONCATENATE([.Q5])" office:value-type="string" office:string-value="ba.cc r32, imm32" calcext:value-type="string">
            <text:p>ba.cc r32, imm32</text:p>
          </table:table-cell>
          <table:table-cell table:style-name="ce70" table:formula="of:=CONCATENATE([.R5])" office:value-type="string" office:string-value="xbch r32" calcext:value-type="string">
            <text:p>xbch r32</text:p>
          </table:table-cell>
          <table:table-cell table:formula="of:=CONCATENATE([.S5])">
            <text:p/>
          </table:table-cell>
          <table:table-cell table:style-name="ce13" table:formula="of:=CONCATENATE([.T5])" office:value-type="string" office:string-value="0x2" calcext:value-type="string">
            <text:p>0x2</text:p>
          </table:table-cell>
          <table:table-cell table:style-name="ce61" table:formula="of:=CONCATENATE([.U5])" office:value-type="string" office:string-value="pop mem32" calcext:value-type="string">
            <text:p>pop mem32</text:p>
          </table:table-cell>
          <table:table-cell table:formula="of:=CONCATENATE([.V5])">
            <text:p/>
          </table:table-cell>
          <table:table-cell table:style-name="ce13" table:formula="of:=CONCATENATE([.W5])" office:value-type="string" office:string-value="0x2" calcext:value-type="string">
            <text:p>0x2</text:p>
          </table:table-cell>
          <table:table-cell table:style-name="ce61" table:formula="of:=CONCATENATE([.X5])" office:value-type="string" office:string-value="psh mem32" calcext:value-type="string">
            <text:p>psh mem32</text:p>
          </table:table-cell>
          <table:table-cell table:formula="of:=CONCATENATE([.Y5])">
            <text:p/>
          </table:table-cell>
          <table:table-cell table:style-name="ce13" table:formula="of:=CONCATENATE([.Z5])" office:value-type="string" office:string-value="0x2" calcext:value-type="string">
            <text:p>0x2</text:p>
          </table:table-cell>
          <table:table-cell table:style-name="ce70" table:formula="of:=CONCATENATE([.AA5])" office:value-type="string" office:string-value="lea r32, mem32" calcext:value-type="string">
            <text:p>lea r32, mem32</text:p>
          </table:table-cell>
          <table:table-cell table:formula="of:=CONCATENATE([.AB5])">
            <text:p/>
          </table:table-cell>
          <table:table-cell table:style-name="ce13" table:formula="of:=CONCATENATE([.AC5])" office:value-type="string" office:string-value="0x2" calcext:value-type="string">
            <text:p>0x2</text:p>
          </table:table-cell>
          <table:table-cell table:style-name="ce70" table:formula="of:=CONCATENATE([.AD5])" office:value-type="string" office:string-value="sea mem32, r32" calcext:value-type="string">
            <text:p>sea mem32, r32</text:p>
          </table:table-cell>
          <table:table-cell table:formula="of:=CONCATENATE([.AE5])">
            <text:p/>
          </table:table-cell>
          <table:table-cell table:style-name="ce13" table:formula="of:=CONCATENATE([.AF5])" office:value-type="string" office:string-value="0x2" calcext:value-type="string">
            <text:p>0x2</text:p>
          </table:table-cell>
          <table:table-cell table:style-name="ce70" table:formula="of:=CONCATENATE([.AG5])" office:value-type="string" office:string-value="mvgt r32, r32, r8, imm8" calcext:value-type="string">
            <text:p>mvgt r32, r32, r8, imm8</text:p>
          </table:table-cell>
          <table:table-cell table:formula="of:=CONCATENATE([.AH5])">
            <text:p/>
          </table:table-cell>
          <table:table-cell table:style-name="ce13" table:formula="of:=CONCATENATE([.AI5])" office:value-type="string" office:string-value="0x2" calcext:value-type="string">
            <text:p>0x2</text:p>
          </table:table-cell>
          <table:table-cell table:style-name="ce70" table:formula="of:=CONCATENATE([.AJ5])" office:value-type="string" office:string-value="mvgt r32, r32, r16, imm16" calcext:value-type="string">
            <text:p>mvgt r32, r32, r16, imm16</text:p>
          </table:table-cell>
          <table:table-cell table:formula="of:=CONCATENATE([.AK5])">
            <text:p/>
          </table:table-cell>
          <table:table-cell table:style-name="ce13" table:formula="of:=CONCATENATE([.AL5])" office:value-type="string" office:string-value="0x2" calcext:value-type="string">
            <text:p>0x2</text:p>
          </table:table-cell>
          <table:table-cell table:style-name="ce70" table:formula="of:=CONCATENATE([.AM5])" office:value-type="string" office:string-value="mvgt r32, r32, r32, imm32" calcext:value-type="string">
            <text:p>mvgt r32, r32, r32, imm32</text:p>
          </table:table-cell>
          <table:table-cell table:formula="of:=CONCATENATE([.AN5])">
            <text:p/>
          </table:table-cell>
          <table:table-cell table:style-name="ce13" table:formula="of:=CONCATENATE([.AO5])" office:value-type="string" office:string-value="0x2" calcext:value-type="string">
            <text:p>0x2</text:p>
          </table:table-cell>
          <table:table-cell table:style-name="ce70" table:formula="of:=CONCATENATE([.AP5])" office:value-type="string" office:string-value="stgt r32, r32, r32" calcext:value-type="string"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6])" office:value-type="string" office:string-value="0x30" calcext:value-type="string">
            <text:p>0x30</text:p>
          </table:table-cell>
          <table:table-cell table:style-name="ce70" table:formula="of:=CONCATENATE([.C6])" office:value-type="string" office:string-value="ret" calcext:value-type="string">
            <text:p>ret</text:p>
          </table:table-cell>
          <table:table-cell table:style-name="ce70" table:formula="of:=CONCATENATE([.D6])" office:value-type="string" office:string-value="iret" calcext:value-type="string">
            <text:p>iret</text:p>
          </table:table-cell>
          <table:table-cell table:style-name="ce70" table:formula="of:=CONCATENATE([.E6])" office:value-type="string" office:string-value="int" calcext:value-type="string">
            <text:p>int</text:p>
          </table:table-cell>
          <table:table-cell table:style-name="ce39" table:formula="of:=CONCATENATE([.F6])">
            <text:p/>
          </table:table-cell>
          <table:table-cell table:style-name="ce70" table:formula="of:=CONCATENATE([.G6])" office:value-type="string" office:string-value="enter" calcext:value-type="string">
            <text:p>enter</text:p>
          </table:table-cell>
          <table:table-cell table:style-name="ce70" table:formula="of:=CONCATENATE([.H6])" office:value-type="string" office:string-value="enter imm16" calcext:value-type="string">
            <text:p>enter imm16</text:p>
          </table:table-cell>
          <table:table-cell table:style-name="ce70" table:formula="of:=CONCATENATE([.I6])" office:value-type="string" office:string-value="enter r16" calcext:value-type="string">
            <text:p>enter r16</text:p>
          </table:table-cell>
          <table:table-cell table:style-name="ce70" table:formula="of:=CONCATENATE([.J6])" office:value-type="string" office:string-value="leave" calcext:value-type="string">
            <text:p>leave</text:p>
          </table:table-cell>
          <table:table-cell table:style-name="ce70" table:content-validation-name="val25" office:value-type="string" calcext:value-type="string">
            <text:p>mvtcs r8</text:p>
          </table:table-cell>
          <table:table-cell table:style-name="ce70" table:content-validation-name="val26" table:formula="of:=CONCATENATE([.L6])" office:value-type="string" office:string-value="mvtstd r32" calcext:value-type="string">
            <text:p>mvtstd r32</text:p>
          </table:table-cell>
          <table:table-cell table:style-name="ce70" table:formula="of:=CONCATENATE([.M6])" office:value-type="string" office:string-value="mvfir r32, ir32" calcext:value-type="string">
            <text:p>mvfir r32, ir32</text:p>
          </table:table-cell>
          <table:table-cell table:style-name="ce39" table:formula="of:=CONCATENATE([.N6])">
            <text:p/>
          </table:table-cell>
          <table:table-cell table:style-name="ce70" table:formula="of:=CONCATENATE([.O6])" office:value-type="string" office:string-value="mvfisp r32" calcext:value-type="string">
            <text:p>mvfisp r32</text:p>
          </table:table-cell>
          <table:table-cell table:style-name="ce70" table:formula="of:=CONCATENATE([.P6])" office:value-type="string" office:string-value="mvtisp r32" calcext:value-type="string">
            <text:p>mvtisp r32</text:p>
          </table:table-cell>
          <table:table-cell table:style-name="ce39" table:formula="of:=CONCATENATE([.Q6])">
            <text:p/>
          </table:table-cell>
          <table:table-cell table:style-name="ce39" table:formula="of:=CONCATENATE([.R6])">
            <text:p/>
          </table:table-cell>
          <table:table-cell table:formula="of:=CONCATENATE([.S6])">
            <text:p/>
          </table:table-cell>
          <table:table-cell table:formula="of:=CONCATENATE([.T6])">
            <text:p/>
          </table:table-cell>
          <table:table-cell table:formula="of:=CONCATENATE([.U6])">
            <text:p/>
          </table:table-cell>
          <table:table-cell table:formula="of:=CONCATENATE([.V6])">
            <text:p/>
          </table:table-cell>
          <table:table-cell table:formula="of:=CONCATENATE([.W6])">
            <text:p/>
          </table:table-cell>
          <table:table-cell table:formula="of:=CONCATENATE([.X6])">
            <text:p/>
          </table:table-cell>
          <table:table-cell table:formula="of:=CONCATENATE([.Y6])">
            <text:p/>
          </table:table-cell>
          <table:table-cell table:formula="of:=CONCATENATE([.Z6])">
            <text:p/>
          </table:table-cell>
          <table:table-cell table:formula="of:=CONCATENATE([.AA6])">
            <text:p/>
          </table:table-cell>
          <table:table-cell table:formula="of:=CONCATENATE([.AB6])">
            <text:p/>
          </table:table-cell>
          <table:table-cell table:formula="of:=CONCATENATE([.AC6])">
            <text:p/>
          </table:table-cell>
          <table:table-cell table:formula="of:=CONCATENATE([.AD6])">
            <text:p/>
          </table:table-cell>
          <table:table-cell table:formula="of:=CONCATENATE([.AE6])">
            <text:p/>
          </table:table-cell>
          <table:table-cell table:style-name="ce13" table:formula="of:=CONCATENATE([.AF6])" office:value-type="string" office:string-value="0x3" calcext:value-type="string">
            <text:p>0x3</text:p>
          </table:table-cell>
          <table:table-cell table:style-name="ce70" table:formula="of:=CONCATENATE([.AG6])" office:value-type="string" office:string-value="mvlt r32, r32, r8, imm8" calcext:value-type="string">
            <text:p>mvlt r32, r32, r8, imm8</text:p>
          </table:table-cell>
          <table:table-cell table:formula="of:=CONCATENATE([.AH6])">
            <text:p/>
          </table:table-cell>
          <table:table-cell table:style-name="ce13" table:formula="of:=CONCATENATE([.AI6])" office:value-type="string" office:string-value="0x3" calcext:value-type="string">
            <text:p>0x3</text:p>
          </table:table-cell>
          <table:table-cell table:style-name="ce70" table:formula="of:=CONCATENATE([.AJ6])" office:value-type="string" office:string-value="mvlt r32, r32, r16, imm16" calcext:value-type="string">
            <text:p>mvlt r32, r32, r16, imm16</text:p>
          </table:table-cell>
          <table:table-cell table:formula="of:=CONCATENATE([.AK6])">
            <text:p/>
          </table:table-cell>
          <table:table-cell table:style-name="ce13" table:formula="of:=CONCATENATE([.AL6])" office:value-type="string" office:string-value="0x3" calcext:value-type="string">
            <text:p>0x3</text:p>
          </table:table-cell>
          <table:table-cell table:style-name="ce70" table:formula="of:=CONCATENATE([.AM6])" office:value-type="string" office:string-value="mvlt r32, r32, r32, imm32" calcext:value-type="string">
            <text:p>mvlt r32, r32, r32, imm32</text:p>
          </table:table-cell>
          <table:table-cell table:formula="of:=CONCATENATE([.AN6])">
            <text:p/>
          </table:table-cell>
          <table:table-cell table:style-name="ce13" table:formula="of:=CONCATENATE([.AO6])" office:value-type="string" office:string-value="0x3" calcext:value-type="string">
            <text:p>0x3</text:p>
          </table:table-cell>
          <table:table-cell table:style-name="ce70" table:formula="of:=CONCATENATE([.AP6])" office:value-type="string" office:string-value="stlt r32, r32, r32" calcext:value-type="string"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7])" office:value-type="string" office:string-value="0x40" calcext:value-type="string">
            <text:p>0x40</text:p>
          </table:table-cell>
          <table:table-cell table:style-name="ce39" table:formula="of:=CONCATENATE([.C7])">
            <text:p/>
          </table:table-cell>
          <table:table-cell table:style-name="ce39" table:formula="of:=CONCATENATE([.D7])">
            <text:p/>
          </table:table-cell>
          <table:table-cell table:style-name="ce39" table:formula="of:=CONCATENATE([.E7])">
            <text:p/>
          </table:table-cell>
          <table:table-cell table:style-name="ce39" table:formula="of:=CONCATENATE([.F7])">
            <text:p/>
          </table:table-cell>
          <table:table-cell table:style-name="ce70" table:content-validation-name="val14" table:formula="of:=CONCATENATE([.G7])" office:value-type="string" office:string-value="mveq r32, r32, r8, imm8" calcext:value-type="string">
            <text:p>mveq r32, r32, r8, imm8</text:p>
          </table:table-cell>
          <table:table-cell table:style-name="ce70" table:content-validation-name="val15" table:formula="of:=CONCATENATE([.H7])" office:value-type="string" office:string-value="mveq r32, r32, r16, imm16" calcext:value-type="string">
            <text:p>mveq r32, r32, r16, imm16</text:p>
          </table:table-cell>
          <table:table-cell table:style-name="ce70" table:content-validation-name="val16" table:formula="of:=CONCATENATE([.I7])" office:value-type="string" office:string-value="mveq r32, r32, r32, imm32" calcext:value-type="string">
            <text:p>mveq r32, r32, r32, imm32</text:p>
          </table:table-cell>
          <table:table-cell table:style-name="ce39" table:formula="of:=CONCATENATE([.J7])">
            <text:p/>
          </table:table-cell>
          <table:table-cell table:style-name="ce70" table:formula="of:=CONCATENATE([.K7])" office:value-type="string" office:string-value="cvbtw r32, r8" calcext:value-type="string">
            <text:p>cvbtw r32, r8</text:p>
          </table:table-cell>
          <table:table-cell table:style-name="ce70" table:formula="of:=CONCATENATE([.L7])" office:value-type="string" office:string-value="cvbtw r32, d8" calcext:value-type="string">
            <text:p>cvbtw r32, d8</text:p>
          </table:table-cell>
          <table:table-cell table:style-name="ce70" table:formula="of:=CONCATENATE([.M7])" office:value-type="string" office:string-value="cvhtw r32, r16" calcext:value-type="string">
            <text:p>cvhtw r32, r16</text:p>
          </table:table-cell>
          <table:table-cell table:style-name="ce70" table:formula="of:=CONCATENATE([.N7])" office:value-type="string" office:string-value="cvhtw r32, d16" calcext:value-type="string">
            <text:p>cvhtw r32, d16</text:p>
          </table:table-cell>
          <table:table-cell table:style-name="ce70" table:formula="of:=CONCATENATE([.O7])" office:value-type="string" office:string-value="cvbth r16, r8" calcext:value-type="string">
            <text:p>cvbth r16, r8</text:p>
          </table:table-cell>
          <table:table-cell table:style-name="ce70" table:formula="of:=CONCATENATE([.P7])" office:value-type="string" office:string-value="cvbth r16, d8" calcext:value-type="string">
            <text:p>cvbth r16, d8</text:p>
          </table:table-cell>
          <table:table-cell table:style-name="ce39" table:formula="of:=CONCATENATE([.Q7])">
            <text:p/>
          </table:table-cell>
          <table:table-cell table:style-name="ce70" table:content-validation-name="val34" table:formula="of:=CONCATENATE([.R7])" office:value-type="string" office:string-value="steq r32, r32, r32" calcext:value-type="string">
            <text:p>steq r32, r32, r32</text:p>
          </table:table-cell>
          <table:table-cell table:formula="of:=CONCATENATE([.S7])">
            <text:p/>
          </table:table-cell>
          <table:table-cell table:style-name="ce20" table:formula="of:=CONCATENATE([.T7])" office:value-type="string" office:string-value="desc" calcext:value-type="string">
            <text:p>desc</text:p>
          </table:table-cell>
          <table:table-cell table:style-name="ce20" table:formula="of:=CONCATENATE([.U7])" office:value-type="string" office:string-value="0x73" calcext:value-type="string">
            <text:p>0x73</text:p>
          </table:table-cell>
          <table:table-cell table:formula="of:=CONCATENATE([.V7])">
            <text:p/>
          </table:table-cell>
          <table:table-cell table:style-name="ce20" table:formula="of:=CONCATENATE([.W7])" office:value-type="string" office:string-value="desc" calcext:value-type="string">
            <text:p>desc</text:p>
          </table:table-cell>
          <table:table-cell table:style-name="ce20" table:formula="of:=CONCATENATE([.X7])" office:value-type="string" office:string-value="0x77" calcext:value-type="string">
            <text:p>0x77</text:p>
          </table:table-cell>
          <table:table-cell table:formula="of:=CONCATENATE([.Y7])">
            <text:p/>
          </table:table-cell>
          <table:table-cell table:style-name="ce20" table:formula="of:=CONCATENATE([.Z7])" office:value-type="string" office:string-value="desc" calcext:value-type="string">
            <text:p>desc</text:p>
          </table:table-cell>
          <table:table-cell table:style-name="ce20" table:formula="of:=CONCATENATE([.AA7])" office:value-type="string" office:string-value="0x7B" calcext:value-type="string">
            <text:p>0x7B</text:p>
          </table:table-cell>
          <table:table-cell table:formula="of:=CONCATENATE([.AB7])">
            <text:p/>
          </table:table-cell>
          <table:table-cell table:formula="of:=CONCATENATE([.AC7])">
            <text:p/>
          </table:table-cell>
          <table:table-cell table:formula="of:=CONCATENATE([.AD7])">
            <text:p/>
          </table:table-cell>
          <table:table-cell table:formula="of:=CONCATENATE([.AE7])">
            <text:p/>
          </table:table-cell>
          <table:table-cell table:style-name="ce13" table:formula="of:=CONCATENATE([.AF7])" office:value-type="string" office:string-value="0x4" calcext:value-type="string">
            <text:p>0x4</text:p>
          </table:table-cell>
          <table:table-cell table:style-name="ce70" table:formula="of:=CONCATENATE([.AG7])" office:value-type="string" office:string-value="mvge r32, r32, r8, imm8" calcext:value-type="string">
            <text:p>mvge r32, r32, r8, imm8</text:p>
          </table:table-cell>
          <table:table-cell table:formula="of:=CONCATENATE([.AH7])">
            <text:p/>
          </table:table-cell>
          <table:table-cell table:style-name="ce13" table:formula="of:=CONCATENATE([.AI7])" office:value-type="string" office:string-value="0x4" calcext:value-type="string">
            <text:p>0x4</text:p>
          </table:table-cell>
          <table:table-cell table:style-name="ce70" table:formula="of:=CONCATENATE([.AJ7])" office:value-type="string" office:string-value="mvge r32, r32, r16, imm16" calcext:value-type="string">
            <text:p>mvge r32, r32, r16, imm16</text:p>
          </table:table-cell>
          <table:table-cell table:formula="of:=CONCATENATE([.AK7])">
            <text:p/>
          </table:table-cell>
          <table:table-cell table:style-name="ce13" table:formula="of:=CONCATENATE([.AL7])" office:value-type="string" office:string-value="0x4" calcext:value-type="string">
            <text:p>0x4</text:p>
          </table:table-cell>
          <table:table-cell table:style-name="ce70" table:formula="of:=CONCATENATE([.AM7])" office:value-type="string" office:string-value="mvge r32, r32, r32, imm32" calcext:value-type="string">
            <text:p>mvge r32, r32, r32, imm32</text:p>
          </table:table-cell>
          <table:table-cell table:formula="of:=CONCATENATE([.AN7])">
            <text:p/>
          </table:table-cell>
          <table:table-cell table:style-name="ce13" table:formula="of:=CONCATENATE([.AO7])" office:value-type="string" office:string-value="0x4" calcext:value-type="string">
            <text:p>0x4</text:p>
          </table:table-cell>
          <table:table-cell table:style-name="ce70" table:formula="of:=CONCATENATE([.AP7])" office:value-type="string" office:string-value="stge r32, r32, r32" calcext:value-type="string"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8])" office:value-type="string" office:string-value="0x50" calcext:value-type="string">
            <text:p>0x50</text:p>
          </table:table-cell>
          <table:table-cell table:style-name="ce70" table:formula="of:=CONCATENATE([.C8])" office:value-type="string" office:string-value="pop r8" calcext:value-type="string">
            <text:p>pop r8</text:p>
          </table:table-cell>
          <table:table-cell table:style-name="ce70" table:formula="of:=CONCATENATE([.D8])" office:value-type="string" office:string-value="pop r16" calcext:value-type="string">
            <text:p>pop r16</text:p>
          </table:table-cell>
          <table:table-cell table:style-name="ce70" table:formula="of:=CONCATENATE([.E8])" office:value-type="string" office:string-value="pop r32" calcext:value-type="string">
            <text:p>pop r32</text:p>
          </table:table-cell>
          <table:table-cell table:style-name="ce70" table:content-validation-name="val4" table:formula="of:=CONCATENATE([.F8])" office:value-type="string" office:string-value="pop mem8" calcext:value-type="string">
            <text:p>pop mem8</text:p>
          </table:table-cell>
          <table:table-cell table:style-name="ce70" table:formula="of:=CONCATENATE([.G8])" office:value-type="string" office:string-value="psh r8" calcext:value-type="string">
            <text:p>psh r8</text:p>
          </table:table-cell>
          <table:table-cell table:style-name="ce70" table:formula="of:=CONCATENATE([.H8])" office:value-type="string" office:string-value="psh r16" calcext:value-type="string">
            <text:p>psh r16</text:p>
          </table:table-cell>
          <table:table-cell table:style-name="ce70" table:formula="of:=CONCATENATE([.I8])" office:value-type="string" office:string-value="psh r32" calcext:value-type="string">
            <text:p>psh r32</text:p>
          </table:table-cell>
          <table:table-cell table:style-name="ce70" table:content-validation-name="val17" table:formula="of:=CONCATENATE([.J8])" office:value-type="string" office:string-value="psh mem8" calcext:value-type="string">
            <text:p>psh mem8</text:p>
          </table:table-cell>
          <table:table-cell table:style-name="ce70" table:formula="of:=CONCATENATE([.K8])" office:value-type="string" office:string-value="psh imm8" calcext:value-type="string">
            <text:p>psh imm8</text:p>
          </table:table-cell>
          <table:table-cell table:style-name="ce70" table:formula="of:=CONCATENATE([.L8])" office:value-type="string" office:string-value="psh imm16" calcext:value-type="string">
            <text:p>psh imm16</text:p>
          </table:table-cell>
          <table:table-cell table:style-name="ce70" table:formula="of:=CONCATENATE([.M8])" office:value-type="string" office:string-value="psh imm32" calcext:value-type="string">
            <text:p>psh imm32</text:p>
          </table:table-cell>
          <table:table-cell table:style-name="ce70" table:formula="of:=CONCATENATE([.N8])" office:value-type="string" office:string-value="poplst" calcext:value-type="string">
            <text:p>poplst</text:p>
          </table:table-cell>
          <table:table-cell table:style-name="ce70" table:formula="of:=CONCATENATE([.O8])" office:value-type="string" office:string-value="popst" calcext:value-type="string">
            <text:p>popst</text:p>
          </table:table-cell>
          <table:table-cell table:style-name="ce70" table:formula="of:=CONCATENATE([.P8])" office:value-type="string" office:string-value="pshlst" calcext:value-type="string">
            <text:p>pshlst</text:p>
          </table:table-cell>
          <table:table-cell table:style-name="ce70" table:formula="of:=CONCATENATE([.Q8])" office:value-type="string" office:string-value="pshst" calcext:value-type="string">
            <text:p>pshst</text:p>
          </table:table-cell>
          <table:table-cell table:style-name="ce70" table:formula="of:=CONCATENATE([.R8])" office:value-type="string" office:string-value="updfp" calcext:value-type="string">
            <text:p>updfp</text:p>
          </table:table-cell>
          <table:table-cell table:formula="of:=CONCATENATE([.S8])">
            <text:p/>
          </table:table-cell>
          <table:table-cell table:style-name="ce13" table:formula="of:=CONCATENATE([.T8])" office:value-type="string" office:string-value="0x0" calcext:value-type="string">
            <text:p>0x0</text:p>
          </table:table-cell>
          <table:table-cell table:style-name="ce70" table:formula="of:=CONCATENATE([.U8])" office:value-type="string" office:string-value="mov r8, imm8" calcext:value-type="string">
            <text:p>mov r8, imm8</text:p>
          </table:table-cell>
          <table:table-cell table:formula="of:=CONCATENATE([.V8])">
            <text:p/>
          </table:table-cell>
          <table:table-cell table:style-name="ce13" table:formula="of:=CONCATENATE([.W8])" office:value-type="string" office:string-value="0x0" calcext:value-type="string">
            <text:p>0x0</text:p>
          </table:table-cell>
          <table:table-cell table:style-name="ce70" table:formula="of:=CONCATENATE([.X8])" office:value-type="string" office:string-value="mov mem8, reg8" calcext:value-type="string">
            <text:p>mov mem8, reg8</text:p>
          </table:table-cell>
          <table:table-cell table:formula="of:=CONCATENATE([.Y8])">
            <text:p/>
          </table:table-cell>
          <table:table-cell table:style-name="ce13" table:formula="of:=CONCATENATE([.Z8])" office:value-type="string" office:string-value="0x0" calcext:value-type="string">
            <text:p>0x0</text:p>
          </table:table-cell>
          <table:table-cell table:style-name="ce70" table:formula="of:=CONCATENATE([.AA8])" office:value-type="string" office:string-value="xchg reg8, mem8" calcext:value-type="string">
            <text:p>xchg reg8, mem8</text:p>
          </table:table-cell>
          <table:table-cell table:formula="of:=CONCATENATE([.AB8])">
            <text:p/>
          </table:table-cell>
          <table:table-cell table:formula="of:=CONCATENATE([.AC8])">
            <text:p/>
          </table:table-cell>
          <table:table-cell table:formula="of:=CONCATENATE([.AD8])">
            <text:p/>
          </table:table-cell>
          <table:table-cell table:formula="of:=CONCATENATE([.AE8])">
            <text:p/>
          </table:table-cell>
          <table:table-cell table:style-name="ce13" table:formula="of:=CONCATENATE([.AF8])" office:value-type="string" office:string-value="0x5" calcext:value-type="string">
            <text:p>0x5</text:p>
          </table:table-cell>
          <table:table-cell table:style-name="ce70" table:formula="of:=CONCATENATE([.AG8])" office:value-type="string" office:string-value="mvle r32, r32, r8, imm8" calcext:value-type="string">
            <text:p>mvle r32, r32, r8, imm8</text:p>
          </table:table-cell>
          <table:table-cell table:formula="of:=CONCATENATE([.AH8])">
            <text:p/>
          </table:table-cell>
          <table:table-cell table:style-name="ce13" table:formula="of:=CONCATENATE([.AI8])" office:value-type="string" office:string-value="0x5" calcext:value-type="string">
            <text:p>0x5</text:p>
          </table:table-cell>
          <table:table-cell table:style-name="ce70" table:formula="of:=CONCATENATE([.AJ8])" office:value-type="string" office:string-value="mvle r32, r32, r16, imm16" calcext:value-type="string">
            <text:p>mvle r32, r32, r16, imm16</text:p>
          </table:table-cell>
          <table:table-cell table:formula="of:=CONCATENATE([.AK8])">
            <text:p/>
          </table:table-cell>
          <table:table-cell table:style-name="ce13" table:formula="of:=CONCATENATE([.AL8])" office:value-type="string" office:string-value="0x5" calcext:value-type="string">
            <text:p>0x5</text:p>
          </table:table-cell>
          <table:table-cell table:style-name="ce70" table:formula="of:=CONCATENATE([.AM8])" office:value-type="string" office:string-value="mvle r32, r32, r32, imm32" calcext:value-type="string">
            <text:p>mvle r32, r32, r32, imm32</text:p>
          </table:table-cell>
          <table:table-cell table:formula="of:=CONCATENATE([.AN8])">
            <text:p/>
          </table:table-cell>
          <table:table-cell table:style-name="ce13" table:formula="of:=CONCATENATE([.AO8])" office:value-type="string" office:string-value="0x5" calcext:value-type="string">
            <text:p>0x5</text:p>
          </table:table-cell>
          <table:table-cell table:style-name="ce70" table:formula="of:=CONCATENATE([.AP8])" office:value-type="string" office:string-value="stle r32, r32, r32" calcext:value-type="string"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9])" office:value-type="string" office:string-value="0x60" calcext:value-type="string">
            <text:p>0x60</text:p>
          </table:table-cell>
          <table:table-cell table:style-name="ce70" table:formula="of:=CONCATENATE([.C9])" office:value-type="string" office:string-value="lea r8, r32" calcext:value-type="string">
            <text:p>lea r8, r32</text:p>
          </table:table-cell>
          <table:table-cell table:style-name="ce70" table:formula="of:=CONCATENATE([.D9])" office:value-type="string" office:string-value="lea r16, r32" calcext:value-type="string">
            <text:p>lea r16, r32</text:p>
          </table:table-cell>
          <table:table-cell table:style-name="ce70" table:formula="of:=CONCATENATE([.E9])" office:value-type="string" office:string-value="lea r32, r32" calcext:value-type="string">
            <text:p>lea r32, r32</text:p>
          </table:table-cell>
          <table:table-cell table:style-name="ce70" table:content-validation-name="val5" table:formula="of:=CONCATENATE([.F9])" office:value-type="string" office:string-value="lea r8, mem32" calcext:value-type="string">
            <text:p>lea r8, mem32</text:p>
          </table:table-cell>
          <table:table-cell table:style-name="ce70" table:formula="of:=CONCATENATE([.G9])" office:value-type="string" office:string-value="lea r8, r32, imm16" calcext:value-type="string">
            <text:p>lea r8, r32, imm16</text:p>
          </table:table-cell>
          <table:table-cell table:style-name="ce70" table:formula="of:=CONCATENATE([.H9])" office:value-type="string" office:string-value="lea r16, r32, imm16" calcext:value-type="string">
            <text:p>lea r16, r32, imm16</text:p>
          </table:table-cell>
          <table:table-cell table:style-name="ce70" table:formula="of:=CONCATENATE([.I9])" office:value-type="string" office:string-value="lea r32, r32, imm16" calcext:value-type="string">
            <text:p>lea r32, r32, imm16</text:p>
          </table:table-cell>
          <table:table-cell table:style-name="ce70" table:formula="of:=CONCATENATE([.J9])" office:value-type="string" office:string-value="lea r32, 32, imm32" calcext:value-type="string">
            <text:p>lea r32, 32, imm32</text:p>
          </table:table-cell>
          <table:table-cell table:style-name="ce70" table:formula="of:=CONCATENATE([.K9])" office:value-type="string" office:string-value="sea r32, r8" calcext:value-type="string">
            <text:p>sea r32, r8</text:p>
          </table:table-cell>
          <table:table-cell table:style-name="ce70" table:formula="of:=CONCATENATE([.L9])" office:value-type="string" office:string-value="sea r32, r16" calcext:value-type="string">
            <text:p>sea r32, r16</text:p>
          </table:table-cell>
          <table:table-cell table:style-name="ce70" table:formula="of:=CONCATENATE([.M9])" office:value-type="string" office:string-value="sea r32, r32" calcext:value-type="string">
            <text:p>sea r32, r32</text:p>
          </table:table-cell>
          <table:table-cell table:style-name="ce70" table:content-validation-name="val27" table:formula="of:=CONCATENATE([.N9])" office:value-type="string" office:string-value="sea mem32, r8" calcext:value-type="string">
            <text:p>sea mem32, r8</text:p>
          </table:table-cell>
          <table:table-cell table:style-name="ce70" table:formula="of:=CONCATENATE([.O9])" office:value-type="string" office:string-value="sea r32, imm16, r8" calcext:value-type="string">
            <text:p>sea r32, imm16, r8</text:p>
          </table:table-cell>
          <table:table-cell table:style-name="ce70" table:formula="of:=CONCATENATE([.P9])" office:value-type="string" office:string-value="sea r32, imm16, r16" calcext:value-type="string">
            <text:p>sea r32, imm16, r16</text:p>
          </table:table-cell>
          <table:table-cell table:style-name="ce70" table:formula="of:=CONCATENATE([.Q9])" office:value-type="string" office:string-value="sea r32, imm16, r32" calcext:value-type="string">
            <text:p>sea r32, imm16, r32</text:p>
          </table:table-cell>
          <table:table-cell table:style-name="ce70" table:formula="of:=CONCATENATE([.R9])" office:value-type="string" office:string-value="sea r32, imm32, r32" calcext:value-type="string">
            <text:p>sea r32, imm32, r32</text:p>
          </table:table-cell>
          <table:table-cell table:formula="of:=CONCATENATE([.S9])">
            <text:p/>
          </table:table-cell>
          <table:table-cell table:style-name="ce13" table:formula="of:=CONCATENATE([.T9])" office:value-type="string" office:string-value="0x1" calcext:value-type="string">
            <text:p>0x1</text:p>
          </table:table-cell>
          <table:table-cell table:style-name="ce70" table:formula="of:=CONCATENATE([.U9])" office:value-type="string" office:string-value="mov r16, imm16" calcext:value-type="string">
            <text:p>mov r16, imm16</text:p>
          </table:table-cell>
          <table:table-cell table:formula="of:=CONCATENATE([.V9])">
            <text:p/>
          </table:table-cell>
          <table:table-cell table:style-name="ce13" table:formula="of:=CONCATENATE([.W9])" office:value-type="string" office:string-value="0x1" calcext:value-type="string">
            <text:p>0x1</text:p>
          </table:table-cell>
          <table:table-cell table:style-name="ce70" table:formula="of:=CONCATENATE([.X9])" office:value-type="string" office:string-value="mov mem16, reg16" calcext:value-type="string">
            <text:p>mov mem16, reg16</text:p>
          </table:table-cell>
          <table:table-cell table:formula="of:=CONCATENATE([.Y9])">
            <text:p/>
          </table:table-cell>
          <table:table-cell table:style-name="ce13" table:formula="of:=CONCATENATE([.Z9])" office:value-type="string" office:string-value="0x1" calcext:value-type="string">
            <text:p>0x1</text:p>
          </table:table-cell>
          <table:table-cell table:style-name="ce70" table:formula="of:=CONCATENATE([.AA9])" office:value-type="string" office:string-value="xchg reg16, mem16" calcext:value-type="string">
            <text:p>xchg reg16, mem16</text:p>
          </table:table-cell>
          <table:table-cell table:formula="of:=CONCATENATE([.AB9])">
            <text:p/>
          </table:table-cell>
          <table:table-cell table:formula="of:=CONCATENATE([.AC9])">
            <text:p/>
          </table:table-cell>
          <table:table-cell table:formula="of:=CONCATENATE([.AD9])">
            <text:p/>
          </table:table-cell>
          <table:table-cell table:formula="of:=CONCATENATE([.AE9])">
            <text:p/>
          </table:table-cell>
          <table:table-cell table:style-name="ce13" table:formula="of:=CONCATENATE([.AF9])" office:value-type="string" office:string-value="0x6" calcext:value-type="string">
            <text:p>0x6</text:p>
          </table:table-cell>
          <table:table-cell table:style-name="ce70" table:formula="of:=CONCATENATE([.AG9])" office:value-type="string" office:string-value="mvab r32, r32, r8, imm8" calcext:value-type="string">
            <text:p>mvab r32, r32, r8, imm8</text:p>
          </table:table-cell>
          <table:table-cell table:formula="of:=CONCATENATE([.AH9])">
            <text:p/>
          </table:table-cell>
          <table:table-cell table:style-name="ce13" table:formula="of:=CONCATENATE([.AI9])" office:value-type="string" office:string-value="0x6" calcext:value-type="string">
            <text:p>0x6</text:p>
          </table:table-cell>
          <table:table-cell table:style-name="ce70" table:formula="of:=CONCATENATE([.AJ9])" office:value-type="string" office:string-value="mvab r32, r32, r16, imm16" calcext:value-type="string">
            <text:p>mvab r32, r32, r16, imm16</text:p>
          </table:table-cell>
          <table:table-cell table:formula="of:=CONCATENATE([.AK9])">
            <text:p/>
          </table:table-cell>
          <table:table-cell table:style-name="ce13" table:formula="of:=CONCATENATE([.AL9])" office:value-type="string" office:string-value="0x6" calcext:value-type="string">
            <text:p>0x6</text:p>
          </table:table-cell>
          <table:table-cell table:style-name="ce70" table:formula="of:=CONCATENATE([.AM9])" office:value-type="string" office:string-value="mvab r32, r32, r32, imm32" calcext:value-type="string">
            <text:p>mvab r32, r32, r32, imm32</text:p>
          </table:table-cell>
          <table:table-cell table:formula="of:=CONCATENATE([.AN9])">
            <text:p/>
          </table:table-cell>
          <table:table-cell table:style-name="ce13" table:formula="of:=CONCATENATE([.AO9])" office:value-type="string" office:string-value="0x6" calcext:value-type="string">
            <text:p>0x6</text:p>
          </table:table-cell>
          <table:table-cell table:style-name="ce70" table:formula="of:=CONCATENATE([.AP9])" office:value-type="string" office:string-value="stab r32, r32, r32" calcext:value-type="string"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0])" office:value-type="string" office:string-value="0x70" calcext:value-type="string">
            <text:p>0x70</text:p>
          </table:table-cell>
          <table:table-cell table:style-name="ce70" table:formula="of:=CONCATENATE([.C10])" office:value-type="string" office:string-value="mov r8, r8" calcext:value-type="string">
            <text:p>mov r8, r8</text:p>
          </table:table-cell>
          <table:table-cell table:style-name="ce70" table:formula="of:=CONCATENATE([.D10])" office:value-type="string" office:string-value="mov r16, r16" calcext:value-type="string">
            <text:p>mov r16, r16</text:p>
          </table:table-cell>
          <table:table-cell table:style-name="ce70" table:formula="of:=CONCATENATE([.E10])" office:value-type="string" office:string-value="mov r32, r32" calcext:value-type="string">
            <text:p>mov r32, r32</text:p>
          </table:table-cell>
          <table:table-cell table:style-name="ce70" table:content-validation-name="val6" table:formula="of:=CONCATENATE([.F10])" office:value-type="string" office:string-value="mov r8, imm8" calcext:value-type="string">
            <text:p>mov r8, imm8</text:p>
          </table:table-cell>
          <table:table-cell table:style-name="ce70" table:formula="of:=CONCATENATE([.G10])" office:value-type="string" office:string-value="mov mem8, imm8" calcext:value-type="string">
            <text:p>mov mem8, imm8</text:p>
          </table:table-cell>
          <table:table-cell table:style-name="ce70" table:formula="of:=CONCATENATE([.H10])" office:value-type="string" office:string-value="mov mem16, imm16" calcext:value-type="string">
            <text:p>mov mem16, imm16</text:p>
          </table:table-cell>
          <table:table-cell table:style-name="ce70" table:formula="of:=CONCATENATE([.I10])" office:value-type="string" office:string-value="mov mem32, imm32" calcext:value-type="string">
            <text:p>mov mem32, imm32</text:p>
          </table:table-cell>
          <table:table-cell table:style-name="ce70" table:content-validation-name="val18" table:formula="of:=CONCATENATE([.J10])" office:value-type="string" office:string-value="mov mem8, reg8" calcext:value-type="string">
            <text:p>mov mem8, reg8</text:p>
          </table:table-cell>
          <table:table-cell table:style-name="ce70" table:formula="of:=CONCATENATE([.K10])" office:value-type="string" office:string-value="xchg r8, r8" calcext:value-type="string">
            <text:p>xchg r8, r8</text:p>
          </table:table-cell>
          <table:table-cell table:style-name="ce70" table:formula="of:=CONCATENATE([.L10])" office:value-type="string" office:string-value="xchg r16, r16" calcext:value-type="string">
            <text:p>xchg r16, r16</text:p>
          </table:table-cell>
          <table:table-cell table:style-name="ce70" table:formula="of:=CONCATENATE([.M10])" office:value-type="string" office:string-value="xchg r32, r32" calcext:value-type="string">
            <text:p>xchg r32, r32</text:p>
          </table:table-cell>
          <table:table-cell table:style-name="ce70" table:content-validation-name="val28" table:formula="of:=CONCATENATE([.N10])" office:value-type="string" office:string-value="xchg reg8, mem8" calcext:value-type="string">
            <text:p>xchg reg8, mem8</text:p>
          </table:table-cell>
          <table:table-cell table:style-name="ce39" table:formula="of:=CONCATENATE([.O10])">
            <text:p/>
          </table:table-cell>
          <table:table-cell table:style-name="ce39" table:formula="of:=CONCATENATE([.P10])">
            <text:p/>
          </table:table-cell>
          <table:table-cell table:style-name="ce39" table:formula="of:=CONCATENATE([.Q10])">
            <text:p/>
          </table:table-cell>
          <table:table-cell table:style-name="ce39" table:formula="of:=CONCATENATE([.R10])">
            <text:p/>
          </table:table-cell>
          <table:table-cell table:formula="of:=CONCATENATE([.S10])">
            <text:p/>
          </table:table-cell>
          <table:table-cell table:style-name="ce13" table:formula="of:=CONCATENATE([.T10])" office:value-type="string" office:string-value="0x2" calcext:value-type="string">
            <text:p>0x2</text:p>
          </table:table-cell>
          <table:table-cell table:style-name="ce70" table:formula="of:=CONCATENATE([.U10])" office:value-type="string" office:string-value="mov r32, imm32" calcext:value-type="string">
            <text:p>mov r32, imm32</text:p>
          </table:table-cell>
          <table:table-cell table:formula="of:=CONCATENATE([.V10])">
            <text:p/>
          </table:table-cell>
          <table:table-cell table:style-name="ce13" table:formula="of:=CONCATENATE([.W10])" office:value-type="string" office:string-value="0x2" calcext:value-type="string">
            <text:p>0x2</text:p>
          </table:table-cell>
          <table:table-cell table:style-name="ce70" table:formula="of:=CONCATENATE([.X10])" office:value-type="string" office:string-value="mov mem32, reg32" calcext:value-type="string">
            <text:p>mov mem32, reg32</text:p>
          </table:table-cell>
          <table:table-cell table:formula="of:=CONCATENATE([.Y10])">
            <text:p/>
          </table:table-cell>
          <table:table-cell table:style-name="ce13" table:formula="of:=CONCATENATE([.Z10])" office:value-type="string" office:string-value="0x2" calcext:value-type="string">
            <text:p>0x2</text:p>
          </table:table-cell>
          <table:table-cell table:style-name="ce70" table:formula="of:=CONCATENATE([.AA10])" office:value-type="string" office:string-value="xchg reg32, mem32" calcext:value-type="string">
            <text:p>xchg reg32, mem32</text:p>
          </table:table-cell>
          <table:table-cell table:formula="of:=CONCATENATE([.AB10])">
            <text:p/>
          </table:table-cell>
          <table:table-cell table:formula="of:=CONCATENATE([.AC10])">
            <text:p/>
          </table:table-cell>
          <table:table-cell table:formula="of:=CONCATENATE([.AD10])">
            <text:p/>
          </table:table-cell>
          <table:table-cell table:formula="of:=CONCATENATE([.AE10])">
            <text:p/>
          </table:table-cell>
          <table:table-cell table:style-name="ce13" table:formula="of:=CONCATENATE([.AF10])" office:value-type="string" office:string-value="0x7" calcext:value-type="string">
            <text:p>0x7</text:p>
          </table:table-cell>
          <table:table-cell table:style-name="ce70" table:formula="of:=CONCATENATE([.AG10])" office:value-type="string" office:string-value="mvbl r32, r32, r8, imm8" calcext:value-type="string">
            <text:p>mvbl r32, r32, r8, imm8</text:p>
          </table:table-cell>
          <table:table-cell table:formula="of:=CONCATENATE([.AH10])">
            <text:p/>
          </table:table-cell>
          <table:table-cell table:style-name="ce13" table:formula="of:=CONCATENATE([.AI10])" office:value-type="string" office:string-value="0x7" calcext:value-type="string">
            <text:p>0x7</text:p>
          </table:table-cell>
          <table:table-cell table:style-name="ce70" table:formula="of:=CONCATENATE([.AJ10])" office:value-type="string" office:string-value="mvbl r32, r32, r16, imm16" calcext:value-type="string">
            <text:p>mvbl r32, r32, r16, imm16</text:p>
          </table:table-cell>
          <table:table-cell table:formula="of:=CONCATENATE([.AK10])">
            <text:p/>
          </table:table-cell>
          <table:table-cell table:style-name="ce13" table:formula="of:=CONCATENATE([.AL10])" office:value-type="string" office:string-value="0x7" calcext:value-type="string">
            <text:p>0x7</text:p>
          </table:table-cell>
          <table:table-cell table:style-name="ce70" table:formula="of:=CONCATENATE([.AM10])" office:value-type="string" office:string-value="mvbl r32, r32, r32, imm32" calcext:value-type="string">
            <text:p>mvbl r32, r32, r32, imm32</text:p>
          </table:table-cell>
          <table:table-cell table:formula="of:=CONCATENATE([.AN10])">
            <text:p/>
          </table:table-cell>
          <table:table-cell table:style-name="ce13" table:formula="of:=CONCATENATE([.AO10])" office:value-type="string" office:string-value="0x7" calcext:value-type="string">
            <text:p>0x7</text:p>
          </table:table-cell>
          <table:table-cell table:style-name="ce70" table:formula="of:=CONCATENATE([.AP10])" office:value-type="string" office:string-value="stbl r32, r32, r32" calcext:value-type="string"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1])" office:value-type="string" office:string-value="0x80" calcext:value-type="string">
            <text:p>0x80</text:p>
          </table:table-cell>
          <table:table-cell table:style-name="ce70" table:formula="of:=CONCATENATE([.C11])" office:value-type="string" office:string-value="adc r8, r8" calcext:value-type="string">
            <text:p>adc r8, r8</text:p>
          </table:table-cell>
          <table:table-cell table:style-name="ce70" table:formula="of:=CONCATENATE([.D11])" office:value-type="string" office:string-value="adc r16, r16" calcext:value-type="string">
            <text:p>adc r16, r16</text:p>
          </table:table-cell>
          <table:table-cell table:style-name="ce70" table:formula="of:=CONCATENATE([.E11])" office:value-type="string" office:string-value="adc r32, r32" calcext:value-type="string">
            <text:p>adc r32, r32</text:p>
          </table:table-cell>
          <table:table-cell table:style-name="ce70" table:content-validation-name="val7" table:formula="of:=CONCATENATE([.F11])" office:value-type="string" office:string-value="adc r8, imm8" calcext:value-type="string">
            <text:p>adc r8, imm8</text:p>
          </table:table-cell>
          <table:table-cell table:style-name="ce70" table:formula="of:=CONCATENATE([.G11])" office:value-type="string" office:string-value="add r8, r8" calcext:value-type="string">
            <text:p>add r8, r8</text:p>
          </table:table-cell>
          <table:table-cell table:style-name="ce70" table:formula="of:=CONCATENATE([.H11])" office:value-type="string" office:string-value="add r16, r16" calcext:value-type="string">
            <text:p>add r16, r16</text:p>
          </table:table-cell>
          <table:table-cell table:style-name="ce70" table:formula="of:=CONCATENATE([.I11])" office:value-type="string" office:string-value="add r32, r32" calcext:value-type="string">
            <text:p>add r32, r32</text:p>
          </table:table-cell>
          <table:table-cell table:style-name="ce70" table:content-validation-name="val19" table:formula="of:=CONCATENATE([.J11])" office:value-type="string" office:string-value="add r8, imm8" calcext:value-type="string">
            <text:p>add r8, imm8</text:p>
          </table:table-cell>
          <table:table-cell table:style-name="ce70" table:formula="of:=CONCATENATE([.K11])" office:value-type="string" office:string-value="sbb r8, r8" calcext:value-type="string">
            <text:p>sbb r8, r8</text:p>
          </table:table-cell>
          <table:table-cell table:style-name="ce70" table:formula="of:=CONCATENATE([.L11])" office:value-type="string" office:string-value="sbb r16, r16" calcext:value-type="string">
            <text:p>sbb r16, r16</text:p>
          </table:table-cell>
          <table:table-cell table:style-name="ce70" table:formula="of:=CONCATENATE([.M11])" office:value-type="string" office:string-value="sbb r32, r32" calcext:value-type="string">
            <text:p>sbb r32, r32</text:p>
          </table:table-cell>
          <table:table-cell table:style-name="ce70" table:content-validation-name="val29" table:formula="of:=CONCATENATE([.N11])" office:value-type="string" office:string-value="sbb r8, imm8" calcext:value-type="string">
            <text:p>sbb r8, imm8</text:p>
          </table:table-cell>
          <table:table-cell table:style-name="ce70" table:formula="of:=CONCATENATE([.O11])" office:value-type="string" office:string-value="sub r8, r8" calcext:value-type="string">
            <text:p>sub r8, r8</text:p>
          </table:table-cell>
          <table:table-cell table:style-name="ce70" table:formula="of:=CONCATENATE([.P11])" office:value-type="string" office:string-value="sub r16, r16" calcext:value-type="string">
            <text:p>sub r16, r16</text:p>
          </table:table-cell>
          <table:table-cell table:style-name="ce70" table:formula="of:=CONCATENATE([.Q11])" office:value-type="string" office:string-value="sub r32, r32" calcext:value-type="string">
            <text:p>sub r32, r32</text:p>
          </table:table-cell>
          <table:table-cell table:style-name="ce70" table:content-validation-name="val35" table:formula="of:=CONCATENATE([.R11])" office:value-type="string" office:string-value="sub r8, imm8" calcext:value-type="string">
            <text:p>sub r8, imm8</text:p>
          </table:table-cell>
          <table:table-cell table:formula="of:=CONCATENATE([.S11])">
            <text:p/>
          </table:table-cell>
          <table:table-cell table:style-name="ce13" table:formula="of:=CONCATENATE([.T11])" office:value-type="string" office:string-value="0x3" calcext:value-type="string">
            <text:p>0x3</text:p>
          </table:table-cell>
          <table:table-cell table:style-name="ce70" table:formula="of:=CONCATENATE([.U11])" office:value-type="string" office:string-value="mov r8, mem8" calcext:value-type="string">
            <text:p>mov r8, mem8</text:p>
          </table:table-cell>
          <table:table-cell table:formula="of:=CONCATENATE([.V11])">
            <text:p/>
          </table:table-cell>
          <table:table-cell table:style-name="ce22" table:formula="of:=CONCATENATE([.W11])">
            <text:p/>
          </table:table-cell>
          <table:table-cell table:style-name="ce23" table:formula="of:=CONCATENATE([.X11])">
            <text:p/>
          </table:table-cell>
          <table:table-cell table:formula="of:=CONCATENATE([.Y11])">
            <text:p/>
          </table:table-cell>
          <table:table-cell table:formula="of:=CONCATENATE([.Z11])">
            <text:p/>
          </table:table-cell>
          <table:table-cell table:formula="of:=CONCATENATE([.AA11])">
            <text:p/>
          </table:table-cell>
          <table:table-cell table:formula="of:=CONCATENATE([.AB11])">
            <text:p/>
          </table:table-cell>
          <table:table-cell table:formula="of:=CONCATENATE([.AC11])">
            <text:p/>
          </table:table-cell>
          <table:table-cell table:formula="of:=CONCATENATE([.AD11])">
            <text:p/>
          </table:table-cell>
          <table:table-cell table:formula="of:=CONCATENATE([.AE11])">
            <text:p/>
          </table:table-cell>
          <table:table-cell table:style-name="ce13" table:formula="of:=CONCATENATE([.AF11])" office:value-type="string" office:string-value="0x8" calcext:value-type="string">
            <text:p>0x8</text:p>
          </table:table-cell>
          <table:table-cell table:style-name="ce70" table:formula="of:=CONCATENATE([.AG11])" office:value-type="string" office:string-value="mvae r32, r32, r8, imm8" calcext:value-type="string">
            <text:p>mvae r32, r32, r8, imm8</text:p>
          </table:table-cell>
          <table:table-cell table:formula="of:=CONCATENATE([.AH11])">
            <text:p/>
          </table:table-cell>
          <table:table-cell table:style-name="ce13" table:formula="of:=CONCATENATE([.AI11])" office:value-type="string" office:string-value="0x8" calcext:value-type="string">
            <text:p>0x8</text:p>
          </table:table-cell>
          <table:table-cell table:style-name="ce70" table:formula="of:=CONCATENATE([.AJ11])" office:value-type="string" office:string-value="mvae r32, r32, r16, imm16" calcext:value-type="string">
            <text:p>mvae r32, r32, r16, imm16</text:p>
          </table:table-cell>
          <table:table-cell table:formula="of:=CONCATENATE([.AK11])">
            <text:p/>
          </table:table-cell>
          <table:table-cell table:style-name="ce13" table:formula="of:=CONCATENATE([.AL11])" office:value-type="string" office:string-value="0x8" calcext:value-type="string">
            <text:p>0x8</text:p>
          </table:table-cell>
          <table:table-cell table:style-name="ce70" table:formula="of:=CONCATENATE([.AM11])" office:value-type="string" office:string-value="mvae r32, r32, r32, imm32" calcext:value-type="string">
            <text:p>mvae r32, r32, r32, imm32</text:p>
          </table:table-cell>
          <table:table-cell table:formula="of:=CONCATENATE([.AN11])">
            <text:p/>
          </table:table-cell>
          <table:table-cell table:style-name="ce13" table:formula="of:=CONCATENATE([.AO11])" office:value-type="string" office:string-value="0x8" calcext:value-type="string">
            <text:p>0x8</text:p>
          </table:table-cell>
          <table:table-cell table:style-name="ce70" table:formula="of:=CONCATENATE([.AP11])" office:value-type="string" office:string-value="stae r32, r32, r32" calcext:value-type="string"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2])" office:value-type="string" office:string-value="0x90" calcext:value-type="string">
            <text:p>0x90</text:p>
          </table:table-cell>
          <table:table-cell table:style-name="ce70" table:formula="of:=CONCATENATE([.C12])" office:value-type="string" office:string-value="mul r8, r8" calcext:value-type="string">
            <text:p>mul r8, r8</text:p>
          </table:table-cell>
          <table:table-cell table:style-name="ce70" table:formula="of:=CONCATENATE([.D12])" office:value-type="string" office:string-value="mul r16, r16" calcext:value-type="string">
            <text:p>mul r16, r16</text:p>
          </table:table-cell>
          <table:table-cell table:style-name="ce70" table:formula="of:=CONCATENATE([.E12])" office:value-type="string" office:string-value="mul r32, r32" calcext:value-type="string">
            <text:p>mul r32, r32</text:p>
          </table:table-cell>
          <table:table-cell table:style-name="ce70" table:content-validation-name="val8" table:formula="of:=CONCATENATE([.F12])" office:value-type="string" office:string-value="mul r8, imm8" calcext:value-type="string">
            <text:p>mul r8, imm8</text:p>
          </table:table-cell>
          <table:table-cell table:style-name="ce70" table:formula="of:=CONCATENATE([.G12])" office:value-type="string" office:string-value="hmul r32, r32, r32" calcext:value-type="string">
            <text:p>hmul r32, r32, r32</text:p>
          </table:table-cell>
          <table:table-cell table:style-name="ce70" table:formula="of:=CONCATENATE([.H12])" office:value-type="string" office:string-value="hmul r32, r32, mem32" calcext:value-type="string">
            <text:p>hmul r32, r32, mem32</text:p>
          </table:table-cell>
          <table:table-cell table:style-name="ce70" table:formula="of:=CONCATENATE([.I12])" office:value-type="string" office:string-value="hsmul r32, r32, r32" calcext:value-type="string">
            <text:p>hsmul r32, r32, r32</text:p>
          </table:table-cell>
          <table:table-cell table:style-name="ce70" table:formula="of:=CONCATENATE([.J12])" office:value-type="string" office:string-value="hsmul r32, r32, mem32" calcext:value-type="string">
            <text:p>hsmul r32, r32, mem32</text:p>
          </table:table-cell>
          <table:table-cell table:style-name="ce70" table:formula="of:=CONCATENATE([.K12])" office:value-type="string" office:string-value="div r8, r8" calcext:value-type="string">
            <text:p>div r8, r8</text:p>
          </table:table-cell>
          <table:table-cell table:style-name="ce70" table:formula="of:=CONCATENATE([.L12])" office:value-type="string" office:string-value="div r16, r16" calcext:value-type="string">
            <text:p>div r16, r16</text:p>
          </table:table-cell>
          <table:table-cell table:style-name="ce70" table:formula="of:=CONCATENATE([.M12])" office:value-type="string" office:string-value="div r32, r32" calcext:value-type="string">
            <text:p>div r32, r32</text:p>
          </table:table-cell>
          <table:table-cell table:style-name="ce70" table:formula="of:=CONCATENATE([.N12])" office:value-type="string" office:string-value="div r8, imm8" calcext:value-type="string">
            <text:p>div r8, imm8</text:p>
          </table:table-cell>
          <table:table-cell table:style-name="ce70" table:formula="of:=CONCATENATE([.O12])" office:value-type="string" office:string-value="sdiv r8, r8" calcext:value-type="string">
            <text:p>sdiv r8, r8</text:p>
          </table:table-cell>
          <table:table-cell table:style-name="ce70" table:formula="of:=CONCATENATE([.P12])" office:value-type="string" office:string-value="sdiv r16, r16" calcext:value-type="string">
            <text:p>sdiv r16, r16</text:p>
          </table:table-cell>
          <table:table-cell table:style-name="ce70" table:formula="of:=CONCATENATE([.Q12])" office:value-type="string" office:string-value="sdiv r32, r32" calcext:value-type="string">
            <text:p>sdiv r32, r32</text:p>
          </table:table-cell>
          <table:table-cell table:style-name="ce70" table:content-validation-name="val30" table:formula="of:=CONCATENATE([.R12])" office:value-type="string" office:string-value="div r8, imm8" calcext:value-type="string">
            <text:p>div r8, imm8</text:p>
          </table:table-cell>
          <table:table-cell table:formula="of:=CONCATENATE([.S12])">
            <text:p/>
          </table:table-cell>
          <table:table-cell table:style-name="ce13" table:formula="of:=CONCATENATE([.T12])" office:value-type="string" office:string-value="0x4" calcext:value-type="string">
            <text:p>0x4</text:p>
          </table:table-cell>
          <table:table-cell table:style-name="ce70" table:formula="of:=CONCATENATE([.U12])" office:value-type="string" office:string-value="mov r16, mem16" calcext:value-type="string">
            <text:p>mov r16, mem16</text:p>
          </table:table-cell>
          <table:table-cell table:formula="of:=CONCATENATE([.V12])">
            <text:p/>
          </table:table-cell>
          <table:table-cell table:style-name="ce22" table:formula="of:=CONCATENATE([.W12])">
            <text:p/>
          </table:table-cell>
          <table:table-cell table:style-name="ce23" table:formula="of:=CONCATENATE([.X12])">
            <text:p/>
          </table:table-cell>
          <table:table-cell table:formula="of:=CONCATENATE([.Y12])">
            <text:p/>
          </table:table-cell>
          <table:table-cell table:formula="of:=CONCATENATE([.Z12])">
            <text:p/>
          </table:table-cell>
          <table:table-cell table:formula="of:=CONCATENATE([.AA12])">
            <text:p/>
          </table:table-cell>
          <table:table-cell table:formula="of:=CONCATENATE([.AB12])">
            <text:p/>
          </table:table-cell>
          <table:table-cell table:formula="of:=CONCATENATE([.AC12])">
            <text:p/>
          </table:table-cell>
          <table:table-cell table:formula="of:=CONCATENATE([.AD12])">
            <text:p/>
          </table:table-cell>
          <table:table-cell table:formula="of:=CONCATENATE([.AE12])">
            <text:p/>
          </table:table-cell>
          <table:table-cell table:style-name="ce13" table:formula="of:=CONCATENATE([.AF12])" office:value-type="string" office:string-value="0x9" calcext:value-type="string">
            <text:p>0x9</text:p>
          </table:table-cell>
          <table:table-cell table:style-name="ce70" table:formula="of:=CONCATENATE([.AG12])" office:value-type="string" office:string-value="mvbe r32, r32, r8, imm8" calcext:value-type="string">
            <text:p>mvbe r32, r32, r8, imm8</text:p>
          </table:table-cell>
          <table:table-cell table:formula="of:=CONCATENATE([.AH12])">
            <text:p/>
          </table:table-cell>
          <table:table-cell table:style-name="ce13" table:formula="of:=CONCATENATE([.AI12])" office:value-type="string" office:string-value="0x9" calcext:value-type="string">
            <text:p>0x9</text:p>
          </table:table-cell>
          <table:table-cell table:style-name="ce70" table:formula="of:=CONCATENATE([.AJ12])" office:value-type="string" office:string-value="mvbe r32, r32, r16, imm16" calcext:value-type="string">
            <text:p>mvbe r32, r32, r16, imm16</text:p>
          </table:table-cell>
          <table:table-cell table:formula="of:=CONCATENATE([.AK12])">
            <text:p/>
          </table:table-cell>
          <table:table-cell table:style-name="ce13" table:formula="of:=CONCATENATE([.AL12])" office:value-type="string" office:string-value="0x9" calcext:value-type="string">
            <text:p>0x9</text:p>
          </table:table-cell>
          <table:table-cell table:style-name="ce70" table:formula="of:=CONCATENATE([.AM12])" office:value-type="string" office:string-value="mvbe r32, r32, r32, imm32" calcext:value-type="string">
            <text:p>mvbe r32, r32, r32, imm32</text:p>
          </table:table-cell>
          <table:table-cell table:formula="of:=CONCATENATE([.AN12])">
            <text:p/>
          </table:table-cell>
          <table:table-cell table:style-name="ce13" table:formula="of:=CONCATENATE([.AO12])" office:value-type="string" office:string-value="0x9" calcext:value-type="string">
            <text:p>0x9</text:p>
          </table:table-cell>
          <table:table-cell table:style-name="ce70" table:formula="of:=CONCATENATE([.AP12])" office:value-type="string" office:string-value="stbe r32, r32, r32" calcext:value-type="string"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3])" office:value-type="string" office:string-value="0xA0" calcext:value-type="string">
            <text:p>0xA0</text:p>
          </table:table-cell>
          <table:table-cell table:style-name="ce70" table:formula="of:=CONCATENATE([.C13])" office:value-type="string" office:string-value="mod r8, r8" calcext:value-type="string">
            <text:p>mod r8, r8</text:p>
          </table:table-cell>
          <table:table-cell table:style-name="ce70" table:formula="of:=CONCATENATE([.D13])" office:value-type="string" office:string-value="mod r16, r16" calcext:value-type="string">
            <text:p>mod r16, r16</text:p>
          </table:table-cell>
          <table:table-cell table:style-name="ce70" table:formula="of:=CONCATENATE([.E13])" office:value-type="string" office:string-value="mod r32, r32" calcext:value-type="string">
            <text:p>mod r32, r32</text:p>
          </table:table-cell>
          <table:table-cell table:style-name="ce70" table:content-validation-name="val9" table:formula="of:=CONCATENATE([.F13])" office:value-type="string" office:string-value="mod r8, imm8" calcext:value-type="string">
            <text:p>mod r8, imm8</text:p>
          </table:table-cell>
          <table:table-cell table:style-name="ce70" table:formula="of:=CONCATENATE([.G13])" office:value-type="string" office:string-value="smod r8, r8" calcext:value-type="string">
            <text:p>smod r8, r8</text:p>
          </table:table-cell>
          <table:table-cell table:style-name="ce70" table:formula="of:=CONCATENATE([.H13])" office:value-type="string" office:string-value="smod r16, r16" calcext:value-type="string">
            <text:p>smod r16, r16</text:p>
          </table:table-cell>
          <table:table-cell table:style-name="ce70" table:formula="of:=CONCATENATE([.I13])" office:value-type="string" office:string-value="smod r32, r32" calcext:value-type="string">
            <text:p>smod r32, r32</text:p>
          </table:table-cell>
          <table:table-cell table:style-name="ce70" table:content-validation-name="val24" table:formula="of:=CONCATENATE([.J13])" office:value-type="string" office:string-value="mod r8, imm8" calcext:value-type="string">
            <text:p>mod r8, imm8</text:p>
          </table:table-cell>
          <table:table-cell table:style-name="ce70" table:formula="of:=CONCATENATE([.K13])" office:value-type="string" office:string-value="cmp r8, r8" calcext:value-type="string">
            <text:p>cmp r8, r8</text:p>
          </table:table-cell>
          <table:table-cell table:style-name="ce70" table:formula="of:=CONCATENATE([.L13])" office:value-type="string" office:string-value="cmp r16, r16" calcext:value-type="string">
            <text:p>cmp r16, r16</text:p>
          </table:table-cell>
          <table:table-cell table:style-name="ce70" table:formula="of:=CONCATENATE([.M13])" office:value-type="string" office:string-value="cmp r32, r32" calcext:value-type="string">
            <text:p>cmp r32, r32</text:p>
          </table:table-cell>
          <table:table-cell table:style-name="ce70" table:formula="of:=CONCATENATE([.N13])" office:value-type="string" office:string-value="cmp r8, imm8" calcext:value-type="string">
            <text:p>cmp r8, imm8</text:p>
          </table:table-cell>
          <table:table-cell table:style-name="ce39" table:formula="of:=CONCATENATE([.O13])">
            <text:p/>
          </table:table-cell>
          <table:table-cell table:style-name="ce39" table:formula="of:=CONCATENATE([.P13])">
            <text:p/>
          </table:table-cell>
          <table:table-cell table:style-name="ce39" table:formula="of:=CONCATENATE([.Q13])">
            <text:p/>
          </table:table-cell>
          <table:table-cell table:style-name="ce39" table:formula="of:=CONCATENATE([.R13])">
            <text:p/>
          </table:table-cell>
          <table:table-cell table:formula="of:=CONCATENATE([.S13])">
            <text:p/>
          </table:table-cell>
          <table:table-cell table:style-name="ce13" table:formula="of:=CONCATENATE([.T13])" office:value-type="string" office:string-value="0x5" calcext:value-type="string">
            <text:p>0x5</text:p>
          </table:table-cell>
          <table:table-cell table:style-name="ce70" table:formula="of:=CONCATENATE([.U13])" office:value-type="string" office:string-value="mov r32, mem32" calcext:value-type="string">
            <text:p>mov r32, mem32</text:p>
          </table:table-cell>
          <table:table-cell table:formula="of:=CONCATENATE([.V13])">
            <text:p/>
          </table:table-cell>
          <table:table-cell table:style-name="ce22" table:formula="of:=CONCATENATE([.W13])">
            <text:p/>
          </table:table-cell>
          <table:table-cell table:style-name="ce23" table:formula="of:=CONCATENATE([.X13])">
            <text:p/>
          </table:table-cell>
          <table:table-cell table:formula="of:=CONCATENATE([.Y13])">
            <text:p/>
          </table:table-cell>
          <table:table-cell table:formula="of:=CONCATENATE([.Z13])">
            <text:p/>
          </table:table-cell>
          <table:table-cell table:formula="of:=CONCATENATE([.AA13])">
            <text:p/>
          </table:table-cell>
          <table:table-cell table:formula="of:=CONCATENATE([.AB13])">
            <text:p/>
          </table:table-cell>
          <table:table-cell table:formula="of:=CONCATENATE([.AC13])">
            <text:p/>
          </table:table-cell>
          <table:table-cell table:formula="of:=CONCATENATE([.AD13])">
            <text:p/>
          </table:table-cell>
          <table:table-cell table:formula="of:=CONCATENATE([.AE13])">
            <text:p/>
          </table:table-cell>
          <table:table-cell table:style-name="ce13" table:formula="of:=CONCATENATE([.AF13])" office:value-type="string" office:string-value="0xA" calcext:value-type="string">
            <text:p>0xA</text:p>
          </table:table-cell>
          <table:table-cell table:style-name="ce70" table:formula="of:=CONCATENATE([.AG13])" office:value-type="string" office:string-value="mveqz r32, r8, imm8" calcext:value-type="string">
            <text:p>mveqz r32, r8, imm8</text:p>
          </table:table-cell>
          <table:table-cell table:formula="of:=CONCATENATE([.AH13])">
            <text:p/>
          </table:table-cell>
          <table:table-cell table:style-name="ce13" table:formula="of:=CONCATENATE([.AI13])" office:value-type="string" office:string-value="0xA" calcext:value-type="string">
            <text:p>0xA</text:p>
          </table:table-cell>
          <table:table-cell table:style-name="ce70" table:formula="of:=CONCATENATE([.AJ13])" office:value-type="string" office:string-value="mveqz r32, r16, imm16" calcext:value-type="string">
            <text:p>mveqz r32, r16, imm16</text:p>
          </table:table-cell>
          <table:table-cell table:formula="of:=CONCATENATE([.AK13])">
            <text:p/>
          </table:table-cell>
          <table:table-cell table:style-name="ce13" table:formula="of:=CONCATENATE([.AL13])" office:value-type="string" office:string-value="0xA" calcext:value-type="string">
            <text:p>0xA</text:p>
          </table:table-cell>
          <table:table-cell table:style-name="ce70" table:formula="of:=CONCATENATE([.AM13])" office:value-type="string" office:string-value="mveqz r32, r32, imm32" calcext:value-type="string">
            <text:p>mveqz r32, r32, imm32</text:p>
          </table:table-cell>
          <table:table-cell table:formula="of:=CONCATENATE([.AN13])">
            <text:p/>
          </table:table-cell>
          <table:table-cell table:style-name="ce13" table:formula="of:=CONCATENATE([.AO13])" office:value-type="string" office:string-value="0xA" calcext:value-type="string">
            <text:p>0xA</text:p>
          </table:table-cell>
          <table:table-cell table:style-name="ce70" table:formula="of:=CONCATENATE([.AP13])" office:value-type="string" office:string-value="steqz r32, r32" calcext:value-type="string"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4])" office:value-type="string" office:string-value="0xB0" calcext:value-type="string">
            <text:p>0xB0</text:p>
          </table:table-cell>
          <table:table-cell table:style-name="ce70" table:formula="of:=CONCATENATE([.C14])" office:value-type="string" office:string-value="and r8, r8" calcext:value-type="string">
            <text:p>and r8, r8</text:p>
          </table:table-cell>
          <table:table-cell table:style-name="ce70" table:formula="of:=CONCATENATE([.D14])" office:value-type="string" office:string-value="and r16, r16" calcext:value-type="string">
            <text:p>and r16, r16</text:p>
          </table:table-cell>
          <table:table-cell table:style-name="ce70" table:formula="of:=CONCATENATE([.E14])" office:value-type="string" office:string-value="and r32, r32" calcext:value-type="string">
            <text:p>and r32, r32</text:p>
          </table:table-cell>
          <table:table-cell table:style-name="ce70" table:content-validation-name="val10" table:formula="of:=CONCATENATE([.F14])" office:value-type="string" office:string-value="and r8, imm8" calcext:value-type="string">
            <text:p>and r8, imm8</text:p>
          </table:table-cell>
          <table:table-cell table:style-name="ce70" table:formula="of:=CONCATENATE([.G14])" office:value-type="string" office:string-value="or r8, r8" calcext:value-type="string">
            <text:p>or r8, r8</text:p>
          </table:table-cell>
          <table:table-cell table:style-name="ce70" table:formula="of:=CONCATENATE([.H14])" office:value-type="string" office:string-value="or r16, r16" calcext:value-type="string">
            <text:p>or r16, r16</text:p>
          </table:table-cell>
          <table:table-cell table:style-name="ce70" table:formula="of:=CONCATENATE([.I14])" office:value-type="string" office:string-value="or r32, r32" calcext:value-type="string">
            <text:p>or r32, r32</text:p>
          </table:table-cell>
          <table:table-cell table:style-name="ce70" table:content-validation-name="val20" table:formula="of:=CONCATENATE([.J14])" office:value-type="string" office:string-value="or r8, imm8" calcext:value-type="string">
            <text:p>or r8, imm8</text:p>
          </table:table-cell>
          <table:table-cell table:style-name="ce70" table:formula="of:=CONCATENATE([.K14])" office:value-type="string" office:string-value="xor r8, r8" calcext:value-type="string">
            <text:p>xor r8, r8</text:p>
          </table:table-cell>
          <table:table-cell table:style-name="ce70" table:formula="of:=CONCATENATE([.L14])" office:value-type="string" office:string-value="xor r16, r16" calcext:value-type="string">
            <text:p>xor r16, r16</text:p>
          </table:table-cell>
          <table:table-cell table:style-name="ce70" table:formula="of:=CONCATENATE([.M14])" office:value-type="string" office:string-value="xor r32, r32" calcext:value-type="string">
            <text:p>xor r32, r32</text:p>
          </table:table-cell>
          <table:table-cell table:style-name="ce70" table:content-validation-name="val31" table:formula="of:=CONCATENATE([.N14])" office:value-type="string" office:string-value="xor r8, imm8" calcext:value-type="string">
            <text:p>xor r8, imm8</text:p>
          </table:table-cell>
          <table:table-cell table:style-name="ce39" table:formula="of:=CONCATENATE([.O14])">
            <text:p/>
          </table:table-cell>
          <table:table-cell table:style-name="ce39" table:formula="of:=CONCATENATE([.P14])">
            <text:p/>
          </table:table-cell>
          <table:table-cell table:style-name="ce70" table:content-validation-name="val33" office:value-type="string" calcext:value-type="string">
            <text:p>bt r8</text:p>
          </table:table-cell>
          <table:table-cell table:style-name="ce70" table:content-validation-name="val36" table:formula="of:=CONCATENATE([.R14])" office:value-type="string" office:string-value="bsf r8" calcext:value-type="string">
            <text:p>bsf r8</text:p>
          </table:table-cell>
          <table:table-cell table:formula="of:=CONCATENATE([.S14])">
            <text:p/>
          </table:table-cell>
          <table:table-cell table:style-name="ce22" table:formula="of:=CONCATENATE([.T14])">
            <text:p/>
          </table:table-cell>
          <table:table-cell table:style-name="ce23" table:formula="of:=CONCATENATE([.U14])">
            <text:p/>
          </table:table-cell>
          <table:table-cell table:formula="of:=CONCATENATE([.V14])">
            <text:p/>
          </table:table-cell>
          <table:table-cell table:formula="of:=CONCATENATE([.W14])">
            <text:p/>
          </table:table-cell>
          <table:table-cell table:formula="of:=CONCATENATE([.X14])">
            <text:p/>
          </table:table-cell>
          <table:table-cell table:formula="of:=CONCATENATE([.Y14])">
            <text:p/>
          </table:table-cell>
          <table:table-cell table:formula="of:=CONCATENATE([.Z14])">
            <text:p/>
          </table:table-cell>
          <table:table-cell table:formula="of:=CONCATENATE([.AA14])">
            <text:p/>
          </table:table-cell>
          <table:table-cell table:formula="of:=CONCATENATE([.AB14])">
            <text:p/>
          </table:table-cell>
          <table:table-cell table:formula="of:=CONCATENATE([.AC14])">
            <text:p/>
          </table:table-cell>
          <table:table-cell table:formula="of:=CONCATENATE([.AD14])">
            <text:p/>
          </table:table-cell>
          <table:table-cell table:formula="of:=CONCATENATE([.AE14])">
            <text:p/>
          </table:table-cell>
          <table:table-cell table:style-name="ce13" table:formula="of:=CONCATENATE([.AF14])" office:value-type="string" office:string-value="0xB" calcext:value-type="string">
            <text:p>0xB</text:p>
          </table:table-cell>
          <table:table-cell table:style-name="ce70" table:formula="of:=CONCATENATE([.AG14])" office:value-type="string" office:string-value="mvnez r32, r8, imm8" calcext:value-type="string">
            <text:p>mvnez r32, r8, imm8</text:p>
          </table:table-cell>
          <table:table-cell table:formula="of:=CONCATENATE([.AH14])">
            <text:p/>
          </table:table-cell>
          <table:table-cell table:style-name="ce13" table:formula="of:=CONCATENATE([.AI14])" office:value-type="string" office:string-value="0xB" calcext:value-type="string">
            <text:p>0xB</text:p>
          </table:table-cell>
          <table:table-cell table:style-name="ce70" table:formula="of:=CONCATENATE([.AJ14])" office:value-type="string" office:string-value="mvnez r32, r16, imm16" calcext:value-type="string">
            <text:p>mvnez r32, r16, imm16</text:p>
          </table:table-cell>
          <table:table-cell table:formula="of:=CONCATENATE([.AK14])">
            <text:p/>
          </table:table-cell>
          <table:table-cell table:style-name="ce13" table:formula="of:=CONCATENATE([.AL14])" office:value-type="string" office:string-value="0xB" calcext:value-type="string">
            <text:p>0xB</text:p>
          </table:table-cell>
          <table:table-cell table:style-name="ce70" table:formula="of:=CONCATENATE([.AM14])" office:value-type="string" office:string-value="mvnez r32, r32, imm32" calcext:value-type="string">
            <text:p>mvnez r32, r32, imm32</text:p>
          </table:table-cell>
          <table:table-cell table:formula="of:=CONCATENATE([.AN14])">
            <text:p/>
          </table:table-cell>
          <table:table-cell table:style-name="ce13" table:formula="of:=CONCATENATE([.AO14])" office:value-type="string" office:string-value="0xB" calcext:value-type="string">
            <text:p>0xB</text:p>
          </table:table-cell>
          <table:table-cell table:style-name="ce70" table:formula="of:=CONCATENATE([.AP14])" office:value-type="string" office:string-value="stnez r32, r32" calcext:value-type="string"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5])" office:value-type="string" office:string-value="0xC0" calcext:value-type="string">
            <text:p>0xC0</text:p>
          </table:table-cell>
          <table:table-cell table:style-name="ce70" table:formula="of:=CONCATENATE([.C15])" office:value-type="string" office:string-value="lsh r8, r8" calcext:value-type="string">
            <text:p>lsh r8, r8</text:p>
          </table:table-cell>
          <table:table-cell table:style-name="ce70" table:formula="of:=CONCATENATE([.D15])" office:value-type="string" office:string-value="lsh r16, r16" calcext:value-type="string">
            <text:p>lsh r16, r16</text:p>
          </table:table-cell>
          <table:table-cell table:style-name="ce70" table:formula="of:=CONCATENATE([.E15])" office:value-type="string" office:string-value="lsh r32, r32" calcext:value-type="string">
            <text:p>lsh r32, r32</text:p>
          </table:table-cell>
          <table:table-cell table:style-name="ce70" table:content-validation-name="val11" table:formula="of:=CONCATENATE([.F15])" office:value-type="string" office:string-value="lsh r8, imm8" calcext:value-type="string">
            <text:p>lsh r8, imm8</text:p>
          </table:table-cell>
          <table:table-cell table:style-name="ce70" table:formula="of:=CONCATENATE([.G15])" office:value-type="string" office:string-value="rsh r8, r8" calcext:value-type="string">
            <text:p>rsh r8, r8</text:p>
          </table:table-cell>
          <table:table-cell table:style-name="ce70" table:formula="of:=CONCATENATE([.H15])" office:value-type="string" office:string-value="rsh r16, r16" calcext:value-type="string">
            <text:p>rsh r16, r16</text:p>
          </table:table-cell>
          <table:table-cell table:style-name="ce70" table:formula="of:=CONCATENATE([.I15])" office:value-type="string" office:string-value="rsh r32, r32" calcext:value-type="string">
            <text:p>rsh r32, r32</text:p>
          </table:table-cell>
          <table:table-cell table:style-name="ce70" table:content-validation-name="val21" table:formula="of:=CONCATENATE([.J15])" office:value-type="string" office:string-value="rsh r8, imm8" calcext:value-type="string">
            <text:p>rsh r8, imm8</text:p>
          </table:table-cell>
          <table:table-cell table:style-name="ce70" table:formula="of:=CONCATENATE([.K15])" office:value-type="string" office:string-value="lrot r8, r8" calcext:value-type="string">
            <text:p>lrot r8, r8</text:p>
          </table:table-cell>
          <table:table-cell table:style-name="ce70" table:formula="of:=CONCATENATE([.L15])" office:value-type="string" office:string-value="lrot r16, r16" calcext:value-type="string">
            <text:p>lrot r16, r16</text:p>
          </table:table-cell>
          <table:table-cell table:style-name="ce70" table:formula="of:=CONCATENATE([.M15])" office:value-type="string" office:string-value="lrot r32, r32" calcext:value-type="string">
            <text:p>lrot r32, r32</text:p>
          </table:table-cell>
          <table:table-cell table:style-name="ce70" table:content-validation-name="val32" table:formula="of:=CONCATENATE([.N15])" office:value-type="string" office:string-value="lrot r8, imm8" calcext:value-type="string">
            <text:p>lrot r8, imm8</text:p>
          </table:table-cell>
          <table:table-cell table:style-name="ce70" table:formula="of:=CONCATENATE([.O15])" office:value-type="string" office:string-value="rrot r8, r8" calcext:value-type="string">
            <text:p>rrot r8, r8</text:p>
          </table:table-cell>
          <table:table-cell table:style-name="ce70" table:formula="of:=CONCATENATE([.P15])" office:value-type="string" office:string-value="rrot r16, r16" calcext:value-type="string">
            <text:p>rrot r16, r16</text:p>
          </table:table-cell>
          <table:table-cell table:style-name="ce70" table:formula="of:=CONCATENATE([.Q15])" office:value-type="string" office:string-value="rrot r32, r32" calcext:value-type="string">
            <text:p>rrot r32, r32</text:p>
          </table:table-cell>
          <table:table-cell table:style-name="ce70" table:content-validation-name="val37" table:formula="of:=CONCATENATE([.R15])" office:value-type="string" office:string-value="rrot r8, imm8" calcext:value-type="string">
            <text:p>rrot r8, imm8</text:p>
          </table:table-cell>
          <table:table-cell table:formula="of:=CONCATENATE([.S15])">
            <text:p/>
          </table:table-cell>
          <table:table-cell table:style-name="ce20" table:formula="of:=CONCATENATE([.T15])" office:value-type="string" office:string-value="desc" calcext:value-type="string">
            <text:p>desc</text:p>
          </table:table-cell>
          <table:table-cell table:style-name="ce20" table:formula="of:=CONCATENATE([.U15])" office:value-type="string" office:string-value="0x83" calcext:value-type="string">
            <text:p>0x83</text:p>
          </table:table-cell>
          <table:table-cell table:formula="of:=CONCATENATE([.V15])">
            <text:p/>
          </table:table-cell>
          <table:table-cell table:style-name="ce20" table:formula="of:=CONCATENATE([.W15])" office:value-type="string" office:string-value="desc" calcext:value-type="string">
            <text:p>desc</text:p>
          </table:table-cell>
          <table:table-cell table:style-name="ce20" table:formula="of:=CONCATENATE([.X15])" office:value-type="string" office:string-value="0x87" calcext:value-type="string">
            <text:p>0x87</text:p>
          </table:table-cell>
          <table:table-cell table:formula="of:=CONCATENATE([.Y15])">
            <text:p/>
          </table:table-cell>
          <table:table-cell table:style-name="ce20" table:formula="of:=CONCATENATE([.Z15])" office:value-type="string" office:string-value="desc" calcext:value-type="string">
            <text:p>desc</text:p>
          </table:table-cell>
          <table:table-cell table:style-name="ce20" table:formula="of:=CONCATENATE([.AA15])" office:value-type="string" office:string-value="0x8B" calcext:value-type="string">
            <text:p>0x8B</text:p>
          </table:table-cell>
          <table:table-cell table:formula="of:=CONCATENATE([.AB15])">
            <text:p/>
          </table:table-cell>
          <table:table-cell table:style-name="ce20" table:formula="of:=CONCATENATE([.AC15])" office:value-type="string" office:string-value="desc" calcext:value-type="string">
            <text:p>desc</text:p>
          </table:table-cell>
          <table:table-cell table:style-name="ce20" table:formula="of:=CONCATENATE([.AD15])" office:value-type="string" office:string-value="0x8F" calcext:value-type="string">
            <text:p>0x8F</text:p>
          </table:table-cell>
          <table:table-cell table:formula="of:=CONCATENATE([.AE15])">
            <text:p/>
          </table:table-cell>
          <table:table-cell table:style-name="ce13" table:formula="of:=CONCATENATE([.AF15])" office:value-type="string" office:string-value="0xC" calcext:value-type="string">
            <text:p>0xC</text:p>
          </table:table-cell>
          <table:table-cell table:style-name="ce70" table:formula="of:=CONCATENATE([.AG15])" office:value-type="string" office:string-value="mvgtz r32, r8, imm8" calcext:value-type="string">
            <text:p>mvgtz r32, r8, imm8</text:p>
          </table:table-cell>
          <table:table-cell table:formula="of:=CONCATENATE([.AH15])">
            <text:p/>
          </table:table-cell>
          <table:table-cell table:style-name="ce13" table:formula="of:=CONCATENATE([.AI15])" office:value-type="string" office:string-value="0xC" calcext:value-type="string">
            <text:p>0xC</text:p>
          </table:table-cell>
          <table:table-cell table:style-name="ce70" table:formula="of:=CONCATENATE([.AJ15])" office:value-type="string" office:string-value="mvgtz r32, r16, imm16" calcext:value-type="string">
            <text:p>mvgtz r32, r16, imm16</text:p>
          </table:table-cell>
          <table:table-cell table:formula="of:=CONCATENATE([.AK15])">
            <text:p/>
          </table:table-cell>
          <table:table-cell table:style-name="ce13" table:formula="of:=CONCATENATE([.AL15])" office:value-type="string" office:string-value="0xC" calcext:value-type="string">
            <text:p>0xC</text:p>
          </table:table-cell>
          <table:table-cell table:style-name="ce70" table:formula="of:=CONCATENATE([.AM15])" office:value-type="string" office:string-value="mvgtz r32, r32, imm32" calcext:value-type="string">
            <text:p>mvgtz r32, r32, imm32</text:p>
          </table:table-cell>
          <table:table-cell table:formula="of:=CONCATENATE([.AN15])">
            <text:p/>
          </table:table-cell>
          <table:table-cell table:style-name="ce13" table:formula="of:=CONCATENATE([.AO15])" office:value-type="string" office:string-value="0xC" calcext:value-type="string">
            <text:p>0xC</text:p>
          </table:table-cell>
          <table:table-cell table:style-name="ce70" table:formula="of:=CONCATENATE([.AP15])" office:value-type="string" office:string-value="stgtz r32, r32" calcext:value-type="string"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6])" office:value-type="string" office:string-value="0xD0" calcext:value-type="string">
            <text:p>0xD0</text:p>
          </table:table-cell>
          <table:table-cell table:style-name="ce70" table:content-validation-name="val1" table:formula="of:=CONCATENATE([.C16])" office:value-type="string" office:string-value="fmvs r32, fpr" calcext:value-type="string">
            <text:p>fmvs r32, fpr</text:p>
          </table:table-cell>
          <table:table-cell table:style-name="ce70" table:content-validation-name="val2" table:formula="of:=CONCATENATE([.D16])" office:value-type="string" office:string-value="fadc fpr, fpr, fpr" calcext:value-type="string">
            <text:p>fadc fpr, fpr, fpr</text:p>
          </table:table-cell>
          <table:table-cell table:style-name="ce70" table:content-validation-name="val3" table:formula="of:=CONCATENATE([.E16])" office:value-type="string" office:string-value="fcmp r32, fpr, fpr" calcext:value-type="string">
            <text:p>fcmp r32, fpr, fpr</text:p>
          </table:table-cell>
          <table:table-cell table:style-name="ce70" table:content-validation-name="val12" table:formula="of:=CONCATENATE([.F16])" office:value-type="string" office:string-value="ffloor fpr, fpr" calcext:value-type="string">
            <text:p>ffloor fpr, fpr</text:p>
          </table:table-cell>
          <table:table-cell table:style-name="ce39" table:formula="of:=CONCATENATE([.G16])">
            <text:p/>
          </table:table-cell>
          <table:table-cell table:style-name="ce39" table:formula="of:=CONCATENATE([.H16])">
            <text:p/>
          </table:table-cell>
          <table:table-cell table:style-name="ce39" table:formula="of:=CONCATENATE([.I16])">
            <text:p/>
          </table:table-cell>
          <table:table-cell table:style-name="ce70" table:formula="of:=CONCATENATE([.J16])" office:value-type="string" office:string-value="fsteq r32, fpr, fpr" calcext:value-type="string">
            <text:p>fsteq r32, fpr, fpr</text:p>
          </table:table-cell>
          <table:table-cell table:style-name="ce39" table:formula="of:=CONCATENATE([.K16])">
            <text:p/>
          </table:table-cell>
          <table:table-cell table:style-name="ce39" table:formula="of:=CONCATENATE([.L16])">
            <text:p/>
          </table:table-cell>
          <table:table-cell table:style-name="ce39" table:formula="of:=CONCATENATE([.M16])">
            <text:p/>
          </table:table-cell>
          <table:table-cell table:style-name="ce39" table:formula="of:=CONCATENATE([.N16])">
            <text:p/>
          </table:table-cell>
          <table:table-cell table:style-name="ce39" table:formula="of:=CONCATENATE([.O16])">
            <text:p/>
          </table:table-cell>
          <table:table-cell table:style-name="ce70" table:formula="of:=CONCATENATE([.P16])" office:value-type="string" office:string-value="bswap r16" calcext:value-type="string">
            <text:p>bswap r16</text:p>
          </table:table-cell>
          <table:table-cell table:style-name="ce70" table:formula="of:=CONCATENATE([.Q16])" office:value-type="string" office:string-value="bswap r32" calcext:value-type="string">
            <text:p>bswap r32</text:p>
          </table:table-cell>
          <table:table-cell table:style-name="ce39" table:formula="of:=CONCATENATE([.R16])">
            <text:p/>
          </table:table-cell>
          <table:table-cell table:formula="of:=CONCATENATE([.S16])">
            <text:p/>
          </table:table-cell>
          <table:table-cell table:style-name="ce13" table:formula="of:=CONCATENATE([.T16])" office:value-type="string" office:string-value="0x0" calcext:value-type="string">
            <text:p>0x0</text:p>
          </table:table-cell>
          <table:table-cell table:style-name="ce70" table:formula="of:=CONCATENATE([.U16])" office:value-type="string" office:string-value="adc r8, imm8" calcext:value-type="string">
            <text:p>adc r8, imm8</text:p>
          </table:table-cell>
          <table:table-cell table:formula="of:=CONCATENATE([.V16])">
            <text:p/>
          </table:table-cell>
          <table:table-cell table:style-name="ce13" table:formula="of:=CONCATENATE([.W16])" office:value-type="string" office:string-value="0x0" calcext:value-type="string">
            <text:p>0x0</text:p>
          </table:table-cell>
          <table:table-cell table:style-name="ce70" table:formula="of:=CONCATENATE([.X16])" office:value-type="string" office:string-value="add r8, imm8" calcext:value-type="string">
            <text:p>add r8, imm8</text:p>
          </table:table-cell>
          <table:table-cell table:formula="of:=CONCATENATE([.Y16])">
            <text:p/>
          </table:table-cell>
          <table:table-cell table:style-name="ce13" table:formula="of:=CONCATENATE([.Z16])" office:value-type="string" office:string-value="0x0" calcext:value-type="string">
            <text:p>0x0</text:p>
          </table:table-cell>
          <table:table-cell table:style-name="ce70" table:formula="of:=CONCATENATE([.AA16])" office:value-type="string" office:string-value="sbb r8, imm8" calcext:value-type="string">
            <text:p>sbb r8, imm8</text:p>
          </table:table-cell>
          <table:table-cell table:formula="of:=CONCATENATE([.AB16])">
            <text:p/>
          </table:table-cell>
          <table:table-cell table:style-name="ce13" table:formula="of:=CONCATENATE([.AC16])" office:value-type="string" office:string-value="0x0" calcext:value-type="string">
            <text:p>0x0</text:p>
          </table:table-cell>
          <table:table-cell table:style-name="ce70" table:formula="of:=CONCATENATE([.AD16])" office:value-type="string" office:string-value="sub r8, imm8" calcext:value-type="string">
            <text:p>sub r8, imm8</text:p>
          </table:table-cell>
          <table:table-cell table:formula="of:=CONCATENATE([.AE16])">
            <text:p/>
          </table:table-cell>
          <table:table-cell table:style-name="ce13" table:formula="of:=CONCATENATE([.AF16])" office:value-type="string" office:string-value="0xD" calcext:value-type="string">
            <text:p>0xD</text:p>
          </table:table-cell>
          <table:table-cell table:style-name="ce70" table:formula="of:=CONCATENATE([.AG16])" office:value-type="string" office:string-value="mvltz r32, r8, imm8" calcext:value-type="string">
            <text:p>mvltz r32, r8, imm8</text:p>
          </table:table-cell>
          <table:table-cell table:formula="of:=CONCATENATE([.AH16])">
            <text:p/>
          </table:table-cell>
          <table:table-cell table:style-name="ce13" table:formula="of:=CONCATENATE([.AI16])" office:value-type="string" office:string-value="0xD" calcext:value-type="string">
            <text:p>0xD</text:p>
          </table:table-cell>
          <table:table-cell table:style-name="ce70" table:formula="of:=CONCATENATE([.AJ16])" office:value-type="string" office:string-value="mvltz r32, r16, imm16" calcext:value-type="string">
            <text:p>mvltz r32, r16, imm16</text:p>
          </table:table-cell>
          <table:table-cell table:formula="of:=CONCATENATE([.AK16])">
            <text:p/>
          </table:table-cell>
          <table:table-cell table:style-name="ce13" table:formula="of:=CONCATENATE([.AL16])" office:value-type="string" office:string-value="0xD" calcext:value-type="string">
            <text:p>0xD</text:p>
          </table:table-cell>
          <table:table-cell table:style-name="ce70" table:formula="of:=CONCATENATE([.AM16])" office:value-type="string" office:string-value="mvltz r32, r32, imm32" calcext:value-type="string">
            <text:p>mvltz r32, r32, imm32</text:p>
          </table:table-cell>
          <table:table-cell table:formula="of:=CONCATENATE([.AN16])">
            <text:p/>
          </table:table-cell>
          <table:table-cell table:style-name="ce13" table:formula="of:=CONCATENATE([.AO16])" office:value-type="string" office:string-value="0xD" calcext:value-type="string">
            <text:p>0xD</text:p>
          </table:table-cell>
          <table:table-cell table:style-name="ce70" table:formula="of:=CONCATENATE([.AP16])" office:value-type="string" office:string-value="stltz r32, r32," calcext:value-type="string"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table:formula="of:=CONCATENATE([.B17])" office:value-type="string" office:string-value="0xE0" calcext:value-type="string">
            <text:p>0xE0</text:p>
          </table:table-cell>
          <table:table-cell table:style-name="ce70" table:formula="of:=CONCATENATE([.C17])" office:value-type="string" office:string-value="inc r8" calcext:value-type="string">
            <text:p>inc r8</text:p>
          </table:table-cell>
          <table:table-cell table:style-name="ce70" table:formula="of:=CONCATENATE([.D17])" office:value-type="string" office:string-value="inc r16" calcext:value-type="string">
            <text:p>inc r16</text:p>
          </table:table-cell>
          <table:table-cell table:style-name="ce70" table:formula="of:=CONCATENATE([.E17])" office:value-type="string" office:string-value="inc r32" calcext:value-type="string">
            <text:p>inc r32</text:p>
          </table:table-cell>
          <table:table-cell table:style-name="ce39" table:formula="of:=CONCATENATE([.F17])">
            <text:p/>
          </table:table-cell>
          <table:table-cell table:style-name="ce70" table:formula="of:=CONCATENATE([.G17])" office:value-type="string" office:string-value="dec r8" calcext:value-type="string">
            <text:p>dec r8</text:p>
          </table:table-cell>
          <table:table-cell table:style-name="ce70" table:formula="of:=CONCATENATE([.H17])" office:value-type="string" office:string-value="dec r16" calcext:value-type="string">
            <text:p>dec r16</text:p>
          </table:table-cell>
          <table:table-cell table:style-name="ce70" table:formula="of:=CONCATENATE([.I17])" office:value-type="string" office:string-value="dec r32" calcext:value-type="string">
            <text:p>dec r32</text:p>
          </table:table-cell>
          <table:table-cell table:style-name="ce39" table:formula="of:=CONCATENATE([.J17])">
            <text:p/>
          </table:table-cell>
          <table:table-cell table:style-name="ce70" table:formula="of:=CONCATENATE([.K17])" office:value-type="string" office:string-value="neg r8" calcext:value-type="string">
            <text:p>neg r8</text:p>
          </table:table-cell>
          <table:table-cell table:style-name="ce70" table:formula="of:=CONCATENATE([.L17])" office:value-type="string" office:string-value="neg r16" calcext:value-type="string">
            <text:p>neg r16</text:p>
          </table:table-cell>
          <table:table-cell table:style-name="ce70" table:formula="of:=CONCATENATE([.M17])" office:value-type="string" office:string-value="neg r32" calcext:value-type="string">
            <text:p>neg r32</text:p>
          </table:table-cell>
          <table:table-cell table:style-name="ce70" table:formula="of:=CONCATENATE([.N17])" office:value-type="string" office:string-value="[PREFIX CS]" calcext:value-type="string">
            <text:p>[PREFIX CS]</text:p>
          </table:table-cell>
          <table:table-cell table:style-name="ce70" table:formula="of:=CONCATENATE([.O17])" office:value-type="string" office:string-value="not r8" calcext:value-type="string">
            <text:p>not r8</text:p>
          </table:table-cell>
          <table:table-cell table:style-name="ce70" table:formula="of:=CONCATENATE([.P17])" office:value-type="string" office:string-value="not r16" calcext:value-type="string">
            <text:p>not r16</text:p>
          </table:table-cell>
          <table:table-cell table:style-name="ce70" table:formula="of:=CONCATENATE([.Q17])" office:value-type="string" office:string-value="not r32" calcext:value-type="string">
            <text:p>not r32</text:p>
          </table:table-cell>
          <table:table-cell table:style-name="ce70" table:formula="of:=CONCATENATE([.R17])" office:value-type="string" office:string-value="[PREFIX SS]" calcext:value-type="string">
            <text:p>[PREFIX SS]</text:p>
          </table:table-cell>
          <table:table-cell table:formula="of:=CONCATENATE([.S17])">
            <text:p/>
          </table:table-cell>
          <table:table-cell table:style-name="ce13" table:formula="of:=CONCATENATE([.T17])" office:value-type="string" office:string-value="0x1" calcext:value-type="string">
            <text:p>0x1</text:p>
          </table:table-cell>
          <table:table-cell table:style-name="ce70" table:formula="of:=CONCATENATE([.U17])" office:value-type="string" office:string-value="adc r16, imm16" calcext:value-type="string">
            <text:p>adc r16, imm16</text:p>
          </table:table-cell>
          <table:table-cell table:formula="of:=CONCATENATE([.V17])">
            <text:p/>
          </table:table-cell>
          <table:table-cell table:style-name="ce13" table:formula="of:=CONCATENATE([.W17])" office:value-type="string" office:string-value="0x1" calcext:value-type="string">
            <text:p>0x1</text:p>
          </table:table-cell>
          <table:table-cell table:style-name="ce70" table:formula="of:=CONCATENATE([.X17])" office:value-type="string" office:string-value="add r16, imm16" calcext:value-type="string">
            <text:p>add r16, imm16</text:p>
          </table:table-cell>
          <table:table-cell table:formula="of:=CONCATENATE([.Y17])">
            <text:p/>
          </table:table-cell>
          <table:table-cell table:style-name="ce13" table:formula="of:=CONCATENATE([.Z17])" office:value-type="string" office:string-value="0x1" calcext:value-type="string">
            <text:p>0x1</text:p>
          </table:table-cell>
          <table:table-cell table:style-name="ce70" table:formula="of:=CONCATENATE([.AA17])" office:value-type="string" office:string-value="sbb r16, imm16" calcext:value-type="string">
            <text:p>sbb r16, imm16</text:p>
          </table:table-cell>
          <table:table-cell table:formula="of:=CONCATENATE([.AB17])">
            <text:p/>
          </table:table-cell>
          <table:table-cell table:style-name="ce13" table:formula="of:=CONCATENATE([.AC17])" office:value-type="string" office:string-value="0x1" calcext:value-type="string">
            <text:p>0x1</text:p>
          </table:table-cell>
          <table:table-cell table:style-name="ce70" table:formula="of:=CONCATENATE([.AD17])" office:value-type="string" office:string-value="sub r16, imm16" calcext:value-type="string">
            <text:p>sub r16, imm16</text:p>
          </table:table-cell>
          <table:table-cell table:formula="of:=CONCATENATE([.AE17])">
            <text:p/>
          </table:table-cell>
          <table:table-cell table:style-name="ce13" table:formula="of:=CONCATENATE([.AF17])" office:value-type="string" office:string-value="0xE" calcext:value-type="string">
            <text:p>0xE</text:p>
          </table:table-cell>
          <table:table-cell table:style-name="ce70" table:formula="of:=CONCATENATE([.AG17])" office:value-type="string" office:string-value="mvgez r32, r8, imm8" calcext:value-type="string">
            <text:p>mvgez r32, r8, imm8</text:p>
          </table:table-cell>
          <table:table-cell table:formula="of:=CONCATENATE([.AH17])">
            <text:p/>
          </table:table-cell>
          <table:table-cell table:style-name="ce13" table:formula="of:=CONCATENATE([.AI17])" office:value-type="string" office:string-value="0xE" calcext:value-type="string">
            <text:p>0xE</text:p>
          </table:table-cell>
          <table:table-cell table:style-name="ce70" table:formula="of:=CONCATENATE([.AJ17])" office:value-type="string" office:string-value="mvgez r32, r16, imm16" calcext:value-type="string">
            <text:p>mvgez r32, r16, imm16</text:p>
          </table:table-cell>
          <table:table-cell table:formula="of:=CONCATENATE([.AK17])">
            <text:p/>
          </table:table-cell>
          <table:table-cell table:style-name="ce13" table:formula="of:=CONCATENATE([.AL17])" office:value-type="string" office:string-value="0xE" calcext:value-type="string">
            <text:p>0xE</text:p>
          </table:table-cell>
          <table:table-cell table:style-name="ce70" table:formula="of:=CONCATENATE([.AM17])" office:value-type="string" office:string-value="mvgez r32, r32, imm32" calcext:value-type="string">
            <text:p>mvgez r32, r32, imm32</text:p>
          </table:table-cell>
          <table:table-cell table:formula="of:=CONCATENATE([.AN17])">
            <text:p/>
          </table:table-cell>
          <table:table-cell table:style-name="ce13" table:formula="of:=CONCATENATE([.AO17])" office:value-type="string" office:string-value="0xE" calcext:value-type="string">
            <text:p>0xE</text:p>
          </table:table-cell>
          <table:table-cell table:style-name="ce70" table:formula="of:=CONCATENATE([.AP17])" office:value-type="string" office:string-value="stgez r32, r32" calcext:value-type="string"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8])" office:value-type="string" office:string-value="0xF0" calcext:value-type="string">
            <text:p>0xF0</text:p>
          </table:table-cell>
          <table:table-cell table:style-name="ce70" table:formula="of:=CONCATENATE([.C18])" office:value-type="string" office:string-value="in r8, r16" calcext:value-type="string">
            <text:p>in r8, r16</text:p>
          </table:table-cell>
          <table:table-cell table:style-name="ce70" table:formula="of:=CONCATENATE([.D18])" office:value-type="string" office:string-value="in r16, r16" calcext:value-type="string">
            <text:p>in r16, r16</text:p>
          </table:table-cell>
          <table:table-cell table:style-name="ce70" table:formula="of:=CONCATENATE([.E18])" office:value-type="string" office:string-value="in r32, r16" calcext:value-type="string">
            <text:p>in r32, r16</text:p>
          </table:table-cell>
          <table:table-cell table:style-name="ce70" table:formula="of:=CONCATENATE([.F18])" office:value-type="string" office:string-value="in r8, imm8" calcext:value-type="string">
            <text:p>in r8, imm8</text:p>
          </table:table-cell>
          <table:table-cell table:style-name="ce70" table:formula="of:=CONCATENATE([.G18])" office:value-type="string" office:string-value="out r16, r8" calcext:value-type="string">
            <text:p>out r16, r8</text:p>
          </table:table-cell>
          <table:table-cell table:style-name="ce70" table:formula="of:=CONCATENATE([.H18])" office:value-type="string" office:string-value="out r16, r16" calcext:value-type="string">
            <text:p>out r16, r16</text:p>
          </table:table-cell>
          <table:table-cell table:style-name="ce70" table:formula="of:=CONCATENATE([.I18])" office:value-type="string" office:string-value="out r16, r32" calcext:value-type="string">
            <text:p>out r16, r32</text:p>
          </table:table-cell>
          <table:table-cell table:style-name="ce70" table:formula="of:=CONCATENATE([.J18])" office:value-type="string" office:string-value="in imm8, r8" calcext:value-type="string">
            <text:p>in imm8, r8</text:p>
          </table:table-cell>
          <table:table-cell table:style-name="ce70" table:formula="of:=CONCATENATE([.K18])" office:value-type="string" office:string-value="halt" calcext:value-type="string">
            <text:p>halt</text:p>
          </table:table-cell>
          <table:table-cell table:style-name="ce70" table:formula="of:=CONCATENATE([.L18])" office:value-type="string" office:string-value="wait" calcext:value-type="string">
            <text:p>wait</text:p>
          </table:table-cell>
          <table:table-cell table:style-name="ce70" table:formula="of:=CONCATENATE([.M18])" office:value-type="string" office:string-value="stop" calcext:value-type="string">
            <text:p>stop</text:p>
          </table:table-cell>
          <table:table-cell table:style-name="ce70" table:formula="of:=CONCATENATE([.N18])" office:value-type="string" office:string-value="[PREFIX AS]" calcext:value-type="string">
            <text:p>[PREFIX AS]</text:p>
          </table:table-cell>
          <table:table-cell table:style-name="ce70" table:formula="of:=CONCATENATE([.O18])" office:value-type="string" office:string-value="[PREFIX BS]" calcext:value-type="string">
            <text:p>[PREFIX BS]</text:p>
          </table:table-cell>
          <table:table-cell table:style-name="ce70" table:formula="of:=CONCATENATE([.P18])" office:value-type="string" office:string-value="[PREFIX ES]" calcext:value-type="string">
            <text:p>[PREFIX ES]</text:p>
          </table:table-cell>
          <table:table-cell table:style-name="ce70" table:formula="of:=CONCATENATE([.Q18])" office:value-type="string" office:string-value="[PREFIX FS]" calcext:value-type="string">
            <text:p>[PREFIX FS]</text:p>
          </table:table-cell>
          <table:table-cell table:style-name="ce70" table:formula="of:=CONCATENATE([.R18])" office:value-type="string" office:string-value="[PREFIX GS]" calcext:value-type="string">
            <text:p>[PREFIX GS]</text:p>
          </table:table-cell>
          <table:table-cell table:formula="of:=CONCATENATE([.S18])">
            <text:p/>
          </table:table-cell>
          <table:table-cell table:style-name="ce13" table:formula="of:=CONCATENATE([.T18])" office:value-type="string" office:string-value="0x2" calcext:value-type="string">
            <text:p>0x2</text:p>
          </table:table-cell>
          <table:table-cell table:style-name="ce70" table:formula="of:=CONCATENATE([.U18])" office:value-type="string" office:string-value="adc r32, imm32" calcext:value-type="string">
            <text:p>adc r32, imm32</text:p>
          </table:table-cell>
          <table:table-cell table:formula="of:=CONCATENATE([.V18])">
            <text:p/>
          </table:table-cell>
          <table:table-cell table:style-name="ce13" table:formula="of:=CONCATENATE([.W18])" office:value-type="string" office:string-value="0x2" calcext:value-type="string">
            <text:p>0x2</text:p>
          </table:table-cell>
          <table:table-cell table:style-name="ce70" table:formula="of:=CONCATENATE([.X18])" office:value-type="string" office:string-value="add r32, imm32" calcext:value-type="string">
            <text:p>add r32, imm32</text:p>
          </table:table-cell>
          <table:table-cell table:formula="of:=CONCATENATE([.Y18])">
            <text:p/>
          </table:table-cell>
          <table:table-cell table:style-name="ce13" table:formula="of:=CONCATENATE([.Z18])" office:value-type="string" office:string-value="0x2" calcext:value-type="string">
            <text:p>0x2</text:p>
          </table:table-cell>
          <table:table-cell table:style-name="ce70" table:formula="of:=CONCATENATE([.AA18])" office:value-type="string" office:string-value="sbb r32, imm32" calcext:value-type="string">
            <text:p>sbb r32, imm32</text:p>
          </table:table-cell>
          <table:table-cell table:formula="of:=CONCATENATE([.AB18])">
            <text:p/>
          </table:table-cell>
          <table:table-cell table:style-name="ce13" table:formula="of:=CONCATENATE([.AC18])" office:value-type="string" office:string-value="0x2" calcext:value-type="string">
            <text:p>0x2</text:p>
          </table:table-cell>
          <table:table-cell table:style-name="ce70" table:formula="of:=CONCATENATE([.AD18])" office:value-type="string" office:string-value="sub r32, imm32" calcext:value-type="string">
            <text:p>sub r32, imm32</text:p>
          </table:table-cell>
          <table:table-cell table:formula="of:=CONCATENATE([.AE18])">
            <text:p/>
          </table:table-cell>
          <table:table-cell table:style-name="ce13" table:formula="of:=CONCATENATE([.AF18])" office:value-type="string" office:string-value="0xF" calcext:value-type="string">
            <text:p>0xF</text:p>
          </table:table-cell>
          <table:table-cell table:style-name="ce70" table:formula="of:=CONCATENATE([.AG18])" office:value-type="string" office:string-value="mvlez r32, r8, imm8" calcext:value-type="string">
            <text:p>mvlez r32, r8, imm8</text:p>
          </table:table-cell>
          <table:table-cell table:formula="of:=CONCATENATE([.AH18])">
            <text:p/>
          </table:table-cell>
          <table:table-cell table:style-name="ce13" table:formula="of:=CONCATENATE([.AI18])" office:value-type="string" office:string-value="0xF" calcext:value-type="string">
            <text:p>0xF</text:p>
          </table:table-cell>
          <table:table-cell table:style-name="ce70" table:formula="of:=CONCATENATE([.AJ18])" office:value-type="string" office:string-value="mvlez r32, r16, imm16" calcext:value-type="string">
            <text:p>mvlez r32, r16, imm16</text:p>
          </table:table-cell>
          <table:table-cell table:formula="of:=CONCATENATE([.AK18])">
            <text:p/>
          </table:table-cell>
          <table:table-cell table:style-name="ce13" table:formula="of:=CONCATENATE([.AL18])" office:value-type="string" office:string-value="0xF" calcext:value-type="string">
            <text:p>0xF</text:p>
          </table:table-cell>
          <table:table-cell table:style-name="ce70" table:formula="of:=CONCATENATE([.AM18])" office:value-type="string" office:string-value="mvlez r32, r32, imm32" calcext:value-type="string">
            <text:p>mvlez r32, r32, imm32</text:p>
          </table:table-cell>
          <table:table-cell table:formula="of:=CONCATENATE([.AN18])">
            <text:p/>
          </table:table-cell>
          <table:table-cell table:style-name="ce13" table:formula="of:=CONCATENATE([.AO18])" office:value-type="string" office:string-value="0xF" calcext:value-type="string">
            <text:p>0xF</text:p>
          </table:table-cell>
          <table:table-cell table:style-name="ce70" table:formula="of:=CONCATENATE([.AP18])" office:value-type="string" office:string-value="stlez r32, r32" calcext:value-type="string"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16" table:formula="of:=CONCATENATE([.B19])">
            <text:p/>
          </table:table-cell>
          <table:table-cell table:style-name="ce16" table:formula="of:=CONCATENATE([.C19])">
            <text:p/>
          </table:table-cell>
          <table:table-cell table:style-name="ce16" table:formula="of:=CONCATENATE([.D19])">
            <text:p/>
          </table:table-cell>
          <table:table-cell table:style-name="ce16" table:formula="of:=CONCATENATE([.E19])">
            <text:p/>
          </table:table-cell>
          <table:table-cell table:style-name="ce16" table:formula="of:=CONCATENATE([.F19])">
            <text:p/>
          </table:table-cell>
          <table:table-cell table:style-name="ce16" table:formula="of:=CONCATENATE([.G19])">
            <text:p/>
          </table:table-cell>
          <table:table-cell table:style-name="ce16" table:formula="of:=CONCATENATE([.H19])">
            <text:p/>
          </table:table-cell>
          <table:table-cell table:style-name="ce16" table:formula="of:=CONCATENATE([.I19])">
            <text:p/>
          </table:table-cell>
          <table:table-cell table:style-name="ce16" table:formula="of:=CONCATENATE([.J19])">
            <text:p/>
          </table:table-cell>
          <table:table-cell table:style-name="ce16" table:formula="of:=CONCATENATE([.K19])">
            <text:p/>
          </table:table-cell>
          <table:table-cell table:style-name="ce16" table:formula="of:=CONCATENATE([.L19])">
            <text:p/>
          </table:table-cell>
          <table:table-cell table:style-name="ce16" table:formula="of:=CONCATENATE([.M19])">
            <text:p/>
          </table:table-cell>
          <table:table-cell table:style-name="ce16" table:formula="of:=CONCATENATE([.N19])">
            <text:p/>
          </table:table-cell>
          <table:table-cell table:style-name="ce16" table:formula="of:=CONCATENATE([.O19])">
            <text:p/>
          </table:table-cell>
          <table:table-cell table:style-name="ce16" table:formula="of:=CONCATENATE([.P19])">
            <text:p/>
          </table:table-cell>
          <table:table-cell table:style-name="ce16" table:formula="of:=CONCATENATE([.Q19])">
            <text:p/>
          </table:table-cell>
          <table:table-cell table:style-name="ce41" table:formula="of:=CONCATENATE([.R19])">
            <text:p/>
          </table:table-cell>
          <table:table-cell table:formula="of:=CONCATENATE([.S19])">
            <text:p/>
          </table:table-cell>
          <table:table-cell table:style-name="ce13" table:formula="of:=CONCATENATE([.T19])" office:value-type="string" office:string-value="0x3" calcext:value-type="string">
            <text:p>0x3</text:p>
          </table:table-cell>
          <table:table-cell table:style-name="ce70" table:formula="of:=CONCATENATE([.U19])" office:value-type="string" office:string-value="adc r8, mem8" calcext:value-type="string">
            <text:p>adc r8, mem8</text:p>
          </table:table-cell>
          <table:table-cell table:formula="of:=CONCATENATE([.V19])">
            <text:p/>
          </table:table-cell>
          <table:table-cell table:style-name="ce13" table:formula="of:=CONCATENATE([.W19])" office:value-type="string" office:string-value="0x3" calcext:value-type="string">
            <text:p>0x3</text:p>
          </table:table-cell>
          <table:table-cell table:style-name="ce70" table:formula="of:=CONCATENATE([.X19])" office:value-type="string" office:string-value="add r8, mem8" calcext:value-type="string">
            <text:p>add r8, mem8</text:p>
          </table:table-cell>
          <table:table-cell table:formula="of:=CONCATENATE([.Y19])">
            <text:p/>
          </table:table-cell>
          <table:table-cell table:style-name="ce13" table:formula="of:=CONCATENATE([.Z19])" office:value-type="string" office:string-value="0x3" calcext:value-type="string">
            <text:p>0x3</text:p>
          </table:table-cell>
          <table:table-cell table:style-name="ce70" table:formula="of:=CONCATENATE([.AA19])" office:value-type="string" office:string-value="sbb r8, mem8" calcext:value-type="string">
            <text:p>sbb r8, mem8</text:p>
          </table:table-cell>
          <table:table-cell table:formula="of:=CONCATENATE([.AB19])">
            <text:p/>
          </table:table-cell>
          <table:table-cell table:style-name="ce13" table:formula="of:=CONCATENATE([.AC19])" office:value-type="string" office:string-value="0x3" calcext:value-type="string">
            <text:p>0x3</text:p>
          </table:table-cell>
          <table:table-cell table:style-name="ce70" table:formula="of:=CONCATENATE([.AD19])" office:value-type="string" office:string-value="sub r8, mem8" calcext:value-type="string">
            <text:p>sub r8, mem8</text:p>
          </table:table-cell>
          <table:table-cell table:formula="of:=CONCATENATE([.AE19])">
            <text:p/>
          </table:table-cell>
          <table:table-cell table:formula="of:=CONCATENATE([.AF19])">
            <text:p/>
          </table:table-cell>
          <table:table-cell table:formula="of:=CONCATENATE([.AG19])">
            <text:p/>
          </table:table-cell>
          <table:table-cell table:formula="of:=CONCATENATE([.AH19])">
            <text:p/>
          </table:table-cell>
          <table:table-cell table:formula="of:=CONCATENATE([.AI19])">
            <text:p/>
          </table:table-cell>
          <table:table-cell table:formula="of:=CONCATENATE([.AJ19])">
            <text:p/>
          </table:table-cell>
          <table:table-cell table:formula="of:=CONCATENATE([.AK19])">
            <text:p/>
          </table:table-cell>
          <table:table-cell table:formula="of:=CONCATENATE([.AL19])">
            <text:p/>
          </table:table-cell>
          <table:table-cell table:formula="of:=CONCATENATE([.AM19])">
            <text:p/>
          </table:table-cell>
          <table:table-cell table:formula="of:=CONCATENATE([.AN19])">
            <text:p/>
          </table:table-cell>
          <table:table-cell table:formula="of:=CONCATENATE([.AO19])">
            <text:p/>
          </table:table-cell>
          <table:table-cell table:formula="of:=CONCATENATE([.AP19])">
            <text:p/>
          </table:table-cell>
          <table:table-cell table:number-columns-repeated="16342"/>
        </table:table-row>
        <table:table-row table:style-name="ro3">
          <table:table-cell/>
          <table:table-cell table:style-name="ce16" table:formula="of:=CONCATENATE([.B20])">
            <text:p/>
          </table:table-cell>
          <table:table-cell table:style-name="ce71" table:formula="of:=CONCATENATE([.C20])">
            <text:p/>
          </table:table-cell>
          <table:table-cell table:style-name="ce71" office:value-type="string" calcext:value-type="string" table:number-columns-spanned="3" table:number-rows-spanned="1">
            <text:p>Not Implemented</text:p>
          </table:table-cell>
          <table:covered-table-cell table:style-name="ce71" table:formula="of:=CONCATENATE([.E20])">
            <text:p/>
          </table:covered-table-cell>
          <table:covered-table-cell table:style-name="ce71" table:formula="of:=CONCATENATE([.F20])">
            <text:p/>
          </table:covered-table-cell>
          <table:table-cell table:style-name="ce16" table:formula="of:=CONCATENATE([.G20])">
            <text:p/>
          </table:table-cell>
          <table:table-cell table:style-name="ce16" table:formula="of:=CONCATENATE([.H20])">
            <text:p/>
          </table:table-cell>
          <table:table-cell table:style-name="ce16" table:formula="of:=CONCATENATE([.I20])">
            <text:p/>
          </table:table-cell>
          <table:table-cell table:style-name="ce16" table:formula="of:=CONCATENATE([.J20])">
            <text:p/>
          </table:table-cell>
          <table:table-cell table:style-name="ce16" table:formula="of:=CONCATENATE([.K20])">
            <text:p/>
          </table:table-cell>
          <table:table-cell table:style-name="ce16" table:formula="of:=CONCATENATE([.L20])">
            <text:p/>
          </table:table-cell>
          <table:table-cell table:style-name="ce16" table:formula="of:=CONCATENATE([.M20])">
            <text:p/>
          </table:table-cell>
          <table:table-cell table:style-name="ce16" table:formula="of:=CONCATENATE([.N20])">
            <text:p/>
          </table:table-cell>
          <table:table-cell table:style-name="ce16" table:formula="of:=CONCATENATE([.O20])">
            <text:p/>
          </table:table-cell>
          <table:table-cell table:style-name="ce16" table:formula="of:=CONCATENATE([.P20])">
            <text:p/>
          </table:table-cell>
          <table:table-cell table:style-name="ce16" table:formula="of:=CONCATENATE([.Q20])">
            <text:p/>
          </table:table-cell>
          <table:table-cell table:style-name="ce16" table:formula="of:=CONCATENATE([.R20])">
            <text:p/>
          </table:table-cell>
          <table:table-cell table:formula="of:=CONCATENATE([.S20])">
            <text:p/>
          </table:table-cell>
          <table:table-cell table:style-name="ce13" table:formula="of:=CONCATENATE([.T20])" office:value-type="string" office:string-value="0x4" calcext:value-type="string">
            <text:p>0x4</text:p>
          </table:table-cell>
          <table:table-cell table:style-name="ce70" table:formula="of:=CONCATENATE([.U20])" office:value-type="string" office:string-value="adc r16, mem16" calcext:value-type="string">
            <text:p>adc r16, mem16</text:p>
          </table:table-cell>
          <table:table-cell table:formula="of:=CONCATENATE([.V20])">
            <text:p/>
          </table:table-cell>
          <table:table-cell table:style-name="ce13" table:formula="of:=CONCATENATE([.W20])" office:value-type="string" office:string-value="0x4" calcext:value-type="string">
            <text:p>0x4</text:p>
          </table:table-cell>
          <table:table-cell table:style-name="ce70" table:formula="of:=CONCATENATE([.X20])" office:value-type="string" office:string-value="add r16, mem16" calcext:value-type="string">
            <text:p>add r16, mem16</text:p>
          </table:table-cell>
          <table:table-cell table:formula="of:=CONCATENATE([.Y20])">
            <text:p/>
          </table:table-cell>
          <table:table-cell table:style-name="ce13" table:formula="of:=CONCATENATE([.Z20])" office:value-type="string" office:string-value="0x4" calcext:value-type="string">
            <text:p>0x4</text:p>
          </table:table-cell>
          <table:table-cell table:style-name="ce70" table:formula="of:=CONCATENATE([.AA20])" office:value-type="string" office:string-value="sbb r16, mem16" calcext:value-type="string">
            <text:p>sbb r16, mem16</text:p>
          </table:table-cell>
          <table:table-cell table:formula="of:=CONCATENATE([.AB20])">
            <text:p/>
          </table:table-cell>
          <table:table-cell table:style-name="ce13" table:formula="of:=CONCATENATE([.AC20])" office:value-type="string" office:string-value="0x4" calcext:value-type="string">
            <text:p>0x4</text:p>
          </table:table-cell>
          <table:table-cell table:style-name="ce70" table:formula="of:=CONCATENATE([.AD20])" office:value-type="string" office:string-value="sub r16, mem16" calcext:value-type="string">
            <text:p>sub r16, mem16</text:p>
          </table:table-cell>
          <table:table-cell table:formula="of:=CONCATENATE([.AE20])">
            <text:p/>
          </table:table-cell>
          <table:table-cell table:style-name="ce20" table:formula="of:=CONCATENATE([.AF20])" office:value-type="string" office:string-value="desc" calcext:value-type="string">
            <text:p>desc</text:p>
          </table:table-cell>
          <table:table-cell table:style-name="ce20" table:formula="of:=CONCATENATE([.AG20])" office:value-type="string" office:string-value="0xBE" calcext:value-type="string">
            <text:p>0xBE</text:p>
          </table:table-cell>
          <table:table-cell table:formula="of:=CONCATENATE([.AH20])">
            <text:p/>
          </table:table-cell>
          <table:table-cell table:style-name="ce20" table:formula="of:=CONCATENATE([.AI20])" office:value-type="string" office:string-value="desc" calcext:value-type="string">
            <text:p>desc</text:p>
          </table:table-cell>
          <table:table-cell table:style-name="ce20" table:formula="of:=CONCATENATE([.AJ20])" office:value-type="string" office:string-value="0xBF" calcext:value-type="string">
            <text:p>0xBF</text:p>
          </table:table-cell>
          <table:table-cell table:formula="of:=CONCATENATE([.AK20])">
            <text:p/>
          </table:table-cell>
          <table:table-cell table:style-name="ce20" table:formula="of:=CONCATENATE([.AL20])" office:value-type="string" office:string-value="desc" calcext:value-type="string">
            <text:p>desc</text:p>
          </table:table-cell>
          <table:table-cell table:style-name="ce20" table:formula="of:=CONCATENATE([.AM20])" office:value-type="string" office:string-value="0xF3" calcext:value-type="string">
            <text:p>0xF3</text:p>
          </table:table-cell>
          <table:table-cell table:formula="of:=CONCATENATE([.AN20])">
            <text:p/>
          </table:table-cell>
          <table:table-cell table:style-name="ce20" table:formula="of:=CONCATENATE([.AO20])" office:value-type="string" office:string-value="desc" calcext:value-type="string">
            <text:p>desc</text:p>
          </table:table-cell>
          <table:table-cell table:style-name="ce20" table:formula="of:=CONCATENATE([.AP20])" office:value-type="string" office:string-value="0xF7" calcext:value-type="string">
            <text:p>0xF7</text:p>
          </table:table-cell>
          <table:table-cell table:number-columns-repeated="16342"/>
        </table:table-row>
        <table:table-row table:style-name="ro3">
          <table:table-cell/>
          <table:table-cell table:style-name="ce16" table:formula="of:=CONCATENATE([.B21])">
            <text:p/>
          </table:table-cell>
          <table:table-cell table:style-name="ce48" table:formula="of:=CONCATENATE([.C21])">
            <text:p/>
          </table:table-cell>
          <table:table-cell table:style-name="ce71" office:value-type="string" calcext:value-type="string" table:number-columns-spanned="3" table:number-rows-spanned="1">
            <text:p>Only Implemented</text:p>
          </table:table-cell>
          <table:covered-table-cell table:number-columns-repeated="2" table:style-name="ce71"/>
          <table:table-cell table:style-name="ce16" table:formula="of:=CONCATENATE([.G21])">
            <text:p/>
          </table:table-cell>
          <table:table-cell table:style-name="ce16" table:formula="of:=CONCATENATE([.H21])">
            <text:p/>
          </table:table-cell>
          <table:table-cell table:style-name="ce16" table:formula="of:=CONCATENATE([.I21])">
            <text:p/>
          </table:table-cell>
          <table:table-cell table:style-name="ce16" table:formula="of:=CONCATENATE([.J21])">
            <text:p/>
          </table:table-cell>
          <table:table-cell table:style-name="ce16" table:formula="of:=CONCATENATE([.K21])">
            <text:p/>
          </table:table-cell>
          <table:table-cell table:style-name="ce16" table:formula="of:=CONCATENATE([.L21])">
            <text:p/>
          </table:table-cell>
          <table:table-cell table:style-name="ce16" table:formula="of:=CONCATENATE([.M21])">
            <text:p/>
          </table:table-cell>
          <table:table-cell table:style-name="ce16" table:formula="of:=CONCATENATE([.N21])">
            <text:p/>
          </table:table-cell>
          <table:table-cell table:style-name="ce16" table:formula="of:=CONCATENATE([.O21])">
            <text:p/>
          </table:table-cell>
          <table:table-cell table:style-name="ce16" table:formula="of:=CONCATENATE([.P21])">
            <text:p/>
          </table:table-cell>
          <table:table-cell table:style-name="ce16" table:formula="of:=CONCATENATE([.Q21])">
            <text:p/>
          </table:table-cell>
          <table:table-cell table:style-name="ce16" table:formula="of:=CONCATENATE([.R21])">
            <text:p/>
          </table:table-cell>
          <table:table-cell table:formula="of:=CONCATENATE([.S21])">
            <text:p/>
          </table:table-cell>
          <table:table-cell table:style-name="ce13" table:formula="of:=CONCATENATE([.T21])" office:value-type="string" office:string-value="0x5" calcext:value-type="string">
            <text:p>0x5</text:p>
          </table:table-cell>
          <table:table-cell table:style-name="ce70" table:formula="of:=CONCATENATE([.U21])" office:value-type="string" office:string-value="adc r32, mem32" calcext:value-type="string">
            <text:p>adc r32, mem32</text:p>
          </table:table-cell>
          <table:table-cell table:formula="of:=CONCATENATE([.V21])">
            <text:p/>
          </table:table-cell>
          <table:table-cell table:style-name="ce13" table:formula="of:=CONCATENATE([.W21])" office:value-type="string" office:string-value="0x5" calcext:value-type="string">
            <text:p>0x5</text:p>
          </table:table-cell>
          <table:table-cell table:style-name="ce70" table:formula="of:=CONCATENATE([.X21])" office:value-type="string" office:string-value="add r32, mem32" calcext:value-type="string">
            <text:p>add r32, mem32</text:p>
          </table:table-cell>
          <table:table-cell table:formula="of:=CONCATENATE([.Y21])">
            <text:p/>
          </table:table-cell>
          <table:table-cell table:style-name="ce13" table:formula="of:=CONCATENATE([.Z21])" office:value-type="string" office:string-value="0x5" calcext:value-type="string">
            <text:p>0x5</text:p>
          </table:table-cell>
          <table:table-cell table:style-name="ce70" table:formula="of:=CONCATENATE([.AA21])" office:value-type="string" office:string-value="sbb r32, mem32" calcext:value-type="string">
            <text:p>sbb r32, mem32</text:p>
          </table:table-cell>
          <table:table-cell table:formula="of:=CONCATENATE([.AB21])">
            <text:p/>
          </table:table-cell>
          <table:table-cell table:style-name="ce13" table:formula="of:=CONCATENATE([.AC21])" office:value-type="string" office:string-value="0x5" calcext:value-type="string">
            <text:p>0x5</text:p>
          </table:table-cell>
          <table:table-cell table:style-name="ce70" table:formula="of:=CONCATENATE([.AD21])" office:value-type="string" office:string-value="sub r32, mem32" calcext:value-type="string">
            <text:p>sub r32, mem32</text:p>
          </table:table-cell>
          <table:table-cell table:formula="of:=CONCATENATE([.AE21])">
            <text:p/>
          </table:table-cell>
          <table:table-cell table:style-name="ce13" table:formula="of:=CONCATENATE([.AF21])" office:value-type="string" office:string-value="0x0" calcext:value-type="string">
            <text:p>0x0</text:p>
          </table:table-cell>
          <table:table-cell table:style-name="ce70" table:formula="of:=CONCATENATE([.AG21])" office:value-type="string" office:string-value="bt r8" calcext:value-type="string">
            <text:p>bt r8</text:p>
          </table:table-cell>
          <table:table-cell table:formula="of:=CONCATENATE([.AH21])">
            <text:p/>
          </table:table-cell>
          <table:table-cell table:style-name="ce13" table:formula="of:=CONCATENATE([.AI21])" office:value-type="string" office:string-value="0x0" calcext:value-type="string">
            <text:p>0x0</text:p>
          </table:table-cell>
          <table:table-cell table:style-name="ce70" table:formula="of:=CONCATENATE([.AJ21])" office:value-type="string" office:string-value="bsf r32, r8" calcext:value-type="string">
            <text:p>bsf r32, r8</text:p>
          </table:table-cell>
          <table:table-cell table:formula="of:=CONCATENATE([.AK21])">
            <text:p/>
          </table:table-cell>
          <table:table-cell table:style-name="ce13" table:formula="of:=CONCATENATE([.AL21])" office:value-type="string" office:string-value="0x0" calcext:value-type="string">
            <text:p>0x0</text:p>
          </table:table-cell>
          <table:table-cell table:style-name="ce70" table:formula="of:=CONCATENATE([.AM21])" office:value-type="string" office:string-value="in r8, imm8" calcext:value-type="string">
            <text:p>in r8, imm8</text:p>
          </table:table-cell>
          <table:table-cell table:formula="of:=CONCATENATE([.AN21])">
            <text:p/>
          </table:table-cell>
          <table:table-cell table:style-name="ce13" table:formula="of:=CONCATENATE([.AO21])" office:value-type="string" office:string-value="0x0" calcext:value-type="string">
            <text:p>0x0</text:p>
          </table:table-cell>
          <table:table-cell table:style-name="ce70" table:formula="of:=CONCATENATE([.AP21])" office:value-type="string" office:string-value="out imm8, r8" calcext:value-type="string">
            <text:p>out imm8, r8</text:p>
          </table:table-cell>
          <table:table-cell table:number-columns-repeated="16342"/>
        </table:table-row>
        <table:table-row table:style-name="ro3">
          <table:table-cell/>
          <table:table-cell table:formula="of:=CONCATENATE([.B22])">
            <text:p/>
          </table:table-cell>
          <table:table-cell table:style-name="ce47" table:formula="of:=CONCATENATE([.C22])">
            <text:p/>
          </table:table-cell>
          <table:table-cell table:style-name="ce45" office:value-type="string" calcext:value-type="string" table:number-columns-spanned="3" table:number-rows-spanned="1">
            <text:p>Implemented and Tested (to insure)</text:p>
          </table:table-cell>
          <table:covered-table-cell table:number-columns-repeated="2" table:style-name="ce46"/>
          <table:table-cell table:formula="of:=CONCATENATE([.G22])">
            <text:p/>
          </table:table-cell>
          <table:table-cell table:formula="of:=CONCATENATE([.H22])">
            <text:p/>
          </table:table-cell>
          <table:table-cell table:formula="of:=CONCATENATE([.I22])">
            <text:p/>
          </table:table-cell>
          <table:table-cell table:formula="of:=CONCATENATE([.J22])">
            <text:p/>
          </table:table-cell>
          <table:table-cell table:formula="of:=CONCATENATE([.K22])">
            <text:p/>
          </table:table-cell>
          <table:table-cell table:formula="of:=CONCATENATE([.L22])">
            <text:p/>
          </table:table-cell>
          <table:table-cell table:formula="of:=CONCATENATE([.M22])">
            <text:p/>
          </table:table-cell>
          <table:table-cell table:formula="of:=CONCATENATE([.N22])">
            <text:p/>
          </table:table-cell>
          <table:table-cell table:formula="of:=CONCATENATE([.O22])">
            <text:p/>
          </table:table-cell>
          <table:table-cell table:formula="of:=CONCATENATE([.P22])">
            <text:p/>
          </table:table-cell>
          <table:table-cell table:formula="of:=CONCATENATE([.Q22])">
            <text:p/>
          </table:table-cell>
          <table:table-cell table:formula="of:=CONCATENATE([.R22])">
            <text:p/>
          </table:table-cell>
          <table:table-cell table:formula="of:=CONCATENATE([.S22])">
            <text:p/>
          </table:table-cell>
          <table:table-cell table:style-name="ce22" table:formula="of:=CONCATENATE([.T22])">
            <text:p/>
          </table:table-cell>
          <table:table-cell table:style-name="ce23" table:formula="of:=CONCATENATE([.U22])">
            <text:p/>
          </table:table-cell>
          <table:table-cell table:formula="of:=CONCATENATE([.V22])">
            <text:p/>
          </table:table-cell>
          <table:table-cell table:formula="of:=CONCATENATE([.W22])">
            <text:p/>
          </table:table-cell>
          <table:table-cell table:formula="of:=CONCATENATE([.X22])">
            <text:p/>
          </table:table-cell>
          <table:table-cell table:formula="of:=CONCATENATE([.Y22])">
            <text:p/>
          </table:table-cell>
          <table:table-cell table:formula="of:=CONCATENATE([.Z22])">
            <text:p/>
          </table:table-cell>
          <table:table-cell table:formula="of:=CONCATENATE([.AA22])">
            <text:p/>
          </table:table-cell>
          <table:table-cell table:formula="of:=CONCATENATE([.AB22])">
            <text:p/>
          </table:table-cell>
          <table:table-cell table:formula="of:=CONCATENATE([.AC22])">
            <text:p/>
          </table:table-cell>
          <table:table-cell table:formula="of:=CONCATENATE([.AD22])">
            <text:p/>
          </table:table-cell>
          <table:table-cell table:formula="of:=CONCATENATE([.AE22])">
            <text:p/>
          </table:table-cell>
          <table:table-cell table:style-name="ce13" table:formula="of:=CONCATENATE([.AF22])" office:value-type="string" office:string-value="0x1" calcext:value-type="string">
            <text:p>0x1</text:p>
          </table:table-cell>
          <table:table-cell table:style-name="ce70" table:formula="of:=CONCATENATE([.AG22])" office:value-type="string" office:string-value="bt r16" calcext:value-type="string">
            <text:p>bt r16</text:p>
          </table:table-cell>
          <table:table-cell table:formula="of:=CONCATENATE([.AH22])">
            <text:p/>
          </table:table-cell>
          <table:table-cell table:style-name="ce13" table:formula="of:=CONCATENATE([.AI22])" office:value-type="string" office:string-value="0x1" calcext:value-type="string">
            <text:p>0x1</text:p>
          </table:table-cell>
          <table:table-cell table:style-name="ce70" table:formula="of:=CONCATENATE([.AJ22])" office:value-type="string" office:string-value="bsf r32, r16" calcext:value-type="string">
            <text:p>bsf r32, r16</text:p>
          </table:table-cell>
          <table:table-cell table:formula="of:=CONCATENATE([.AK22])">
            <text:p/>
          </table:table-cell>
          <table:table-cell table:style-name="ce13" table:formula="of:=CONCATENATE([.AL22])" office:value-type="string" office:string-value="0x1" calcext:value-type="string">
            <text:p>0x1</text:p>
          </table:table-cell>
          <table:table-cell table:style-name="ce70" table:formula="of:=CONCATENATE([.AM22])" office:value-type="string" office:string-value="in r16, imm8" calcext:value-type="string">
            <text:p>in r16, imm8</text:p>
          </table:table-cell>
          <table:table-cell table:formula="of:=CONCATENATE([.AN22])">
            <text:p/>
          </table:table-cell>
          <table:table-cell table:style-name="ce13" table:formula="of:=CONCATENATE([.AO22])" office:value-type="string" office:string-value="0x1" calcext:value-type="string">
            <text:p>0x1</text:p>
          </table:table-cell>
          <table:table-cell table:style-name="ce70" table:formula="of:=CONCATENATE([.AP22])" office:value-type="string" office:string-value="out imm8, r16" calcext:value-type="string">
            <text:p>out imm8, r16</text:p>
          </table:table-cell>
          <table:table-cell table:number-columns-repeated="16342"/>
        </table:table-row>
        <table:table-row table:style-name="ro3">
          <table:table-cell/>
          <table:table-cell table:formula="of:=CONCATENATE([.B23])">
            <text:p/>
          </table:table-cell>
          <table:table-cell table:style-name="ce51" table:formula="of:=CONCATENATE([.C23])">
            <text:p/>
          </table:table-cell>
          <table:table-cell table:style-name="ce45" office:value-type="string" calcext:value-type="string" table:number-columns-spanned="3" table:number-rows-spanned="1">
            <text:p>Working correctly</text:p>
          </table:table-cell>
          <table:covered-table-cell table:number-columns-repeated="2" table:style-name="ce46"/>
          <table:table-cell table:formula="of:=CONCATENATE([.G23])">
            <text:p/>
          </table:table-cell>
          <table:table-cell table:formula="of:=CONCATENATE([.H23])">
            <text:p/>
          </table:table-cell>
          <table:table-cell table:formula="of:=CONCATENATE([.I23])">
            <text:p/>
          </table:table-cell>
          <table:table-cell table:formula="of:=CONCATENATE([.J23])">
            <text:p/>
          </table:table-cell>
          <table:table-cell table:formula="of:=CONCATENATE([.K23])">
            <text:p/>
          </table:table-cell>
          <table:table-cell table:formula="of:=CONCATENATE([.L23])">
            <text:p/>
          </table:table-cell>
          <table:table-cell table:formula="of:=CONCATENATE([.M23])">
            <text:p/>
          </table:table-cell>
          <table:table-cell table:formula="of:=CONCATENATE([.N23])">
            <text:p/>
          </table:table-cell>
          <table:table-cell table:formula="of:=CONCATENATE([.O23])">
            <text:p/>
          </table:table-cell>
          <table:table-cell table:formula="of:=CONCATENATE([.P23])">
            <text:p/>
          </table:table-cell>
          <table:table-cell table:formula="of:=CONCATENATE([.Q23])">
            <text:p/>
          </table:table-cell>
          <table:table-cell table:formula="of:=CONCATENATE([.R23])">
            <text:p/>
          </table:table-cell>
          <table:table-cell table:formula="of:=CONCATENATE([.S23])">
            <text:p/>
          </table:table-cell>
          <table:table-cell table:style-name="ce20" table:formula="of:=CONCATENATE([.T23])" office:value-type="string" office:string-value="desc" calcext:value-type="string">
            <text:p>desc</text:p>
          </table:table-cell>
          <table:table-cell table:style-name="ce20" table:formula="of:=CONCATENATE([.U23])" office:value-type="string" office:string-value="0x93" calcext:value-type="string">
            <text:p>0x93</text:p>
          </table:table-cell>
          <table:table-cell table:formula="of:=CONCATENATE([.V23])">
            <text:p/>
          </table:table-cell>
          <table:table-cell table:style-name="ce20" table:formula="of:=CONCATENATE([.W23])" office:value-type="string" office:string-value="desc" calcext:value-type="string">
            <text:p>desc</text:p>
          </table:table-cell>
          <table:table-cell table:style-name="ce20" table:formula="of:=CONCATENATE([.X23])" office:value-type="string" office:string-value="0x39" calcext:value-type="string">
            <text:p>0x39</text:p>
          </table:table-cell>
          <table:table-cell table:formula="of:=CONCATENATE([.Y23])">
            <text:p/>
          </table:table-cell>
          <table:table-cell table:style-name="ce20" table:formula="of:=CONCATENATE([.Z23])" office:value-type="string" office:string-value="desc" calcext:value-type="string">
            <text:p>desc</text:p>
          </table:table-cell>
          <table:table-cell table:style-name="ce20" table:formula="of:=CONCATENATE([.AA23])" office:value-type="string" office:string-value="0x38" calcext:value-type="string">
            <text:p>0x38</text:p>
          </table:table-cell>
          <table:table-cell table:formula="of:=CONCATENATE([.AB23])">
            <text:p/>
          </table:table-cell>
          <table:table-cell table:style-name="ce20" table:formula="of:=CONCATENATE([.AC23])" office:value-type="string" office:string-value="desc" calcext:value-type="string">
            <text:p>desc</text:p>
          </table:table-cell>
          <table:table-cell table:style-name="ce20" table:formula="of:=CONCATENATE([.AD23])" office:value-type="string" office:string-value="0x9F" calcext:value-type="string">
            <text:p>0x9F</text:p>
          </table:table-cell>
          <table:table-cell table:formula="of:=CONCATENATE([.AE23])">
            <text:p/>
          </table:table-cell>
          <table:table-cell table:style-name="ce13" table:formula="of:=CONCATENATE([.AF23])" office:value-type="string" office:string-value="0x2" calcext:value-type="string">
            <text:p>0x2</text:p>
          </table:table-cell>
          <table:table-cell table:style-name="ce70" table:formula="of:=CONCATENATE([.AG23])" office:value-type="string" office:string-value="bt r32" calcext:value-type="string">
            <text:p>bt r32</text:p>
          </table:table-cell>
          <table:table-cell table:formula="of:=CONCATENATE([.AH23])">
            <text:p/>
          </table:table-cell>
          <table:table-cell table:style-name="ce13" table:formula="of:=CONCATENATE([.AI23])" office:value-type="string" office:string-value="0x2" calcext:value-type="string">
            <text:p>0x2</text:p>
          </table:table-cell>
          <table:table-cell table:style-name="ce70" table:formula="of:=CONCATENATE([.AJ23])" office:value-type="string" office:string-value="bsf r32, r32" calcext:value-type="string">
            <text:p>bsf r32, r32</text:p>
          </table:table-cell>
          <table:table-cell table:formula="of:=CONCATENATE([.AK23])">
            <text:p/>
          </table:table-cell>
          <table:table-cell table:style-name="ce13" table:formula="of:=CONCATENATE([.AL23])" office:value-type="string" office:string-value="0x2" calcext:value-type="string">
            <text:p>0x2</text:p>
          </table:table-cell>
          <table:table-cell table:style-name="ce70" table:formula="of:=CONCATENATE([.AM23])" office:value-type="string" office:string-value="in r32, imm8" calcext:value-type="string">
            <text:p>in r32, imm8</text:p>
          </table:table-cell>
          <table:table-cell table:formula="of:=CONCATENATE([.AN23])">
            <text:p/>
          </table:table-cell>
          <table:table-cell table:style-name="ce13" table:formula="of:=CONCATENATE([.AO23])" office:value-type="string" office:string-value="0x2" calcext:value-type="string">
            <text:p>0x2</text:p>
          </table:table-cell>
          <table:table-cell table:style-name="ce70" table:formula="of:=CONCATENATE([.AP23])" office:value-type="string" office:string-value="out imm8, r32" calcext:value-type="string">
            <text:p>out imm8, r32</text:p>
          </table:table-cell>
          <table:table-cell table:number-columns-repeated="16342"/>
        </table:table-row>
        <table:table-row table:style-name="ro3">
          <table:table-cell/>
          <table:table-cell table:formula="of:=CONCATENATE([.B24])">
            <text:p/>
          </table:table-cell>
          <table:table-cell table:formula="of:=CONCATENATE([.C24])">
            <text:p/>
          </table:table-cell>
          <table:table-cell table:formula="of:=CONCATENATE([.D24])">
            <text:p/>
          </table:table-cell>
          <table:table-cell table:formula="of:=CONCATENATE([.E24])">
            <text:p/>
          </table:table-cell>
          <table:table-cell table:formula="of:=CONCATENATE([.F24])">
            <text:p/>
          </table:table-cell>
          <table:table-cell table:formula="of:=CONCATENATE([.G24])">
            <text:p/>
          </table:table-cell>
          <table:table-cell table:formula="of:=CONCATENATE([.H24])">
            <text:p/>
          </table:table-cell>
          <table:table-cell table:formula="of:=CONCATENATE([.I24])">
            <text:p/>
          </table:table-cell>
          <table:table-cell table:formula="of:=CONCATENATE([.J24])">
            <text:p/>
          </table:table-cell>
          <table:table-cell table:formula="of:=CONCATENATE([.K24])">
            <text:p/>
          </table:table-cell>
          <table:table-cell table:formula="of:=CONCATENATE([.L24])">
            <text:p/>
          </table:table-cell>
          <table:table-cell table:formula="of:=CONCATENATE([.M24])">
            <text:p/>
          </table:table-cell>
          <table:table-cell table:formula="of:=CONCATENATE([.N24])">
            <text:p/>
          </table:table-cell>
          <table:table-cell table:formula="of:=CONCATENATE([.O24])">
            <text:p/>
          </table:table-cell>
          <table:table-cell table:formula="of:=CONCATENATE([.P24])">
            <text:p/>
          </table:table-cell>
          <table:table-cell table:formula="of:=CONCATENATE([.Q24])">
            <text:p/>
          </table:table-cell>
          <table:table-cell table:formula="of:=CONCATENATE([.R24])">
            <text:p/>
          </table:table-cell>
          <table:table-cell table:formula="of:=CONCATENATE([.S24])">
            <text:p/>
          </table:table-cell>
          <table:table-cell table:style-name="ce13" table:formula="of:=CONCATENATE([.T24])" office:value-type="string" office:string-value="0x0" calcext:value-type="string">
            <text:p>0x0</text:p>
          </table:table-cell>
          <table:table-cell table:style-name="ce70" table:formula="of:=CONCATENATE([.U24])" office:value-type="string" office:string-value="mul r8, imm8" calcext:value-type="string">
            <text:p>mul r8, imm8</text:p>
          </table:table-cell>
          <table:table-cell table:formula="of:=CONCATENATE([.V24])">
            <text:p/>
          </table:table-cell>
          <table:table-cell table:style-name="ce13" table:formula="of:=CONCATENATE([.W24])" office:value-type="string" office:string-value="0x0" calcext:value-type="string">
            <text:p>0x0</text:p>
          </table:table-cell>
          <table:table-cell table:style-name="ce70" table:formula="of:=CONCATENATE([.X24])" office:value-type="string" office:string-value="mvtstd r32" calcext:value-type="string">
            <text:p>mvtstd r32</text:p>
          </table:table-cell>
          <table:table-cell table:formula="of:=CONCATENATE([.Y24])">
            <text:p/>
          </table:table-cell>
          <table:table-cell table:style-name="ce13" table:formula="of:=CONCATENATE([.Z24])" office:value-type="string" office:string-value="0x0" calcext:value-type="string">
            <text:p>0x0</text:p>
          </table:table-cell>
          <table:table-cell table:style-name="ce70" table:formula="of:=CONCATENATE([.AA24])" office:value-type="string" office:string-value="mvtcs r8" calcext:value-type="string">
            <text:p>mvtcs r8</text:p>
          </table:table-cell>
          <table:table-cell table:formula="of:=CONCATENATE([.AB24])">
            <text:p/>
          </table:table-cell>
          <table:table-cell table:style-name="ce13" table:formula="of:=CONCATENATE([.AC24])" office:value-type="string" office:string-value="0x0" calcext:value-type="string">
            <text:p>0x0</text:p>
          </table:table-cell>
          <table:table-cell table:style-name="ce70" table:formula="of:=CONCATENATE([.AD24])" office:value-type="string" office:string-value="div r8, imm8" calcext:value-type="string">
            <text:p>div r8, imm8</text:p>
          </table:table-cell>
          <table:table-cell table:formula="of:=CONCATENATE([.AE24])">
            <text:p/>
          </table:table-cell>
          <table:table-cell table:style-name="ce13" table:formula="of:=CONCATENATE([.AF24])" office:value-type="string" office:string-value="0x3" calcext:value-type="string">
            <text:p>0x3</text:p>
          </table:table-cell>
          <table:table-cell table:style-name="ce70" table:formula="of:=CONCATENATE([.AG24])" office:value-type="string" office:string-value="bt mem8" calcext:value-type="string">
            <text:p>bt mem8</text:p>
          </table:table-cell>
          <table:table-cell table:formula="of:=CONCATENATE([.AH24])">
            <text:p/>
          </table:table-cell>
          <table:table-cell table:style-name="ce13" table:formula="of:=CONCATENATE([.AI24])" office:value-type="string" office:string-value="0x3" calcext:value-type="string">
            <text:p>0x3</text:p>
          </table:table-cell>
          <table:table-cell table:style-name="ce70" table:formula="of:=CONCATENATE([.AJ24])" office:value-type="string" office:string-value="bsf r32, mem8" calcext:value-type="string">
            <text:p>bsf r32, mem8</text:p>
          </table:table-cell>
          <table:table-cell table:formula="of:=CONCATENATE([.AK24])">
            <text:p/>
          </table:table-cell>
          <table:table-cell table:style-name="ce13" table:formula="of:=CONCATENATE([.AL24])" office:value-type="string" office:string-value="0x3" calcext:value-type="string">
            <text:p>0x3</text:p>
          </table:table-cell>
          <table:table-cell table:style-name="ce70" table:formula="of:=CONCATENATE([.AM24])" office:value-type="string" office:string-value="in r8, imm16" calcext:value-type="string">
            <text:p>in r8, imm16</text:p>
          </table:table-cell>
          <table:table-cell table:formula="of:=CONCATENATE([.AN24])">
            <text:p/>
          </table:table-cell>
          <table:table-cell table:style-name="ce13" table:formula="of:=CONCATENATE([.AO24])" office:value-type="string" office:string-value="0x3" calcext:value-type="string">
            <text:p>0x3</text:p>
          </table:table-cell>
          <table:table-cell table:style-name="ce70" table:formula="of:=CONCATENATE([.AP24])" office:value-type="string" office:string-value="out imm16, r8" calcext:value-type="string">
            <text:p>out imm16, r8</text:p>
          </table:table-cell>
          <table:table-cell table:number-columns-repeated="16342"/>
        </table:table-row>
        <table:table-row table:style-name="ro3">
          <table:table-cell/>
          <table:table-cell table:formula="of:=CONCATENATE([.B25])">
            <text:p/>
          </table:table-cell>
          <table:table-cell table:formula="of:=CONCATENATE([.C25])">
            <text:p/>
          </table:table-cell>
          <table:table-cell table:formula="of:=CONCATENATE([.D25])">
            <text:p/>
          </table:table-cell>
          <table:table-cell table:formula="of:=CONCATENATE([.E25])">
            <text:p/>
          </table:table-cell>
          <table:table-cell table:formula="of:=CONCATENATE([.F25])">
            <text:p/>
          </table:table-cell>
          <table:table-cell table:formula="of:=CONCATENATE([.G25])">
            <text:p/>
          </table:table-cell>
          <table:table-cell table:formula="of:=CONCATENATE([.H25])">
            <text:p/>
          </table:table-cell>
          <table:table-cell table:formula="of:=CONCATENATE([.I25])">
            <text:p/>
          </table:table-cell>
          <table:table-cell table:formula="of:=CONCATENATE([.J25])">
            <text:p/>
          </table:table-cell>
          <table:table-cell table:formula="of:=CONCATENATE([.K25])">
            <text:p/>
          </table:table-cell>
          <table:table-cell table:formula="of:=CONCATENATE([.L25])">
            <text:p/>
          </table:table-cell>
          <table:table-cell table:formula="of:=CONCATENATE([.M25])">
            <text:p/>
          </table:table-cell>
          <table:table-cell table:formula="of:=CONCATENATE([.N25])">
            <text:p/>
          </table:table-cell>
          <table:table-cell table:formula="of:=CONCATENATE([.O25])">
            <text:p/>
          </table:table-cell>
          <table:table-cell table:formula="of:=CONCATENATE([.P25])">
            <text:p/>
          </table:table-cell>
          <table:table-cell table:formula="of:=CONCATENATE([.Q25])">
            <text:p/>
          </table:table-cell>
          <table:table-cell table:formula="of:=CONCATENATE([.R25])">
            <text:p/>
          </table:table-cell>
          <table:table-cell table:formula="of:=CONCATENATE([.S25])">
            <text:p/>
          </table:table-cell>
          <table:table-cell table:style-name="ce13" table:formula="of:=CONCATENATE([.T25])" office:value-type="string" office:string-value="0x1" calcext:value-type="string">
            <text:p>0x1</text:p>
          </table:table-cell>
          <table:table-cell table:style-name="ce70" table:formula="of:=CONCATENATE([.U25])" office:value-type="string" office:string-value="mul r16, imm16" calcext:value-type="string">
            <text:p>mul r16, imm16</text:p>
          </table:table-cell>
          <table:table-cell table:formula="of:=CONCATENATE([.V25])">
            <text:p/>
          </table:table-cell>
          <table:table-cell table:style-name="ce13" table:formula="of:=CONCATENATE([.W25])" office:value-type="string" office:string-value="0x1" calcext:value-type="string">
            <text:p>0x1</text:p>
          </table:table-cell>
          <table:table-cell table:style-name="ce70" table:formula="of:=CONCATENATE([.X25])" office:value-type="string" office:string-value="mvtptd r32" calcext:value-type="string">
            <text:p>mvtptd r32</text:p>
          </table:table-cell>
          <table:table-cell table:formula="of:=CONCATENATE([.Y25])">
            <text:p/>
          </table:table-cell>
          <table:table-cell table:style-name="ce13" table:formula="of:=CONCATENATE([.Z25])" office:value-type="string" office:string-value="0x1" calcext:value-type="string">
            <text:p>0x1</text:p>
          </table:table-cell>
          <table:table-cell table:style-name="ce70" table:formula="of:=CONCATENATE([.AA25])" office:value-type="string" office:string-value="mvtss r8" calcext:value-type="string">
            <text:p>mvtss r8</text:p>
          </table:table-cell>
          <table:table-cell table:formula="of:=CONCATENATE([.AB25])">
            <text:p/>
          </table:table-cell>
          <table:table-cell table:style-name="ce13" table:formula="of:=CONCATENATE([.AC25])" office:value-type="string" office:string-value="0x1" calcext:value-type="string">
            <text:p>0x1</text:p>
          </table:table-cell>
          <table:table-cell table:style-name="ce70" table:formula="of:=CONCATENATE([.AD25])" office:value-type="string" office:string-value="div r16, imm16" calcext:value-type="string">
            <text:p>div r16, imm16</text:p>
          </table:table-cell>
          <table:table-cell table:formula="of:=CONCATENATE([.AE25])">
            <text:p/>
          </table:table-cell>
          <table:table-cell table:style-name="ce13" table:formula="of:=CONCATENATE([.AF25])" office:value-type="string" office:string-value="0x4" calcext:value-type="string">
            <text:p>0x4</text:p>
          </table:table-cell>
          <table:table-cell table:style-name="ce70" table:formula="of:=CONCATENATE([.AG25])" office:value-type="string" office:string-value="bt mem16" calcext:value-type="string">
            <text:p>bt mem16</text:p>
          </table:table-cell>
          <table:table-cell table:formula="of:=CONCATENATE([.AH25])">
            <text:p/>
          </table:table-cell>
          <table:table-cell table:style-name="ce13" table:formula="of:=CONCATENATE([.AI25])" office:value-type="string" office:string-value="0x4" calcext:value-type="string">
            <text:p>0x4</text:p>
          </table:table-cell>
          <table:table-cell table:style-name="ce70" table:formula="of:=CONCATENATE([.AJ25])" office:value-type="string" office:string-value="bsf r32, mem16" calcext:value-type="string">
            <text:p>bsf r32, mem16</text:p>
          </table:table-cell>
          <table:table-cell table:formula="of:=CONCATENATE([.AK25])">
            <text:p/>
          </table:table-cell>
          <table:table-cell table:style-name="ce13" table:formula="of:=CONCATENATE([.AL25])" office:value-type="string" office:string-value="0x4" calcext:value-type="string">
            <text:p>0x4</text:p>
          </table:table-cell>
          <table:table-cell table:style-name="ce70" table:formula="of:=CONCATENATE([.AM25])" office:value-type="string" office:string-value="in r16, imm16" calcext:value-type="string">
            <text:p>in r16, imm16</text:p>
          </table:table-cell>
          <table:table-cell table:formula="of:=CONCATENATE([.AN25])">
            <text:p/>
          </table:table-cell>
          <table:table-cell table:style-name="ce13" table:formula="of:=CONCATENATE([.AO25])" office:value-type="string" office:string-value="0x4" calcext:value-type="string">
            <text:p>0x4</text:p>
          </table:table-cell>
          <table:table-cell table:style-name="ce70" table:formula="of:=CONCATENATE([.AP25])" office:value-type="string" office:string-value="out imm16, r16" calcext:value-type="string">
            <text:p>out imm16, r16</text:p>
          </table:table-cell>
          <table:table-cell table:number-columns-repeated="16342"/>
        </table:table-row>
        <table:table-row table:style-name="ro3">
          <table:table-cell/>
          <table:table-cell table:formula="of:=CONCATENATE([.B26])">
            <text:p/>
          </table:table-cell>
          <table:table-cell table:formula="of:=CONCATENATE([.C26])">
            <text:p/>
          </table:table-cell>
          <table:table-cell table:formula="of:=CONCATENATE([.D26])">
            <text:p/>
          </table:table-cell>
          <table:table-cell table:formula="of:=CONCATENATE([.E26])">
            <text:p/>
          </table:table-cell>
          <table:table-cell table:formula="of:=CONCATENATE([.F26])">
            <text:p/>
          </table:table-cell>
          <table:table-cell table:formula="of:=CONCATENATE([.G26])">
            <text:p/>
          </table:table-cell>
          <table:table-cell table:formula="of:=CONCATENATE([.H26])">
            <text:p/>
          </table:table-cell>
          <table:table-cell table:formula="of:=CONCATENATE([.I26])">
            <text:p/>
          </table:table-cell>
          <table:table-cell table:formula="of:=CONCATENATE([.J26])">
            <text:p/>
          </table:table-cell>
          <table:table-cell table:formula="of:=CONCATENATE([.K26])">
            <text:p/>
          </table:table-cell>
          <table:table-cell table:formula="of:=CONCATENATE([.L26])">
            <text:p/>
          </table:table-cell>
          <table:table-cell table:formula="of:=CONCATENATE([.M26])">
            <text:p/>
          </table:table-cell>
          <table:table-cell table:formula="of:=CONCATENATE([.N26])">
            <text:p/>
          </table:table-cell>
          <table:table-cell table:formula="of:=CONCATENATE([.O26])">
            <text:p/>
          </table:table-cell>
          <table:table-cell table:formula="of:=CONCATENATE([.P26])">
            <text:p/>
          </table:table-cell>
          <table:table-cell table:formula="of:=CONCATENATE([.Q26])">
            <text:p/>
          </table:table-cell>
          <table:table-cell table:formula="of:=CONCATENATE([.R26])">
            <text:p/>
          </table:table-cell>
          <table:table-cell table:formula="of:=CONCATENATE([.S26])">
            <text:p/>
          </table:table-cell>
          <table:table-cell table:style-name="ce13" table:formula="of:=CONCATENATE([.T26])" office:value-type="string" office:string-value="0x2" calcext:value-type="string">
            <text:p>0x2</text:p>
          </table:table-cell>
          <table:table-cell table:style-name="ce70" table:formula="of:=CONCATENATE([.U26])" office:value-type="string" office:string-value="mul r32, imm32" calcext:value-type="string">
            <text:p>mul r32, imm32</text:p>
          </table:table-cell>
          <table:table-cell table:formula="of:=CONCATENATE([.V26])">
            <text:p/>
          </table:table-cell>
          <table:table-cell table:style-name="ce13" table:formula="of:=CONCATENATE([.W26])" office:value-type="string" office:string-value="0x2" calcext:value-type="string">
            <text:p>0x2</text:p>
          </table:table-cell>
          <table:table-cell table:style-name="ce70" table:formula="of:=CONCATENATE([.X26])" office:value-type="string" office:string-value="mvtitd r32" calcext:value-type="string">
            <text:p>mvtitd r32</text:p>
          </table:table-cell>
          <table:table-cell table:formula="of:=CONCATENATE([.Y26])">
            <text:p/>
          </table:table-cell>
          <table:table-cell table:style-name="ce13" table:formula="of:=CONCATENATE([.Z26])" office:value-type="string" office:string-value="0x2" calcext:value-type="string">
            <text:p>0x2</text:p>
          </table:table-cell>
          <table:table-cell table:style-name="ce70" table:formula="of:=CONCATENATE([.AA26])" office:value-type="string" office:string-value="mvtds r8" calcext:value-type="string">
            <text:p>mvtds r8</text:p>
          </table:table-cell>
          <table:table-cell table:formula="of:=CONCATENATE([.AB26])">
            <text:p/>
          </table:table-cell>
          <table:table-cell table:style-name="ce13" table:formula="of:=CONCATENATE([.AC26])" office:value-type="string" office:string-value="0x2" calcext:value-type="string">
            <text:p>0x2</text:p>
          </table:table-cell>
          <table:table-cell table:style-name="ce70" table:formula="of:=CONCATENATE([.AD26])" office:value-type="string" office:string-value="div r32, imm32" calcext:value-type="string">
            <text:p>div r32, imm32</text:p>
          </table:table-cell>
          <table:table-cell table:formula="of:=CONCATENATE([.AE26])">
            <text:p/>
          </table:table-cell>
          <table:table-cell table:style-name="ce13" table:formula="of:=CONCATENATE([.AF26])" office:value-type="string" office:string-value="0x5" calcext:value-type="string">
            <text:p>0x5</text:p>
          </table:table-cell>
          <table:table-cell table:style-name="ce70" table:formula="of:=CONCATENATE([.AG26])" office:value-type="string" office:string-value="bt mem32" calcext:value-type="string">
            <text:p>bt mem32</text:p>
          </table:table-cell>
          <table:table-cell table:formula="of:=CONCATENATE([.AH26])">
            <text:p/>
          </table:table-cell>
          <table:table-cell table:style-name="ce13" table:formula="of:=CONCATENATE([.AI26])" office:value-type="string" office:string-value="0x5" calcext:value-type="string">
            <text:p>0x5</text:p>
          </table:table-cell>
          <table:table-cell table:style-name="ce70" table:formula="of:=CONCATENATE([.AJ26])" office:value-type="string" office:string-value="bsf r32, mem32" calcext:value-type="string">
            <text:p>bsf r32, mem32</text:p>
          </table:table-cell>
          <table:table-cell table:formula="of:=CONCATENATE([.AK26])">
            <text:p/>
          </table:table-cell>
          <table:table-cell table:style-name="ce13" table:formula="of:=CONCATENATE([.AL26])" office:value-type="string" office:string-value="0x5" calcext:value-type="string">
            <text:p>0x5</text:p>
          </table:table-cell>
          <table:table-cell table:style-name="ce70" table:formula="of:=CONCATENATE([.AM26])" office:value-type="string" office:string-value="in r32, imm16" calcext:value-type="string">
            <text:p>in r32, imm16</text:p>
          </table:table-cell>
          <table:table-cell table:formula="of:=CONCATENATE([.AN26])">
            <text:p/>
          </table:table-cell>
          <table:table-cell table:style-name="ce13" table:formula="of:=CONCATENATE([.AO26])" office:value-type="string" office:string-value="0x5" calcext:value-type="string">
            <text:p>0x5</text:p>
          </table:table-cell>
          <table:table-cell table:style-name="ce70" table:formula="of:=CONCATENATE([.AP26])" office:value-type="string" office:string-value="out imm16, r32" calcext:value-type="string">
            <text:p>out imm16, r32</text:p>
          </table:table-cell>
          <table:table-cell table:number-columns-repeated="16342"/>
        </table:table-row>
        <table:table-row table:style-name="ro3">
          <table:table-cell/>
          <table:table-cell table:formula="of:=CONCATENATE([.B27])">
            <text:p/>
          </table:table-cell>
          <table:table-cell table:formula="of:=CONCATENATE([.C27])">
            <text:p/>
          </table:table-cell>
          <table:table-cell table:formula="of:=CONCATENATE([.D27])">
            <text:p/>
          </table:table-cell>
          <table:table-cell table:formula="of:=CONCATENATE([.E27])">
            <text:p/>
          </table:table-cell>
          <table:table-cell table:formula="of:=CONCATENATE([.F27])">
            <text:p/>
          </table:table-cell>
          <table:table-cell table:formula="of:=CONCATENATE([.G27])">
            <text:p/>
          </table:table-cell>
          <table:table-cell table:formula="of:=CONCATENATE([.H27])">
            <text:p/>
          </table:table-cell>
          <table:table-cell table:formula="of:=CONCATENATE([.I27])">
            <text:p/>
          </table:table-cell>
          <table:table-cell table:formula="of:=CONCATENATE([.J27])">
            <text:p/>
          </table:table-cell>
          <table:table-cell table:formula="of:=CONCATENATE([.K27])">
            <text:p/>
          </table:table-cell>
          <table:table-cell table:formula="of:=CONCATENATE([.L27])">
            <text:p/>
          </table:table-cell>
          <table:table-cell table:formula="of:=CONCATENATE([.M27])">
            <text:p/>
          </table:table-cell>
          <table:table-cell table:formula="of:=CONCATENATE([.N27])">
            <text:p/>
          </table:table-cell>
          <table:table-cell table:formula="of:=CONCATENATE([.O27])">
            <text:p/>
          </table:table-cell>
          <table:table-cell table:formula="of:=CONCATENATE([.P27])">
            <text:p/>
          </table:table-cell>
          <table:table-cell table:formula="of:=CONCATENATE([.Q27])">
            <text:p/>
          </table:table-cell>
          <table:table-cell table:formula="of:=CONCATENATE([.R27])">
            <text:p/>
          </table:table-cell>
          <table:table-cell table:formula="of:=CONCATENATE([.S27])">
            <text:p/>
          </table:table-cell>
          <table:table-cell table:style-name="ce13" table:formula="of:=CONCATENATE([.T27])" office:value-type="string" office:string-value="0x3" calcext:value-type="string">
            <text:p>0x3</text:p>
          </table:table-cell>
          <table:table-cell table:style-name="ce70" table:formula="of:=CONCATENATE([.U27])" office:value-type="string" office:string-value="mul r8, mem8" calcext:value-type="string">
            <text:p>mul r8, mem8</text:p>
          </table:table-cell>
          <table:table-cell table:formula="of:=CONCATENATE([.V27])">
            <text:p/>
          </table:table-cell>
          <table:table-cell table:formula="of:=CONCATENATE([.W27])">
            <text:p/>
          </table:table-cell>
          <table:table-cell table:formula="of:=CONCATENATE([.X27])">
            <text:p/>
          </table:table-cell>
          <table:table-cell table:formula="of:=CONCATENATE([.Y27])">
            <text:p/>
          </table:table-cell>
          <table:table-cell table:style-name="ce13" table:formula="of:=CONCATENATE([.Z27])" office:value-type="string" office:string-value="0x3" calcext:value-type="string">
            <text:p>0x3</text:p>
          </table:table-cell>
          <table:table-cell table:style-name="ce70" table:formula="of:=CONCATENATE([.AA27])" office:value-type="string" office:string-value="mvtas r8" calcext:value-type="string">
            <text:p>mvtas r8</text:p>
          </table:table-cell>
          <table:table-cell table:formula="of:=CONCATENATE([.AB27])">
            <text:p/>
          </table:table-cell>
          <table:table-cell table:style-name="ce13" table:formula="of:=CONCATENATE([.AC27])" office:value-type="string" office:string-value="0x3" calcext:value-type="string">
            <text:p>0x3</text:p>
          </table:table-cell>
          <table:table-cell table:style-name="ce70" table:formula="of:=CONCATENATE([.AD27])" office:value-type="string" office:string-value="div r8, mem8" calcext:value-type="string">
            <text:p>div r8, mem8</text:p>
          </table:table-cell>
          <table:table-cell table:formula="of:=CONCATENATE([.AE27])">
            <text:p/>
          </table:table-cell>
          <table:table-cell table:style-name="ce13" table:formula="of:=CONCATENATE([.AF27])" office:value-type="string" office:string-value="0x6" calcext:value-type="string">
            <text:p>0x6</text:p>
          </table:table-cell>
          <table:table-cell table:style-name="ce70" table:formula="of:=CONCATENATE([.AG27])" office:value-type="string" office:string-value="bts r32, imm8" calcext:value-type="string">
            <text:p>bts r32, imm8</text:p>
          </table:table-cell>
          <table:table-cell table:formula="of:=CONCATENATE([.AH27])">
            <text:p/>
          </table:table-cell>
          <table:table-cell table:style-name="ce13" table:formula="of:=CONCATENATE([.AI27])" office:value-type="string" office:string-value="0x6" calcext:value-type="string">
            <text:p>0x6</text:p>
          </table:table-cell>
          <table:table-cell table:style-name="ce70" table:formula="of:=CONCATENATE([.AJ27])" office:value-type="string" office:string-value="bsb r32, r8" calcext:value-type="string">
            <text:p>bsb r32, r8</text:p>
          </table:table-cell>
          <table:table-cell table:formula="of:=CONCATENATE([.AK27])">
            <text:p/>
          </table:table-cell>
          <table:table-cell table:formula="of:=CONCATENATE([.AL27])">
            <text:p/>
          </table:table-cell>
          <table:table-cell table:formula="of:=CONCATENATE([.AM27])">
            <text:p/>
          </table:table-cell>
          <table:table-cell table:formula="of:=CONCATENATE([.AN27])">
            <text:p/>
          </table:table-cell>
          <table:table-cell table:formula="of:=CONCATENATE([.AO27])">
            <text:p/>
          </table:table-cell>
          <table:table-cell table:formula="of:=CONCATENATE([.AP27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8])">
            <text:p/>
          </table:table-cell>
          <table:table-cell table:formula="of:=CONCATENATE([.C28])">
            <text:p/>
          </table:table-cell>
          <table:table-cell table:formula="of:=CONCATENATE([.D28])">
            <text:p/>
          </table:table-cell>
          <table:table-cell table:formula="of:=CONCATENATE([.E28])">
            <text:p/>
          </table:table-cell>
          <table:table-cell table:formula="of:=CONCATENATE([.F28])">
            <text:p/>
          </table:table-cell>
          <table:table-cell table:formula="of:=CONCATENATE([.G28])">
            <text:p/>
          </table:table-cell>
          <table:table-cell table:formula="of:=CONCATENATE([.H28])">
            <text:p/>
          </table:table-cell>
          <table:table-cell table:formula="of:=CONCATENATE([.I28])">
            <text:p/>
          </table:table-cell>
          <table:table-cell table:formula="of:=CONCATENATE([.J28])">
            <text:p/>
          </table:table-cell>
          <table:table-cell table:formula="of:=CONCATENATE([.K28])">
            <text:p/>
          </table:table-cell>
          <table:table-cell table:formula="of:=CONCATENATE([.L28])">
            <text:p/>
          </table:table-cell>
          <table:table-cell table:formula="of:=CONCATENATE([.M28])">
            <text:p/>
          </table:table-cell>
          <table:table-cell table:formula="of:=CONCATENATE([.N28])">
            <text:p/>
          </table:table-cell>
          <table:table-cell table:formula="of:=CONCATENATE([.O28])">
            <text:p/>
          </table:table-cell>
          <table:table-cell table:formula="of:=CONCATENATE([.P28])">
            <text:p/>
          </table:table-cell>
          <table:table-cell table:formula="of:=CONCATENATE([.Q28])">
            <text:p/>
          </table:table-cell>
          <table:table-cell table:formula="of:=CONCATENATE([.R28])">
            <text:p/>
          </table:table-cell>
          <table:table-cell table:formula="of:=CONCATENATE([.S28])">
            <text:p/>
          </table:table-cell>
          <table:table-cell table:style-name="ce13" table:formula="of:=CONCATENATE([.T28])" office:value-type="string" office:string-value="0x4" calcext:value-type="string">
            <text:p>0x4</text:p>
          </table:table-cell>
          <table:table-cell table:style-name="ce70" table:formula="of:=CONCATENATE([.U28])" office:value-type="string" office:string-value="mul r16, mem16" calcext:value-type="string">
            <text:p>mul r16, mem16</text:p>
          </table:table-cell>
          <table:table-cell table:formula="of:=CONCATENATE([.V28])">
            <text:p/>
          </table:table-cell>
          <table:table-cell table:formula="of:=CONCATENATE([.W28])">
            <text:p/>
          </table:table-cell>
          <table:table-cell table:formula="of:=CONCATENATE([.X28])">
            <text:p/>
          </table:table-cell>
          <table:table-cell table:formula="of:=CONCATENATE([.Y28])">
            <text:p/>
          </table:table-cell>
          <table:table-cell table:style-name="ce13" table:formula="of:=CONCATENATE([.Z28])" office:value-type="string" office:string-value="0x4" calcext:value-type="string">
            <text:p>0x4</text:p>
          </table:table-cell>
          <table:table-cell table:style-name="ce70" table:formula="of:=CONCATENATE([.AA28])" office:value-type="string" office:string-value="mvtbs r8" calcext:value-type="string">
            <text:p>mvtbs r8</text:p>
          </table:table-cell>
          <table:table-cell table:formula="of:=CONCATENATE([.AB28])">
            <text:p/>
          </table:table-cell>
          <table:table-cell table:style-name="ce13" table:formula="of:=CONCATENATE([.AC28])" office:value-type="string" office:string-value="0x4" calcext:value-type="string">
            <text:p>0x4</text:p>
          </table:table-cell>
          <table:table-cell table:style-name="ce70" table:formula="of:=CONCATENATE([.AD28])" office:value-type="string" office:string-value="div r16, mem16" calcext:value-type="string">
            <text:p>div r16, mem16</text:p>
          </table:table-cell>
          <table:table-cell table:formula="of:=CONCATENATE([.AE28])">
            <text:p/>
          </table:table-cell>
          <table:table-cell table:style-name="ce13" table:formula="of:=CONCATENATE([.AF28])" office:value-type="string" office:string-value="0x7" calcext:value-type="string">
            <text:p>0x7</text:p>
          </table:table-cell>
          <table:table-cell table:style-name="ce70" table:formula="of:=CONCATENATE([.AG28])" office:value-type="string" office:string-value="btc r32, imm8" calcext:value-type="string">
            <text:p>btc r32, imm8</text:p>
          </table:table-cell>
          <table:table-cell table:formula="of:=CONCATENATE([.AH28])">
            <text:p/>
          </table:table-cell>
          <table:table-cell table:style-name="ce13" table:formula="of:=CONCATENATE([.AI28])" office:value-type="string" office:string-value="0x7" calcext:value-type="string">
            <text:p>0x7</text:p>
          </table:table-cell>
          <table:table-cell table:style-name="ce70" table:formula="of:=CONCATENATE([.AJ28])" office:value-type="string" office:string-value="bsb r32, r16" calcext:value-type="string">
            <text:p>bsb r32, r16</text:p>
          </table:table-cell>
          <table:table-cell table:formula="of:=CONCATENATE([.AK28])">
            <text:p/>
          </table:table-cell>
          <table:table-cell table:formula="of:=CONCATENATE([.AL28])">
            <text:p/>
          </table:table-cell>
          <table:table-cell table:formula="of:=CONCATENATE([.AM28])">
            <text:p/>
          </table:table-cell>
          <table:table-cell table:formula="of:=CONCATENATE([.AN28])">
            <text:p/>
          </table:table-cell>
          <table:table-cell table:formula="of:=CONCATENATE([.AO28])">
            <text:p/>
          </table:table-cell>
          <table:table-cell table:formula="of:=CONCATENATE([.AP28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9])">
            <text:p/>
          </table:table-cell>
          <table:table-cell table:formula="of:=CONCATENATE([.C29])">
            <text:p/>
          </table:table-cell>
          <table:table-cell table:formula="of:=CONCATENATE([.D29])">
            <text:p/>
          </table:table-cell>
          <table:table-cell table:formula="of:=CONCATENATE([.E29])">
            <text:p/>
          </table:table-cell>
          <table:table-cell table:formula="of:=CONCATENATE([.F29])">
            <text:p/>
          </table:table-cell>
          <table:table-cell table:formula="of:=CONCATENATE([.G29])">
            <text:p/>
          </table:table-cell>
          <table:table-cell table:formula="of:=CONCATENATE([.H29])">
            <text:p/>
          </table:table-cell>
          <table:table-cell table:formula="of:=CONCATENATE([.I29])">
            <text:p/>
          </table:table-cell>
          <table:table-cell table:formula="of:=CONCATENATE([.J29])">
            <text:p/>
          </table:table-cell>
          <table:table-cell table:formula="of:=CONCATENATE([.K29])">
            <text:p/>
          </table:table-cell>
          <table:table-cell table:formula="of:=CONCATENATE([.L29])">
            <text:p/>
          </table:table-cell>
          <table:table-cell table:formula="of:=CONCATENATE([.M29])">
            <text:p/>
          </table:table-cell>
          <table:table-cell table:formula="of:=CONCATENATE([.N29])">
            <text:p/>
          </table:table-cell>
          <table:table-cell table:formula="of:=CONCATENATE([.O29])">
            <text:p/>
          </table:table-cell>
          <table:table-cell table:formula="of:=CONCATENATE([.P29])">
            <text:p/>
          </table:table-cell>
          <table:table-cell table:formula="of:=CONCATENATE([.Q29])">
            <text:p/>
          </table:table-cell>
          <table:table-cell table:formula="of:=CONCATENATE([.R29])">
            <text:p/>
          </table:table-cell>
          <table:table-cell table:formula="of:=CONCATENATE([.S29])">
            <text:p/>
          </table:table-cell>
          <table:table-cell table:style-name="ce13" table:formula="of:=CONCATENATE([.T29])" office:value-type="string" office:string-value="0x5" calcext:value-type="string">
            <text:p>0x5</text:p>
          </table:table-cell>
          <table:table-cell table:style-name="ce70" table:formula="of:=CONCATENATE([.U29])" office:value-type="string" office:string-value="mul r32, mem32" calcext:value-type="string">
            <text:p>mul r32, mem32</text:p>
          </table:table-cell>
          <table:table-cell table:formula="of:=CONCATENATE([.V29])">
            <text:p/>
          </table:table-cell>
          <table:table-cell table:formula="of:=CONCATENATE([.W29])">
            <text:p/>
          </table:table-cell>
          <table:table-cell table:formula="of:=CONCATENATE([.X29])">
            <text:p/>
          </table:table-cell>
          <table:table-cell table:formula="of:=CONCATENATE([.Y29])">
            <text:p/>
          </table:table-cell>
          <table:table-cell table:style-name="ce13" table:formula="of:=CONCATENATE([.Z29])" office:value-type="string" office:string-value="0x5" calcext:value-type="string">
            <text:p>0x5</text:p>
          </table:table-cell>
          <table:table-cell table:style-name="ce70" table:formula="of:=CONCATENATE([.AA29])" office:value-type="string" office:string-value="mvtes r8" calcext:value-type="string">
            <text:p>mvtes r8</text:p>
          </table:table-cell>
          <table:table-cell table:formula="of:=CONCATENATE([.AB29])">
            <text:p/>
          </table:table-cell>
          <table:table-cell table:style-name="ce13" table:formula="of:=CONCATENATE([.AC29])" office:value-type="string" office:string-value="0x5" calcext:value-type="string">
            <text:p>0x5</text:p>
          </table:table-cell>
          <table:table-cell table:style-name="ce70" table:formula="of:=CONCATENATE([.AD29])" office:value-type="string" office:string-value="div r32, mem32" calcext:value-type="string">
            <text:p>div r32, mem32</text:p>
          </table:table-cell>
          <table:table-cell table:formula="of:=CONCATENATE([.AE29])">
            <text:p/>
          </table:table-cell>
          <table:table-cell table:style-name="ce13" table:formula="of:=CONCATENATE([.AF29])" office:value-type="string" office:string-value="0x8" calcext:value-type="string">
            <text:p>0x8</text:p>
          </table:table-cell>
          <table:table-cell table:style-name="ce70" table:formula="of:=CONCATENATE([.AG29])" office:value-type="string" office:string-value="btt r32, imm8" calcext:value-type="string">
            <text:p>btt r32, imm8</text:p>
          </table:table-cell>
          <table:table-cell table:formula="of:=CONCATENATE([.AH29])">
            <text:p/>
          </table:table-cell>
          <table:table-cell table:style-name="ce13" table:formula="of:=CONCATENATE([.AI29])" office:value-type="string" office:string-value="0x8" calcext:value-type="string">
            <text:p>0x8</text:p>
          </table:table-cell>
          <table:table-cell table:style-name="ce70" table:formula="of:=CONCATENATE([.AJ29])" office:value-type="string" office:string-value="bsb r32, r32" calcext:value-type="string">
            <text:p>bsb r32, r32</text:p>
          </table:table-cell>
          <table:table-cell table:formula="of:=CONCATENATE([.AK29])">
            <text:p/>
          </table:table-cell>
          <table:table-cell table:formula="of:=CONCATENATE([.AL29])">
            <text:p/>
          </table:table-cell>
          <table:table-cell table:formula="of:=CONCATENATE([.AM29])">
            <text:p/>
          </table:table-cell>
          <table:table-cell table:formula="of:=CONCATENATE([.AN29])">
            <text:p/>
          </table:table-cell>
          <table:table-cell table:formula="of:=CONCATENATE([.AO29])">
            <text:p/>
          </table:table-cell>
          <table:table-cell table:formula="of:=CONCATENATE([.AP29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0])">
            <text:p/>
          </table:table-cell>
          <table:table-cell table:formula="of:=CONCATENATE([.C30])">
            <text:p/>
          </table:table-cell>
          <table:table-cell table:formula="of:=CONCATENATE([.D30])">
            <text:p/>
          </table:table-cell>
          <table:table-cell table:formula="of:=CONCATENATE([.E30])">
            <text:p/>
          </table:table-cell>
          <table:table-cell table:formula="of:=CONCATENATE([.F30])">
            <text:p/>
          </table:table-cell>
          <table:table-cell table:formula="of:=CONCATENATE([.G30])">
            <text:p/>
          </table:table-cell>
          <table:table-cell table:formula="of:=CONCATENATE([.H30])">
            <text:p/>
          </table:table-cell>
          <table:table-cell table:formula="of:=CONCATENATE([.I30])">
            <text:p/>
          </table:table-cell>
          <table:table-cell table:formula="of:=CONCATENATE([.J30])">
            <text:p/>
          </table:table-cell>
          <table:table-cell table:formula="of:=CONCATENATE([.K30])">
            <text:p/>
          </table:table-cell>
          <table:table-cell table:formula="of:=CONCATENATE([.L30])">
            <text:p/>
          </table:table-cell>
          <table:table-cell table:formula="of:=CONCATENATE([.M30])">
            <text:p/>
          </table:table-cell>
          <table:table-cell table:formula="of:=CONCATENATE([.N30])">
            <text:p/>
          </table:table-cell>
          <table:table-cell table:formula="of:=CONCATENATE([.O30])">
            <text:p/>
          </table:table-cell>
          <table:table-cell table:formula="of:=CONCATENATE([.P30])">
            <text:p/>
          </table:table-cell>
          <table:table-cell table:formula="of:=CONCATENATE([.Q30])">
            <text:p/>
          </table:table-cell>
          <table:table-cell table:formula="of:=CONCATENATE([.R30])">
            <text:p/>
          </table:table-cell>
          <table:table-cell table:formula="of:=CONCATENATE([.S30])">
            <text:p/>
          </table:table-cell>
          <table:table-cell table:formula="of:=CONCATENATE([.T30])">
            <text:p/>
          </table:table-cell>
          <table:table-cell table:formula="of:=CONCATENATE([.U30])">
            <text:p/>
          </table:table-cell>
          <table:table-cell table:formula="of:=CONCATENATE([.V30])">
            <text:p/>
          </table:table-cell>
          <table:table-cell table:formula="of:=CONCATENATE([.W30])">
            <text:p/>
          </table:table-cell>
          <table:table-cell table:formula="of:=CONCATENATE([.X30])">
            <text:p/>
          </table:table-cell>
          <table:table-cell table:formula="of:=CONCATENATE([.Y30])">
            <text:p/>
          </table:table-cell>
          <table:table-cell table:style-name="ce13" table:formula="of:=CONCATENATE([.Z30])" office:value-type="string" office:string-value="0x6" calcext:value-type="string">
            <text:p>0x6</text:p>
          </table:table-cell>
          <table:table-cell table:style-name="ce70" table:formula="of:=CONCATENATE([.AA30])" office:value-type="string" office:string-value="mvtfs r8" calcext:value-type="string">
            <text:p>mvtfs r8</text:p>
          </table:table-cell>
          <table:table-cell table:formula="of:=CONCATENATE([.AB30])">
            <text:p/>
          </table:table-cell>
          <table:table-cell table:formula="of:=CONCATENATE([.AC30])">
            <text:p/>
          </table:table-cell>
          <table:table-cell table:formula="of:=CONCATENATE([.AD30])">
            <text:p/>
          </table:table-cell>
          <table:table-cell table:formula="of:=CONCATENATE([.AE30])">
            <text:p/>
          </table:table-cell>
          <table:table-cell table:formula="of:=CONCATENATE([.AF30])">
            <text:p/>
          </table:table-cell>
          <table:table-cell table:formula="of:=CONCATENATE([.AG30])">
            <text:p/>
          </table:table-cell>
          <table:table-cell table:formula="of:=CONCATENATE([.AH30])">
            <text:p/>
          </table:table-cell>
          <table:table-cell table:style-name="ce13" table:formula="of:=CONCATENATE([.AI30])" office:value-type="string" office:string-value="0x9" calcext:value-type="string">
            <text:p>0x9</text:p>
          </table:table-cell>
          <table:table-cell table:style-name="ce70" table:formula="of:=CONCATENATE([.AJ30])" office:value-type="string" office:string-value="bsb r32, mem8" calcext:value-type="string">
            <text:p>bsb r32, mem8</text:p>
          </table:table-cell>
          <table:table-cell table:formula="of:=CONCATENATE([.AK30])">
            <text:p/>
          </table:table-cell>
          <table:table-cell table:formula="of:=CONCATENATE([.AL30])">
            <text:p/>
          </table:table-cell>
          <table:table-cell table:formula="of:=CONCATENATE([.AM30])">
            <text:p/>
          </table:table-cell>
          <table:table-cell table:formula="of:=CONCATENATE([.AN30])">
            <text:p/>
          </table:table-cell>
          <table:table-cell table:formula="of:=CONCATENATE([.AO30])">
            <text:p/>
          </table:table-cell>
          <table:table-cell table:formula="of:=CONCATENATE([.AP30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1])">
            <text:p/>
          </table:table-cell>
          <table:table-cell table:formula="of:=CONCATENATE([.C31])">
            <text:p/>
          </table:table-cell>
          <table:table-cell table:formula="of:=CONCATENATE([.D31])">
            <text:p/>
          </table:table-cell>
          <table:table-cell table:formula="of:=CONCATENATE([.E31])">
            <text:p/>
          </table:table-cell>
          <table:table-cell table:formula="of:=CONCATENATE([.F31])">
            <text:p/>
          </table:table-cell>
          <table:table-cell table:formula="of:=CONCATENATE([.G31])">
            <text:p/>
          </table:table-cell>
          <table:table-cell table:formula="of:=CONCATENATE([.H31])">
            <text:p/>
          </table:table-cell>
          <table:table-cell table:formula="of:=CONCATENATE([.I31])">
            <text:p/>
          </table:table-cell>
          <table:table-cell table:formula="of:=CONCATENATE([.J31])">
            <text:p/>
          </table:table-cell>
          <table:table-cell table:formula="of:=CONCATENATE([.K31])">
            <text:p/>
          </table:table-cell>
          <table:table-cell table:formula="of:=CONCATENATE([.L31])">
            <text:p/>
          </table:table-cell>
          <table:table-cell table:formula="of:=CONCATENATE([.M31])">
            <text:p/>
          </table:table-cell>
          <table:table-cell table:formula="of:=CONCATENATE([.N31])">
            <text:p/>
          </table:table-cell>
          <table:table-cell table:formula="of:=CONCATENATE([.O31])">
            <text:p/>
          </table:table-cell>
          <table:table-cell table:formula="of:=CONCATENATE([.P31])">
            <text:p/>
          </table:table-cell>
          <table:table-cell table:formula="of:=CONCATENATE([.Q31])">
            <text:p/>
          </table:table-cell>
          <table:table-cell table:formula="of:=CONCATENATE([.R31])">
            <text:p/>
          </table:table-cell>
          <table:table-cell table:formula="of:=CONCATENATE([.S31])">
            <text:p/>
          </table:table-cell>
          <table:table-cell table:style-name="ce20" table:formula="of:=CONCATENATE([.T31])" office:value-type="string" office:string-value="desc" calcext:value-type="string">
            <text:p>desc</text:p>
          </table:table-cell>
          <table:table-cell table:style-name="ce20" table:formula="of:=CONCATENATE([.U31])" office:value-type="string" office:string-value="0xA3" calcext:value-type="string">
            <text:p>0xA3</text:p>
          </table:table-cell>
          <table:table-cell table:formula="of:=CONCATENATE([.V31])">
            <text:p/>
          </table:table-cell>
          <table:table-cell table:style-name="ce20" table:formula="of:=CONCATENATE([.W31])" office:value-type="string" office:string-value="desc" calcext:value-type="string">
            <text:p>desc</text:p>
          </table:table-cell>
          <table:table-cell table:style-name="ce20" table:formula="of:=CONCATENATE([.X31])" office:value-type="string" office:string-value="0xA7" calcext:value-type="string">
            <text:p>0xA7</text:p>
          </table:table-cell>
          <table:table-cell table:formula="of:=CONCATENATE([.Y31])">
            <text:p/>
          </table:table-cell>
          <table:table-cell table:style-name="ce13" table:formula="of:=CONCATENATE([.Z31])" office:value-type="string" office:string-value="0x7" calcext:value-type="string">
            <text:p>0x7</text:p>
          </table:table-cell>
          <table:table-cell table:style-name="ce70" table:formula="of:=CONCATENATE([.AA31])" office:value-type="string" office:string-value="mvtgs r8" calcext:value-type="string">
            <text:p>mvtgs r8</text:p>
          </table:table-cell>
          <table:table-cell table:formula="of:=CONCATENATE([.AB31])">
            <text:p/>
          </table:table-cell>
          <table:table-cell table:formula="of:=CONCATENATE([.AC31])">
            <text:p/>
          </table:table-cell>
          <table:table-cell table:formula="of:=CONCATENATE([.AD31])">
            <text:p/>
          </table:table-cell>
          <table:table-cell table:formula="of:=CONCATENATE([.AE31])">
            <text:p/>
          </table:table-cell>
          <table:table-cell table:formula="of:=CONCATENATE([.AF31])">
            <text:p/>
          </table:table-cell>
          <table:table-cell table:formula="of:=CONCATENATE([.AG31])">
            <text:p/>
          </table:table-cell>
          <table:table-cell table:formula="of:=CONCATENATE([.AH31])">
            <text:p/>
          </table:table-cell>
          <table:table-cell table:style-name="ce13" table:formula="of:=CONCATENATE([.AI31])" office:value-type="string" office:string-value="0xA" calcext:value-type="string">
            <text:p>0xA</text:p>
          </table:table-cell>
          <table:table-cell table:style-name="ce70" table:formula="of:=CONCATENATE([.AJ31])" office:value-type="string" office:string-value="bsb r32, mem16" calcext:value-type="string">
            <text:p>bsb r32, mem16</text:p>
          </table:table-cell>
          <table:table-cell table:formula="of:=CONCATENATE([.AK31])">
            <text:p/>
          </table:table-cell>
          <table:table-cell table:formula="of:=CONCATENATE([.AL31])">
            <text:p/>
          </table:table-cell>
          <table:table-cell table:formula="of:=CONCATENATE([.AM31])">
            <text:p/>
          </table:table-cell>
          <table:table-cell table:formula="of:=CONCATENATE([.AN31])">
            <text:p/>
          </table:table-cell>
          <table:table-cell table:formula="of:=CONCATENATE([.AO31])">
            <text:p/>
          </table:table-cell>
          <table:table-cell table:formula="of:=CONCATENATE([.AP3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2])">
            <text:p/>
          </table:table-cell>
          <table:table-cell table:formula="of:=CONCATENATE([.C32])">
            <text:p/>
          </table:table-cell>
          <table:table-cell table:formula="of:=CONCATENATE([.D32])">
            <text:p/>
          </table:table-cell>
          <table:table-cell table:formula="of:=CONCATENATE([.E32])">
            <text:p/>
          </table:table-cell>
          <table:table-cell table:formula="of:=CONCATENATE([.F32])">
            <text:p/>
          </table:table-cell>
          <table:table-cell table:formula="of:=CONCATENATE([.G32])">
            <text:p/>
          </table:table-cell>
          <table:table-cell table:formula="of:=CONCATENATE([.H32])">
            <text:p/>
          </table:table-cell>
          <table:table-cell table:formula="of:=CONCATENATE([.I32])">
            <text:p/>
          </table:table-cell>
          <table:table-cell table:formula="of:=CONCATENATE([.J32])">
            <text:p/>
          </table:table-cell>
          <table:table-cell table:formula="of:=CONCATENATE([.K32])">
            <text:p/>
          </table:table-cell>
          <table:table-cell table:formula="of:=CONCATENATE([.L32])">
            <text:p/>
          </table:table-cell>
          <table:table-cell table:formula="of:=CONCATENATE([.M32])">
            <text:p/>
          </table:table-cell>
          <table:table-cell table:formula="of:=CONCATENATE([.N32])">
            <text:p/>
          </table:table-cell>
          <table:table-cell table:formula="of:=CONCATENATE([.O32])">
            <text:p/>
          </table:table-cell>
          <table:table-cell table:formula="of:=CONCATENATE([.P32])">
            <text:p/>
          </table:table-cell>
          <table:table-cell table:formula="of:=CONCATENATE([.Q32])">
            <text:p/>
          </table:table-cell>
          <table:table-cell table:formula="of:=CONCATENATE([.R32])">
            <text:p/>
          </table:table-cell>
          <table:table-cell table:formula="of:=CONCATENATE([.S32])">
            <text:p/>
          </table:table-cell>
          <table:table-cell table:style-name="ce13" table:formula="of:=CONCATENATE([.T32])" office:value-type="string" office:string-value="0x0" calcext:value-type="string">
            <text:p>0x0</text:p>
          </table:table-cell>
          <table:table-cell table:style-name="ce70" table:formula="of:=CONCATENATE([.U32])" office:value-type="string" office:string-value="mod r8, imm8" calcext:value-type="string">
            <text:p>mod r8, imm8</text:p>
          </table:table-cell>
          <table:table-cell table:formula="of:=CONCATENATE([.V32])">
            <text:p/>
          </table:table-cell>
          <table:table-cell table:style-name="ce13" table:formula="of:=CONCATENATE([.W32])" office:value-type="string" office:string-value="0x0" calcext:value-type="string">
            <text:p>0x0</text:p>
          </table:table-cell>
          <table:table-cell table:style-name="ce70" table:formula="of:=CONCATENATE([.X32])" office:value-type="string" office:string-value="cmp r8, imm8" calcext:value-type="string">
            <text:p>cmp r8, imm8</text:p>
          </table:table-cell>
          <table:table-cell table:formula="of:=CONCATENATE([.Y32])">
            <text:p/>
          </table:table-cell>
          <table:table-cell table:formula="of:=CONCATENATE([.Z32])">
            <text:p/>
          </table:table-cell>
          <table:table-cell table:formula="of:=CONCATENATE([.AA32])">
            <text:p/>
          </table:table-cell>
          <table:table-cell table:formula="of:=CONCATENATE([.AB32])">
            <text:p/>
          </table:table-cell>
          <table:table-cell table:formula="of:=CONCATENATE([.AC32])">
            <text:p/>
          </table:table-cell>
          <table:table-cell table:formula="of:=CONCATENATE([.AD32])">
            <text:p/>
          </table:table-cell>
          <table:table-cell table:formula="of:=CONCATENATE([.AE32])">
            <text:p/>
          </table:table-cell>
          <table:table-cell table:formula="of:=CONCATENATE([.AF32])">
            <text:p/>
          </table:table-cell>
          <table:table-cell table:formula="of:=CONCATENATE([.AG32])">
            <text:p/>
          </table:table-cell>
          <table:table-cell table:formula="of:=CONCATENATE([.AH32])">
            <text:p/>
          </table:table-cell>
          <table:table-cell table:style-name="ce13" table:formula="of:=CONCATENATE([.AI32])" office:value-type="string" office:string-value="0xB" calcext:value-type="string">
            <text:p>0xB</text:p>
          </table:table-cell>
          <table:table-cell table:style-name="ce70" table:formula="of:=CONCATENATE([.AJ32])" office:value-type="string" office:string-value="bsb r32, mem32" calcext:value-type="string">
            <text:p>bsb r32, mem32</text:p>
          </table:table-cell>
          <table:table-cell table:formula="of:=CONCATENATE([.AK32])">
            <text:p/>
          </table:table-cell>
          <table:table-cell table:formula="of:=CONCATENATE([.AL32])">
            <text:p/>
          </table:table-cell>
          <table:table-cell table:formula="of:=CONCATENATE([.AM32])">
            <text:p/>
          </table:table-cell>
          <table:table-cell table:formula="of:=CONCATENATE([.AN32])">
            <text:p/>
          </table:table-cell>
          <table:table-cell table:formula="of:=CONCATENATE([.AO32])">
            <text:p/>
          </table:table-cell>
          <table:table-cell table:formula="of:=CONCATENATE([.AP3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3])">
            <text:p/>
          </table:table-cell>
          <table:table-cell table:formula="of:=CONCATENATE([.C33])">
            <text:p/>
          </table:table-cell>
          <table:table-cell table:formula="of:=CONCATENATE([.D33])">
            <text:p/>
          </table:table-cell>
          <table:table-cell table:formula="of:=CONCATENATE([.E33])">
            <text:p/>
          </table:table-cell>
          <table:table-cell table:formula="of:=CONCATENATE([.F33])">
            <text:p/>
          </table:table-cell>
          <table:table-cell table:formula="of:=CONCATENATE([.G33])">
            <text:p/>
          </table:table-cell>
          <table:table-cell table:formula="of:=CONCATENATE([.H33])">
            <text:p/>
          </table:table-cell>
          <table:table-cell table:formula="of:=CONCATENATE([.I33])">
            <text:p/>
          </table:table-cell>
          <table:table-cell table:formula="of:=CONCATENATE([.J33])">
            <text:p/>
          </table:table-cell>
          <table:table-cell table:formula="of:=CONCATENATE([.K33])">
            <text:p/>
          </table:table-cell>
          <table:table-cell table:formula="of:=CONCATENATE([.L33])">
            <text:p/>
          </table:table-cell>
          <table:table-cell table:formula="of:=CONCATENATE([.M33])">
            <text:p/>
          </table:table-cell>
          <table:table-cell table:formula="of:=CONCATENATE([.N33])">
            <text:p/>
          </table:table-cell>
          <table:table-cell table:formula="of:=CONCATENATE([.O33])">
            <text:p/>
          </table:table-cell>
          <table:table-cell table:formula="of:=CONCATENATE([.P33])">
            <text:p/>
          </table:table-cell>
          <table:table-cell table:formula="of:=CONCATENATE([.Q33])">
            <text:p/>
          </table:table-cell>
          <table:table-cell table:formula="of:=CONCATENATE([.R33])">
            <text:p/>
          </table:table-cell>
          <table:table-cell table:formula="of:=CONCATENATE([.S33])">
            <text:p/>
          </table:table-cell>
          <table:table-cell table:style-name="ce13" table:formula="of:=CONCATENATE([.T33])" office:value-type="string" office:string-value="0x1" calcext:value-type="string">
            <text:p>0x1</text:p>
          </table:table-cell>
          <table:table-cell table:style-name="ce70" table:formula="of:=CONCATENATE([.U33])" office:value-type="string" office:string-value="mod r16, imm16" calcext:value-type="string">
            <text:p>mod r16, imm16</text:p>
          </table:table-cell>
          <table:table-cell table:formula="of:=CONCATENATE([.V33])">
            <text:p/>
          </table:table-cell>
          <table:table-cell table:style-name="ce13" table:formula="of:=CONCATENATE([.W33])" office:value-type="string" office:string-value="0x1" calcext:value-type="string">
            <text:p>0x1</text:p>
          </table:table-cell>
          <table:table-cell table:style-name="ce70" table:formula="of:=CONCATENATE([.X33])" office:value-type="string" office:string-value="cmp r16, imm16" calcext:value-type="string">
            <text:p>cmp r16, imm16</text:p>
          </table:table-cell>
          <table:table-cell table:formula="of:=CONCATENATE([.Y33])">
            <text:p/>
          </table:table-cell>
          <table:table-cell table:formula="of:=CONCATENATE([.Z33])">
            <text:p/>
          </table:table-cell>
          <table:table-cell table:formula="of:=CONCATENATE([.AA33])">
            <text:p/>
          </table:table-cell>
          <table:table-cell table:formula="of:=CONCATENATE([.AB33])">
            <text:p/>
          </table:table-cell>
          <table:table-cell table:formula="of:=CONCATENATE([.AC33])">
            <text:p/>
          </table:table-cell>
          <table:table-cell table:formula="of:=CONCATENATE([.AD33])">
            <text:p/>
          </table:table-cell>
          <table:table-cell table:formula="of:=CONCATENATE([.AE33])">
            <text:p/>
          </table:table-cell>
          <table:table-cell table:formula="of:=CONCATENATE([.AF33])">
            <text:p/>
          </table:table-cell>
          <table:table-cell table:formula="of:=CONCATENATE([.AG33])">
            <text:p/>
          </table:table-cell>
          <table:table-cell table:formula="of:=CONCATENATE([.AH33])">
            <text:p/>
          </table:table-cell>
          <table:table-cell table:formula="of:=CONCATENATE([.AI33])">
            <text:p/>
          </table:table-cell>
          <table:table-cell table:formula="of:=CONCATENATE([.AJ33])">
            <text:p/>
          </table:table-cell>
          <table:table-cell table:formula="of:=CONCATENATE([.AK33])">
            <text:p/>
          </table:table-cell>
          <table:table-cell table:formula="of:=CONCATENATE([.AL33])">
            <text:p/>
          </table:table-cell>
          <table:table-cell table:formula="of:=CONCATENATE([.AM33])">
            <text:p/>
          </table:table-cell>
          <table:table-cell table:formula="of:=CONCATENATE([.AN33])">
            <text:p/>
          </table:table-cell>
          <table:table-cell table:formula="of:=CONCATENATE([.AO33])">
            <text:p/>
          </table:table-cell>
          <table:table-cell table:formula="of:=CONCATENATE([.AP3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4])">
            <text:p/>
          </table:table-cell>
          <table:table-cell table:formula="of:=CONCATENATE([.C34])">
            <text:p/>
          </table:table-cell>
          <table:table-cell table:formula="of:=CONCATENATE([.D34])">
            <text:p/>
          </table:table-cell>
          <table:table-cell table:formula="of:=CONCATENATE([.E34])">
            <text:p/>
          </table:table-cell>
          <table:table-cell table:formula="of:=CONCATENATE([.F34])">
            <text:p/>
          </table:table-cell>
          <table:table-cell table:formula="of:=CONCATENATE([.G34])">
            <text:p/>
          </table:table-cell>
          <table:table-cell table:formula="of:=CONCATENATE([.H34])">
            <text:p/>
          </table:table-cell>
          <table:table-cell table:formula="of:=CONCATENATE([.I34])">
            <text:p/>
          </table:table-cell>
          <table:table-cell table:formula="of:=CONCATENATE([.J34])">
            <text:p/>
          </table:table-cell>
          <table:table-cell table:formula="of:=CONCATENATE([.K34])">
            <text:p/>
          </table:table-cell>
          <table:table-cell table:formula="of:=CONCATENATE([.L34])">
            <text:p/>
          </table:table-cell>
          <table:table-cell table:formula="of:=CONCATENATE([.M34])">
            <text:p/>
          </table:table-cell>
          <table:table-cell table:formula="of:=CONCATENATE([.N34])">
            <text:p/>
          </table:table-cell>
          <table:table-cell table:formula="of:=CONCATENATE([.O34])">
            <text:p/>
          </table:table-cell>
          <table:table-cell table:formula="of:=CONCATENATE([.P34])">
            <text:p/>
          </table:table-cell>
          <table:table-cell table:formula="of:=CONCATENATE([.Q34])">
            <text:p/>
          </table:table-cell>
          <table:table-cell table:formula="of:=CONCATENATE([.R34])">
            <text:p/>
          </table:table-cell>
          <table:table-cell table:formula="of:=CONCATENATE([.S34])">
            <text:p/>
          </table:table-cell>
          <table:table-cell table:style-name="ce13" table:formula="of:=CONCATENATE([.T34])" office:value-type="string" office:string-value="0x2" calcext:value-type="string">
            <text:p>0x2</text:p>
          </table:table-cell>
          <table:table-cell table:style-name="ce70" table:formula="of:=CONCATENATE([.U34])" office:value-type="string" office:string-value="mod r32, imm32" calcext:value-type="string">
            <text:p>mod r32, imm32</text:p>
          </table:table-cell>
          <table:table-cell table:formula="of:=CONCATENATE([.V34])">
            <text:p/>
          </table:table-cell>
          <table:table-cell table:style-name="ce13" table:formula="of:=CONCATENATE([.W34])" office:value-type="string" office:string-value="0x2" calcext:value-type="string">
            <text:p>0x2</text:p>
          </table:table-cell>
          <table:table-cell table:style-name="ce70" table:formula="of:=CONCATENATE([.X34])" office:value-type="string" office:string-value="cmp r32, imm32" calcext:value-type="string">
            <text:p>cmp r32, imm32</text:p>
          </table:table-cell>
          <table:table-cell table:formula="of:=CONCATENATE([.Y34])">
            <text:p/>
          </table:table-cell>
          <table:table-cell table:formula="of:=CONCATENATE([.Z34])">
            <text:p/>
          </table:table-cell>
          <table:table-cell table:formula="of:=CONCATENATE([.AA34])">
            <text:p/>
          </table:table-cell>
          <table:table-cell table:formula="of:=CONCATENATE([.AB34])">
            <text:p/>
          </table:table-cell>
          <table:table-cell table:formula="of:=CONCATENATE([.AC34])">
            <text:p/>
          </table:table-cell>
          <table:table-cell table:formula="of:=CONCATENATE([.AD34])">
            <text:p/>
          </table:table-cell>
          <table:table-cell table:formula="of:=CONCATENATE([.AE34])">
            <text:p/>
          </table:table-cell>
          <table:table-cell table:style-name="ce20" table:formula="of:=CONCATENATE([.AF34])" office:value-type="string" office:string-value="desc" calcext:value-type="string">
            <text:p>desc</text:p>
          </table:table-cell>
          <table:table-cell table:style-name="ce20" table:formula="of:=CONCATENATE([.AG34])" office:value-type="string" office:string-value="0xD0" calcext:value-type="string">
            <text:p>0xD0</text:p>
          </table:table-cell>
          <table:table-cell table:formula="of:=CONCATENATE([.AH34])">
            <text:p/>
          </table:table-cell>
          <table:table-cell table:style-name="ce20" table:formula="of:=CONCATENATE([.AI34])" office:value-type="string" office:string-value="desc" calcext:value-type="string">
            <text:p>desc</text:p>
          </table:table-cell>
          <table:table-cell table:style-name="ce20" table:formula="of:=CONCATENATE([.AJ34])" office:value-type="string" office:string-value="0xD1" calcext:value-type="string">
            <text:p>0xD1</text:p>
          </table:table-cell>
          <table:table-cell table:formula="of:=CONCATENATE([.AK34])">
            <text:p/>
          </table:table-cell>
          <table:table-cell table:style-name="ce20" table:formula="of:=CONCATENATE([.AL34])" office:value-type="string" office:string-value="desc" calcext:value-type="string">
            <text:p>desc</text:p>
          </table:table-cell>
          <table:table-cell table:style-name="ce20" table:formula="of:=CONCATENATE([.AM34])" office:value-type="string" office:string-value="0xD2" calcext:value-type="string">
            <text:p>0xD2</text:p>
          </table:table-cell>
          <table:table-cell table:formula="of:=CONCATENATE([.AN34])">
            <text:p/>
          </table:table-cell>
          <table:table-cell table:style-name="ce20" table:formula="of:=CONCATENATE([.AO34])" office:value-type="string" office:string-value="desc" calcext:value-type="string">
            <text:p>desc</text:p>
          </table:table-cell>
          <table:table-cell table:style-name="ce20" table:formula="of:=CONCATENATE([.AP34])" office:value-type="string" office:string-value="0xD3" calcext:value-type="string">
            <text:p>0xD3</text:p>
          </table:table-cell>
          <table:table-cell/>
          <table:table-cell table:style-name="ce20" table:formula="of:=[.AR34]" office:value-type="string" office:string-value="desc" calcext:value-type="string">
            <text:p>desc</text:p>
          </table:table-cell>
          <table:table-cell table:style-name="ce20" table:formula="of:=[.AS34]" office:value-type="string" office:string-value="0xD7" calcext:value-type="string">
            <text:p>0xD7</text:p>
          </table:table-cell>
          <table:table-cell table:number-columns-repeated="16339"/>
        </table:table-row>
        <table:table-row table:style-name="ro3">
          <table:table-cell/>
          <table:table-cell table:formula="of:=CONCATENATE([.B35])">
            <text:p/>
          </table:table-cell>
          <table:table-cell table:formula="of:=CONCATENATE([.C35])">
            <text:p/>
          </table:table-cell>
          <table:table-cell table:formula="of:=CONCATENATE([.D35])">
            <text:p/>
          </table:table-cell>
          <table:table-cell table:formula="of:=CONCATENATE([.E35])">
            <text:p/>
          </table:table-cell>
          <table:table-cell table:formula="of:=CONCATENATE([.F35])">
            <text:p/>
          </table:table-cell>
          <table:table-cell table:formula="of:=CONCATENATE([.G35])">
            <text:p/>
          </table:table-cell>
          <table:table-cell table:formula="of:=CONCATENATE([.H35])">
            <text:p/>
          </table:table-cell>
          <table:table-cell table:formula="of:=CONCATENATE([.I35])">
            <text:p/>
          </table:table-cell>
          <table:table-cell table:formula="of:=CONCATENATE([.J35])">
            <text:p/>
          </table:table-cell>
          <table:table-cell table:formula="of:=CONCATENATE([.K35])">
            <text:p/>
          </table:table-cell>
          <table:table-cell table:formula="of:=CONCATENATE([.L35])">
            <text:p/>
          </table:table-cell>
          <table:table-cell table:formula="of:=CONCATENATE([.M35])">
            <text:p/>
          </table:table-cell>
          <table:table-cell table:formula="of:=CONCATENATE([.N35])">
            <text:p/>
          </table:table-cell>
          <table:table-cell table:formula="of:=CONCATENATE([.O35])">
            <text:p/>
          </table:table-cell>
          <table:table-cell table:formula="of:=CONCATENATE([.P35])">
            <text:p/>
          </table:table-cell>
          <table:table-cell table:formula="of:=CONCATENATE([.Q35])">
            <text:p/>
          </table:table-cell>
          <table:table-cell table:formula="of:=CONCATENATE([.R35])">
            <text:p/>
          </table:table-cell>
          <table:table-cell table:formula="of:=CONCATENATE([.S35])">
            <text:p/>
          </table:table-cell>
          <table:table-cell table:style-name="ce13" table:formula="of:=CONCATENATE([.T35])" office:value-type="string" office:string-value="0x3" calcext:value-type="string">
            <text:p>0x3</text:p>
          </table:table-cell>
          <table:table-cell table:style-name="ce70" table:formula="of:=CONCATENATE([.U35])" office:value-type="string" office:string-value="mod r8, mem8" calcext:value-type="string">
            <text:p>mod r8, mem8</text:p>
          </table:table-cell>
          <table:table-cell table:formula="of:=CONCATENATE([.V35])">
            <text:p/>
          </table:table-cell>
          <table:table-cell table:style-name="ce13" table:formula="of:=CONCATENATE([.W35])" office:value-type="string" office:string-value="0x3" calcext:value-type="string">
            <text:p>0x3</text:p>
          </table:table-cell>
          <table:table-cell table:style-name="ce70" table:formula="of:=CONCATENATE([.X35])" office:value-type="string" office:string-value="cmp r8, mem8" calcext:value-type="string">
            <text:p>cmp r8, mem8</text:p>
          </table:table-cell>
          <table:table-cell table:formula="of:=CONCATENATE([.Y35])">
            <text:p/>
          </table:table-cell>
          <table:table-cell table:formula="of:=CONCATENATE([.Z35])">
            <text:p/>
          </table:table-cell>
          <table:table-cell table:formula="of:=CONCATENATE([.AA35])">
            <text:p/>
          </table:table-cell>
          <table:table-cell table:formula="of:=CONCATENATE([.AB35])">
            <text:p/>
          </table:table-cell>
          <table:table-cell table:formula="of:=CONCATENATE([.AC35])">
            <text:p/>
          </table:table-cell>
          <table:table-cell table:formula="of:=CONCATENATE([.AD35])">
            <text:p/>
          </table:table-cell>
          <table:table-cell table:formula="of:=CONCATENATE([.AE35])">
            <text:p/>
          </table:table-cell>
          <table:table-cell table:style-name="ce13" table:formula="of:=CONCATENATE([.AF35])" office:value-type="string" office:string-value="0x0" calcext:value-type="string">
            <text:p>0x0</text:p>
          </table:table-cell>
          <table:table-cell table:style-name="ce70" table:formula="of:=CONCATENATE([.AG35])" office:value-type="string" office:string-value="fmvs r32, fpr" calcext:value-type="string">
            <text:p>fmvs r32, fpr</text:p>
          </table:table-cell>
          <table:table-cell table:formula="of:=CONCATENATE([.AH35])">
            <text:p/>
          </table:table-cell>
          <table:table-cell table:style-name="ce13" table:formula="of:=CONCATENATE([.AI35])" office:value-type="string" office:string-value="0x0" calcext:value-type="string">
            <text:p>0x0</text:p>
          </table:table-cell>
          <table:table-cell table:style-name="ce70" table:formula="of:=CONCATENATE([.AJ35])" office:value-type="string" office:string-value="fadc fpr, fpr, fpr" calcext:value-type="string">
            <text:p>fadc fpr, fpr, fpr</text:p>
          </table:table-cell>
          <table:table-cell table:formula="of:=CONCATENATE([.AK35])">
            <text:p/>
          </table:table-cell>
          <table:table-cell table:style-name="ce13" table:formula="of:=CONCATENATE([.AL35])" office:value-type="string" office:string-value="0x0" calcext:value-type="string">
            <text:p>0x0</text:p>
          </table:table-cell>
          <table:table-cell table:style-name="ce70" table:formula="of:=CONCATENATE([.AM35])" office:value-type="string" office:string-value="fcmp r32, fpr, fpr" calcext:value-type="string">
            <text:p>fcmp r32, fpr, fpr</text:p>
          </table:table-cell>
          <table:table-cell table:formula="of:=CONCATENATE([.AN35])">
            <text:p/>
          </table:table-cell>
          <table:table-cell table:style-name="ce13" table:formula="of:=CONCATENATE([.AO35])" office:value-type="string" office:string-value="0x0" calcext:value-type="string">
            <text:p>0x0</text:p>
          </table:table-cell>
          <table:table-cell table:style-name="ce70" table:formula="of:=CONCATENATE([.AP35])" office:value-type="string" office:string-value="ffloor fpr, fpr" calcext:value-type="string">
            <text:p>ffloor fpr, fpr</text:p>
          </table:table-cell>
          <table:table-cell/>
          <table:table-cell table:style-name="ce13" table:formula="of:=[.AR35]" office:value-type="string" office:string-value="0x0" calcext:value-type="string">
            <text:p>0x0</text:p>
          </table:table-cell>
          <table:table-cell table:style-name="ce70" table:formula="of:=[.AS35]" office:value-type="string" office:string-value="fsteq r32, fpr, fpr" calcext:value-type="string">
            <text:p>fsteq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6])">
            <text:p/>
          </table:table-cell>
          <table:table-cell table:formula="of:=CONCATENATE([.C36])">
            <text:p/>
          </table:table-cell>
          <table:table-cell table:formula="of:=CONCATENATE([.D36])">
            <text:p/>
          </table:table-cell>
          <table:table-cell table:formula="of:=CONCATENATE([.E36])">
            <text:p/>
          </table:table-cell>
          <table:table-cell table:formula="of:=CONCATENATE([.F36])">
            <text:p/>
          </table:table-cell>
          <table:table-cell table:formula="of:=CONCATENATE([.G36])">
            <text:p/>
          </table:table-cell>
          <table:table-cell table:formula="of:=CONCATENATE([.H36])">
            <text:p/>
          </table:table-cell>
          <table:table-cell table:formula="of:=CONCATENATE([.I36])">
            <text:p/>
          </table:table-cell>
          <table:table-cell table:formula="of:=CONCATENATE([.J36])">
            <text:p/>
          </table:table-cell>
          <table:table-cell table:formula="of:=CONCATENATE([.K36])">
            <text:p/>
          </table:table-cell>
          <table:table-cell table:formula="of:=CONCATENATE([.L36])">
            <text:p/>
          </table:table-cell>
          <table:table-cell table:formula="of:=CONCATENATE([.M36])">
            <text:p/>
          </table:table-cell>
          <table:table-cell table:formula="of:=CONCATENATE([.N36])">
            <text:p/>
          </table:table-cell>
          <table:table-cell table:formula="of:=CONCATENATE([.O36])">
            <text:p/>
          </table:table-cell>
          <table:table-cell table:formula="of:=CONCATENATE([.P36])">
            <text:p/>
          </table:table-cell>
          <table:table-cell table:formula="of:=CONCATENATE([.Q36])">
            <text:p/>
          </table:table-cell>
          <table:table-cell table:formula="of:=CONCATENATE([.R36])">
            <text:p/>
          </table:table-cell>
          <table:table-cell table:formula="of:=CONCATENATE([.S36])">
            <text:p/>
          </table:table-cell>
          <table:table-cell table:style-name="ce13" table:formula="of:=CONCATENATE([.T36])" office:value-type="string" office:string-value="0x4" calcext:value-type="string">
            <text:p>0x4</text:p>
          </table:table-cell>
          <table:table-cell table:style-name="ce70" table:formula="of:=CONCATENATE([.U36])" office:value-type="string" office:string-value="mod r16, mem16" calcext:value-type="string">
            <text:p>mod r16, mem16</text:p>
          </table:table-cell>
          <table:table-cell table:formula="of:=CONCATENATE([.V36])">
            <text:p/>
          </table:table-cell>
          <table:table-cell table:style-name="ce13" table:formula="of:=CONCATENATE([.W36])" office:value-type="string" office:string-value="0x4" calcext:value-type="string">
            <text:p>0x4</text:p>
          </table:table-cell>
          <table:table-cell table:style-name="ce70" table:formula="of:=CONCATENATE([.X36])" office:value-type="string" office:string-value="cmp r16, mem16" calcext:value-type="string">
            <text:p>cmp r16, mem16</text:p>
          </table:table-cell>
          <table:table-cell table:formula="of:=CONCATENATE([.Y36])">
            <text:p/>
          </table:table-cell>
          <table:table-cell table:formula="of:=CONCATENATE([.Z36])">
            <text:p/>
          </table:table-cell>
          <table:table-cell table:formula="of:=CONCATENATE([.AA36])">
            <text:p/>
          </table:table-cell>
          <table:table-cell table:formula="of:=CONCATENATE([.AB36])">
            <text:p/>
          </table:table-cell>
          <table:table-cell table:formula="of:=CONCATENATE([.AC36])">
            <text:p/>
          </table:table-cell>
          <table:table-cell table:formula="of:=CONCATENATE([.AD36])">
            <text:p/>
          </table:table-cell>
          <table:table-cell table:formula="of:=CONCATENATE([.AE36])">
            <text:p/>
          </table:table-cell>
          <table:table-cell table:style-name="ce13" table:formula="of:=CONCATENATE([.AF36])" office:value-type="string" office:string-value="0x1" calcext:value-type="string">
            <text:p>0x1</text:p>
          </table:table-cell>
          <table:table-cell table:style-name="ce70" table:formula="of:=CONCATENATE([.AG36])" office:value-type="string" office:string-value="fmvs fpr, r32" calcext:value-type="string">
            <text:p>fmvs fpr, r32</text:p>
          </table:table-cell>
          <table:table-cell table:formula="of:=CONCATENATE([.AH36])">
            <text:p/>
          </table:table-cell>
          <table:table-cell table:style-name="ce13" table:formula="of:=CONCATENATE([.AI36])" office:value-type="string" office:string-value="0x1" calcext:value-type="string">
            <text:p>0x1</text:p>
          </table:table-cell>
          <table:table-cell table:style-name="ce70" table:formula="of:=CONCATENATE([.AJ36])" office:value-type="string" office:string-value="fadd fpr, fpr, fpr" calcext:value-type="string">
            <text:p>fadd fpr, fpr, fpr</text:p>
          </table:table-cell>
          <table:table-cell table:formula="of:=CONCATENATE([.AK36])">
            <text:p/>
          </table:table-cell>
          <table:table-cell table:style-name="ce13" table:formula="of:=CONCATENATE([.AL36])" office:value-type="string" office:string-value="0x1" calcext:value-type="string">
            <text:p>0x1</text:p>
          </table:table-cell>
          <table:table-cell table:style-name="ce70" table:formula="of:=CONCATENATE([.AM36])" office:value-type="string" office:string-value="fcmpi r32, fpr, r32" calcext:value-type="string">
            <text:p>fcmpi r32, fpr, r32</text:p>
          </table:table-cell>
          <table:table-cell table:formula="of:=CONCATENATE([.AN36])">
            <text:p/>
          </table:table-cell>
          <table:table-cell table:style-name="ce13" table:formula="of:=CONCATENATE([.AO36])" office:value-type="string" office:string-value="0x1" calcext:value-type="string">
            <text:p>0x1</text:p>
          </table:table-cell>
          <table:table-cell table:style-name="ce70" table:formula="of:=CONCATENATE([.AP36])" office:value-type="string" office:string-value="fceil fpr, fpr" calcext:value-type="string">
            <text:p>fceil fpr, fpr</text:p>
          </table:table-cell>
          <table:table-cell/>
          <table:table-cell table:style-name="ce13" table:formula="of:=[.AR36]" office:value-type="string" office:string-value="0x1" calcext:value-type="string">
            <text:p>0x1</text:p>
          </table:table-cell>
          <table:table-cell table:style-name="ce70" table:formula="of:=[.AS36]" office:value-type="string" office:string-value="fstne r32, fpr, fpr" calcext:value-type="string">
            <text:p>fstn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7])">
            <text:p/>
          </table:table-cell>
          <table:table-cell table:formula="of:=CONCATENATE([.C37])">
            <text:p/>
          </table:table-cell>
          <table:table-cell table:formula="of:=CONCATENATE([.D37])">
            <text:p/>
          </table:table-cell>
          <table:table-cell table:formula="of:=CONCATENATE([.E37])">
            <text:p/>
          </table:table-cell>
          <table:table-cell table:formula="of:=CONCATENATE([.F37])">
            <text:p/>
          </table:table-cell>
          <table:table-cell table:formula="of:=CONCATENATE([.G37])">
            <text:p/>
          </table:table-cell>
          <table:table-cell table:formula="of:=CONCATENATE([.H37])">
            <text:p/>
          </table:table-cell>
          <table:table-cell table:formula="of:=CONCATENATE([.I37])">
            <text:p/>
          </table:table-cell>
          <table:table-cell table:formula="of:=CONCATENATE([.J37])">
            <text:p/>
          </table:table-cell>
          <table:table-cell table:formula="of:=CONCATENATE([.K37])">
            <text:p/>
          </table:table-cell>
          <table:table-cell table:formula="of:=CONCATENATE([.L37])">
            <text:p/>
          </table:table-cell>
          <table:table-cell table:formula="of:=CONCATENATE([.M37])">
            <text:p/>
          </table:table-cell>
          <table:table-cell table:formula="of:=CONCATENATE([.N37])">
            <text:p/>
          </table:table-cell>
          <table:table-cell table:formula="of:=CONCATENATE([.O37])">
            <text:p/>
          </table:table-cell>
          <table:table-cell table:formula="of:=CONCATENATE([.P37])">
            <text:p/>
          </table:table-cell>
          <table:table-cell table:formula="of:=CONCATENATE([.Q37])">
            <text:p/>
          </table:table-cell>
          <table:table-cell table:formula="of:=CONCATENATE([.R37])">
            <text:p/>
          </table:table-cell>
          <table:table-cell table:formula="of:=CONCATENATE([.S37])">
            <text:p/>
          </table:table-cell>
          <table:table-cell table:style-name="ce13" table:formula="of:=CONCATENATE([.T37])" office:value-type="string" office:string-value="0x5" calcext:value-type="string">
            <text:p>0x5</text:p>
          </table:table-cell>
          <table:table-cell table:style-name="ce70" table:formula="of:=CONCATENATE([.U37])" office:value-type="string" office:string-value="mod r32, mem32" calcext:value-type="string">
            <text:p>mod r32, mem32</text:p>
          </table:table-cell>
          <table:table-cell table:formula="of:=CONCATENATE([.V37])">
            <text:p/>
          </table:table-cell>
          <table:table-cell table:style-name="ce13" table:formula="of:=CONCATENATE([.W37])" office:value-type="string" office:string-value="0x5" calcext:value-type="string">
            <text:p>0x5</text:p>
          </table:table-cell>
          <table:table-cell table:style-name="ce70" table:formula="of:=CONCATENATE([.X37])" office:value-type="string" office:string-value="cmp r32, mem32" calcext:value-type="string">
            <text:p>cmp r32, mem32</text:p>
          </table:table-cell>
          <table:table-cell table:formula="of:=CONCATENATE([.Y37])">
            <text:p/>
          </table:table-cell>
          <table:table-cell table:formula="of:=CONCATENATE([.Z37])">
            <text:p/>
          </table:table-cell>
          <table:table-cell table:formula="of:=CONCATENATE([.AA37])">
            <text:p/>
          </table:table-cell>
          <table:table-cell table:formula="of:=CONCATENATE([.AB37])">
            <text:p/>
          </table:table-cell>
          <table:table-cell table:formula="of:=CONCATENATE([.AC37])">
            <text:p/>
          </table:table-cell>
          <table:table-cell table:formula="of:=CONCATENATE([.AD37])">
            <text:p/>
          </table:table-cell>
          <table:table-cell table:formula="of:=CONCATENATE([.AE37])">
            <text:p/>
          </table:table-cell>
          <table:table-cell table:style-name="ce13" table:formula="of:=CONCATENATE([.AF37])" office:value-type="string" office:string-value="0x2" calcext:value-type="string">
            <text:p>0x2</text:p>
          </table:table-cell>
          <table:table-cell table:style-name="ce70" table:formula="of:=CONCATENATE([.AG37])" office:value-type="string" office:string-value="fmvs fpr, imm32" calcext:value-type="string">
            <text:p>fmvs fpr, imm32</text:p>
          </table:table-cell>
          <table:table-cell table:formula="of:=CONCATENATE([.AH37])">
            <text:p/>
          </table:table-cell>
          <table:table-cell table:style-name="ce13" table:formula="of:=CONCATENATE([.AI37])" office:value-type="string" office:string-value="0x2" calcext:value-type="string">
            <text:p>0x2</text:p>
          </table:table-cell>
          <table:table-cell table:style-name="ce70" table:formula="of:=CONCATENATE([.AJ37])" office:value-type="string" office:string-value="faddi fpr, fpr, r32" calcext:value-type="string">
            <text:p>faddi fpr, fpr, r32</text:p>
          </table:table-cell>
          <table:table-cell table:formula="of:=CONCATENATE([.AK37])">
            <text:p/>
          </table:table-cell>
          <table:table-cell table:style-name="ce13" table:formula="of:=CONCATENATE([.AL37])" office:value-type="string" office:string-value="0x2" calcext:value-type="string">
            <text:p>0x2</text:p>
          </table:table-cell>
          <table:table-cell table:style-name="ce70" table:formula="of:=CONCATENATE([.AM37])" office:value-type="string" office:string-value="fxam r32, fpr" calcext:value-type="string">
            <text:p>fxam r32, fpr</text:p>
          </table:table-cell>
          <table:table-cell table:formula="of:=CONCATENATE([.AN37])">
            <text:p/>
          </table:table-cell>
          <table:table-cell table:style-name="ce13" table:formula="of:=CONCATENATE([.AO37])" office:value-type="string" office:string-value="0x2" calcext:value-type="string">
            <text:p>0x2</text:p>
          </table:table-cell>
          <table:table-cell table:style-name="ce70" table:formula="of:=CONCATENATE([.AP37])" office:value-type="string" office:string-value="fround fpr, fpr" calcext:value-type="string">
            <text:p>fround fpr, fpr</text:p>
          </table:table-cell>
          <table:table-cell/>
          <table:table-cell table:style-name="ce13" table:formula="of:=[.AR37]" office:value-type="string" office:string-value="0x2" calcext:value-type="string">
            <text:p>0x2</text:p>
          </table:table-cell>
          <table:table-cell table:style-name="ce70" table:formula="of:=[.AS37]" office:value-type="string" office:string-value="fstgt r32, fpr, fpr" calcext:value-type="string">
            <text:p>fstgt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8])">
            <text:p/>
          </table:table-cell>
          <table:table-cell table:formula="of:=CONCATENATE([.C38])">
            <text:p/>
          </table:table-cell>
          <table:table-cell table:formula="of:=CONCATENATE([.D38])">
            <text:p/>
          </table:table-cell>
          <table:table-cell table:formula="of:=CONCATENATE([.E38])">
            <text:p/>
          </table:table-cell>
          <table:table-cell table:formula="of:=CONCATENATE([.F38])">
            <text:p/>
          </table:table-cell>
          <table:table-cell table:formula="of:=CONCATENATE([.G38])">
            <text:p/>
          </table:table-cell>
          <table:table-cell table:formula="of:=CONCATENATE([.H38])">
            <text:p/>
          </table:table-cell>
          <table:table-cell table:formula="of:=CONCATENATE([.I38])">
            <text:p/>
          </table:table-cell>
          <table:table-cell table:formula="of:=CONCATENATE([.J38])">
            <text:p/>
          </table:table-cell>
          <table:table-cell table:formula="of:=CONCATENATE([.K38])">
            <text:p/>
          </table:table-cell>
          <table:table-cell table:formula="of:=CONCATENATE([.L38])">
            <text:p/>
          </table:table-cell>
          <table:table-cell table:formula="of:=CONCATENATE([.M38])">
            <text:p/>
          </table:table-cell>
          <table:table-cell table:formula="of:=CONCATENATE([.N38])">
            <text:p/>
          </table:table-cell>
          <table:table-cell table:formula="of:=CONCATENATE([.O38])">
            <text:p/>
          </table:table-cell>
          <table:table-cell table:formula="of:=CONCATENATE([.P38])">
            <text:p/>
          </table:table-cell>
          <table:table-cell table:formula="of:=CONCATENATE([.Q38])">
            <text:p/>
          </table:table-cell>
          <table:table-cell table:formula="of:=CONCATENATE([.R38])">
            <text:p/>
          </table:table-cell>
          <table:table-cell table:formula="of:=CONCATENATE([.S38])">
            <text:p/>
          </table:table-cell>
          <table:table-cell table:formula="of:=CONCATENATE([.T38])">
            <text:p/>
          </table:table-cell>
          <table:table-cell table:formula="of:=CONCATENATE([.U38])">
            <text:p/>
          </table:table-cell>
          <table:table-cell table:formula="of:=CONCATENATE([.V38])">
            <text:p/>
          </table:table-cell>
          <table:table-cell table:formula="of:=CONCATENATE([.W38])">
            <text:p/>
          </table:table-cell>
          <table:table-cell table:formula="of:=CONCATENATE([.X38])">
            <text:p/>
          </table:table-cell>
          <table:table-cell table:formula="of:=CONCATENATE([.Y38])">
            <text:p/>
          </table:table-cell>
          <table:table-cell table:formula="of:=CONCATENATE([.Z38])">
            <text:p/>
          </table:table-cell>
          <table:table-cell table:formula="of:=CONCATENATE([.AA38])">
            <text:p/>
          </table:table-cell>
          <table:table-cell table:formula="of:=CONCATENATE([.AB38])">
            <text:p/>
          </table:table-cell>
          <table:table-cell table:formula="of:=CONCATENATE([.AC38])">
            <text:p/>
          </table:table-cell>
          <table:table-cell table:formula="of:=CONCATENATE([.AD38])">
            <text:p/>
          </table:table-cell>
          <table:table-cell table:formula="of:=CONCATENATE([.AE38])">
            <text:p/>
          </table:table-cell>
          <table:table-cell table:style-name="ce13" table:formula="of:=CONCATENATE([.AF38])" office:value-type="string" office:string-value="0x3" calcext:value-type="string">
            <text:p>0x3</text:p>
          </table:table-cell>
          <table:table-cell table:style-name="ce70" table:formula="of:=CONCATENATE([.AG38])" office:value-type="string" office:string-value="fmvs mem32, fpr" calcext:value-type="string">
            <text:p>fmvs mem32, fpr</text:p>
          </table:table-cell>
          <table:table-cell table:formula="of:=CONCATENATE([.AH38])">
            <text:p/>
          </table:table-cell>
          <table:table-cell table:style-name="ce13" table:formula="of:=CONCATENATE([.AI38])" office:value-type="string" office:string-value="0x3" calcext:value-type="string">
            <text:p>0x3</text:p>
          </table:table-cell>
          <table:table-cell table:style-name="ce70" table:formula="of:=CONCATENATE([.AJ38])" office:value-type="string" office:string-value="fsbb fpr, fpr, fpr" calcext:value-type="string">
            <text:p>fsbb fpr, fpr, fpr</text:p>
          </table:table-cell>
          <table:table-cell table:formula="of:=CONCATENATE([.AK38])">
            <text:p/>
          </table:table-cell>
          <table:table-cell table:style-name="ce13" table:formula="of:=CONCATENATE([.AL38])" office:value-type="string" office:string-value="0x3" calcext:value-type="string">
            <text:p>0x3</text:p>
          </table:table-cell>
          <table:table-cell table:style-name="ce70" table:formula="of:=CONCATENATE([.AM38])" office:value-type="string" office:string-value="fsin fpr, fpr" calcext:value-type="string">
            <text:p>fsin fpr, fpr</text:p>
          </table:table-cell>
          <table:table-cell table:formula="of:=CONCATENATE([.AN38])">
            <text:p/>
          </table:table-cell>
          <table:table-cell table:style-name="ce13" table:formula="of:=CONCATENATE([.AO38])" office:value-type="string" office:string-value="0x3" calcext:value-type="string">
            <text:p>0x3</text:p>
          </table:table-cell>
          <table:table-cell table:style-name="ce70" table:formula="of:=CONCATENATE([.AP38])" office:value-type="string" office:string-value="fcvtb r8, fpr" calcext:value-type="string">
            <text:p>fcvtb r8, fpr</text:p>
          </table:table-cell>
          <table:table-cell/>
          <table:table-cell table:style-name="ce13" table:formula="of:=[.AR38]" office:value-type="string" office:string-value="0x3" calcext:value-type="string">
            <text:p>0x3</text:p>
          </table:table-cell>
          <table:table-cell table:style-name="ce70" table:formula="of:=[.AS38]" office:value-type="string" office:string-value="fstlt r32, fpr, fpr" calcext:value-type="string">
            <text:p>fstlt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9])">
            <text:p/>
          </table:table-cell>
          <table:table-cell table:formula="of:=CONCATENATE([.C39])">
            <text:p/>
          </table:table-cell>
          <table:table-cell table:formula="of:=CONCATENATE([.D39])">
            <text:p/>
          </table:table-cell>
          <table:table-cell table:formula="of:=CONCATENATE([.E39])">
            <text:p/>
          </table:table-cell>
          <table:table-cell table:formula="of:=CONCATENATE([.F39])">
            <text:p/>
          </table:table-cell>
          <table:table-cell table:formula="of:=CONCATENATE([.G39])">
            <text:p/>
          </table:table-cell>
          <table:table-cell table:formula="of:=CONCATENATE([.H39])">
            <text:p/>
          </table:table-cell>
          <table:table-cell table:formula="of:=CONCATENATE([.I39])">
            <text:p/>
          </table:table-cell>
          <table:table-cell table:formula="of:=CONCATENATE([.J39])">
            <text:p/>
          </table:table-cell>
          <table:table-cell table:formula="of:=CONCATENATE([.K39])">
            <text:p/>
          </table:table-cell>
          <table:table-cell table:formula="of:=CONCATENATE([.L39])">
            <text:p/>
          </table:table-cell>
          <table:table-cell table:formula="of:=CONCATENATE([.M39])">
            <text:p/>
          </table:table-cell>
          <table:table-cell table:formula="of:=CONCATENATE([.N39])">
            <text:p/>
          </table:table-cell>
          <table:table-cell table:formula="of:=CONCATENATE([.O39])">
            <text:p/>
          </table:table-cell>
          <table:table-cell table:formula="of:=CONCATENATE([.P39])">
            <text:p/>
          </table:table-cell>
          <table:table-cell table:formula="of:=CONCATENATE([.Q39])">
            <text:p/>
          </table:table-cell>
          <table:table-cell table:formula="of:=CONCATENATE([.R39])">
            <text:p/>
          </table:table-cell>
          <table:table-cell table:formula="of:=CONCATENATE([.S39])">
            <text:p/>
          </table:table-cell>
          <table:table-cell table:style-name="ce20" table:formula="of:=CONCATENATE([.T39])" office:value-type="string" office:string-value="desc" calcext:value-type="string">
            <text:p>desc</text:p>
          </table:table-cell>
          <table:table-cell table:style-name="ce20" table:formula="of:=CONCATENATE([.U39])" office:value-type="string" office:string-value="0xB3" calcext:value-type="string">
            <text:p>0xB3</text:p>
          </table:table-cell>
          <table:table-cell table:formula="of:=CONCATENATE([.V39])">
            <text:p/>
          </table:table-cell>
          <table:table-cell table:style-name="ce20" table:formula="of:=CONCATENATE([.W39])" office:value-type="string" office:string-value="desc" calcext:value-type="string">
            <text:p>desc</text:p>
          </table:table-cell>
          <table:table-cell table:style-name="ce20" table:formula="of:=CONCATENATE([.X39])" office:value-type="string" office:string-value="0xB7" calcext:value-type="string">
            <text:p>0xB7</text:p>
          </table:table-cell>
          <table:table-cell table:formula="of:=CONCATENATE([.Y39])">
            <text:p/>
          </table:table-cell>
          <table:table-cell table:style-name="ce20" table:formula="of:=CONCATENATE([.Z39])" office:value-type="string" office:string-value="desc" calcext:value-type="string">
            <text:p>desc</text:p>
          </table:table-cell>
          <table:table-cell table:style-name="ce20" table:formula="of:=CONCATENATE([.AA39])" office:value-type="string" office:string-value="0xBB" calcext:value-type="string">
            <text:p>0xBB</text:p>
          </table:table-cell>
          <table:table-cell table:formula="of:=CONCATENATE([.AB39])">
            <text:p/>
          </table:table-cell>
          <table:table-cell table:formula="of:=CONCATENATE([.AC39])">
            <text:p/>
          </table:table-cell>
          <table:table-cell table:formula="of:=CONCATENATE([.AD39])">
            <text:p/>
          </table:table-cell>
          <table:table-cell table:formula="of:=CONCATENATE([.AE39])">
            <text:p/>
          </table:table-cell>
          <table:table-cell table:style-name="ce13" table:formula="of:=CONCATENATE([.AF39])" office:value-type="string" office:string-value="0x4" calcext:value-type="string">
            <text:p>0x4</text:p>
          </table:table-cell>
          <table:table-cell table:style-name="ce70" table:formula="of:=CONCATENATE([.AG39])" office:value-type="string" office:string-value="fmvs fpr, mem32" calcext:value-type="string">
            <text:p>fmvs fpr, mem32</text:p>
          </table:table-cell>
          <table:table-cell table:formula="of:=CONCATENATE([.AH39])">
            <text:p/>
          </table:table-cell>
          <table:table-cell table:style-name="ce13" table:formula="of:=CONCATENATE([.AI39])" office:value-type="string" office:string-value="0x4" calcext:value-type="string">
            <text:p>0x4</text:p>
          </table:table-cell>
          <table:table-cell table:style-name="ce70" table:formula="of:=CONCATENATE([.AJ39])" office:value-type="string" office:string-value="fsub fpr, fpr, fpr" calcext:value-type="string">
            <text:p>fsub fpr, fpr, fpr</text:p>
          </table:table-cell>
          <table:table-cell table:formula="of:=CONCATENATE([.AK39])">
            <text:p/>
          </table:table-cell>
          <table:table-cell table:style-name="ce13" table:formula="of:=CONCATENATE([.AL39])" office:value-type="string" office:string-value="0x4" calcext:value-type="string">
            <text:p>0x4</text:p>
          </table:table-cell>
          <table:table-cell table:style-name="ce70" table:formula="of:=CONCATENATE([.AM39])" office:value-type="string" office:string-value="fcos fpr, fpr" calcext:value-type="string">
            <text:p>fcos fpr, fpr</text:p>
          </table:table-cell>
          <table:table-cell table:formula="of:=CONCATENATE([.AN39])">
            <text:p/>
          </table:table-cell>
          <table:table-cell table:style-name="ce13" table:formula="of:=CONCATENATE([.AO39])" office:value-type="string" office:string-value="0x4" calcext:value-type="string">
            <text:p>0x4</text:p>
          </table:table-cell>
          <table:table-cell table:style-name="ce70" table:formula="of:=CONCATENATE([.AP39])" office:value-type="string" office:string-value="fcvth r16, fpr" calcext:value-type="string">
            <text:p>fcvth r16, fpr</text:p>
          </table:table-cell>
          <table:table-cell/>
          <table:table-cell table:style-name="ce13" table:formula="of:=[.AR39]" office:value-type="string" office:string-value="0x4" calcext:value-type="string">
            <text:p>0x4</text:p>
          </table:table-cell>
          <table:table-cell table:style-name="ce70" table:formula="of:=[.AS39]" office:value-type="string" office:string-value="fstge r32, fpr, fpr" calcext:value-type="string">
            <text:p>fstg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0])">
            <text:p/>
          </table:table-cell>
          <table:table-cell table:formula="of:=CONCATENATE([.C40])">
            <text:p/>
          </table:table-cell>
          <table:table-cell table:formula="of:=CONCATENATE([.D40])">
            <text:p/>
          </table:table-cell>
          <table:table-cell table:formula="of:=CONCATENATE([.E40])">
            <text:p/>
          </table:table-cell>
          <table:table-cell table:formula="of:=CONCATENATE([.F40])">
            <text:p/>
          </table:table-cell>
          <table:table-cell table:formula="of:=CONCATENATE([.G40])">
            <text:p/>
          </table:table-cell>
          <table:table-cell table:formula="of:=CONCATENATE([.H40])">
            <text:p/>
          </table:table-cell>
          <table:table-cell table:formula="of:=CONCATENATE([.I40])">
            <text:p/>
          </table:table-cell>
          <table:table-cell table:formula="of:=CONCATENATE([.J40])">
            <text:p/>
          </table:table-cell>
          <table:table-cell table:formula="of:=CONCATENATE([.K40])">
            <text:p/>
          </table:table-cell>
          <table:table-cell table:formula="of:=CONCATENATE([.L40])">
            <text:p/>
          </table:table-cell>
          <table:table-cell table:formula="of:=CONCATENATE([.M40])">
            <text:p/>
          </table:table-cell>
          <table:table-cell table:formula="of:=CONCATENATE([.N40])">
            <text:p/>
          </table:table-cell>
          <table:table-cell table:formula="of:=CONCATENATE([.O40])">
            <text:p/>
          </table:table-cell>
          <table:table-cell table:formula="of:=CONCATENATE([.P40])">
            <text:p/>
          </table:table-cell>
          <table:table-cell table:formula="of:=CONCATENATE([.Q40])">
            <text:p/>
          </table:table-cell>
          <table:table-cell table:formula="of:=CONCATENATE([.R40])">
            <text:p/>
          </table:table-cell>
          <table:table-cell table:formula="of:=CONCATENATE([.S40])">
            <text:p/>
          </table:table-cell>
          <table:table-cell table:style-name="ce13" table:formula="of:=CONCATENATE([.T40])" office:value-type="string" office:string-value="0x0" calcext:value-type="string">
            <text:p>0x0</text:p>
          </table:table-cell>
          <table:table-cell table:style-name="ce70" table:formula="of:=CONCATENATE([.U40])" office:value-type="string" office:string-value="and r8, imm8" calcext:value-type="string">
            <text:p>and r8, imm8</text:p>
          </table:table-cell>
          <table:table-cell table:formula="of:=CONCATENATE([.V40])">
            <text:p/>
          </table:table-cell>
          <table:table-cell table:style-name="ce13" table:formula="of:=CONCATENATE([.W40])" office:value-type="string" office:string-value="0x0" calcext:value-type="string">
            <text:p>0x0</text:p>
          </table:table-cell>
          <table:table-cell table:style-name="ce70" table:formula="of:=CONCATENATE([.X40])" office:value-type="string" office:string-value="or r8, imm8" calcext:value-type="string">
            <text:p>or r8, imm8</text:p>
          </table:table-cell>
          <table:table-cell table:formula="of:=CONCATENATE([.Y40])">
            <text:p/>
          </table:table-cell>
          <table:table-cell table:style-name="ce13" table:formula="of:=CONCATENATE([.Z40])" office:value-type="string" office:string-value="0x0" calcext:value-type="string">
            <text:p>0x0</text:p>
          </table:table-cell>
          <table:table-cell table:style-name="ce70" table:formula="of:=CONCATENATE([.AA40])" office:value-type="string" office:string-value="xor r8, imm8" calcext:value-type="string">
            <text:p>xor r8, imm8</text:p>
          </table:table-cell>
          <table:table-cell table:formula="of:=CONCATENATE([.AB40])">
            <text:p/>
          </table:table-cell>
          <table:table-cell table:formula="of:=CONCATENATE([.AC40])">
            <text:p/>
          </table:table-cell>
          <table:table-cell table:formula="of:=CONCATENATE([.AD40])">
            <text:p/>
          </table:table-cell>
          <table:table-cell table:formula="of:=CONCATENATE([.AE40])">
            <text:p/>
          </table:table-cell>
          <table:table-cell table:style-name="ce13" table:formula="of:=CONCATENATE([.AF40])" office:value-type="string" office:string-value="0x5" calcext:value-type="string">
            <text:p>0x5</text:p>
          </table:table-cell>
          <table:table-cell table:style-name="ce70" table:formula="of:=CONCATENATE([.AG40])" office:value-type="string" office:string-value="fmvd r32, r32, fpr" calcext:value-type="string">
            <text:p>fmvd r32, r32, fpr</text:p>
          </table:table-cell>
          <table:table-cell table:formula="of:=CONCATENATE([.AH40])">
            <text:p/>
          </table:table-cell>
          <table:table-cell table:style-name="ce13" table:formula="of:=CONCATENATE([.AI40])" office:value-type="string" office:string-value="0x5" calcext:value-type="string">
            <text:p>0x5</text:p>
          </table:table-cell>
          <table:table-cell table:style-name="ce70" table:formula="of:=CONCATENATE([.AJ40])" office:value-type="string" office:string-value="fsubi fpr, fpr, r32" calcext:value-type="string">
            <text:p>fsubi fpr, fpr, r32</text:p>
          </table:table-cell>
          <table:table-cell table:formula="of:=CONCATENATE([.AK40])">
            <text:p/>
          </table:table-cell>
          <table:table-cell table:style-name="ce13" table:formula="of:=CONCATENATE([.AL40])" office:value-type="string" office:string-value="0x5" calcext:value-type="string">
            <text:p>0x5</text:p>
          </table:table-cell>
          <table:table-cell table:style-name="ce70" table:formula="of:=CONCATENATE([.AM40])" office:value-type="string" office:string-value="ftan fpr, fpr" calcext:value-type="string">
            <text:p>ftan fpr, fpr</text:p>
          </table:table-cell>
          <table:table-cell table:formula="of:=CONCATENATE([.AN40])">
            <text:p/>
          </table:table-cell>
          <table:table-cell table:style-name="ce13" table:formula="of:=CONCATENATE([.AO40])" office:value-type="string" office:string-value="0x5" calcext:value-type="string">
            <text:p>0x5</text:p>
          </table:table-cell>
          <table:table-cell table:style-name="ce70" table:formula="of:=CONCATENATE([.AP40])" office:value-type="string" office:string-value="fcvtw r32, fpr" calcext:value-type="string">
            <text:p>fcvtw r32, fpr</text:p>
          </table:table-cell>
          <table:table-cell/>
          <table:table-cell table:style-name="ce13" table:formula="of:=[.AR40]" office:value-type="string" office:string-value="0x5" calcext:value-type="string">
            <text:p>0x5</text:p>
          </table:table-cell>
          <table:table-cell table:style-name="ce70" table:formula="of:=[.AS40]" office:value-type="string" office:string-value="fstle r32, fpr, fpr" calcext:value-type="string">
            <text:p>fstl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1])">
            <text:p/>
          </table:table-cell>
          <table:table-cell table:formula="of:=CONCATENATE([.C41])">
            <text:p/>
          </table:table-cell>
          <table:table-cell table:formula="of:=CONCATENATE([.D41])">
            <text:p/>
          </table:table-cell>
          <table:table-cell table:formula="of:=CONCATENATE([.E41])">
            <text:p/>
          </table:table-cell>
          <table:table-cell table:formula="of:=CONCATENATE([.F41])">
            <text:p/>
          </table:table-cell>
          <table:table-cell table:formula="of:=CONCATENATE([.G41])">
            <text:p/>
          </table:table-cell>
          <table:table-cell table:formula="of:=CONCATENATE([.H41])">
            <text:p/>
          </table:table-cell>
          <table:table-cell table:formula="of:=CONCATENATE([.I41])">
            <text:p/>
          </table:table-cell>
          <table:table-cell table:formula="of:=CONCATENATE([.J41])">
            <text:p/>
          </table:table-cell>
          <table:table-cell table:formula="of:=CONCATENATE([.K41])">
            <text:p/>
          </table:table-cell>
          <table:table-cell table:formula="of:=CONCATENATE([.L41])">
            <text:p/>
          </table:table-cell>
          <table:table-cell table:formula="of:=CONCATENATE([.M41])">
            <text:p/>
          </table:table-cell>
          <table:table-cell table:formula="of:=CONCATENATE([.N41])">
            <text:p/>
          </table:table-cell>
          <table:table-cell table:formula="of:=CONCATENATE([.O41])">
            <text:p/>
          </table:table-cell>
          <table:table-cell table:formula="of:=CONCATENATE([.P41])">
            <text:p/>
          </table:table-cell>
          <table:table-cell table:formula="of:=CONCATENATE([.Q41])">
            <text:p/>
          </table:table-cell>
          <table:table-cell table:formula="of:=CONCATENATE([.R41])">
            <text:p/>
          </table:table-cell>
          <table:table-cell table:formula="of:=CONCATENATE([.S41])">
            <text:p/>
          </table:table-cell>
          <table:table-cell table:style-name="ce13" table:formula="of:=CONCATENATE([.T41])" office:value-type="string" office:string-value="0x1" calcext:value-type="string">
            <text:p>0x1</text:p>
          </table:table-cell>
          <table:table-cell table:style-name="ce70" table:formula="of:=CONCATENATE([.U41])" office:value-type="string" office:string-value="and r16, imm16" calcext:value-type="string">
            <text:p>and r16, imm16</text:p>
          </table:table-cell>
          <table:table-cell table:formula="of:=CONCATENATE([.V41])">
            <text:p/>
          </table:table-cell>
          <table:table-cell table:style-name="ce13" table:formula="of:=CONCATENATE([.W41])" office:value-type="string" office:string-value="0x1" calcext:value-type="string">
            <text:p>0x1</text:p>
          </table:table-cell>
          <table:table-cell table:style-name="ce70" table:formula="of:=CONCATENATE([.X41])" office:value-type="string" office:string-value="or r16, imm16" calcext:value-type="string">
            <text:p>or r16, imm16</text:p>
          </table:table-cell>
          <table:table-cell table:formula="of:=CONCATENATE([.Y41])">
            <text:p/>
          </table:table-cell>
          <table:table-cell table:style-name="ce13" table:formula="of:=CONCATENATE([.Z41])" office:value-type="string" office:string-value="0x1" calcext:value-type="string">
            <text:p>0x1</text:p>
          </table:table-cell>
          <table:table-cell table:style-name="ce70" table:formula="of:=CONCATENATE([.AA41])" office:value-type="string" office:string-value="xor r16, imm16" calcext:value-type="string">
            <text:p>xor r16, imm16</text:p>
          </table:table-cell>
          <table:table-cell table:formula="of:=CONCATENATE([.AB41])">
            <text:p/>
          </table:table-cell>
          <table:table-cell table:formula="of:=CONCATENATE([.AC41])">
            <text:p/>
          </table:table-cell>
          <table:table-cell table:formula="of:=CONCATENATE([.AD41])">
            <text:p/>
          </table:table-cell>
          <table:table-cell table:formula="of:=CONCATENATE([.AE41])">
            <text:p/>
          </table:table-cell>
          <table:table-cell table:style-name="ce13" table:formula="of:=CONCATENATE([.AF41])" office:value-type="string" office:string-value="0x6" calcext:value-type="string">
            <text:p>0x6</text:p>
          </table:table-cell>
          <table:table-cell table:style-name="ce70" table:formula="of:=CONCATENATE([.AG41])" office:value-type="string" office:string-value="fmvd fpr, r32, r32" calcext:value-type="string">
            <text:p>fmvd fpr, r32, r32</text:p>
          </table:table-cell>
          <table:table-cell table:formula="of:=CONCATENATE([.AH41])">
            <text:p/>
          </table:table-cell>
          <table:table-cell table:style-name="ce13" table:formula="of:=CONCATENATE([.AI41])" office:value-type="string" office:string-value="0x6" calcext:value-type="string">
            <text:p>0x6</text:p>
          </table:table-cell>
          <table:table-cell table:style-name="ce70" table:formula="of:=CONCATENATE([.AJ41])" office:value-type="string" office:string-value="fmul fpr, fpr, fpr" calcext:value-type="string">
            <text:p>fmul fpr, fpr, fpr</text:p>
          </table:table-cell>
          <table:table-cell table:formula="of:=CONCATENATE([.AK41])">
            <text:p/>
          </table:table-cell>
          <table:table-cell table:style-name="ce13" table:formula="of:=CONCATENATE([.AL41])" office:value-type="string" office:string-value="0x6" calcext:value-type="string">
            <text:p>0x6</text:p>
          </table:table-cell>
          <table:table-cell table:style-name="ce70" table:formula="of:=CONCATENATE([.AM41])" office:value-type="string" office:string-value="fasin fpr, fpr" calcext:value-type="string">
            <text:p>fasin fpr, fpr</text:p>
          </table:table-cell>
          <table:table-cell table:formula="of:=CONCATENATE([.AN41])">
            <text:p/>
          </table:table-cell>
          <table:table-cell table:style-name="ce13" table:formula="of:=CONCATENATE([.AO41])" office:value-type="string" office:string-value="0x6" calcext:value-type="string">
            <text:p>0x6</text:p>
          </table:table-cell>
          <table:table-cell table:style-name="ce70" table:formula="of:=CONCATENATE([.AP41])" office:value-type="string" office:string-value="fcvtsb r8, fpr" calcext:value-type="string">
            <text:p>fcvtsb r8, fpr</text:p>
          </table:table-cell>
          <table:table-cell/>
          <table:table-cell table:style-name="ce13" table:formula="of:=[.AR41]" office:value-type="string" office:string-value="0x6" calcext:value-type="string">
            <text:p>0x6</text:p>
          </table:table-cell>
          <table:table-cell table:style-name="ce70" table:formula="of:=[.AS41]" office:value-type="string" office:string-value="fsteqz r32, fpr" calcext:value-type="string">
            <text:p>fsteq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2])">
            <text:p/>
          </table:table-cell>
          <table:table-cell table:formula="of:=CONCATENATE([.C42])">
            <text:p/>
          </table:table-cell>
          <table:table-cell table:formula="of:=CONCATENATE([.D42])">
            <text:p/>
          </table:table-cell>
          <table:table-cell table:formula="of:=CONCATENATE([.E42])">
            <text:p/>
          </table:table-cell>
          <table:table-cell table:formula="of:=CONCATENATE([.F42])">
            <text:p/>
          </table:table-cell>
          <table:table-cell table:formula="of:=CONCATENATE([.G42])">
            <text:p/>
          </table:table-cell>
          <table:table-cell table:formula="of:=CONCATENATE([.H42])">
            <text:p/>
          </table:table-cell>
          <table:table-cell table:formula="of:=CONCATENATE([.I42])">
            <text:p/>
          </table:table-cell>
          <table:table-cell table:formula="of:=CONCATENATE([.J42])">
            <text:p/>
          </table:table-cell>
          <table:table-cell table:formula="of:=CONCATENATE([.K42])">
            <text:p/>
          </table:table-cell>
          <table:table-cell table:formula="of:=CONCATENATE([.L42])">
            <text:p/>
          </table:table-cell>
          <table:table-cell table:formula="of:=CONCATENATE([.M42])">
            <text:p/>
          </table:table-cell>
          <table:table-cell table:formula="of:=CONCATENATE([.N42])">
            <text:p/>
          </table:table-cell>
          <table:table-cell table:formula="of:=CONCATENATE([.O42])">
            <text:p/>
          </table:table-cell>
          <table:table-cell table:formula="of:=CONCATENATE([.P42])">
            <text:p/>
          </table:table-cell>
          <table:table-cell table:formula="of:=CONCATENATE([.Q42])">
            <text:p/>
          </table:table-cell>
          <table:table-cell table:formula="of:=CONCATENATE([.R42])">
            <text:p/>
          </table:table-cell>
          <table:table-cell table:formula="of:=CONCATENATE([.S42])">
            <text:p/>
          </table:table-cell>
          <table:table-cell table:style-name="ce13" table:formula="of:=CONCATENATE([.T42])" office:value-type="string" office:string-value="0x2" calcext:value-type="string">
            <text:p>0x2</text:p>
          </table:table-cell>
          <table:table-cell table:style-name="ce70" table:formula="of:=CONCATENATE([.U42])" office:value-type="string" office:string-value="and r32, imm32" calcext:value-type="string">
            <text:p>and r32, imm32</text:p>
          </table:table-cell>
          <table:table-cell table:formula="of:=CONCATENATE([.V42])">
            <text:p/>
          </table:table-cell>
          <table:table-cell table:style-name="ce13" table:formula="of:=CONCATENATE([.W42])" office:value-type="string" office:string-value="0x2" calcext:value-type="string">
            <text:p>0x2</text:p>
          </table:table-cell>
          <table:table-cell table:style-name="ce70" table:formula="of:=CONCATENATE([.X42])" office:value-type="string" office:string-value="or r32, imm32" calcext:value-type="string">
            <text:p>or r32, imm32</text:p>
          </table:table-cell>
          <table:table-cell table:formula="of:=CONCATENATE([.Y42])">
            <text:p/>
          </table:table-cell>
          <table:table-cell table:style-name="ce13" table:formula="of:=CONCATENATE([.Z42])" office:value-type="string" office:string-value="0x2" calcext:value-type="string">
            <text:p>0x2</text:p>
          </table:table-cell>
          <table:table-cell table:style-name="ce70" table:formula="of:=CONCATENATE([.AA42])" office:value-type="string" office:string-value="xor r32, imm32" calcext:value-type="string">
            <text:p>xor r32, imm32</text:p>
          </table:table-cell>
          <table:table-cell table:formula="of:=CONCATENATE([.AB42])">
            <text:p/>
          </table:table-cell>
          <table:table-cell table:formula="of:=CONCATENATE([.AC42])">
            <text:p/>
          </table:table-cell>
          <table:table-cell table:formula="of:=CONCATENATE([.AD42])">
            <text:p/>
          </table:table-cell>
          <table:table-cell table:formula="of:=CONCATENATE([.AE42])">
            <text:p/>
          </table:table-cell>
          <table:table-cell table:style-name="ce13" table:formula="of:=CONCATENATE([.AF42])" office:value-type="string" office:string-value="0x7" calcext:value-type="string">
            <text:p>0x7</text:p>
          </table:table-cell>
          <table:table-cell table:style-name="ce70" table:formula="of:=CONCATENATE([.AG42])" office:value-type="string" office:string-value="fmvd mem64, fpr" calcext:value-type="string">
            <text:p>fmvd mem64, fpr</text:p>
          </table:table-cell>
          <table:table-cell table:formula="of:=CONCATENATE([.AH42])">
            <text:p/>
          </table:table-cell>
          <table:table-cell table:style-name="ce13" table:formula="of:=CONCATENATE([.AI42])" office:value-type="string" office:string-value="0x7" calcext:value-type="string">
            <text:p>0x7</text:p>
          </table:table-cell>
          <table:table-cell table:style-name="ce70" table:formula="of:=CONCATENATE([.AJ42])" office:value-type="string" office:string-value="fmadc fpr, fpr, fpr, fpr" calcext:value-type="string">
            <text:p>fmadc fpr, fpr, fpr, fpr</text:p>
          </table:table-cell>
          <table:table-cell table:formula="of:=CONCATENATE([.AK42])">
            <text:p/>
          </table:table-cell>
          <table:table-cell table:style-name="ce13" table:formula="of:=CONCATENATE([.AL42])" office:value-type="string" office:string-value="0x7" calcext:value-type="string">
            <text:p>0x7</text:p>
          </table:table-cell>
          <table:table-cell table:style-name="ce70" table:formula="of:=CONCATENATE([.AM42])" office:value-type="string" office:string-value="facos fpr, fpr" calcext:value-type="string">
            <text:p>facos fpr, fpr</text:p>
          </table:table-cell>
          <table:table-cell table:formula="of:=CONCATENATE([.AN42])">
            <text:p/>
          </table:table-cell>
          <table:table-cell table:style-name="ce13" table:formula="of:=CONCATENATE([.AO42])" office:value-type="string" office:string-value="0x7" calcext:value-type="string">
            <text:p>0x7</text:p>
          </table:table-cell>
          <table:table-cell table:style-name="ce70" table:formula="of:=CONCATENATE([.AP42])" office:value-type="string" office:string-value="fcvtsh r16, fpr" calcext:value-type="string">
            <text:p>fcvtsh r16, fpr</text:p>
          </table:table-cell>
          <table:table-cell/>
          <table:table-cell table:style-name="ce13" table:formula="of:=[.AR42]" office:value-type="string" office:string-value="0x7" calcext:value-type="string">
            <text:p>0x7</text:p>
          </table:table-cell>
          <table:table-cell table:style-name="ce70" table:formula="of:=[.AS42]" office:value-type="string" office:string-value="fstreqz r32, fpr, fpr" calcext:value-type="string">
            <text:p>fstreqz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3])">
            <text:p/>
          </table:table-cell>
          <table:table-cell table:formula="of:=CONCATENATE([.C43])">
            <text:p/>
          </table:table-cell>
          <table:table-cell table:formula="of:=CONCATENATE([.D43])">
            <text:p/>
          </table:table-cell>
          <table:table-cell table:formula="of:=CONCATENATE([.E43])">
            <text:p/>
          </table:table-cell>
          <table:table-cell table:formula="of:=CONCATENATE([.F43])">
            <text:p/>
          </table:table-cell>
          <table:table-cell table:formula="of:=CONCATENATE([.G43])">
            <text:p/>
          </table:table-cell>
          <table:table-cell table:formula="of:=CONCATENATE([.H43])">
            <text:p/>
          </table:table-cell>
          <table:table-cell table:formula="of:=CONCATENATE([.I43])">
            <text:p/>
          </table:table-cell>
          <table:table-cell table:formula="of:=CONCATENATE([.J43])">
            <text:p/>
          </table:table-cell>
          <table:table-cell table:formula="of:=CONCATENATE([.K43])">
            <text:p/>
          </table:table-cell>
          <table:table-cell table:formula="of:=CONCATENATE([.L43])">
            <text:p/>
          </table:table-cell>
          <table:table-cell table:formula="of:=CONCATENATE([.M43])">
            <text:p/>
          </table:table-cell>
          <table:table-cell table:formula="of:=CONCATENATE([.N43])">
            <text:p/>
          </table:table-cell>
          <table:table-cell table:formula="of:=CONCATENATE([.O43])">
            <text:p/>
          </table:table-cell>
          <table:table-cell table:formula="of:=CONCATENATE([.P43])">
            <text:p/>
          </table:table-cell>
          <table:table-cell table:formula="of:=CONCATENATE([.Q43])">
            <text:p/>
          </table:table-cell>
          <table:table-cell table:formula="of:=CONCATENATE([.R43])">
            <text:p/>
          </table:table-cell>
          <table:table-cell table:formula="of:=CONCATENATE([.S43])">
            <text:p/>
          </table:table-cell>
          <table:table-cell table:style-name="ce13" table:formula="of:=CONCATENATE([.T43])" office:value-type="string" office:string-value="0x3" calcext:value-type="string">
            <text:p>0x3</text:p>
          </table:table-cell>
          <table:table-cell table:style-name="ce70" table:formula="of:=CONCATENATE([.U43])" office:value-type="string" office:string-value="and r8, mem8" calcext:value-type="string">
            <text:p>and r8, mem8</text:p>
          </table:table-cell>
          <table:table-cell table:formula="of:=CONCATENATE([.V43])">
            <text:p/>
          </table:table-cell>
          <table:table-cell table:style-name="ce13" table:formula="of:=CONCATENATE([.W43])" office:value-type="string" office:string-value="0x3" calcext:value-type="string">
            <text:p>0x3</text:p>
          </table:table-cell>
          <table:table-cell table:style-name="ce70" table:formula="of:=CONCATENATE([.X43])" office:value-type="string" office:string-value="or r8, mem8" calcext:value-type="string">
            <text:p>or r8, mem8</text:p>
          </table:table-cell>
          <table:table-cell table:formula="of:=CONCATENATE([.Y43])">
            <text:p/>
          </table:table-cell>
          <table:table-cell table:style-name="ce13" table:formula="of:=CONCATENATE([.Z43])" office:value-type="string" office:string-value="0x3" calcext:value-type="string">
            <text:p>0x3</text:p>
          </table:table-cell>
          <table:table-cell table:style-name="ce70" table:formula="of:=CONCATENATE([.AA43])" office:value-type="string" office:string-value="xor r8, mem8" calcext:value-type="string">
            <text:p>xor r8, mem8</text:p>
          </table:table-cell>
          <table:table-cell table:formula="of:=CONCATENATE([.AB43])">
            <text:p/>
          </table:table-cell>
          <table:table-cell table:formula="of:=CONCATENATE([.AC43])">
            <text:p/>
          </table:table-cell>
          <table:table-cell table:formula="of:=CONCATENATE([.AD43])">
            <text:p/>
          </table:table-cell>
          <table:table-cell table:formula="of:=CONCATENATE([.AE43])">
            <text:p/>
          </table:table-cell>
          <table:table-cell table:style-name="ce13" table:formula="of:=CONCATENATE([.AF43])" office:value-type="string" office:string-value="0x8" calcext:value-type="string">
            <text:p>0x8</text:p>
          </table:table-cell>
          <table:table-cell table:style-name="ce70" table:formula="of:=CONCATENATE([.AG43])" office:value-type="string" office:string-value="fmvd fpr, mem64" calcext:value-type="string">
            <text:p>fmvd fpr, mem64</text:p>
          </table:table-cell>
          <table:table-cell table:formula="of:=CONCATENATE([.AH43])">
            <text:p/>
          </table:table-cell>
          <table:table-cell table:style-name="ce13" table:formula="of:=CONCATENATE([.AI43])" office:value-type="string" office:string-value="0x8" calcext:value-type="string">
            <text:p>0x8</text:p>
          </table:table-cell>
          <table:table-cell table:style-name="ce70" table:formula="of:=CONCATENATE([.AJ43])" office:value-type="string" office:string-value="fmadd fpr, fpr, fpr, fpr" calcext:value-type="string">
            <text:p>fmadd fpr, fpr, fpr, fpr</text:p>
          </table:table-cell>
          <table:table-cell table:formula="of:=CONCATENATE([.AK43])">
            <text:p/>
          </table:table-cell>
          <table:table-cell table:style-name="ce13" table:formula="of:=CONCATENATE([.AL43])" office:value-type="string" office:string-value="0x8" calcext:value-type="string">
            <text:p>0x8</text:p>
          </table:table-cell>
          <table:table-cell table:style-name="ce70" table:formula="of:=CONCATENATE([.AM43])" office:value-type="string" office:string-value="fatan fpr, fpr" calcext:value-type="string">
            <text:p>fatan fpr, fpr</text:p>
          </table:table-cell>
          <table:table-cell table:formula="of:=CONCATENATE([.AN43])">
            <text:p/>
          </table:table-cell>
          <table:table-cell table:style-name="ce13" table:formula="of:=CONCATENATE([.AO43])" office:value-type="string" office:string-value="0x8" calcext:value-type="string">
            <text:p>0x8</text:p>
          </table:table-cell>
          <table:table-cell table:style-name="ce70" table:formula="of:=CONCATENATE([.AP43])" office:value-type="string" office:string-value="fcvtsw r32, fpr" calcext:value-type="string">
            <text:p>fcvtsw r32, fpr</text:p>
          </table:table-cell>
          <table:table-cell/>
          <table:table-cell table:style-name="ce13" table:formula="of:=[.AR43]" office:value-type="string" office:string-value="0x8" calcext:value-type="string">
            <text:p>0x8</text:p>
          </table:table-cell>
          <table:table-cell table:style-name="ce70" table:formula="of:=[.AS43]" office:value-type="string" office:string-value="fstnez r32, fpr" calcext:value-type="string">
            <text:p>fstn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4])">
            <text:p/>
          </table:table-cell>
          <table:table-cell table:formula="of:=CONCATENATE([.C44])">
            <text:p/>
          </table:table-cell>
          <table:table-cell table:formula="of:=CONCATENATE([.D44])">
            <text:p/>
          </table:table-cell>
          <table:table-cell table:formula="of:=CONCATENATE([.E44])">
            <text:p/>
          </table:table-cell>
          <table:table-cell table:formula="of:=CONCATENATE([.F44])">
            <text:p/>
          </table:table-cell>
          <table:table-cell table:formula="of:=CONCATENATE([.G44])">
            <text:p/>
          </table:table-cell>
          <table:table-cell table:formula="of:=CONCATENATE([.H44])">
            <text:p/>
          </table:table-cell>
          <table:table-cell table:formula="of:=CONCATENATE([.I44])">
            <text:p/>
          </table:table-cell>
          <table:table-cell table:formula="of:=CONCATENATE([.J44])">
            <text:p/>
          </table:table-cell>
          <table:table-cell table:formula="of:=CONCATENATE([.K44])">
            <text:p/>
          </table:table-cell>
          <table:table-cell table:formula="of:=CONCATENATE([.L44])">
            <text:p/>
          </table:table-cell>
          <table:table-cell table:formula="of:=CONCATENATE([.M44])">
            <text:p/>
          </table:table-cell>
          <table:table-cell table:formula="of:=CONCATENATE([.N44])">
            <text:p/>
          </table:table-cell>
          <table:table-cell table:formula="of:=CONCATENATE([.O44])">
            <text:p/>
          </table:table-cell>
          <table:table-cell table:formula="of:=CONCATENATE([.P44])">
            <text:p/>
          </table:table-cell>
          <table:table-cell table:formula="of:=CONCATENATE([.Q44])">
            <text:p/>
          </table:table-cell>
          <table:table-cell table:formula="of:=CONCATENATE([.R44])">
            <text:p/>
          </table:table-cell>
          <table:table-cell table:formula="of:=CONCATENATE([.S44])">
            <text:p/>
          </table:table-cell>
          <table:table-cell table:style-name="ce13" table:formula="of:=CONCATENATE([.T44])" office:value-type="string" office:string-value="0x4" calcext:value-type="string">
            <text:p>0x4</text:p>
          </table:table-cell>
          <table:table-cell table:style-name="ce70" table:formula="of:=CONCATENATE([.U44])" office:value-type="string" office:string-value="and r16, mem16" calcext:value-type="string">
            <text:p>and r16, mem16</text:p>
          </table:table-cell>
          <table:table-cell table:formula="of:=CONCATENATE([.V44])">
            <text:p/>
          </table:table-cell>
          <table:table-cell table:style-name="ce13" table:formula="of:=CONCATENATE([.W44])" office:value-type="string" office:string-value="0x4" calcext:value-type="string">
            <text:p>0x4</text:p>
          </table:table-cell>
          <table:table-cell table:style-name="ce70" table:formula="of:=CONCATENATE([.X44])" office:value-type="string" office:string-value="or r16, mem16" calcext:value-type="string">
            <text:p>or r16, mem16</text:p>
          </table:table-cell>
          <table:table-cell table:formula="of:=CONCATENATE([.Y44])">
            <text:p/>
          </table:table-cell>
          <table:table-cell table:style-name="ce13" table:formula="of:=CONCATENATE([.Z44])" office:value-type="string" office:string-value="0x4" calcext:value-type="string">
            <text:p>0x4</text:p>
          </table:table-cell>
          <table:table-cell table:style-name="ce70" table:formula="of:=CONCATENATE([.AA44])" office:value-type="string" office:string-value="xor r16, mem16" calcext:value-type="string">
            <text:p>xor r16, mem16</text:p>
          </table:table-cell>
          <table:table-cell table:formula="of:=CONCATENATE([.AB44])">
            <text:p/>
          </table:table-cell>
          <table:table-cell table:formula="of:=CONCATENATE([.AC44])">
            <text:p/>
          </table:table-cell>
          <table:table-cell table:formula="of:=CONCATENATE([.AD44])">
            <text:p/>
          </table:table-cell>
          <table:table-cell table:formula="of:=CONCATENATE([.AE44])">
            <text:p/>
          </table:table-cell>
          <table:table-cell table:style-name="ce13" table:formula="of:=CONCATENATE([.AF44])" office:value-type="string" office:string-value="0x9" calcext:value-type="string">
            <text:p>0x9</text:p>
          </table:table-cell>
          <table:table-cell table:style-name="ce70" table:formula="of:=CONCATENATE([.AG44])" office:value-type="string" office:string-value="fpops fpr" calcext:value-type="string">
            <text:p>fpops fpr</text:p>
          </table:table-cell>
          <table:table-cell table:formula="of:=CONCATENATE([.AH44])">
            <text:p/>
          </table:table-cell>
          <table:table-cell table:style-name="ce13" table:formula="of:=CONCATENATE([.AI44])" office:value-type="string" office:string-value="0x9" calcext:value-type="string">
            <text:p>0x9</text:p>
          </table:table-cell>
          <table:table-cell table:style-name="ce70" table:formula="of:=CONCATENATE([.AJ44])" office:value-type="string" office:string-value="fdiv fpr, fpr, fpr" calcext:value-type="string">
            <text:p>fdiv fpr, fpr, fpr</text:p>
          </table:table-cell>
          <table:table-cell table:formula="of:=CONCATENATE([.AK44])">
            <text:p/>
          </table:table-cell>
          <table:table-cell table:style-name="ce13" table:formula="of:=CONCATENATE([.AL44])" office:value-type="string" office:string-value="0x9" calcext:value-type="string">
            <text:p>0x9</text:p>
          </table:table-cell>
          <table:table-cell table:style-name="ce70" table:formula="of:=CONCATENATE([.AM44])" office:value-type="string" office:string-value="fatan2 fpr, fpr" calcext:value-type="string">
            <text:p>fatan2 fpr, fpr</text:p>
          </table:table-cell>
          <table:table-cell table:formula="of:=CONCATENATE([.AN44])">
            <text:p/>
          </table:table-cell>
          <table:table-cell table:style-name="ce13" table:formula="of:=CONCATENATE([.AO44])" office:value-type="string" office:string-value="0x9" calcext:value-type="string">
            <text:p>0x9</text:p>
          </table:table-cell>
          <table:table-cell table:style-name="ce70" table:formula="of:=CONCATENATE([.AP44])" office:value-type="string" office:string-value="fcvfb fpr, r8" calcext:value-type="string">
            <text:p>fcvfb fpr, r8</text:p>
          </table:table-cell>
          <table:table-cell/>
          <table:table-cell table:style-name="ce13" table:formula="of:=[.AR44]" office:value-type="string" office:string-value="0x9" calcext:value-type="string">
            <text:p>0x9</text:p>
          </table:table-cell>
          <table:table-cell table:style-name="ce70" table:formula="of:=[.AS44]" office:value-type="string" office:string-value="fstrnez r32, fpr, fpr" calcext:value-type="string">
            <text:p>fstrnez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5])">
            <text:p/>
          </table:table-cell>
          <table:table-cell table:formula="of:=CONCATENATE([.C45])">
            <text:p/>
          </table:table-cell>
          <table:table-cell table:formula="of:=CONCATENATE([.D45])">
            <text:p/>
          </table:table-cell>
          <table:table-cell table:formula="of:=CONCATENATE([.E45])">
            <text:p/>
          </table:table-cell>
          <table:table-cell table:formula="of:=CONCATENATE([.F45])">
            <text:p/>
          </table:table-cell>
          <table:table-cell table:formula="of:=CONCATENATE([.G45])">
            <text:p/>
          </table:table-cell>
          <table:table-cell table:formula="of:=CONCATENATE([.H45])">
            <text:p/>
          </table:table-cell>
          <table:table-cell table:formula="of:=CONCATENATE([.I45])">
            <text:p/>
          </table:table-cell>
          <table:table-cell table:formula="of:=CONCATENATE([.J45])">
            <text:p/>
          </table:table-cell>
          <table:table-cell table:formula="of:=CONCATENATE([.K45])">
            <text:p/>
          </table:table-cell>
          <table:table-cell table:formula="of:=CONCATENATE([.L45])">
            <text:p/>
          </table:table-cell>
          <table:table-cell table:formula="of:=CONCATENATE([.M45])">
            <text:p/>
          </table:table-cell>
          <table:table-cell table:formula="of:=CONCATENATE([.N45])">
            <text:p/>
          </table:table-cell>
          <table:table-cell table:formula="of:=CONCATENATE([.O45])">
            <text:p/>
          </table:table-cell>
          <table:table-cell table:formula="of:=CONCATENATE([.P45])">
            <text:p/>
          </table:table-cell>
          <table:table-cell table:formula="of:=CONCATENATE([.Q45])">
            <text:p/>
          </table:table-cell>
          <table:table-cell table:formula="of:=CONCATENATE([.R45])">
            <text:p/>
          </table:table-cell>
          <table:table-cell table:formula="of:=CONCATENATE([.S45])">
            <text:p/>
          </table:table-cell>
          <table:table-cell table:style-name="ce13" table:formula="of:=CONCATENATE([.T45])" office:value-type="string" office:string-value="0x5" calcext:value-type="string">
            <text:p>0x5</text:p>
          </table:table-cell>
          <table:table-cell table:style-name="ce70" table:formula="of:=CONCATENATE([.U45])" office:value-type="string" office:string-value="and r32, mem32" calcext:value-type="string">
            <text:p>and r32, mem32</text:p>
          </table:table-cell>
          <table:table-cell table:formula="of:=CONCATENATE([.V45])">
            <text:p/>
          </table:table-cell>
          <table:table-cell table:style-name="ce13" table:formula="of:=CONCATENATE([.W45])" office:value-type="string" office:string-value="0x5" calcext:value-type="string">
            <text:p>0x5</text:p>
          </table:table-cell>
          <table:table-cell table:style-name="ce70" table:formula="of:=CONCATENATE([.X45])" office:value-type="string" office:string-value="or r32, mem32" calcext:value-type="string">
            <text:p>or r32, mem32</text:p>
          </table:table-cell>
          <table:table-cell table:formula="of:=CONCATENATE([.Y45])">
            <text:p/>
          </table:table-cell>
          <table:table-cell table:style-name="ce13" table:formula="of:=CONCATENATE([.Z45])" office:value-type="string" office:string-value="0x5" calcext:value-type="string">
            <text:p>0x5</text:p>
          </table:table-cell>
          <table:table-cell table:style-name="ce70" table:formula="of:=CONCATENATE([.AA45])" office:value-type="string" office:string-value="xor r32, mem32" calcext:value-type="string">
            <text:p>xor r32, mem32</text:p>
          </table:table-cell>
          <table:table-cell table:formula="of:=CONCATENATE([.AB45])">
            <text:p/>
          </table:table-cell>
          <table:table-cell table:formula="of:=CONCATENATE([.AC45])">
            <text:p/>
          </table:table-cell>
          <table:table-cell table:formula="of:=CONCATENATE([.AD45])">
            <text:p/>
          </table:table-cell>
          <table:table-cell table:formula="of:=CONCATENATE([.AE45])">
            <text:p/>
          </table:table-cell>
          <table:table-cell table:style-name="ce13" table:formula="of:=CONCATENATE([.AF45])" office:value-type="string" office:string-value="0xA" calcext:value-type="string">
            <text:p>0xA</text:p>
          </table:table-cell>
          <table:table-cell table:style-name="ce70" table:formula="of:=CONCATENATE([.AG45])" office:value-type="string" office:string-value="fpopd fpr" calcext:value-type="string">
            <text:p>fpopd fpr</text:p>
          </table:table-cell>
          <table:table-cell table:formula="of:=CONCATENATE([.AH45])">
            <text:p/>
          </table:table-cell>
          <table:table-cell table:style-name="ce13" table:formula="of:=CONCATENATE([.AI45])" office:value-type="string" office:string-value="0xA" calcext:value-type="string">
            <text:p>0xA</text:p>
          </table:table-cell>
          <table:table-cell table:style-name="ce70" table:formula="of:=CONCATENATE([.AJ45])" office:value-type="string" office:string-value="fdsbb fpr, fpr, fpr, fpr" calcext:value-type="string">
            <text:p>fdsbb fpr, fpr, fpr, fpr</text:p>
          </table:table-cell>
          <table:table-cell table:formula="of:=CONCATENATE([.AK45])">
            <text:p/>
          </table:table-cell>
          <table:table-cell table:style-name="ce13" table:formula="of:=CONCATENATE([.AL45])" office:value-type="string" office:string-value="0xA" calcext:value-type="string">
            <text:p>0xA</text:p>
          </table:table-cell>
          <table:table-cell table:style-name="ce70" table:formula="of:=CONCATENATE([.AM45])" office:value-type="string" office:string-value="fsqrt fpr, fpr" calcext:value-type="string">
            <text:p>fsqrt fpr, fpr</text:p>
          </table:table-cell>
          <table:table-cell table:formula="of:=CONCATENATE([.AN45])">
            <text:p/>
          </table:table-cell>
          <table:table-cell table:style-name="ce13" table:formula="of:=CONCATENATE([.AO45])" office:value-type="string" office:string-value="0xA" calcext:value-type="string">
            <text:p>0xA</text:p>
          </table:table-cell>
          <table:table-cell table:style-name="ce70" table:formula="of:=CONCATENATE([.AP45])" office:value-type="string" office:string-value="fcvfh fpr, r16" calcext:value-type="string">
            <text:p>fcvfh fpr, r16</text:p>
          </table:table-cell>
          <table:table-cell/>
          <table:table-cell table:style-name="ce13" table:formula="of:=[.AR45]" office:value-type="string" office:string-value="0xA" calcext:value-type="string">
            <text:p>0xA</text:p>
          </table:table-cell>
          <table:table-cell table:style-name="ce70" table:formula="of:=[.AS45]" office:value-type="string" office:string-value="fstgtz r32, fpr" calcext:value-type="string">
            <text:p>fstgt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6])">
            <text:p/>
          </table:table-cell>
          <table:table-cell table:formula="of:=CONCATENATE([.C46])">
            <text:p/>
          </table:table-cell>
          <table:table-cell table:formula="of:=CONCATENATE([.D46])">
            <text:p/>
          </table:table-cell>
          <table:table-cell table:formula="of:=CONCATENATE([.E46])">
            <text:p/>
          </table:table-cell>
          <table:table-cell table:formula="of:=CONCATENATE([.F46])">
            <text:p/>
          </table:table-cell>
          <table:table-cell table:formula="of:=CONCATENATE([.G46])">
            <text:p/>
          </table:table-cell>
          <table:table-cell table:formula="of:=CONCATENATE([.H46])">
            <text:p/>
          </table:table-cell>
          <table:table-cell table:formula="of:=CONCATENATE([.I46])">
            <text:p/>
          </table:table-cell>
          <table:table-cell table:formula="of:=CONCATENATE([.J46])">
            <text:p/>
          </table:table-cell>
          <table:table-cell table:formula="of:=CONCATENATE([.K46])">
            <text:p/>
          </table:table-cell>
          <table:table-cell table:formula="of:=CONCATENATE([.L46])">
            <text:p/>
          </table:table-cell>
          <table:table-cell table:formula="of:=CONCATENATE([.M46])">
            <text:p/>
          </table:table-cell>
          <table:table-cell table:formula="of:=CONCATENATE([.N46])">
            <text:p/>
          </table:table-cell>
          <table:table-cell table:formula="of:=CONCATENATE([.O46])">
            <text:p/>
          </table:table-cell>
          <table:table-cell table:formula="of:=CONCATENATE([.P46])">
            <text:p/>
          </table:table-cell>
          <table:table-cell table:formula="of:=CONCATENATE([.Q46])">
            <text:p/>
          </table:table-cell>
          <table:table-cell table:formula="of:=CONCATENATE([.R46])">
            <text:p/>
          </table:table-cell>
          <table:table-cell table:formula="of:=CONCATENATE([.S46])">
            <text:p/>
          </table:table-cell>
          <table:table-cell table:formula="of:=CONCATENATE([.T46])">
            <text:p/>
          </table:table-cell>
          <table:table-cell table:formula="of:=CONCATENATE([.U46])">
            <text:p/>
          </table:table-cell>
          <table:table-cell table:formula="of:=CONCATENATE([.V46])">
            <text:p/>
          </table:table-cell>
          <table:table-cell table:formula="of:=CONCATENATE([.W46])">
            <text:p/>
          </table:table-cell>
          <table:table-cell table:formula="of:=CONCATENATE([.X46])">
            <text:p/>
          </table:table-cell>
          <table:table-cell table:formula="of:=CONCATENATE([.Y46])">
            <text:p/>
          </table:table-cell>
          <table:table-cell table:formula="of:=CONCATENATE([.Z46])">
            <text:p/>
          </table:table-cell>
          <table:table-cell table:formula="of:=CONCATENATE([.AA46])">
            <text:p/>
          </table:table-cell>
          <table:table-cell table:formula="of:=CONCATENATE([.AB46])">
            <text:p/>
          </table:table-cell>
          <table:table-cell table:formula="of:=CONCATENATE([.AC46])">
            <text:p/>
          </table:table-cell>
          <table:table-cell table:formula="of:=CONCATENATE([.AD46])">
            <text:p/>
          </table:table-cell>
          <table:table-cell table:formula="of:=CONCATENATE([.AE46])">
            <text:p/>
          </table:table-cell>
          <table:table-cell table:style-name="ce13" table:formula="of:=CONCATENATE([.AF46])" office:value-type="string" office:string-value="0xB" calcext:value-type="string">
            <text:p>0xB</text:p>
          </table:table-cell>
          <table:table-cell table:style-name="ce70" table:formula="of:=CONCATENATE([.AG46])" office:value-type="string" office:string-value="fpshs fpr" calcext:value-type="string">
            <text:p>fpshs fpr</text:p>
          </table:table-cell>
          <table:table-cell table:formula="of:=CONCATENATE([.AH46])">
            <text:p/>
          </table:table-cell>
          <table:table-cell table:style-name="ce13" table:formula="of:=CONCATENATE([.AI46])" office:value-type="string" office:string-value="0xB" calcext:value-type="string">
            <text:p>0xB</text:p>
          </table:table-cell>
          <table:table-cell table:style-name="ce70" table:formula="of:=CONCATENATE([.AJ46])" office:value-type="string" office:string-value="fdsub fpr, fpr, fpr, fpr" calcext:value-type="string">
            <text:p>fdsub fpr, fpr, fpr, fpr</text:p>
          </table:table-cell>
          <table:table-cell table:formula="of:=CONCATENATE([.AK46])">
            <text:p/>
          </table:table-cell>
          <table:table-cell table:style-name="ce13" table:formula="of:=CONCATENATE([.AL46])" office:value-type="string" office:string-value="0xB" calcext:value-type="string">
            <text:p>0xB</text:p>
          </table:table-cell>
          <table:table-cell table:style-name="ce70" table:formula="of:=CONCATENATE([.AM46])" office:value-type="string" office:string-value="fcbrt fpr, fpr" calcext:value-type="string">
            <text:p>fcbrt fpr, fpr</text:p>
          </table:table-cell>
          <table:table-cell table:formula="of:=CONCATENATE([.AN46])">
            <text:p/>
          </table:table-cell>
          <table:table-cell table:style-name="ce13" table:formula="of:=CONCATENATE([.AO46])" office:value-type="string" office:string-value="0xB" calcext:value-type="string">
            <text:p>0xB</text:p>
          </table:table-cell>
          <table:table-cell table:style-name="ce70" table:formula="of:=CONCATENATE([.AP46])" office:value-type="string" office:string-value="fcvfw fpr, r32" calcext:value-type="string">
            <text:p>fcvfw fpr, r32</text:p>
          </table:table-cell>
          <table:table-cell/>
          <table:table-cell table:style-name="ce13" table:formula="of:=[.AR46]" office:value-type="string" office:string-value="0xB" calcext:value-type="string">
            <text:p>0xB</text:p>
          </table:table-cell>
          <table:table-cell table:style-name="ce70" table:formula="of:=[.AS46]" office:value-type="string" office:string-value="fstltz r32, fpr" calcext:value-type="string">
            <text:p>fstlt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7])">
            <text:p/>
          </table:table-cell>
          <table:table-cell table:formula="of:=CONCATENATE([.C47])">
            <text:p/>
          </table:table-cell>
          <table:table-cell table:formula="of:=CONCATENATE([.D47])">
            <text:p/>
          </table:table-cell>
          <table:table-cell table:formula="of:=CONCATENATE([.E47])">
            <text:p/>
          </table:table-cell>
          <table:table-cell table:formula="of:=CONCATENATE([.F47])">
            <text:p/>
          </table:table-cell>
          <table:table-cell table:formula="of:=CONCATENATE([.G47])">
            <text:p/>
          </table:table-cell>
          <table:table-cell table:formula="of:=CONCATENATE([.H47])">
            <text:p/>
          </table:table-cell>
          <table:table-cell table:formula="of:=CONCATENATE([.I47])">
            <text:p/>
          </table:table-cell>
          <table:table-cell table:formula="of:=CONCATENATE([.J47])">
            <text:p/>
          </table:table-cell>
          <table:table-cell table:formula="of:=CONCATENATE([.K47])">
            <text:p/>
          </table:table-cell>
          <table:table-cell table:formula="of:=CONCATENATE([.L47])">
            <text:p/>
          </table:table-cell>
          <table:table-cell table:formula="of:=CONCATENATE([.M47])">
            <text:p/>
          </table:table-cell>
          <table:table-cell table:formula="of:=CONCATENATE([.N47])">
            <text:p/>
          </table:table-cell>
          <table:table-cell table:formula="of:=CONCATENATE([.O47])">
            <text:p/>
          </table:table-cell>
          <table:table-cell table:formula="of:=CONCATENATE([.P47])">
            <text:p/>
          </table:table-cell>
          <table:table-cell table:formula="of:=CONCATENATE([.Q47])">
            <text:p/>
          </table:table-cell>
          <table:table-cell table:formula="of:=CONCATENATE([.R47])">
            <text:p/>
          </table:table-cell>
          <table:table-cell table:formula="of:=CONCATENATE([.S47])">
            <text:p/>
          </table:table-cell>
          <table:table-cell table:style-name="ce20" table:formula="of:=CONCATENATE([.T47])" office:value-type="string" office:string-value="desc" calcext:value-type="string">
            <text:p>desc</text:p>
          </table:table-cell>
          <table:table-cell table:style-name="ce20" table:formula="of:=CONCATENATE([.U47])" office:value-type="string" office:string-value="0xC3" calcext:value-type="string">
            <text:p>0xC3</text:p>
          </table:table-cell>
          <table:table-cell table:formula="of:=CONCATENATE([.V47])">
            <text:p/>
          </table:table-cell>
          <table:table-cell table:style-name="ce20" table:formula="of:=CONCATENATE([.W47])" office:value-type="string" office:string-value="desc" calcext:value-type="string">
            <text:p>desc</text:p>
          </table:table-cell>
          <table:table-cell table:style-name="ce20" table:formula="of:=CONCATENATE([.X47])" office:value-type="string" office:string-value="0xC7" calcext:value-type="string">
            <text:p>0xC7</text:p>
          </table:table-cell>
          <table:table-cell table:formula="of:=CONCATENATE([.Y47])">
            <text:p/>
          </table:table-cell>
          <table:table-cell table:style-name="ce20" table:formula="of:=CONCATENATE([.Z47])" office:value-type="string" office:string-value="desc" calcext:value-type="string">
            <text:p>desc</text:p>
          </table:table-cell>
          <table:table-cell table:style-name="ce20" table:formula="of:=CONCATENATE([.AA47])" office:value-type="string" office:string-value="0xCB" calcext:value-type="string">
            <text:p>0xCB</text:p>
          </table:table-cell>
          <table:table-cell table:formula="of:=CONCATENATE([.AB47])">
            <text:p/>
          </table:table-cell>
          <table:table-cell table:style-name="ce20" table:formula="of:=CONCATENATE([.AC47])" office:value-type="string" office:string-value="desc" calcext:value-type="string">
            <text:p>desc</text:p>
          </table:table-cell>
          <table:table-cell table:style-name="ce20" table:formula="of:=CONCATENATE([.AD47])" office:value-type="string" office:string-value="0xCF" calcext:value-type="string">
            <text:p>0xCF</text:p>
          </table:table-cell>
          <table:table-cell table:formula="of:=CONCATENATE([.AE47])">
            <text:p/>
          </table:table-cell>
          <table:table-cell table:style-name="ce13" table:formula="of:=CONCATENATE([.AF47])" office:value-type="string" office:string-value="0xC" calcext:value-type="string">
            <text:p>0xC</text:p>
          </table:table-cell>
          <table:table-cell table:style-name="ce70" table:formula="of:=CONCATENATE([.AG47])" office:value-type="string" office:string-value="fpshd fpr" calcext:value-type="string">
            <text:p>fpshd fpr</text:p>
          </table:table-cell>
          <table:table-cell table:formula="of:=CONCATENATE([.AH47])">
            <text:p/>
          </table:table-cell>
          <table:table-cell table:style-name="ce13" table:formula="of:=CONCATENATE([.AI47])" office:value-type="string" office:string-value="0xC" calcext:value-type="string">
            <text:p>0xC</text:p>
          </table:table-cell>
          <table:table-cell table:style-name="ce70" table:formula="of:=CONCATENATE([.AJ47])" office:value-type="string" office:string-value="fmod fpr, fpr, fpr" calcext:value-type="string">
            <text:p>fmod fpr, fpr, fpr</text:p>
          </table:table-cell>
          <table:table-cell table:formula="of:=CONCATENATE([.AK47])">
            <text:p/>
          </table:table-cell>
          <table:table-cell table:style-name="ce13" table:formula="of:=CONCATENATE([.AL47])" office:value-type="string" office:string-value="0xC" calcext:value-type="string">
            <text:p>0xC</text:p>
          </table:table-cell>
          <table:table-cell table:style-name="ce70" table:formula="of:=CONCATENATE([.AM47])" office:value-type="string" office:string-value="f2xm1 fpr, fpr" calcext:value-type="string">
            <text:p>f2xm1 fpr, fpr</text:p>
          </table:table-cell>
          <table:table-cell table:formula="of:=CONCATENATE([.AN47])">
            <text:p/>
          </table:table-cell>
          <table:table-cell table:style-name="ce13" table:formula="of:=CONCATENATE([.AO47])" office:value-type="string" office:string-value="0xC" calcext:value-type="string">
            <text:p>0xC</text:p>
          </table:table-cell>
          <table:table-cell table:style-name="ce70" table:formula="of:=CONCATENATE([.AP47])" office:value-type="string" office:string-value="fcvfsb fpr, r8" calcext:value-type="string">
            <text:p>fcvfsb fpr, r8</text:p>
          </table:table-cell>
          <table:table-cell/>
          <table:table-cell table:style-name="ce13" table:formula="of:=[.AR47]" office:value-type="string" office:string-value="0xC" calcext:value-type="string">
            <text:p>0xC</text:p>
          </table:table-cell>
          <table:table-cell table:style-name="ce70" table:formula="of:=[.AS47]" office:value-type="string" office:string-value="fstgez r32, fpr" calcext:value-type="string">
            <text:p>fstg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8])">
            <text:p/>
          </table:table-cell>
          <table:table-cell table:formula="of:=CONCATENATE([.C48])">
            <text:p/>
          </table:table-cell>
          <table:table-cell table:formula="of:=CONCATENATE([.D48])">
            <text:p/>
          </table:table-cell>
          <table:table-cell table:formula="of:=CONCATENATE([.E48])">
            <text:p/>
          </table:table-cell>
          <table:table-cell table:formula="of:=CONCATENATE([.F48])">
            <text:p/>
          </table:table-cell>
          <table:table-cell table:formula="of:=CONCATENATE([.G48])">
            <text:p/>
          </table:table-cell>
          <table:table-cell table:formula="of:=CONCATENATE([.H48])">
            <text:p/>
          </table:table-cell>
          <table:table-cell table:formula="of:=CONCATENATE([.I48])">
            <text:p/>
          </table:table-cell>
          <table:table-cell table:formula="of:=CONCATENATE([.J48])">
            <text:p/>
          </table:table-cell>
          <table:table-cell table:formula="of:=CONCATENATE([.K48])">
            <text:p/>
          </table:table-cell>
          <table:table-cell table:formula="of:=CONCATENATE([.L48])">
            <text:p/>
          </table:table-cell>
          <table:table-cell table:formula="of:=CONCATENATE([.M48])">
            <text:p/>
          </table:table-cell>
          <table:table-cell table:formula="of:=CONCATENATE([.N48])">
            <text:p/>
          </table:table-cell>
          <table:table-cell table:formula="of:=CONCATENATE([.O48])">
            <text:p/>
          </table:table-cell>
          <table:table-cell table:formula="of:=CONCATENATE([.P48])">
            <text:p/>
          </table:table-cell>
          <table:table-cell table:formula="of:=CONCATENATE([.Q48])">
            <text:p/>
          </table:table-cell>
          <table:table-cell table:formula="of:=CONCATENATE([.R48])">
            <text:p/>
          </table:table-cell>
          <table:table-cell table:formula="of:=CONCATENATE([.S48])">
            <text:p/>
          </table:table-cell>
          <table:table-cell table:style-name="ce13" table:formula="of:=CONCATENATE([.T48])" office:value-type="string" office:string-value="0x0" calcext:value-type="string">
            <text:p>0x0</text:p>
          </table:table-cell>
          <table:table-cell table:style-name="ce70" table:formula="of:=CONCATENATE([.U48])" office:value-type="string" office:string-value="lsh r8, imm8" calcext:value-type="string">
            <text:p>lsh r8, imm8</text:p>
          </table:table-cell>
          <table:table-cell table:formula="of:=CONCATENATE([.V48])">
            <text:p/>
          </table:table-cell>
          <table:table-cell table:style-name="ce13" table:formula="of:=CONCATENATE([.W48])" office:value-type="string" office:string-value="0x0" calcext:value-type="string">
            <text:p>0x0</text:p>
          </table:table-cell>
          <table:table-cell table:style-name="ce70" table:formula="of:=CONCATENATE([.X48])" office:value-type="string" office:string-value="rsh r8, imm8" calcext:value-type="string">
            <text:p>rsh r8, imm8</text:p>
          </table:table-cell>
          <table:table-cell table:formula="of:=CONCATENATE([.Y48])">
            <text:p/>
          </table:table-cell>
          <table:table-cell table:style-name="ce13" table:formula="of:=CONCATENATE([.Z48])" office:value-type="string" office:string-value="0x0" calcext:value-type="string">
            <text:p>0x0</text:p>
          </table:table-cell>
          <table:table-cell table:style-name="ce70" table:formula="of:=CONCATENATE([.AA48])" office:value-type="string" office:string-value="lrot r8, imm8" calcext:value-type="string">
            <text:p>lrot r8, imm8</text:p>
          </table:table-cell>
          <table:table-cell table:formula="of:=CONCATENATE([.AB48])">
            <text:p/>
          </table:table-cell>
          <table:table-cell table:style-name="ce13" table:formula="of:=CONCATENATE([.AC48])" office:value-type="string" office:string-value="0x0" calcext:value-type="string">
            <text:p>0x0</text:p>
          </table:table-cell>
          <table:table-cell table:style-name="ce70" table:formula="of:=CONCATENATE([.AD48])" office:value-type="string" office:string-value="rrot r8, imm8" calcext:value-type="string">
            <text:p>rrot r8, imm8</text:p>
          </table:table-cell>
          <table:table-cell table:formula="of:=CONCATENATE([.AE48])">
            <text:p/>
          </table:table-cell>
          <table:table-cell table:style-name="ce13" table:formula="of:=CONCATENATE([.AF48])" office:value-type="string" office:string-value="0xD" calcext:value-type="string">
            <text:p>0xD</text:p>
          </table:table-cell>
          <table:table-cell table:style-name="ce70" table:formula="of:=CONCATENATE([.AG48])" office:value-type="string" office:string-value="fxchg fpr, fpr" calcext:value-type="string">
            <text:p>fxchg fpr, fpr</text:p>
          </table:table-cell>
          <table:table-cell table:formula="of:=CONCATENATE([.AH48])">
            <text:p/>
          </table:table-cell>
          <table:table-cell table:style-name="ce13" table:formula="of:=CONCATENATE([.AI48])" office:value-type="string" office:string-value="0xD" calcext:value-type="string">
            <text:p>0xD</text:p>
          </table:table-cell>
          <table:table-cell table:style-name="ce70" table:formula="of:=CONCATENATE([.AJ48])" office:value-type="string" office:string-value="finc fpr" calcext:value-type="string">
            <text:p>finc fpr</text:p>
          </table:table-cell>
          <table:table-cell table:formula="of:=CONCATENATE([.AK48])">
            <text:p/>
          </table:table-cell>
          <table:table-cell table:style-name="ce13" table:formula="of:=CONCATENATE([.AL48])" office:value-type="string" office:string-value="0xD" calcext:value-type="string">
            <text:p>0xD</text:p>
          </table:table-cell>
          <table:table-cell table:style-name="ce70" table:formula="of:=CONCATENATE([.AM48])" office:value-type="string" office:string-value="flog fpr, fpr" calcext:value-type="string">
            <text:p>flog fpr, fpr</text:p>
          </table:table-cell>
          <table:table-cell table:formula="of:=CONCATENATE([.AN48])">
            <text:p/>
          </table:table-cell>
          <table:table-cell table:style-name="ce13" table:formula="of:=CONCATENATE([.AO48])" office:value-type="string" office:string-value="0xD" calcext:value-type="string">
            <text:p>0xD</text:p>
          </table:table-cell>
          <table:table-cell table:style-name="ce70" table:formula="of:=CONCATENATE([.AP48])" office:value-type="string" office:string-value="fcvfsh fpr, r16" calcext:value-type="string">
            <text:p>fcvfsh fpr, r16</text:p>
          </table:table-cell>
          <table:table-cell/>
          <table:table-cell table:style-name="ce13" table:formula="of:=[.AR48]" office:value-type="string" office:string-value="0xD" calcext:value-type="string">
            <text:p>0xD</text:p>
          </table:table-cell>
          <table:table-cell table:style-name="ce70" table:formula="of:=[.AS48]" office:value-type="string" office:string-value="fstlez r32, fpr" calcext:value-type="string">
            <text:p>fstl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9])">
            <text:p/>
          </table:table-cell>
          <table:table-cell table:formula="of:=CONCATENATE([.C49])">
            <text:p/>
          </table:table-cell>
          <table:table-cell table:formula="of:=CONCATENATE([.D49])">
            <text:p/>
          </table:table-cell>
          <table:table-cell table:formula="of:=CONCATENATE([.E49])">
            <text:p/>
          </table:table-cell>
          <table:table-cell table:formula="of:=CONCATENATE([.F49])">
            <text:p/>
          </table:table-cell>
          <table:table-cell table:formula="of:=CONCATENATE([.G49])">
            <text:p/>
          </table:table-cell>
          <table:table-cell table:formula="of:=CONCATENATE([.H49])">
            <text:p/>
          </table:table-cell>
          <table:table-cell table:formula="of:=CONCATENATE([.I49])">
            <text:p/>
          </table:table-cell>
          <table:table-cell table:formula="of:=CONCATENATE([.J49])">
            <text:p/>
          </table:table-cell>
          <table:table-cell table:formula="of:=CONCATENATE([.K49])">
            <text:p/>
          </table:table-cell>
          <table:table-cell table:formula="of:=CONCATENATE([.L49])">
            <text:p/>
          </table:table-cell>
          <table:table-cell table:formula="of:=CONCATENATE([.M49])">
            <text:p/>
          </table:table-cell>
          <table:table-cell table:formula="of:=CONCATENATE([.N49])">
            <text:p/>
          </table:table-cell>
          <table:table-cell table:formula="of:=CONCATENATE([.O49])">
            <text:p/>
          </table:table-cell>
          <table:table-cell table:formula="of:=CONCATENATE([.P49])">
            <text:p/>
          </table:table-cell>
          <table:table-cell table:formula="of:=CONCATENATE([.Q49])">
            <text:p/>
          </table:table-cell>
          <table:table-cell table:formula="of:=CONCATENATE([.R49])">
            <text:p/>
          </table:table-cell>
          <table:table-cell table:formula="of:=CONCATENATE([.S49])">
            <text:p/>
          </table:table-cell>
          <table:table-cell table:style-name="ce13" table:formula="of:=CONCATENATE([.T49])" office:value-type="string" office:string-value="0x1" calcext:value-type="string">
            <text:p>0x1</text:p>
          </table:table-cell>
          <table:table-cell table:style-name="ce70" table:formula="of:=CONCATENATE([.U49])" office:value-type="string" office:string-value="lsh r16, imm8" calcext:value-type="string">
            <text:p>lsh r16, imm8</text:p>
          </table:table-cell>
          <table:table-cell table:formula="of:=CONCATENATE([.V49])">
            <text:p/>
          </table:table-cell>
          <table:table-cell table:style-name="ce13" table:formula="of:=CONCATENATE([.W49])" office:value-type="string" office:string-value="0x1" calcext:value-type="string">
            <text:p>0x1</text:p>
          </table:table-cell>
          <table:table-cell table:style-name="ce70" table:formula="of:=CONCATENATE([.X49])" office:value-type="string" office:string-value="rsh r16, imm8" calcext:value-type="string">
            <text:p>rsh r16, imm8</text:p>
          </table:table-cell>
          <table:table-cell table:formula="of:=CONCATENATE([.Y49])">
            <text:p/>
          </table:table-cell>
          <table:table-cell table:style-name="ce13" table:formula="of:=CONCATENATE([.Z49])" office:value-type="string" office:string-value="0x1" calcext:value-type="string">
            <text:p>0x1</text:p>
          </table:table-cell>
          <table:table-cell table:style-name="ce70" table:formula="of:=CONCATENATE([.AA49])" office:value-type="string" office:string-value="lrot r16, imm8" calcext:value-type="string">
            <text:p>lrot r16, imm8</text:p>
          </table:table-cell>
          <table:table-cell table:formula="of:=CONCATENATE([.AB49])">
            <text:p/>
          </table:table-cell>
          <table:table-cell table:style-name="ce13" table:formula="of:=CONCATENATE([.AC49])" office:value-type="string" office:string-value="0x1" calcext:value-type="string">
            <text:p>0x1</text:p>
          </table:table-cell>
          <table:table-cell table:style-name="ce70" table:formula="of:=CONCATENATE([.AD49])" office:value-type="string" office:string-value="rrot r16, imm8" calcext:value-type="string">
            <text:p>rrot r16, imm8</text:p>
          </table:table-cell>
          <table:table-cell table:formula="of:=CONCATENATE([.AE49])">
            <text:p/>
          </table:table-cell>
          <table:table-cell table:formula="of:=CONCATENATE([.AF49])">
            <text:p/>
          </table:table-cell>
          <table:table-cell table:formula="of:=CONCATENATE([.AG49])">
            <text:p/>
          </table:table-cell>
          <table:table-cell table:formula="of:=CONCATENATE([.AH49])">
            <text:p/>
          </table:table-cell>
          <table:table-cell table:style-name="ce13" table:formula="of:=CONCATENATE([.AI49])" office:value-type="string" office:string-value="0xE" calcext:value-type="string">
            <text:p>0xE</text:p>
          </table:table-cell>
          <table:table-cell table:style-name="ce70" table:formula="of:=CONCATENATE([.AJ49])" office:value-type="string" office:string-value="fdec fpr" calcext:value-type="string">
            <text:p>fdec fpr</text:p>
          </table:table-cell>
          <table:table-cell table:formula="of:=CONCATENATE([.AK49])">
            <text:p/>
          </table:table-cell>
          <table:table-cell table:style-name="ce13" table:formula="of:=CONCATENATE([.AL49])" office:value-type="string" office:string-value="0xE" calcext:value-type="string">
            <text:p>0xE</text:p>
          </table:table-cell>
          <table:table-cell table:style-name="ce70" table:formula="of:=CONCATENATE([.AM49])" office:value-type="string" office:string-value="flog2 fpr, fpr" calcext:value-type="string">
            <text:p>flog2 fpr, fpr</text:p>
          </table:table-cell>
          <table:table-cell table:formula="of:=CONCATENATE([.AN49])">
            <text:p/>
          </table:table-cell>
          <table:table-cell table:style-name="ce13" table:formula="of:=CONCATENATE([.AO49])" office:value-type="string" office:string-value="0xE" calcext:value-type="string">
            <text:p>0xE</text:p>
          </table:table-cell>
          <table:table-cell table:style-name="ce70" table:formula="of:=CONCATENATE([.AP49])" office:value-type="string" office:string-value="fcvfsw fpr, r32" calcext:value-type="string">
            <text:p>fcvfsw fpr, r32</text:p>
          </table:table-cell>
          <table:table-cell/>
          <table:table-cell table:style-name="ce13" table:formula="of:=[.AR49]" office:value-type="string" office:string-value="0xE" calcext:value-type="string">
            <text:p>0xE</text:p>
          </table:table-cell>
          <table:table-cell table:style-name="ce70" table:formula="of:=[.AS49]" office:value-type="string" office:string-value="fstes r32, fpr" calcext:value-type="string">
            <text:p>fstes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50])">
            <text:p/>
          </table:table-cell>
          <table:table-cell table:formula="of:=CONCATENATE([.C50])">
            <text:p/>
          </table:table-cell>
          <table:table-cell table:formula="of:=CONCATENATE([.D50])">
            <text:p/>
          </table:table-cell>
          <table:table-cell table:formula="of:=CONCATENATE([.E50])">
            <text:p/>
          </table:table-cell>
          <table:table-cell table:formula="of:=CONCATENATE([.F50])">
            <text:p/>
          </table:table-cell>
          <table:table-cell table:formula="of:=CONCATENATE([.G50])">
            <text:p/>
          </table:table-cell>
          <table:table-cell table:formula="of:=CONCATENATE([.H50])">
            <text:p/>
          </table:table-cell>
          <table:table-cell table:formula="of:=CONCATENATE([.I50])">
            <text:p/>
          </table:table-cell>
          <table:table-cell table:formula="of:=CONCATENATE([.J50])">
            <text:p/>
          </table:table-cell>
          <table:table-cell table:formula="of:=CONCATENATE([.K50])">
            <text:p/>
          </table:table-cell>
          <table:table-cell table:formula="of:=CONCATENATE([.L50])">
            <text:p/>
          </table:table-cell>
          <table:table-cell table:formula="of:=CONCATENATE([.M50])">
            <text:p/>
          </table:table-cell>
          <table:table-cell table:formula="of:=CONCATENATE([.N50])">
            <text:p/>
          </table:table-cell>
          <table:table-cell table:formula="of:=CONCATENATE([.O50])">
            <text:p/>
          </table:table-cell>
          <table:table-cell table:formula="of:=CONCATENATE([.P50])">
            <text:p/>
          </table:table-cell>
          <table:table-cell table:formula="of:=CONCATENATE([.Q50])">
            <text:p/>
          </table:table-cell>
          <table:table-cell table:formula="of:=CONCATENATE([.R50])">
            <text:p/>
          </table:table-cell>
          <table:table-cell table:formula="of:=CONCATENATE([.S50])">
            <text:p/>
          </table:table-cell>
          <table:table-cell table:style-name="ce13" table:formula="of:=CONCATENATE([.T50])" office:value-type="string" office:string-value="0x2" calcext:value-type="string">
            <text:p>0x2</text:p>
          </table:table-cell>
          <table:table-cell table:style-name="ce70" table:formula="of:=CONCATENATE([.U50])" office:value-type="string" office:string-value="lsh r32, imm8" calcext:value-type="string">
            <text:p>lsh r32, imm8</text:p>
          </table:table-cell>
          <table:table-cell table:formula="of:=CONCATENATE([.V50])">
            <text:p/>
          </table:table-cell>
          <table:table-cell table:style-name="ce13" table:formula="of:=CONCATENATE([.W50])" office:value-type="string" office:string-value="0x2" calcext:value-type="string">
            <text:p>0x2</text:p>
          </table:table-cell>
          <table:table-cell table:style-name="ce70" table:formula="of:=CONCATENATE([.X50])" office:value-type="string" office:string-value="rsh r32, imm8" calcext:value-type="string">
            <text:p>rsh r32, imm8</text:p>
          </table:table-cell>
          <table:table-cell table:formula="of:=CONCATENATE([.Y50])">
            <text:p/>
          </table:table-cell>
          <table:table-cell table:style-name="ce13" table:formula="of:=CONCATENATE([.Z50])" office:value-type="string" office:string-value="0x2" calcext:value-type="string">
            <text:p>0x2</text:p>
          </table:table-cell>
          <table:table-cell table:style-name="ce70" table:formula="of:=CONCATENATE([.AA50])" office:value-type="string" office:string-value="lrot r32, imm8" calcext:value-type="string">
            <text:p>lrot r32, imm8</text:p>
          </table:table-cell>
          <table:table-cell table:formula="of:=CONCATENATE([.AB50])">
            <text:p/>
          </table:table-cell>
          <table:table-cell table:style-name="ce13" table:formula="of:=CONCATENATE([.AC50])" office:value-type="string" office:string-value="0x2" calcext:value-type="string">
            <text:p>0x2</text:p>
          </table:table-cell>
          <table:table-cell table:style-name="ce70" table:formula="of:=CONCATENATE([.AD50])" office:value-type="string" office:string-value="rrot r32, imm8" calcext:value-type="string">
            <text:p>rrot r32, imm8</text:p>
          </table:table-cell>
          <table:table-cell table:formula="of:=CONCATENATE([.AE50])">
            <text:p/>
          </table:table-cell>
          <table:table-cell table:formula="of:=CONCATENATE([.AF50])">
            <text:p/>
          </table:table-cell>
          <table:table-cell table:formula="of:=CONCATENATE([.AG50])">
            <text:p/>
          </table:table-cell>
          <table:table-cell table:formula="of:=CONCATENATE([.AH50])">
            <text:p/>
          </table:table-cell>
          <table:table-cell table:style-name="ce13" table:formula="of:=CONCATENATE([.AI50])" office:value-type="string" office:string-value="0xF" calcext:value-type="string">
            <text:p>0xF</text:p>
          </table:table-cell>
          <table:table-cell table:style-name="ce70" table:formula="of:=CONCATENATE([.AJ50])" office:value-type="string" office:string-value="fneg fpr" calcext:value-type="string">
            <text:p>fneg fpr</text:p>
          </table:table-cell>
          <table:table-cell table:formula="of:=CONCATENATE([.AK50])">
            <text:p/>
          </table:table-cell>
          <table:table-cell table:style-name="ce13" table:formula="of:=CONCATENATE([.AL50])" office:value-type="string" office:string-value="0xF" calcext:value-type="string">
            <text:p>0xF</text:p>
          </table:table-cell>
          <table:table-cell table:style-name="ce70" table:formula="of:=CONCATENATE([.AM50])" office:value-type="string" office:string-value="flog2x fpr, fpr, fpr" calcext:value-type="string">
            <text:p>flog2x fpr, fpr, fpr</text:p>
          </table:table-cell>
          <table:table-cell table:formula="of:=CONCATENATE([.AN50])">
            <text:p/>
          </table:table-cell>
          <table:table-cell table:style-name="ce13" table:formula="of:=CONCATENATE([.AO50])" office:value-type="string" office:string-value="0xF" calcext:value-type="string">
            <text:p>0xF</text:p>
          </table:table-cell>
          <table:table-cell table:style-name="ce70" table:formula="of:=CONCATENATE([.AP50])" office:value-type="string" office:string-value="fdbtsg fpr, fpr" calcext:value-type="string">
            <text:p>fdbtsg fpr, fpr</text:p>
          </table:table-cell>
          <table:table-cell/>
          <table:table-cell table:style-name="ce13" table:formula="of:=[.AR50]" office:value-type="string" office:string-value="0xF" calcext:value-type="string">
            <text:p>0xF</text:p>
          </table:table-cell>
          <table:table-cell table:style-name="ce70" table:formula="of:=[.AS50]" office:value-type="string" office:string-value="fstns r32, fpr" calcext:value-type="string">
            <text:p>fstns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51])">
            <text:p/>
          </table:table-cell>
          <table:table-cell table:formula="of:=CONCATENATE([.C51])">
            <text:p/>
          </table:table-cell>
          <table:table-cell table:formula="of:=CONCATENATE([.D51])">
            <text:p/>
          </table:table-cell>
          <table:table-cell table:formula="of:=CONCATENATE([.E51])">
            <text:p/>
          </table:table-cell>
          <table:table-cell table:formula="of:=CONCATENATE([.F51])">
            <text:p/>
          </table:table-cell>
          <table:table-cell table:formula="of:=CONCATENATE([.G51])">
            <text:p/>
          </table:table-cell>
          <table:table-cell table:formula="of:=CONCATENATE([.H51])">
            <text:p/>
          </table:table-cell>
          <table:table-cell table:formula="of:=CONCATENATE([.I51])">
            <text:p/>
          </table:table-cell>
          <table:table-cell table:formula="of:=CONCATENATE([.J51])">
            <text:p/>
          </table:table-cell>
          <table:table-cell table:formula="of:=CONCATENATE([.K51])">
            <text:p/>
          </table:table-cell>
          <table:table-cell table:formula="of:=CONCATENATE([.L51])">
            <text:p/>
          </table:table-cell>
          <table:table-cell table:formula="of:=CONCATENATE([.M51])">
            <text:p/>
          </table:table-cell>
          <table:table-cell table:formula="of:=CONCATENATE([.N51])">
            <text:p/>
          </table:table-cell>
          <table:table-cell table:formula="of:=CONCATENATE([.O51])">
            <text:p/>
          </table:table-cell>
          <table:table-cell table:formula="of:=CONCATENATE([.P51])">
            <text:p/>
          </table:table-cell>
          <table:table-cell table:formula="of:=CONCATENATE([.Q51])">
            <text:p/>
          </table:table-cell>
          <table:table-cell table:formula="of:=CONCATENATE([.R51])">
            <text:p/>
          </table:table-cell>
          <table:table-cell table:formula="of:=CONCATENATE([.S51])">
            <text:p/>
          </table:table-cell>
          <table:table-cell table:style-name="ce13" table:formula="of:=CONCATENATE([.T51])" office:value-type="string" office:string-value="0x3" calcext:value-type="string">
            <text:p>0x3</text:p>
          </table:table-cell>
          <table:table-cell table:style-name="ce70" table:formula="of:=CONCATENATE([.U51])" office:value-type="string" office:string-value="lsh r8, mem8" calcext:value-type="string">
            <text:p>lsh r8, mem8</text:p>
          </table:table-cell>
          <table:table-cell table:formula="of:=CONCATENATE([.V51])">
            <text:p/>
          </table:table-cell>
          <table:table-cell table:style-name="ce13" table:formula="of:=CONCATENATE([.W51])" office:value-type="string" office:string-value="0x3" calcext:value-type="string">
            <text:p>0x3</text:p>
          </table:table-cell>
          <table:table-cell table:style-name="ce70" table:formula="of:=CONCATENATE([.X51])" office:value-type="string" office:string-value="rsh r8, mem8" calcext:value-type="string">
            <text:p>rsh r8, mem8</text:p>
          </table:table-cell>
          <table:table-cell table:formula="of:=CONCATENATE([.Y51])">
            <text:p/>
          </table:table-cell>
          <table:table-cell table:style-name="ce13" table:formula="of:=CONCATENATE([.Z51])" office:value-type="string" office:string-value="0x3" calcext:value-type="string">
            <text:p>0x3</text:p>
          </table:table-cell>
          <table:table-cell table:style-name="ce70" table:formula="of:=CONCATENATE([.AA51])" office:value-type="string" office:string-value="lrot r8, mem8" calcext:value-type="string">
            <text:p>lrot r8, mem8</text:p>
          </table:table-cell>
          <table:table-cell table:formula="of:=CONCATENATE([.AB51])">
            <text:p/>
          </table:table-cell>
          <table:table-cell table:style-name="ce13" table:formula="of:=CONCATENATE([.AC51])" office:value-type="string" office:string-value="0x3" calcext:value-type="string">
            <text:p>0x3</text:p>
          </table:table-cell>
          <table:table-cell table:style-name="ce70" table:formula="of:=CONCATENATE([.AD51])" office:value-type="string" office:string-value="rrot r8, mem8" calcext:value-type="string">
            <text:p>rrot r8, mem8</text:p>
          </table:table-cell>
          <table:table-cell table:formula="of:=CONCATENATE([.AE51])">
            <text:p/>
          </table:table-cell>
          <table:table-cell table:formula="of:=CONCATENATE([.AF51])">
            <text:p/>
          </table:table-cell>
          <table:table-cell table:formula="of:=CONCATENATE([.AG51])">
            <text:p/>
          </table:table-cell>
          <table:table-cell table:formula="of:=CONCATENATE([.AH51])">
            <text:p/>
          </table:table-cell>
          <table:table-cell table:formula="of:=CONCATENATE([.AI51])">
            <text:p/>
          </table:table-cell>
          <table:table-cell table:formula="of:=CONCATENATE([.AJ51])">
            <text:p/>
          </table:table-cell>
          <table:table-cell table:formula="of:=CONCATENATE([.AK51])">
            <text:p/>
          </table:table-cell>
          <table:table-cell table:formula="of:=CONCATENATE([.AL51])">
            <text:p/>
          </table:table-cell>
          <table:table-cell table:formula="of:=CONCATENATE([.AM51])">
            <text:p/>
          </table:table-cell>
          <table:table-cell table:formula="of:=CONCATENATE([.AN51])">
            <text:p/>
          </table:table-cell>
          <table:table-cell table:formula="of:=CONCATENATE([.AO51])">
            <text:p/>
          </table:table-cell>
          <table:table-cell table:formula="of:=CONCATENATE([.AP5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2])">
            <text:p/>
          </table:table-cell>
          <table:table-cell table:formula="of:=CONCATENATE([.C52])">
            <text:p/>
          </table:table-cell>
          <table:table-cell table:formula="of:=CONCATENATE([.D52])">
            <text:p/>
          </table:table-cell>
          <table:table-cell table:formula="of:=CONCATENATE([.E52])">
            <text:p/>
          </table:table-cell>
          <table:table-cell table:formula="of:=CONCATENATE([.F52])">
            <text:p/>
          </table:table-cell>
          <table:table-cell table:formula="of:=CONCATENATE([.G52])">
            <text:p/>
          </table:table-cell>
          <table:table-cell table:formula="of:=CONCATENATE([.H52])">
            <text:p/>
          </table:table-cell>
          <table:table-cell table:formula="of:=CONCATENATE([.I52])">
            <text:p/>
          </table:table-cell>
          <table:table-cell table:formula="of:=CONCATENATE([.J52])">
            <text:p/>
          </table:table-cell>
          <table:table-cell table:formula="of:=CONCATENATE([.K52])">
            <text:p/>
          </table:table-cell>
          <table:table-cell table:formula="of:=CONCATENATE([.L52])">
            <text:p/>
          </table:table-cell>
          <table:table-cell table:formula="of:=CONCATENATE([.M52])">
            <text:p/>
          </table:table-cell>
          <table:table-cell table:formula="of:=CONCATENATE([.N52])">
            <text:p/>
          </table:table-cell>
          <table:table-cell table:formula="of:=CONCATENATE([.O52])">
            <text:p/>
          </table:table-cell>
          <table:table-cell table:formula="of:=CONCATENATE([.P52])">
            <text:p/>
          </table:table-cell>
          <table:table-cell table:formula="of:=CONCATENATE([.Q52])">
            <text:p/>
          </table:table-cell>
          <table:table-cell table:formula="of:=CONCATENATE([.R52])">
            <text:p/>
          </table:table-cell>
          <table:table-cell table:formula="of:=CONCATENATE([.S52])">
            <text:p/>
          </table:table-cell>
          <table:table-cell table:style-name="ce13" table:formula="of:=CONCATENATE([.T52])" office:value-type="string" office:string-value="0x4" calcext:value-type="string">
            <text:p>0x4</text:p>
          </table:table-cell>
          <table:table-cell table:style-name="ce70" table:formula="of:=CONCATENATE([.U52])" office:value-type="string" office:string-value="lsh r16, mem16" calcext:value-type="string">
            <text:p>lsh r16, mem16</text:p>
          </table:table-cell>
          <table:table-cell table:formula="of:=CONCATENATE([.V52])">
            <text:p/>
          </table:table-cell>
          <table:table-cell table:style-name="ce13" table:formula="of:=CONCATENATE([.W52])" office:value-type="string" office:string-value="0x4" calcext:value-type="string">
            <text:p>0x4</text:p>
          </table:table-cell>
          <table:table-cell table:style-name="ce70" table:formula="of:=CONCATENATE([.X52])" office:value-type="string" office:string-value="rsh r16, mem16" calcext:value-type="string">
            <text:p>rsh r16, mem16</text:p>
          </table:table-cell>
          <table:table-cell table:formula="of:=CONCATENATE([.Y52])">
            <text:p/>
          </table:table-cell>
          <table:table-cell table:style-name="ce13" table:formula="of:=CONCATENATE([.Z52])" office:value-type="string" office:string-value="0x4" calcext:value-type="string">
            <text:p>0x4</text:p>
          </table:table-cell>
          <table:table-cell table:style-name="ce70" table:formula="of:=CONCATENATE([.AA52])" office:value-type="string" office:string-value="lrot r16, mem16" calcext:value-type="string">
            <text:p>lrot r16, mem16</text:p>
          </table:table-cell>
          <table:table-cell table:formula="of:=CONCATENATE([.AB52])">
            <text:p/>
          </table:table-cell>
          <table:table-cell table:style-name="ce13" table:formula="of:=CONCATENATE([.AC52])" office:value-type="string" office:string-value="0x4" calcext:value-type="string">
            <text:p>0x4</text:p>
          </table:table-cell>
          <table:table-cell table:style-name="ce70" table:formula="of:=CONCATENATE([.AD52])" office:value-type="string" office:string-value="rrot r16, mem16" calcext:value-type="string">
            <text:p>rrot r16, mem16</text:p>
          </table:table-cell>
          <table:table-cell table:formula="of:=CONCATENATE([.AE52])">
            <text:p/>
          </table:table-cell>
          <table:table-cell table:formula="of:=CONCATENATE([.AF52])">
            <text:p/>
          </table:table-cell>
          <table:table-cell table:formula="of:=CONCATENATE([.AG52])">
            <text:p/>
          </table:table-cell>
          <table:table-cell table:formula="of:=CONCATENATE([.AH52])">
            <text:p/>
          </table:table-cell>
          <table:table-cell table:formula="of:=CONCATENATE([.AI52])">
            <text:p/>
          </table:table-cell>
          <table:table-cell table:formula="of:=CONCATENATE([.AJ52])">
            <text:p/>
          </table:table-cell>
          <table:table-cell table:formula="of:=CONCATENATE([.AK52])">
            <text:p/>
          </table:table-cell>
          <table:table-cell table:formula="of:=CONCATENATE([.AL52])">
            <text:p/>
          </table:table-cell>
          <table:table-cell table:formula="of:=CONCATENATE([.AM52])">
            <text:p/>
          </table:table-cell>
          <table:table-cell table:formula="of:=CONCATENATE([.AN52])">
            <text:p/>
          </table:table-cell>
          <table:table-cell table:formula="of:=CONCATENATE([.AO52])">
            <text:p/>
          </table:table-cell>
          <table:table-cell table:formula="of:=CONCATENATE([.AP5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3])">
            <text:p/>
          </table:table-cell>
          <table:table-cell table:formula="of:=CONCATENATE([.C53])">
            <text:p/>
          </table:table-cell>
          <table:table-cell table:formula="of:=CONCATENATE([.D53])">
            <text:p/>
          </table:table-cell>
          <table:table-cell table:formula="of:=CONCATENATE([.E53])">
            <text:p/>
          </table:table-cell>
          <table:table-cell table:formula="of:=CONCATENATE([.F53])">
            <text:p/>
          </table:table-cell>
          <table:table-cell table:formula="of:=CONCATENATE([.G53])">
            <text:p/>
          </table:table-cell>
          <table:table-cell table:formula="of:=CONCATENATE([.H53])">
            <text:p/>
          </table:table-cell>
          <table:table-cell table:formula="of:=CONCATENATE([.I53])">
            <text:p/>
          </table:table-cell>
          <table:table-cell table:formula="of:=CONCATENATE([.J53])">
            <text:p/>
          </table:table-cell>
          <table:table-cell table:formula="of:=CONCATENATE([.K53])">
            <text:p/>
          </table:table-cell>
          <table:table-cell table:formula="of:=CONCATENATE([.L53])">
            <text:p/>
          </table:table-cell>
          <table:table-cell table:formula="of:=CONCATENATE([.M53])">
            <text:p/>
          </table:table-cell>
          <table:table-cell table:formula="of:=CONCATENATE([.N53])">
            <text:p/>
          </table:table-cell>
          <table:table-cell table:formula="of:=CONCATENATE([.O53])">
            <text:p/>
          </table:table-cell>
          <table:table-cell table:formula="of:=CONCATENATE([.P53])">
            <text:p/>
          </table:table-cell>
          <table:table-cell table:formula="of:=CONCATENATE([.Q53])">
            <text:p/>
          </table:table-cell>
          <table:table-cell table:formula="of:=CONCATENATE([.R53])">
            <text:p/>
          </table:table-cell>
          <table:table-cell table:formula="of:=CONCATENATE([.S53])">
            <text:p/>
          </table:table-cell>
          <table:table-cell table:style-name="ce13" table:formula="of:=CONCATENATE([.T53])" office:value-type="string" office:string-value="0x5" calcext:value-type="string">
            <text:p>0x5</text:p>
          </table:table-cell>
          <table:table-cell table:style-name="ce70" table:formula="of:=CONCATENATE([.U53])" office:value-type="string" office:string-value="lsh r32, mem32" calcext:value-type="string">
            <text:p>lsh r32, mem32</text:p>
          </table:table-cell>
          <table:table-cell table:formula="of:=CONCATENATE([.V53])">
            <text:p/>
          </table:table-cell>
          <table:table-cell table:style-name="ce13" table:formula="of:=CONCATENATE([.W53])" office:value-type="string" office:string-value="0x5" calcext:value-type="string">
            <text:p>0x5</text:p>
          </table:table-cell>
          <table:table-cell table:style-name="ce70" table:formula="of:=CONCATENATE([.X53])" office:value-type="string" office:string-value="rsh r32, mem32" calcext:value-type="string">
            <text:p>rsh r32, mem32</text:p>
          </table:table-cell>
          <table:table-cell table:formula="of:=CONCATENATE([.Y53])">
            <text:p/>
          </table:table-cell>
          <table:table-cell table:style-name="ce13" table:formula="of:=CONCATENATE([.Z53])" office:value-type="string" office:string-value="0x5" calcext:value-type="string">
            <text:p>0x5</text:p>
          </table:table-cell>
          <table:table-cell table:style-name="ce70" table:formula="of:=CONCATENATE([.AA53])" office:value-type="string" office:string-value="lrot r32, mem32" calcext:value-type="string">
            <text:p>lrot r32, mem32</text:p>
          </table:table-cell>
          <table:table-cell table:formula="of:=CONCATENATE([.AB53])">
            <text:p/>
          </table:table-cell>
          <table:table-cell table:style-name="ce13" table:formula="of:=CONCATENATE([.AC53])" office:value-type="string" office:string-value="0x5" calcext:value-type="string">
            <text:p>0x5</text:p>
          </table:table-cell>
          <table:table-cell table:style-name="ce70" table:formula="of:=CONCATENATE([.AD53])" office:value-type="string" office:string-value="rrot r32, mem32" calcext:value-type="string">
            <text:p>rrot r32, mem32</text:p>
          </table:table-cell>
          <table:table-cell table:formula="of:=CONCATENATE([.AE53])">
            <text:p/>
          </table:table-cell>
          <table:table-cell table:formula="of:=CONCATENATE([.AF53])">
            <text:p/>
          </table:table-cell>
          <table:table-cell table:formula="of:=CONCATENATE([.AG53])">
            <text:p/>
          </table:table-cell>
          <table:table-cell table:formula="of:=CONCATENATE([.AH53])">
            <text:p/>
          </table:table-cell>
          <table:table-cell table:formula="of:=CONCATENATE([.AI53])">
            <text:p/>
          </table:table-cell>
          <table:table-cell table:formula="of:=CONCATENATE([.AJ53])">
            <text:p/>
          </table:table-cell>
          <table:table-cell table:formula="of:=CONCATENATE([.AK53])">
            <text:p/>
          </table:table-cell>
          <table:table-cell table:formula="of:=CONCATENATE([.AL53])">
            <text:p/>
          </table:table-cell>
          <table:table-cell table:formula="of:=CONCATENATE([.AM53])">
            <text:p/>
          </table:table-cell>
          <table:table-cell table:formula="of:=CONCATENATE([.AN53])">
            <text:p/>
          </table:table-cell>
          <table:table-cell table:formula="of:=CONCATENATE([.AO53])">
            <text:p/>
          </table:table-cell>
          <table:table-cell table:formula="of:=CONCATENATE([.AP5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4])">
            <text:p/>
          </table:table-cell>
          <table:table-cell table:formula="of:=CONCATENATE([.C54])">
            <text:p/>
          </table:table-cell>
          <table:table-cell table:formula="of:=CONCATENATE([.D54])">
            <text:p/>
          </table:table-cell>
          <table:table-cell table:formula="of:=CONCATENATE([.E54])">
            <text:p/>
          </table:table-cell>
          <table:table-cell table:formula="of:=CONCATENATE([.F54])">
            <text:p/>
          </table:table-cell>
          <table:table-cell table:formula="of:=CONCATENATE([.G54])">
            <text:p/>
          </table:table-cell>
          <table:table-cell table:formula="of:=CONCATENATE([.H54])">
            <text:p/>
          </table:table-cell>
          <table:table-cell table:formula="of:=CONCATENATE([.I54])">
            <text:p/>
          </table:table-cell>
          <table:table-cell table:formula="of:=CONCATENATE([.J54])">
            <text:p/>
          </table:table-cell>
          <table:table-cell table:formula="of:=CONCATENATE([.K54])">
            <text:p/>
          </table:table-cell>
          <table:table-cell table:formula="of:=CONCATENATE([.L54])">
            <text:p/>
          </table:table-cell>
          <table:table-cell table:formula="of:=CONCATENATE([.M54])">
            <text:p/>
          </table:table-cell>
          <table:table-cell table:formula="of:=CONCATENATE([.N54])">
            <text:p/>
          </table:table-cell>
          <table:table-cell table:formula="of:=CONCATENATE([.O54])">
            <text:p/>
          </table:table-cell>
          <table:table-cell table:formula="of:=CONCATENATE([.P54])">
            <text:p/>
          </table:table-cell>
          <table:table-cell table:formula="of:=CONCATENATE([.Q54])">
            <text:p/>
          </table:table-cell>
          <table:table-cell table:formula="of:=CONCATENATE([.R54])">
            <text:p/>
          </table:table-cell>
          <table:table-cell table:formula="of:=CONCATENATE([.S54])">
            <text:p/>
          </table:table-cell>
          <table:table-cell table:formula="of:=CONCATENATE([.T54])">
            <text:p/>
          </table:table-cell>
          <table:table-cell table:formula="of:=CONCATENATE([.U54])">
            <text:p/>
          </table:table-cell>
          <table:table-cell table:formula="of:=CONCATENATE([.V54])">
            <text:p/>
          </table:table-cell>
          <table:table-cell table:formula="of:=CONCATENATE([.W54])">
            <text:p/>
          </table:table-cell>
          <table:table-cell table:formula="of:=CONCATENATE([.X54])">
            <text:p/>
          </table:table-cell>
          <table:table-cell table:formula="of:=CONCATENATE([.Y54])">
            <text:p/>
          </table:table-cell>
          <table:table-cell table:formula="of:=CONCATENATE([.Z54])">
            <text:p/>
          </table:table-cell>
          <table:table-cell table:formula="of:=CONCATENATE([.AA54])">
            <text:p/>
          </table:table-cell>
          <table:table-cell table:formula="of:=CONCATENATE([.AB54])">
            <text:p/>
          </table:table-cell>
          <table:table-cell table:formula="of:=CONCATENATE([.AC54])">
            <text:p/>
          </table:table-cell>
          <table:table-cell table:formula="of:=CONCATENATE([.AD54])">
            <text:p/>
          </table:table-cell>
          <table:table-cell table:formula="of:=CONCATENATE([.AE54])">
            <text:p/>
          </table:table-cell>
          <table:table-cell table:formula="of:=CONCATENATE([.AF54])">
            <text:p/>
          </table:table-cell>
          <table:table-cell table:formula="of:=CONCATENATE([.AG54])">
            <text:p/>
          </table:table-cell>
          <table:table-cell table:formula="of:=CONCATENATE([.AH54])">
            <text:p/>
          </table:table-cell>
          <table:table-cell table:formula="of:=CONCATENATE([.AI54])">
            <text:p/>
          </table:table-cell>
          <table:table-cell table:formula="of:=CONCATENATE([.AJ54])">
            <text:p/>
          </table:table-cell>
          <table:table-cell table:formula="of:=CONCATENATE([.AK54])">
            <text:p/>
          </table:table-cell>
          <table:table-cell table:formula="of:=CONCATENATE([.AL54])">
            <text:p/>
          </table:table-cell>
          <table:table-cell table:formula="of:=CONCATENATE([.AM54])">
            <text:p/>
          </table:table-cell>
          <table:table-cell table:formula="of:=CONCATENATE([.AN54])">
            <text:p/>
          </table:table-cell>
          <table:table-cell table:formula="of:=CONCATENATE([.AO54])">
            <text:p/>
          </table:table-cell>
          <table:table-cell table:formula="of:=CONCATENATE([.AP54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5])">
            <text:p/>
          </table:table-cell>
          <table:table-cell table:formula="of:=CONCATENATE([.C55])">
            <text:p/>
          </table:table-cell>
          <table:table-cell table:formula="of:=CONCATENATE([.D55])">
            <text:p/>
          </table:table-cell>
          <table:table-cell table:formula="of:=CONCATENATE([.E55])">
            <text:p/>
          </table:table-cell>
          <table:table-cell table:formula="of:=CONCATENATE([.F55])">
            <text:p/>
          </table:table-cell>
          <table:table-cell table:formula="of:=CONCATENATE([.G55])">
            <text:p/>
          </table:table-cell>
          <table:table-cell table:formula="of:=CONCATENATE([.H55])">
            <text:p/>
          </table:table-cell>
          <table:table-cell table:formula="of:=CONCATENATE([.I55])">
            <text:p/>
          </table:table-cell>
          <table:table-cell table:formula="of:=CONCATENATE([.J55])">
            <text:p/>
          </table:table-cell>
          <table:table-cell table:formula="of:=CONCATENATE([.K55])">
            <text:p/>
          </table:table-cell>
          <table:table-cell table:formula="of:=CONCATENATE([.L55])">
            <text:p/>
          </table:table-cell>
          <table:table-cell table:formula="of:=CONCATENATE([.M55])">
            <text:p/>
          </table:table-cell>
          <table:table-cell table:formula="of:=CONCATENATE([.N55])">
            <text:p/>
          </table:table-cell>
          <table:table-cell table:formula="of:=CONCATENATE([.O55])">
            <text:p/>
          </table:table-cell>
          <table:table-cell table:formula="of:=CONCATENATE([.P55])">
            <text:p/>
          </table:table-cell>
          <table:table-cell table:formula="of:=CONCATENATE([.Q55])">
            <text:p/>
          </table:table-cell>
          <table:table-cell table:formula="of:=CONCATENATE([.R55])">
            <text:p/>
          </table:table-cell>
          <table:table-cell table:formula="of:=CONCATENATE([.S55])">
            <text:p/>
          </table:table-cell>
          <table:table-cell table:formula="of:=CONCATENATE([.T55])">
            <text:p/>
          </table:table-cell>
          <table:table-cell table:formula="of:=CONCATENATE([.U55])">
            <text:p/>
          </table:table-cell>
          <table:table-cell table:formula="of:=CONCATENATE([.V55])">
            <text:p/>
          </table:table-cell>
          <table:table-cell table:formula="of:=CONCATENATE([.W55])">
            <text:p/>
          </table:table-cell>
          <table:table-cell table:formula="of:=CONCATENATE([.X55])">
            <text:p/>
          </table:table-cell>
          <table:table-cell table:formula="of:=CONCATENATE([.Y55])">
            <text:p/>
          </table:table-cell>
          <table:table-cell table:formula="of:=CONCATENATE([.Z55])">
            <text:p/>
          </table:table-cell>
          <table:table-cell table:formula="of:=CONCATENATE([.AA55])">
            <text:p/>
          </table:table-cell>
          <table:table-cell table:formula="of:=CONCATENATE([.AB55])">
            <text:p/>
          </table:table-cell>
          <table:table-cell table:formula="of:=CONCATENATE([.AC55])">
            <text:p/>
          </table:table-cell>
          <table:table-cell table:formula="of:=CONCATENATE([.AD55])">
            <text:p/>
          </table:table-cell>
          <table:table-cell table:formula="of:=CONCATENATE([.AE55])">
            <text:p/>
          </table:table-cell>
          <table:table-cell table:formula="of:=CONCATENATE([.AF55])">
            <text:p/>
          </table:table-cell>
          <table:table-cell table:formula="of:=CONCATENATE([.AG55])">
            <text:p/>
          </table:table-cell>
          <table:table-cell table:formula="of:=CONCATENATE([.AH55])">
            <text:p/>
          </table:table-cell>
          <table:table-cell table:formula="of:=CONCATENATE([.AI55])">
            <text:p/>
          </table:table-cell>
          <table:table-cell table:formula="of:=CONCATENATE([.AJ55])">
            <text:p/>
          </table:table-cell>
          <table:table-cell table:formula="of:=CONCATENATE([.AK55])">
            <text:p/>
          </table:table-cell>
          <table:table-cell table:formula="of:=CONCATENATE([.AL55])">
            <text:p/>
          </table:table-cell>
          <table:table-cell table:formula="of:=CONCATENATE([.AM55])">
            <text:p/>
          </table:table-cell>
          <table:table-cell table:formula="of:=CONCATENATE([.AN55])">
            <text:p/>
          </table:table-cell>
          <table:table-cell table:formula="of:=CONCATENATE([.AO55])">
            <text:p/>
          </table:table-cell>
          <table:table-cell table:formula="of:=CONCATENATE([.AP55])">
            <text:p/>
          </table:table-cell>
          <table:table-cell table:number-columns-repeated="16342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range table:name="code53" table:base-cell-address="$isa.$U$3" table:cell-range-address="$isa.$U$3:.$U$5"/>
        <table:named-range table:name="teste" table:base-cell-address="$isa.$U$3" table:cell-range-address="$isa.$U$3:.$U$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pt" number:country="BR" loext:transliteration-spellout="title cardinal" number:transliteration-language="pt" number:transliteration-country="BR">
      <number:number number:decimal-places="0" number:min-decimal-places="0" number:min-integer-digits="1"/>
    </number:number-style>
    <number:number-style style:name="N10115" number:language="pt" number:country="BR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0116" number:language="pt" number:country="BR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0117" number:language="pt" number:country="BR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0118" number:language="pt" number:country="BR" loext:transliteration-spellout="upper USD" number:transliteration-language="pt" number:transliteration-country="B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/00/0000</text:date>, <text:time style:data-style-name="N2" text:time-value="09:24:53.76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2T14:43:37.145000000</meta:creation-date>
    <dc:date>2023-11-23T12:18:40.341000000</dc:date>
    <meta:editing-duration>P1DT22H55M20S</meta:editing-duration>
    <meta:editing-cycles>77</meta:editing-cycles>
    <meta:generator>LibreOffice/7.6.0.3$Windows_X86_64 LibreOffice_project/69edd8b8ebc41d00b4de3915dc82f8f0fc3b6265</meta:generator>
    <meta:document-statistic meta:table-count="3" meta:cell-count="3692" meta:object-count="0"/>
  </office:meta>
</office:document-meta>
</file>